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ltados" table:style-name="ta1">
        <table:shapes>
          <draw:frame draw:z-index="0" draw:style-name="gr1" draw:text-style-name="P1" svg:width="1008.91pt" svg:height="564.66pt" svg:x="308.72pt" svg:y="41.27pt">
            <loext:p draw:notify-on-update-of-ranges="Resultados.A2:Resultados.A11 Resultados.B1:Resultados.B1 Resultados.B2:Resultados.B11 Resultados.C1:Resultados.C1 Resultados.C2:Resultados.C11 Resultados.D1:Resultados.D1 Resultados.D2:Resultados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cote\Mediana</text:p>
          </table:table-cell>
          <table:table-cell office:value-type="string" calcext:value-type="string">
            <text:p>Rabin-Karp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table:formula="of:=[firefox.B6]" office:value-type="float" office:value="0.2070775" calcext:value-type="float">
            <text:p>0.2070775</text:p>
          </table:table-cell>
          <table:table-cell table:formula="of:=[firefox.B7]" office:value-type="float" office:value="0.240544" calcext:value-type="float">
            <text:p>0.240544</text:p>
          </table:table-cell>
          <table:table-cell table:formula="of:=[firefox.B8]" office:value-type="float" office:value="0.7537365" calcext:value-type="float">
            <text:p>0.7537365</text:p>
          </table:table-cell>
        </table:table-row>
        <table:table-row table:style-name="ro1">
          <table:table-cell office:value-type="string" calcext:value-type="string">
            <text:p>Firefoxy</text:p>
          </table:table-cell>
          <table:table-cell table:formula="of:=[firefoxy.B6]" office:value-type="float" office:value="0.2067595" calcext:value-type="float">
            <text:p>0.2067595</text:p>
          </table:table-cell>
          <table:table-cell table:formula="of:=[firefoxy.B7]" office:value-type="float" office:value="0.236772" calcext:value-type="float">
            <text:p>0.236772</text:p>
          </table:table-cell>
          <table:table-cell table:formula="of:=[firefoxy.B8]" office:value-type="float" office:value="0.739582" calcext:value-type="float">
            <text:p>0.739582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table:formula="of:=[goo.B6]" office:value-type="float" office:value="0.2206215" calcext:value-type="float">
            <text:p>0.2206215</text:p>
          </table:table-cell>
          <table:table-cell table:formula="of:=[goo.B7]" office:value-type="float" office:value="0.23113" calcext:value-type="float">
            <text:p>0.23113</text:p>
          </table:table-cell>
          <table:table-cell table:formula="of:=[goo.B8]" office:value-type="float" office:value="0.8347065" calcext:value-type="float">
            <text:p>0.8347065</text:p>
          </table:table-cell>
        </table:table-row>
        <table:table-row table:style-name="ro1">
          <table:table-cell office:value-type="string" calcext:value-type="string">
            <text:p>Gyt</text:p>
          </table:table-cell>
          <table:table-cell table:formula="of:=[gyt.B6]" office:value-type="float" office:value="0.227029" calcext:value-type="float">
            <text:p>0.227029</text:p>
          </table:table-cell>
          <table:table-cell table:formula="of:=[gyt.B7]" office:value-type="float" office:value="0.2392655" calcext:value-type="float">
            <text:p>0.2392655</text:p>
          </table:table-cell>
          <table:table-cell table:formula="of:=[gyt.B8]" office:value-type="float" office:value="0.78278" calcext:value-type="float">
            <text:p>0.78278</text:p>
          </table:table-cell>
        </table:table-row>
        <table:table-row table:style-name="ro1">
          <table:table-cell office:value-type="string" calcext:value-type="string">
            <text:p>Texlive</text:p>
          </table:table-cell>
          <table:table-cell table:formula="of:=[texlive.B6]" office:value-type="float" office:value="0.2171985" calcext:value-type="float">
            <text:p>0.2171985</text:p>
          </table:table-cell>
          <table:table-cell table:formula="of:=[texlive.B7]" office:value-type="float" office:value="0.252174" calcext:value-type="float">
            <text:p>0.252174</text:p>
          </table:table-cell>
          <table:table-cell table:formula="of:=[texlive.B8]" office:value-type="float" office:value="0.907597" calcext:value-type="float">
            <text:p>0.907597</text:p>
          </table:table-cell>
        </table:table-row>
        <table:table-row table:style-name="ro1">
          <table:table-cell office:value-type="string" calcext:value-type="string">
            <text:p>Latexy</text:p>
          </table:table-cell>
          <table:table-cell table:formula="of:=[latexy.B6]" office:value-type="float" office:value="0.226729" calcext:value-type="float">
            <text:p>0.226729</text:p>
          </table:table-cell>
          <table:table-cell table:formula="of:=[latexy.B7]" office:value-type="float" office:value="0.233123" calcext:value-type="float">
            <text:p>0.233123</text:p>
          </table:table-cell>
          <table:table-cell table:formula="of:=[latexy.B8]" office:value-type="float" office:value="0.818161" calcext:value-type="float">
            <text:p>0.818161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table:formula="of:=[libreoffice.B6]" office:value-type="float" office:value="0.217071" calcext:value-type="float">
            <text:p>0.217071</text:p>
          </table:table-cell>
          <table:table-cell table:formula="of:=[libreoffice.B7]" office:value-type="float" office:value="0.2482605" calcext:value-type="float">
            <text:p>0.2482605</text:p>
          </table:table-cell>
          <table:table-cell table:formula="of:=[libreoffice.B8]" office:value-type="float" office:value="0.8191675" calcext:value-type="float">
            <text:p>0.8191675</text:p>
          </table:table-cell>
        </table:table-row>
        <table:table-row table:style-name="ro1">
          <table:table-cell office:value-type="string" calcext:value-type="string">
            <text:p>Libreoice</text:p>
          </table:table-cell>
          <table:table-cell table:formula="of:=[libreoice.B6]" office:value-type="float" office:value="0.228097" calcext:value-type="float">
            <text:p>0.228097</text:p>
          </table:table-cell>
          <table:table-cell table:formula="of:=[libreoice.B7]" office:value-type="float" office:value="0.235621" calcext:value-type="float">
            <text:p>0.235621</text:p>
          </table:table-cell>
          <table:table-cell table:formula="of:=[libreoice.B8]" office:value-type="float" office:value="0.8009845" calcext:value-type="float">
            <text:p>0.8009845</text:p>
          </table:table-cell>
        </table:table-row>
        <table:table-row table:style-name="ro1">
          <table:table-cell office:value-type="string" calcext:value-type="string">
            <text:p>Qtdeclarative</text:p>
          </table:table-cell>
          <table:table-cell table:formula="of:=[qtdeclarative.B6]" office:value-type="float" office:value="0.219746" calcext:value-type="float">
            <text:p>0.219746</text:p>
          </table:table-cell>
          <table:table-cell table:formula="of:=[qtdeclarative.B7]" office:value-type="float" office:value="0.2376885" calcext:value-type="float">
            <text:p>0.2376885</text:p>
          </table:table-cell>
          <table:table-cell table:formula="of:=[qtdeclarative.B8]" office:value-type="float" office:value="0.637879" calcext:value-type="float">
            <text:p>0.637879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table:formula="of:=[qwerty.B6]" office:value-type="float" office:value="0.233038" calcext:value-type="float">
            <text:p>0.233038</text:p>
          </table:table-cell>
          <table:table-cell table:formula="of:=[qwerty.B7]" office:value-type="float" office:value="0.2442625" calcext:value-type="float">
            <text:p>0.2442625</text:p>
          </table:table-cell>
          <table:table-cell table:formula="of:=[qwerty.B8]" office:value-type="float" office:value="0.68587" calcext:value-type="float">
            <text:p>0.685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vio</text:p>
          </table:table-cell>
          <table:table-cell table:formula="of:=COM.MICROSOFT.STDEV.P([.B2:.B11])" office:value-type="float" office:value="0.00829628551883311" calcext:value-type="float">
            <text:p>0.0082962855</text:p>
          </table:table-cell>
          <table:table-cell table:formula="of:=COM.MICROSOFT.STDEV.P([.C2:.C11])" office:value-type="float" office:value="0.00629460742937954" calcext:value-type="float">
            <text:p>0.0062946074</text:p>
          </table:table-cell>
          <table:table-cell table:formula="of:=COM.MICROSOFT.STDEV.P([.D2:.D11])" office:value-type="float" office:value="0.0735229789497134" calcext:value-type="float">
            <text:p>0.0735229789</text:p>
          </table:table-cell>
        </table:table-row>
        <table:table-row table:style-name="ro1">
          <table:table-cell office:value-type="string" calcext:value-type="string">
            <text:p>Variancia</text:p>
          </table:table-cell>
          <table:table-cell table:formula="of:=VARP([.B2:.B11])" office:value-type="float" office:value="0.00006882835341" calcext:value-type="float">
            <text:p>6.882835341E-05</text:p>
          </table:table-cell>
          <table:table-cell table:formula="of:=VARP([.C2:.C11])" office:value-type="float" office:value="0.0000396220826900001" calcext:value-type="float">
            <text:p>3.96220826900001E-05</text:p>
          </table:table-cell>
          <table:table-cell table:formula="of:=VARP([.D2:.D11])" office:value-type="float" office:value="0.00540562843364" calcext:value-type="float">
            <text:p>0.0054056284</text:p>
          </table:table-cell>
        </table:table-row>
      </table:table>
      <table:table table:name="goo" table:style-name="ta1">
        <table:shapes>
          <draw:frame draw:z-index="0" draw:style-name="gr1" draw:text-style-name="P1" svg:width="1392.94pt" svg:height="486.6pt" svg:x="26.36pt" svg:y="138.59pt">
            <loext:p draw:notify-on-update-of-ranges="goo.A1:goo.A1 goo.B1:goo.EU1 goo.A2:goo.A2 goo.B2:goo.EU2 goo.A3:goo.A3 goo.B3:goo.EU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77428" calcext:value-type="float">
            <text:p>0.177428</text:p>
          </table:table-cell>
          <table:table-cell office:value-type="float" office:value="0.225782" calcext:value-type="float">
            <text:p>0.225782</text:p>
          </table:table-cell>
          <table:table-cell office:value-type="float" office:value="0.267386" calcext:value-type="float">
            <text:p>0.267386</text:p>
          </table:table-cell>
          <table:table-cell office:value-type="float" office:value="0.191092" calcext:value-type="float">
            <text:p>0.191092</text:p>
          </table:table-cell>
          <table:table-cell office:value-type="float" office:value="0.318959" calcext:value-type="float">
            <text:p>0.318959</text:p>
          </table:table-cell>
          <table:table-cell office:value-type="float" office:value="0.200354" calcext:value-type="float">
            <text:p>0.200354</text:p>
          </table:table-cell>
          <table:table-cell office:value-type="float" office:value="0.191185" calcext:value-type="float">
            <text:p>0.191185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0.17408" calcext:value-type="float">
            <text:p>0.17408</text:p>
          </table:table-cell>
          <table:table-cell office:value-type="float" office:value="0.201597" calcext:value-type="float">
            <text:p>0.201597</text:p>
          </table:table-cell>
          <table:table-cell office:value-type="float" office:value="0.231358" calcext:value-type="float">
            <text:p>0.231358</text:p>
          </table:table-cell>
          <table:table-cell office:value-type="float" office:value="0.264439" calcext:value-type="float">
            <text:p>0.264439</text:p>
          </table:table-cell>
          <table:table-cell office:value-type="float" office:value="0.203342" calcext:value-type="float">
            <text:p>0.203342</text:p>
          </table:table-cell>
          <table:table-cell office:value-type="float" office:value="0.179691" calcext:value-type="float">
            <text:p>0.179691</text:p>
          </table:table-cell>
          <table:table-cell office:value-type="float" office:value="0.283061" calcext:value-type="float">
            <text:p>0.283061</text:p>
          </table:table-cell>
          <table:table-cell office:value-type="float" office:value="0.266014" calcext:value-type="float">
            <text:p>0.266014</text:p>
          </table:table-cell>
          <table:table-cell office:value-type="float" office:value="0.182218" calcext:value-type="float">
            <text:p>0.182218</text:p>
          </table:table-cell>
          <table:table-cell office:value-type="float" office:value="0.239909" calcext:value-type="float">
            <text:p>0.239909</text:p>
          </table:table-cell>
          <table:table-cell office:value-type="float" office:value="0.241651" calcext:value-type="float">
            <text:p>0.241651</text:p>
          </table:table-cell>
          <table:table-cell office:value-type="float" office:value="0.217678" calcext:value-type="float">
            <text:p>0.217678</text:p>
          </table:table-cell>
          <table:table-cell office:value-type="float" office:value="0.19863" calcext:value-type="float">
            <text:p>0.19863</text:p>
          </table:table-cell>
          <table:table-cell office:value-type="float" office:value="0.283316" calcext:value-type="float">
            <text:p>0.283316</text:p>
          </table:table-cell>
          <table:table-cell office:value-type="float" office:value="0.258309" calcext:value-type="float">
            <text:p>0.258309</text:p>
          </table:table-cell>
          <table:table-cell office:value-type="float" office:value="0.236115" calcext:value-type="float">
            <text:p>0.236115</text:p>
          </table:table-cell>
          <table:table-cell office:value-type="float" office:value="0.285087" calcext:value-type="float">
            <text:p>0.285087</text:p>
          </table:table-cell>
          <table:table-cell office:value-type="float" office:value="0.176475" calcext:value-type="float">
            <text:p>0.176475</text:p>
          </table:table-cell>
          <table:table-cell office:value-type="float" office:value="0.185245" calcext:value-type="float">
            <text:p>0.185245</text:p>
          </table:table-cell>
          <table:table-cell office:value-type="float" office:value="0.208099" calcext:value-type="float">
            <text:p>0.208099</text:p>
          </table:table-cell>
          <table:table-cell office:value-type="float" office:value="0.224561" calcext:value-type="float">
            <text:p>0.224561</text:p>
          </table:table-cell>
          <table:table-cell office:value-type="float" office:value="0.235312" calcext:value-type="float">
            <text:p>0.235312</text:p>
          </table:table-cell>
          <table:table-cell office:value-type="float" office:value="0.326581" calcext:value-type="float">
            <text:p>0.326581</text:p>
          </table:table-cell>
          <table:table-cell office:value-type="float" office:value="0.262352" calcext:value-type="float">
            <text:p>0.262352</text:p>
          </table:table-cell>
          <table:table-cell office:value-type="float" office:value="0.197589" calcext:value-type="float">
            <text:p>0.197589</text:p>
          </table:table-cell>
          <table:table-cell office:value-type="float" office:value="0.183454" calcext:value-type="float">
            <text:p>0.183454</text:p>
          </table:table-cell>
          <table:table-cell office:value-type="float" office:value="0.263155" calcext:value-type="float">
            <text:p>0.263155</text:p>
          </table:table-cell>
          <table:table-cell office:value-type="float" office:value="0.192186" calcext:value-type="float">
            <text:p>0.192186</text:p>
          </table:table-cell>
          <table:table-cell office:value-type="float" office:value="0.271841" calcext:value-type="float">
            <text:p>0.271841</text:p>
          </table:table-cell>
          <table:table-cell office:value-type="float" office:value="0.192092" calcext:value-type="float">
            <text:p>0.192092</text:p>
          </table:table-cell>
          <table:table-cell office:value-type="float" office:value="0.219893" calcext:value-type="float">
            <text:p>0.219893</text:p>
          </table:table-cell>
          <table:table-cell office:value-type="float" office:value="0.274695" calcext:value-type="float">
            <text:p>0.274695</text:p>
          </table:table-cell>
          <table:table-cell office:value-type="float" office:value="0.223493" calcext:value-type="float">
            <text:p>0.223493</text:p>
          </table:table-cell>
          <table:table-cell office:value-type="float" office:value="0.203403" calcext:value-type="float">
            <text:p>0.203403</text:p>
          </table:table-cell>
          <table:table-cell office:value-type="float" office:value="0.192323" calcext:value-type="float">
            <text:p>0.192323</text:p>
          </table:table-cell>
          <table:table-cell office:value-type="float" office:value="0.21157" calcext:value-type="float">
            <text:p>0.21157</text:p>
          </table:table-cell>
          <table:table-cell office:value-type="float" office:value="0.177793" calcext:value-type="float">
            <text:p>0.177793</text:p>
          </table:table-cell>
          <table:table-cell office:value-type="float" office:value="0.220596" calcext:value-type="float">
            <text:p>0.220596</text:p>
          </table:table-cell>
          <table:table-cell office:value-type="float" office:value="0.184592" calcext:value-type="float">
            <text:p>0.184592</text:p>
          </table:table-cell>
          <table:table-cell office:value-type="float" office:value="0.180305" calcext:value-type="float">
            <text:p>0.180305</text:p>
          </table:table-cell>
          <table:table-cell office:value-type="float" office:value="0.299475" calcext:value-type="float">
            <text:p>0.299475</text:p>
          </table:table-cell>
          <table:table-cell office:value-type="float" office:value="0.26414" calcext:value-type="float">
            <text:p>0.26414</text:p>
          </table:table-cell>
          <table:table-cell office:value-type="float" office:value="0.210935" calcext:value-type="float">
            <text:p>0.210935</text:p>
          </table:table-cell>
          <table:table-cell office:value-type="float" office:value="0.220534" calcext:value-type="float">
            <text:p>0.220534</text:p>
          </table:table-cell>
          <table:table-cell office:value-type="float" office:value="0.192549" calcext:value-type="float">
            <text:p>0.192549</text:p>
          </table:table-cell>
          <table:table-cell office:value-type="float" office:value="0.243613" calcext:value-type="float">
            <text:p>0.243613</text:p>
          </table:table-cell>
          <table:table-cell office:value-type="float" office:value="0.195741" calcext:value-type="float">
            <text:p>0.195741</text:p>
          </table:table-cell>
          <table:table-cell office:value-type="float" office:value="0.185941" calcext:value-type="float">
            <text:p>0.185941</text:p>
          </table:table-cell>
          <table:table-cell office:value-type="float" office:value="0.203713" calcext:value-type="float">
            <text:p>0.203713</text:p>
          </table:table-cell>
          <table:table-cell office:value-type="float" office:value="0.187983" calcext:value-type="float">
            <text:p>0.187983</text:p>
          </table:table-cell>
          <table:table-cell office:value-type="float" office:value="0.186351" calcext:value-type="float">
            <text:p>0.186351</text:p>
          </table:table-cell>
          <table:table-cell office:value-type="float" office:value="0.192508" calcext:value-type="float">
            <text:p>0.192508</text:p>
          </table:table-cell>
          <table:table-cell office:value-type="float" office:value="0.281895" calcext:value-type="float">
            <text:p>0.281895</text:p>
          </table:table-cell>
          <table:table-cell office:value-type="float" office:value="0.300211" calcext:value-type="float">
            <text:p>0.300211</text:p>
          </table:table-cell>
          <table:table-cell office:value-type="float" office:value="0.194413" calcext:value-type="float">
            <text:p>0.194413</text:p>
          </table:table-cell>
          <table:table-cell office:value-type="float" office:value="0.235504" calcext:value-type="float">
            <text:p>0.235504</text:p>
          </table:table-cell>
          <table:table-cell office:value-type="float" office:value="0.222706" calcext:value-type="float">
            <text:p>0.222706</text:p>
          </table:table-cell>
          <table:table-cell office:value-type="float" office:value="0.219508" calcext:value-type="float">
            <text:p>0.219508</text:p>
          </table:table-cell>
          <table:table-cell office:value-type="float" office:value="0.197242" calcext:value-type="float">
            <text:p>0.197242</text:p>
          </table:table-cell>
          <table:table-cell office:value-type="float" office:value="0.243577" calcext:value-type="float">
            <text:p>0.243577</text:p>
          </table:table-cell>
          <table:table-cell office:value-type="float" office:value="0.190737" calcext:value-type="float">
            <text:p>0.190737</text:p>
          </table:table-cell>
          <table:table-cell office:value-type="float" office:value="0.226744" calcext:value-type="float">
            <text:p>0.226744</text:p>
          </table:table-cell>
          <table:table-cell office:value-type="float" office:value="0.220647" calcext:value-type="float">
            <text:p>0.220647</text:p>
          </table:table-cell>
          <table:table-cell office:value-type="float" office:value="0.292317" calcext:value-type="float">
            <text:p>0.292317</text:p>
          </table:table-cell>
          <table:table-cell office:value-type="float" office:value="0.20154" calcext:value-type="float">
            <text:p>0.20154</text:p>
          </table:table-cell>
          <table:table-cell office:value-type="float" office:value="0.20317" calcext:value-type="float">
            <text:p>0.20317</text:p>
          </table:table-cell>
          <table:table-cell office:value-type="float" office:value="0.17823" calcext:value-type="float">
            <text:p>0.17823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0.215141" calcext:value-type="float">
            <text:p>0.215141</text:p>
          </table:table-cell>
          <table:table-cell office:value-type="float" office:value="0.276797" calcext:value-type="float">
            <text:p>0.276797</text:p>
          </table:table-cell>
          <table:table-cell office:value-type="float" office:value="0.197911" calcext:value-type="float">
            <text:p>0.197911</text:p>
          </table:table-cell>
          <table:table-cell office:value-type="float" office:value="0.199382" calcext:value-type="float">
            <text:p>0.199382</text:p>
          </table:table-cell>
          <table:table-cell office:value-type="float" office:value="0.215933" calcext:value-type="float">
            <text:p>0.215933</text:p>
          </table:table-cell>
          <table:table-cell office:value-type="float" office:value="0.274849" calcext:value-type="float">
            <text:p>0.274849</text:p>
          </table:table-cell>
          <table:table-cell office:value-type="float" office:value="0.209492" calcext:value-type="float">
            <text:p>0.209492</text:p>
          </table:table-cell>
          <table:table-cell office:value-type="float" office:value="0.215895" calcext:value-type="float">
            <text:p>0.215895</text:p>
          </table:table-cell>
          <table:table-cell office:value-type="float" office:value="0.195003" calcext:value-type="float">
            <text:p>0.195003</text:p>
          </table:table-cell>
          <table:table-cell office:value-type="float" office:value="0.234591" calcext:value-type="float">
            <text:p>0.234591</text:p>
          </table:table-cell>
          <table:table-cell office:value-type="float" office:value="0.199068" calcext:value-type="float">
            <text:p>0.199068</text:p>
          </table:table-cell>
          <table:table-cell office:value-type="float" office:value="0.276031" calcext:value-type="float">
            <text:p>0.276031</text:p>
          </table:table-cell>
          <table:table-cell office:value-type="float" office:value="0.260121" calcext:value-type="float">
            <text:p>0.260121</text:p>
          </table:table-cell>
          <table:table-cell office:value-type="float" office:value="0.271133" calcext:value-type="float">
            <text:p>0.271133</text:p>
          </table:table-cell>
          <table:table-cell office:value-type="float" office:value="0.217574" calcext:value-type="float">
            <text:p>0.217574</text:p>
          </table:table-cell>
          <table:table-cell office:value-type="float" office:value="0.180784" calcext:value-type="float">
            <text:p>0.180784</text:p>
          </table:table-cell>
          <table:table-cell office:value-type="float" office:value="0.313734" calcext:value-type="float">
            <text:p>0.313734</text:p>
          </table:table-cell>
          <table:table-cell office:value-type="float" office:value="0.297678" calcext:value-type="float">
            <text:p>0.297678</text:p>
          </table:table-cell>
          <table:table-cell office:value-type="float" office:value="0.225016" calcext:value-type="float">
            <text:p>0.225016</text:p>
          </table:table-cell>
          <table:table-cell office:value-type="float" office:value="0.203557" calcext:value-type="float">
            <text:p>0.203557</text:p>
          </table:table-cell>
          <table:table-cell office:value-type="float" office:value="0.187177" calcext:value-type="float">
            <text:p>0.187177</text:p>
          </table:table-cell>
          <table:table-cell office:value-type="float" office:value="0.283095" calcext:value-type="float">
            <text:p>0.283095</text:p>
          </table:table-cell>
          <table:table-cell office:value-type="float" office:value="0.263609" calcext:value-type="float">
            <text:p>0.263609</text:p>
          </table:table-cell>
          <table:table-cell office:value-type="float" office:value="0.24533" calcext:value-type="float">
            <text:p>0.24533</text:p>
          </table:table-cell>
          <table:table-cell office:value-type="float" office:value="0.239057" calcext:value-type="float">
            <text:p>0.239057</text:p>
          </table:table-cell>
          <table:table-cell office:value-type="float" office:value="0.213292" calcext:value-type="float">
            <text:p>0.213292</text:p>
          </table:table-cell>
          <table:table-cell office:value-type="float" office:value="0.286087" calcext:value-type="float">
            <text:p>0.286087</text:p>
          </table:table-cell>
          <table:table-cell office:value-type="float" office:value="0.200498" calcext:value-type="float">
            <text:p>0.200498</text:p>
          </table:table-cell>
          <table:table-cell office:value-type="float" office:value="0.292662" calcext:value-type="float">
            <text:p>0.292662</text:p>
          </table:table-cell>
          <table:table-cell office:value-type="float" office:value="0.226613" calcext:value-type="float">
            <text:p>0.226613</text:p>
          </table:table-cell>
          <table:table-cell office:value-type="float" office:value="0.190099" calcext:value-type="float">
            <text:p>0.190099</text:p>
          </table:table-cell>
          <table:table-cell office:value-type="float" office:value="0.244071" calcext:value-type="float">
            <text:p>0.244071</text:p>
          </table:table-cell>
          <table:table-cell office:value-type="float" office:value="0.249255" calcext:value-type="float">
            <text:p>0.249255</text:p>
          </table:table-cell>
          <table:table-cell office:value-type="float" office:value="0.298335" calcext:value-type="float">
            <text:p>0.298335</text:p>
          </table:table-cell>
          <table:table-cell office:value-type="float" office:value="0.219387" calcext:value-type="float">
            <text:p>0.219387</text:p>
          </table:table-cell>
          <table:table-cell office:value-type="float" office:value="0.198405" calcext:value-type="float">
            <text:p>0.198405</text:p>
          </table:table-cell>
          <table:table-cell office:value-type="float" office:value="0.293748" calcext:value-type="float">
            <text:p>0.293748</text:p>
          </table:table-cell>
          <table:table-cell office:value-type="float" office:value="0.199552" calcext:value-type="float">
            <text:p>0.199552</text:p>
          </table:table-cell>
          <table:table-cell office:value-type="float" office:value="0.294564" calcext:value-type="float">
            <text:p>0.294564</text:p>
          </table:table-cell>
          <table:table-cell office:value-type="float" office:value="0.297086" calcext:value-type="float">
            <text:p>0.297086</text:p>
          </table:table-cell>
          <table:table-cell office:value-type="float" office:value="0.250342" calcext:value-type="float">
            <text:p>0.250342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0.276205" calcext:value-type="float">
            <text:p>0.276205</text:p>
          </table:table-cell>
          <table:table-cell office:value-type="float" office:value="0.330574" calcext:value-type="float">
            <text:p>0.330574</text:p>
          </table:table-cell>
          <table:table-cell office:value-type="float" office:value="0.458434" calcext:value-type="float">
            <text:p>0.458434</text:p>
          </table:table-cell>
          <table:table-cell office:value-type="float" office:value="0.281202" calcext:value-type="float">
            <text:p>0.281202</text:p>
          </table:table-cell>
          <table:table-cell office:value-type="float" office:value="0.245302" calcext:value-type="float">
            <text:p>0.245302</text:p>
          </table:table-cell>
          <table:table-cell office:value-type="float" office:value="0.241485" calcext:value-type="float">
            <text:p>0.241485</text:p>
          </table:table-cell>
          <table:table-cell office:value-type="float" office:value="0.386539" calcext:value-type="float">
            <text:p>0.386539</text:p>
          </table:table-cell>
          <table:table-cell office:value-type="float" office:value="0.265646" calcext:value-type="float">
            <text:p>0.265646</text:p>
          </table:table-cell>
          <table:table-cell office:value-type="float" office:value="0.237721" calcext:value-type="float">
            <text:p>0.237721</text:p>
          </table:table-cell>
          <table:table-cell office:value-type="float" office:value="0.293273" calcext:value-type="float">
            <text:p>0.293273</text:p>
          </table:table-cell>
          <table:table-cell office:value-type="float" office:value="0.295804" calcext:value-type="float">
            <text:p>0.295804</text:p>
          </table:table-cell>
          <table:table-cell office:value-type="float" office:value="0.190595" calcext:value-type="float">
            <text:p>0.190595</text:p>
          </table:table-cell>
          <table:table-cell office:value-type="float" office:value="0.27511" calcext:value-type="float">
            <text:p>0.27511</text:p>
          </table:table-cell>
          <table:table-cell office:value-type="float" office:value="0.201539" calcext:value-type="float">
            <text:p>0.201539</text:p>
          </table:table-cell>
          <table:table-cell office:value-type="float" office:value="0.386208" calcext:value-type="float">
            <text:p>0.386208</text:p>
          </table:table-cell>
          <table:table-cell office:value-type="float" office:value="0.239007" calcext:value-type="float">
            <text:p>0.239007</text:p>
          </table:table-cell>
          <table:table-cell office:value-type="float" office:value="0.210625" calcext:value-type="float">
            <text:p>0.210625</text:p>
          </table:table-cell>
          <table:table-cell office:value-type="float" office:value="0.252735" calcext:value-type="float">
            <text:p>0.252735</text:p>
          </table:table-cell>
          <table:table-cell office:value-type="float" office:value="0.175569" calcext:value-type="float">
            <text:p>0.175569</text:p>
          </table:table-cell>
          <table:table-cell office:value-type="float" office:value="0.208019" calcext:value-type="float">
            <text:p>0.208019</text:p>
          </table:table-cell>
          <table:table-cell office:value-type="float" office:value="0.278702" calcext:value-type="float">
            <text:p>0.278702</text:p>
          </table:table-cell>
          <table:table-cell office:value-type="float" office:value="0.220168" calcext:value-type="float">
            <text:p>0.220168</text:p>
          </table:table-cell>
          <table:table-cell office:value-type="float" office:value="0.208126" calcext:value-type="float">
            <text:p>0.208126</text:p>
          </table:table-cell>
          <table:table-cell office:value-type="float" office:value="0.216532" calcext:value-type="float">
            <text:p>0.216532</text:p>
          </table:table-cell>
          <table:table-cell office:value-type="float" office:value="0.192241" calcext:value-type="float">
            <text:p>0.192241</text:p>
          </table:table-cell>
          <table:table-cell office:value-type="float" office:value="0.206092" calcext:value-type="float">
            <text:p>0.206092</text:p>
          </table:table-cell>
          <table:table-cell office:value-type="float" office:value="0.288717" calcext:value-type="float">
            <text:p>0.288717</text:p>
          </table:table-cell>
          <table:table-cell office:value-type="float" office:value="0.193729" calcext:value-type="float">
            <text:p>0.193729</text:p>
          </table:table-cell>
          <table:table-cell office:value-type="float" office:value="0.276758" calcext:value-type="float">
            <text:p>0.276758</text:p>
          </table:table-cell>
          <table:table-cell office:value-type="float" office:value="0.204292" calcext:value-type="float">
            <text:p>0.204292</text:p>
          </table:table-cell>
          <table:table-cell office:value-type="float" office:value="0.289245" calcext:value-type="float">
            <text:p>0.289245</text:p>
          </table:table-cell>
          <table:table-cell office:value-type="float" office:value="0.252001" calcext:value-type="float">
            <text:p>0.252001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87902" calcext:value-type="float">
            <text:p>0.187902</text:p>
          </table:table-cell>
          <table:table-cell office:value-type="float" office:value="0.278676" calcext:value-type="float">
            <text:p>0.278676</text:p>
          </table:table-cell>
          <table:table-cell office:value-type="float" office:value="0.175655" calcext:value-type="float">
            <text:p>0.175655</text:p>
          </table:table-cell>
          <table:table-cell office:value-type="float" office:value="0.204776" calcext:value-type="float">
            <text:p>0.204776</text:p>
          </table:table-cell>
          <table:table-cell office:value-type="float" office:value="0.315204" calcext:value-type="float">
            <text:p>0.315204</text:p>
          </table:table-cell>
          <table:table-cell office:value-type="float" office:value="0.232934" calcext:value-type="float">
            <text:p>0.232934</text:p>
          </table:table-cell>
          <table:table-cell office:value-type="float" office:value="0.25081" calcext:value-type="float">
            <text:p>0.25081</text:p>
          </table:table-cell>
          <table:table-cell office:value-type="float" office:value="0.218015" calcext:value-type="float">
            <text:p>0.218015</text:p>
          </table:table-cell>
          <table:table-cell office:value-type="float" office:value="0.241565" calcext:value-type="float">
            <text:p>0.241565</text:p>
          </table:table-cell>
          <table:table-cell office:value-type="float" office:value="0.226998" calcext:value-type="float">
            <text:p>0.226998</text:p>
          </table:table-cell>
          <table:table-cell office:value-type="float" office:value="0.193865" calcext:value-type="float">
            <text:p>0.193865</text:p>
          </table:table-cell>
          <table:table-cell office:value-type="float" office:value="0.236102" calcext:value-type="float">
            <text:p>0.236102</text:p>
          </table:table-cell>
          <table:table-cell office:value-type="float" office:value="0.294404" calcext:value-type="float">
            <text:p>0.294404</text:p>
          </table:table-cell>
          <table:table-cell office:value-type="float" office:value="0.205044" calcext:value-type="float">
            <text:p>0.205044</text:p>
          </table:table-cell>
          <table:table-cell office:value-type="float" office:value="0.183897" calcext:value-type="float">
            <text:p>0.183897</text:p>
          </table:table-cell>
          <table:table-cell office:value-type="float" office:value="0.204123" calcext:value-type="float">
            <text:p>0.204123</text:p>
          </table:table-cell>
          <table:table-cell office:value-type="float" office:value="0.198762" calcext:value-type="float">
            <text:p>0.198762</text:p>
          </table:table-cell>
          <table:table-cell office:value-type="float" office:value="0.301002" calcext:value-type="float">
            <text:p>0.301002</text:p>
          </table:table-cell>
          <table:table-cell office:value-type="float" office:value="0.294516" calcext:value-type="float">
            <text:p>0.294516</text:p>
          </table:table-cell>
          <table:table-cell office:value-type="float" office:value="0.248824" calcext:value-type="float">
            <text:p>0.248824</text:p>
          </table:table-cell>
          <table:table-cell office:value-type="float" office:value="0.240908" calcext:value-type="float">
            <text:p>0.240908</text:p>
          </table:table-cell>
          <table:table-cell office:value-type="float" office:value="0.291937" calcext:value-type="float">
            <text:p>0.291937</text:p>
          </table:table-cell>
          <table:table-cell office:value-type="float" office:value="0.191143" calcext:value-type="float">
            <text:p>0.191143</text:p>
          </table:table-cell>
          <table:table-cell office:value-type="float" office:value="0.206385" calcext:value-type="float">
            <text:p>0.206385</text:p>
          </table:table-cell>
          <table:table-cell office:value-type="float" office:value="0.21986" calcext:value-type="float">
            <text:p>0.21986</text:p>
          </table:table-cell>
          <table:table-cell office:value-type="float" office:value="0.198573" calcext:value-type="float">
            <text:p>0.198573</text:p>
          </table:table-cell>
          <table:table-cell office:value-type="float" office:value="0.474215" calcext:value-type="float">
            <text:p>0.474215</text:p>
          </table:table-cell>
          <table:table-cell office:value-type="float" office:value="0.203225" calcext:value-type="float">
            <text:p>0.203225</text:p>
          </table:table-cell>
          <table:table-cell office:value-type="float" office:value="0.311272" calcext:value-type="float">
            <text:p>0.311272</text:p>
          </table:table-cell>
          <table:table-cell office:value-type="float" office:value="0.247093" calcext:value-type="float">
            <text:p>0.247093</text:p>
          </table:table-cell>
          <table:table-cell office:value-type="float" office:value="0.280394" calcext:value-type="float">
            <text:p>0.280394</text:p>
          </table:table-cell>
          <table:table-cell office:value-type="float" office:value="0.213776" calcext:value-type="float">
            <text:p>0.213776</text:p>
          </table:table-cell>
          <table:table-cell office:value-type="float" office:value="0.246229" calcext:value-type="float">
            <text:p>0.246229</text:p>
          </table:table-cell>
          <table:table-cell office:value-type="float" office:value="0.199127" calcext:value-type="float">
            <text:p>0.199127</text:p>
          </table:table-cell>
          <table:table-cell office:value-type="float" office:value="0.285228" calcext:value-type="float">
            <text:p>0.285228</text:p>
          </table:table-cell>
          <table:table-cell office:value-type="float" office:value="0.25865" calcext:value-type="float">
            <text:p>0.25865</text:p>
          </table:table-cell>
          <table:table-cell office:value-type="float" office:value="0.281509" calcext:value-type="float">
            <text:p>0.281509</text:p>
          </table:table-cell>
          <table:table-cell office:value-type="float" office:value="0.219697" calcext:value-type="float">
            <text:p>0.219697</text:p>
          </table:table-cell>
          <table:table-cell office:value-type="float" office:value="0.258473" calcext:value-type="float">
            <text:p>0.258473</text:p>
          </table:table-cell>
          <table:table-cell office:value-type="float" office:value="0.239124" calcext:value-type="float">
            <text:p>0.239124</text:p>
          </table:table-cell>
          <table:table-cell office:value-type="float" office:value="0.243864" calcext:value-type="float">
            <text:p>0.243864</text:p>
          </table:table-cell>
          <table:table-cell office:value-type="float" office:value="0.232636" calcext:value-type="float">
            <text:p>0.232636</text:p>
          </table:table-cell>
          <table:table-cell office:value-type="float" office:value="0.343754" calcext:value-type="float">
            <text:p>0.343754</text:p>
          </table:table-cell>
          <table:table-cell office:value-type="float" office:value="0.196314" calcext:value-type="float">
            <text:p>0.196314</text:p>
          </table:table-cell>
          <table:table-cell office:value-type="float" office:value="0.278356" calcext:value-type="float">
            <text:p>0.278356</text:p>
          </table:table-cell>
          <table:table-cell office:value-type="float" office:value="0.306585" calcext:value-type="float">
            <text:p>0.306585</text:p>
          </table:table-cell>
          <table:table-cell office:value-type="float" office:value="0.207523" calcext:value-type="float">
            <text:p>0.207523</text:p>
          </table:table-cell>
          <table:table-cell office:value-type="float" office:value="0.283712" calcext:value-type="float">
            <text:p>0.283712</text:p>
          </table:table-cell>
          <table:table-cell office:value-type="float" office:value="0.210061" calcext:value-type="float">
            <text:p>0.210061</text:p>
          </table:table-cell>
          <table:table-cell office:value-type="float" office:value="0.220689" calcext:value-type="float">
            <text:p>0.220689</text:p>
          </table:table-cell>
          <table:table-cell office:value-type="float" office:value="0.210705" calcext:value-type="float">
            <text:p>0.210705</text:p>
          </table:table-cell>
          <table:table-cell office:value-type="float" office:value="0.361757" calcext:value-type="float">
            <text:p>0.361757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256274" calcext:value-type="float">
            <text:p>0.256274</text:p>
          </table:table-cell>
          <table:table-cell office:value-type="float" office:value="0.251868" calcext:value-type="float">
            <text:p>0.251868</text:p>
          </table:table-cell>
          <table:table-cell office:value-type="float" office:value="0.269209" calcext:value-type="float">
            <text:p>0.269209</text:p>
          </table:table-cell>
          <table:table-cell office:value-type="float" office:value="0.205646" calcext:value-type="float">
            <text:p>0.205646</text:p>
          </table:table-cell>
          <table:table-cell office:value-type="float" office:value="0.211128" calcext:value-type="float">
            <text:p>0.211128</text:p>
          </table:table-cell>
          <table:table-cell office:value-type="float" office:value="0.198846" calcext:value-type="float">
            <text:p>0.198846</text:p>
          </table:table-cell>
          <table:table-cell office:value-type="float" office:value="0.202897" calcext:value-type="float">
            <text:p>0.202897</text:p>
          </table:table-cell>
          <table:table-cell office:value-type="float" office:value="0.20042" calcext:value-type="float">
            <text:p>0.20042</text:p>
          </table:table-cell>
          <table:table-cell office:value-type="float" office:value="0.202368" calcext:value-type="float">
            <text:p>0.202368</text:p>
          </table:table-cell>
          <table:table-cell office:value-type="float" office:value="0.305609" calcext:value-type="float">
            <text:p>0.305609</text:p>
          </table:table-cell>
          <table:table-cell office:value-type="float" office:value="0.255318" calcext:value-type="float">
            <text:p>0.255318</text:p>
          </table:table-cell>
          <table:table-cell office:value-type="float" office:value="0.421048" calcext:value-type="float">
            <text:p>0.421048</text:p>
          </table:table-cell>
          <table:table-cell office:value-type="float" office:value="0.309192" calcext:value-type="float">
            <text:p>0.309192</text:p>
          </table:table-cell>
          <table:table-cell office:value-type="float" office:value="0.41225" calcext:value-type="float">
            <text:p>0.41225</text:p>
          </table:table-cell>
          <table:table-cell office:value-type="float" office:value="0.259164" calcext:value-type="float">
            <text:p>0.259164</text:p>
          </table:table-cell>
          <table:table-cell office:value-type="float" office:value="0.227307" calcext:value-type="float">
            <text:p>0.227307</text:p>
          </table:table-cell>
          <table:table-cell office:value-type="float" office:value="0.205433" calcext:value-type="float">
            <text:p>0.205433</text:p>
          </table:table-cell>
          <table:table-cell office:value-type="float" office:value="0.323426" calcext:value-type="float">
            <text:p>0.323426</text:p>
          </table:table-cell>
          <table:table-cell office:value-type="float" office:value="0.230967" calcext:value-type="float">
            <text:p>0.230967</text:p>
          </table:table-cell>
          <table:table-cell office:value-type="float" office:value="0.200784" calcext:value-type="float">
            <text:p>0.200784</text:p>
          </table:table-cell>
          <table:table-cell office:value-type="float" office:value="0.363215" calcext:value-type="float">
            <text:p>0.363215</text:p>
          </table:table-cell>
          <table:table-cell office:value-type="float" office:value="0.349427" calcext:value-type="float">
            <text:p>0.349427</text:p>
          </table:table-cell>
          <table:table-cell office:value-type="float" office:value="0.215826" calcext:value-type="float">
            <text:p>0.215826</text:p>
          </table:table-cell>
          <table:table-cell office:value-type="float" office:value="0.341451" calcext:value-type="float">
            <text:p>0.341451</text:p>
          </table:table-cell>
          <table:table-cell office:value-type="float" office:value="0.208104" calcext:value-type="float">
            <text:p>0.208104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0.339655" calcext:value-type="float">
            <text:p>0.339655</text:p>
          </table:table-cell>
          <table:table-cell office:value-type="float" office:value="0.349532" calcext:value-type="float">
            <text:p>0.349532</text:p>
          </table:table-cell>
          <table:table-cell office:value-type="float" office:value="0.266289" calcext:value-type="float">
            <text:p>0.266289</text:p>
          </table:table-cell>
          <table:table-cell office:value-type="float" office:value="0.203635" calcext:value-type="float">
            <text:p>0.203635</text:p>
          </table:table-cell>
          <table:table-cell office:value-type="float" office:value="0.348331" calcext:value-type="float">
            <text:p>0.348331</text:p>
          </table:table-cell>
          <table:table-cell office:value-type="float" office:value="0.217018" calcext:value-type="float">
            <text:p>0.217018</text:p>
          </table:table-cell>
          <table:table-cell office:value-type="float" office:value="0.20557" calcext:value-type="float">
            <text:p>0.20557</text:p>
          </table:table-cell>
          <table:table-cell office:value-type="float" office:value="0.218956" calcext:value-type="float">
            <text:p>0.218956</text:p>
          </table:table-cell>
          <table:table-cell office:value-type="float" office:value="0.320284" calcext:value-type="float">
            <text:p>0.320284</text:p>
          </table:table-cell>
          <table:table-cell office:value-type="float" office:value="0.20209" calcext:value-type="float">
            <text:p>0.20209</text:p>
          </table:table-cell>
          <table:table-cell office:value-type="float" office:value="0.231293" calcext:value-type="float">
            <text:p>0.231293</text:p>
          </table:table-cell>
          <table:table-cell office:value-type="float" office:value="0.279828" calcext:value-type="float">
            <text:p>0.279828</text:p>
          </table:table-cell>
          <table:table-cell office:value-type="float" office:value="0.218961" calcext:value-type="float">
            <text:p>0.218961</text:p>
          </table:table-cell>
          <table:table-cell office:value-type="float" office:value="0.201528" calcext:value-type="float">
            <text:p>0.201528</text:p>
          </table:table-cell>
          <table:table-cell office:value-type="float" office:value="0.202069" calcext:value-type="float">
            <text:p>0.202069</text:p>
          </table:table-cell>
          <table:table-cell office:value-type="float" office:value="0.36212" calcext:value-type="float">
            <text:p>0.36212</text:p>
          </table:table-cell>
          <table:table-cell office:value-type="float" office:value="0.236347" calcext:value-type="float">
            <text:p>0.236347</text:p>
          </table:table-cell>
          <table:table-cell office:value-type="float" office:value="0.297482" calcext:value-type="float">
            <text:p>0.297482</text:p>
          </table:table-cell>
          <table:table-cell office:value-type="float" office:value="0.246621" calcext:value-type="float">
            <text:p>0.246621</text:p>
          </table:table-cell>
          <table:table-cell office:value-type="float" office:value="0.206352" calcext:value-type="float">
            <text:p>0.206352</text:p>
          </table:table-cell>
          <table:table-cell office:value-type="float" office:value="0.208171" calcext:value-type="float">
            <text:p>0.208171</text:p>
          </table:table-cell>
          <table:table-cell office:value-type="float" office:value="0.226124" calcext:value-type="float">
            <text:p>0.226124</text:p>
          </table:table-cell>
          <table:table-cell office:value-type="float" office:value="0.307519" calcext:value-type="float">
            <text:p>0.307519</text:p>
          </table:table-cell>
          <table:table-cell office:value-type="float" office:value="0.193935" calcext:value-type="float">
            <text:p>0.193935</text:p>
          </table:table-cell>
          <table:table-cell office:value-type="float" office:value="0.364466" calcext:value-type="float">
            <text:p>0.364466</text:p>
          </table:table-cell>
          <table:table-cell office:value-type="float" office:value="0.30822" calcext:value-type="float">
            <text:p>0.30822</text:p>
          </table:table-cell>
          <table:table-cell office:value-type="float" office:value="0.246567" calcext:value-type="float">
            <text:p>0.246567</text:p>
          </table:table-cell>
          <table:table-cell office:value-type="float" office:value="0.207436" calcext:value-type="float">
            <text:p>0.207436</text:p>
          </table:table-cell>
          <table:table-cell office:value-type="float" office:value="0.206977" calcext:value-type="float">
            <text:p>0.206977</text:p>
          </table:table-cell>
          <table:table-cell office:value-type="float" office:value="0.251375" calcext:value-type="float">
            <text:p>0.251375</text:p>
          </table:table-cell>
          <table:table-cell office:value-type="float" office:value="0.207953" calcext:value-type="float">
            <text:p>0.207953</text:p>
          </table:table-cell>
          <table:table-cell office:value-type="float" office:value="0.213259" calcext:value-type="float">
            <text:p>0.213259</text:p>
          </table:table-cell>
          <table:table-cell office:value-type="float" office:value="0.208219" calcext:value-type="float">
            <text:p>0.208219</text:p>
          </table:table-cell>
          <table:table-cell office:value-type="float" office:value="0.405192" calcext:value-type="float">
            <text:p>0.405192</text:p>
          </table:table-cell>
          <table:table-cell office:value-type="float" office:value="0.203966" calcext:value-type="float">
            <text:p>0.203966</text:p>
          </table:table-cell>
          <table:table-cell office:value-type="float" office:value="0.230305" calcext:value-type="float">
            <text:p>0.230305</text:p>
          </table:table-cell>
          <table:table-cell office:value-type="float" office:value="0.227842" calcext:value-type="float">
            <text:p>0.227842</text:p>
          </table:table-cell>
          <table:table-cell office:value-type="float" office:value="0.274256" calcext:value-type="float">
            <text:p>0.274256</text:p>
          </table:table-cell>
          <table:table-cell office:value-type="float" office:value="0.196195" calcext:value-type="float">
            <text:p>0.196195</text:p>
          </table:table-cell>
          <table:table-cell office:value-type="float" office:value="0.258901" calcext:value-type="float">
            <text:p>0.258901</text:p>
          </table:table-cell>
          <table:table-cell office:value-type="float" office:value="0.224477" calcext:value-type="float">
            <text:p>0.224477</text:p>
          </table:table-cell>
          <table:table-cell office:value-type="float" office:value="0.243418" calcext:value-type="float">
            <text:p>0.243418</text:p>
          </table:table-cell>
          <table:table-cell office:value-type="float" office:value="0.202401" calcext:value-type="float">
            <text:p>0.202401</text:p>
          </table:table-cell>
          <table:table-cell office:value-type="float" office:value="0.340098" calcext:value-type="float">
            <text:p>0.340098</text:p>
          </table:table-cell>
          <table:table-cell office:value-type="float" office:value="0.225903" calcext:value-type="float">
            <text:p>0.225903</text:p>
          </table:table-cell>
          <table:table-cell office:value-type="float" office:value="0.250731" calcext:value-type="float">
            <text:p>0.250731</text:p>
          </table:table-cell>
          <table:table-cell office:value-type="float" office:value="0.204224" calcext:value-type="float">
            <text:p>0.204224</text:p>
          </table:table-cell>
          <table:table-cell office:value-type="float" office:value="0.314854" calcext:value-type="float">
            <text:p>0.314854</text:p>
          </table:table-cell>
          <table:table-cell office:value-type="float" office:value="0.248538" calcext:value-type="float">
            <text:p>0.248538</text:p>
          </table:table-cell>
          <table:table-cell office:value-type="float" office:value="0.223904" calcext:value-type="float">
            <text:p>0.223904</text:p>
          </table:table-cell>
          <table:table-cell office:value-type="float" office:value="0.322402" calcext:value-type="float">
            <text:p>0.322402</text:p>
          </table:table-cell>
          <table:table-cell office:value-type="float" office:value="0.248121" calcext:value-type="float">
            <text:p>0.248121</text:p>
          </table:table-cell>
          <table:table-cell office:value-type="float" office:value="0.212693" calcext:value-type="float">
            <text:p>0.212693</text:p>
          </table:table-cell>
          <table:table-cell office:value-type="float" office:value="0.252957" calcext:value-type="float">
            <text:p>0.252957</text:p>
          </table:table-cell>
          <table:table-cell office:value-type="float" office:value="0.235514" calcext:value-type="float">
            <text:p>0.235514</text:p>
          </table:table-cell>
          <table:table-cell office:value-type="float" office:value="0.19702" calcext:value-type="float">
            <text:p>0.19702</text:p>
          </table:table-cell>
          <table:table-cell office:value-type="float" office:value="0.395805" calcext:value-type="float">
            <text:p>0.395805</text:p>
          </table:table-cell>
          <table:table-cell office:value-type="float" office:value="0.227002" calcext:value-type="float">
            <text:p>0.227002</text:p>
          </table:table-cell>
          <table:table-cell office:value-type="float" office:value="0.273476" calcext:value-type="float">
            <text:p>0.273476</text:p>
          </table:table-cell>
          <table:table-cell office:value-type="float" office:value="0.200366" calcext:value-type="float">
            <text:p>0.200366</text:p>
          </table:table-cell>
          <table:table-cell office:value-type="float" office:value="0.323051" calcext:value-type="float">
            <text:p>0.323051</text:p>
          </table:table-cell>
          <table:table-cell office:value-type="float" office:value="0.200891" calcext:value-type="float">
            <text:p>0.200891</text:p>
          </table:table-cell>
          <table:table-cell office:value-type="float" office:value="0.208752" calcext:value-type="float">
            <text:p>0.208752</text:p>
          </table:table-cell>
          <table:table-cell office:value-type="float" office:value="0.23028" calcext:value-type="float">
            <text:p>0.23028</text:p>
          </table:table-cell>
          <table:table-cell office:value-type="float" office:value="0.219305" calcext:value-type="float">
            <text:p>0.219305</text:p>
          </table:table-cell>
          <table:table-cell office:value-type="float" office:value="0.279947" calcext:value-type="float">
            <text:p>0.279947</text:p>
          </table:table-cell>
          <table:table-cell office:value-type="float" office:value="0.205378" calcext:value-type="float">
            <text:p>0.205378</text:p>
          </table:table-cell>
          <table:table-cell office:value-type="float" office:value="0.352637" calcext:value-type="float">
            <text:p>0.352637</text:p>
          </table:table-cell>
          <table:table-cell office:value-type="float" office:value="0.205632" calcext:value-type="float">
            <text:p>0.205632</text:p>
          </table:table-cell>
          <table:table-cell office:value-type="float" office:value="0.110517" calcext:value-type="float">
            <text:p>0.110517</text:p>
          </table:table-cell>
          <table:table-cell office:value-type="float" office:value="0.116797" calcext:value-type="float">
            <text:p>0.116797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920608" calcext:value-type="float">
            <text:p>0.920608</text:p>
          </table:table-cell>
          <table:table-cell office:value-type="float" office:value="1.05549" calcext:value-type="float">
            <text:p>1.05549</text:p>
          </table:table-cell>
          <table:table-cell office:value-type="float" office:value="0.708217" calcext:value-type="float">
            <text:p>0.708217</text:p>
          </table:table-cell>
          <table:table-cell office:value-type="float" office:value="0.855295" calcext:value-type="float">
            <text:p>0.855295</text:p>
          </table:table-cell>
          <table:table-cell office:value-type="float" office:value="0.718397" calcext:value-type="float">
            <text:p>0.718397</text:p>
          </table:table-cell>
          <table:table-cell office:value-type="float" office:value="0.720987" calcext:value-type="float">
            <text:p>0.720987</text:p>
          </table:table-cell>
          <table:table-cell office:value-type="float" office:value="0.874384" calcext:value-type="float">
            <text:p>0.874384</text:p>
          </table:table-cell>
          <table:table-cell office:value-type="float" office:value="0.682144" calcext:value-type="float">
            <text:p>0.682144</text:p>
          </table:table-cell>
          <table:table-cell office:value-type="float" office:value="0.712718" calcext:value-type="float">
            <text:p>0.712718</text:p>
          </table:table-cell>
          <table:table-cell office:value-type="float" office:value="0.928729" calcext:value-type="float">
            <text:p>0.928729</text:p>
          </table:table-cell>
          <table:table-cell office:value-type="float" office:value="0.847561" calcext:value-type="float">
            <text:p>0.847561</text:p>
          </table:table-cell>
          <table:table-cell office:value-type="float" office:value="1.03823" calcext:value-type="float">
            <text:p>1.03823</text:p>
          </table:table-cell>
          <table:table-cell office:value-type="float" office:value="0.785445" calcext:value-type="float">
            <text:p>0.785445</text:p>
          </table:table-cell>
          <table:table-cell office:value-type="float" office:value="0.940668" calcext:value-type="float">
            <text:p>0.940668</text:p>
          </table:table-cell>
          <table:table-cell office:value-type="float" office:value="0.69852" calcext:value-type="float">
            <text:p>0.69852</text:p>
          </table:table-cell>
          <table:table-cell office:value-type="float" office:value="0.958683" calcext:value-type="float">
            <text:p>0.958683</text:p>
          </table:table-cell>
          <table:table-cell office:value-type="float" office:value="0.830974" calcext:value-type="float">
            <text:p>0.830974</text:p>
          </table:table-cell>
          <table:table-cell office:value-type="float" office:value="0.681274" calcext:value-type="float">
            <text:p>0.681274</text:p>
          </table:table-cell>
          <table:table-cell office:value-type="float" office:value="0.789512" calcext:value-type="float">
            <text:p>0.789512</text:p>
          </table:table-cell>
          <table:table-cell office:value-type="float" office:value="0.750819" calcext:value-type="float">
            <text:p>0.750819</text:p>
          </table:table-cell>
          <table:table-cell office:value-type="float" office:value="0.914239" calcext:value-type="float">
            <text:p>0.914239</text:p>
          </table:table-cell>
          <table:table-cell office:value-type="float" office:value="0.778479" calcext:value-type="float">
            <text:p>0.778479</text:p>
          </table:table-cell>
          <table:table-cell office:value-type="float" office:value="0.746635" calcext:value-type="float">
            <text:p>0.746635</text:p>
          </table:table-cell>
          <table:table-cell office:value-type="float" office:value="0.697553" calcext:value-type="float">
            <text:p>0.697553</text:p>
          </table:table-cell>
          <table:table-cell office:value-type="float" office:value="0.941612" calcext:value-type="float">
            <text:p>0.941612</text:p>
          </table:table-cell>
          <table:table-cell office:value-type="float" office:value="0.772306" calcext:value-type="float">
            <text:p>0.772306</text:p>
          </table:table-cell>
          <table:table-cell office:value-type="float" office:value="0.935679" calcext:value-type="float">
            <text:p>0.935679</text:p>
          </table:table-cell>
          <table:table-cell office:value-type="float" office:value="0.804741" calcext:value-type="float">
            <text:p>0.804741</text:p>
          </table:table-cell>
          <table:table-cell office:value-type="float" office:value="0.922415" calcext:value-type="float">
            <text:p>0.922415</text:p>
          </table:table-cell>
          <table:table-cell office:value-type="float" office:value="0.821581" calcext:value-type="float">
            <text:p>0.821581</text:p>
          </table:table-cell>
          <table:table-cell office:value-type="float" office:value="0.803224" calcext:value-type="float">
            <text:p>0.803224</text:p>
          </table:table-cell>
          <table:table-cell office:value-type="float" office:value="0.708762" calcext:value-type="float">
            <text:p>0.708762</text:p>
          </table:table-cell>
          <table:table-cell office:value-type="float" office:value="0.80742" calcext:value-type="float">
            <text:p>0.80742</text:p>
          </table:table-cell>
          <table:table-cell office:value-type="float" office:value="0.740537" calcext:value-type="float">
            <text:p>0.740537</text:p>
          </table:table-cell>
          <table:table-cell office:value-type="float" office:value="0.801686" calcext:value-type="float">
            <text:p>0.801686</text:p>
          </table:table-cell>
          <table:table-cell office:value-type="float" office:value="0.935036" calcext:value-type="float">
            <text:p>0.935036</text:p>
          </table:table-cell>
          <table:table-cell office:value-type="float" office:value="0.787235" calcext:value-type="float">
            <text:p>0.787235</text:p>
          </table:table-cell>
          <table:table-cell office:value-type="float" office:value="0.708663" calcext:value-type="float">
            <text:p>0.708663</text:p>
          </table:table-cell>
          <table:table-cell office:value-type="float" office:value="0.764179" calcext:value-type="float">
            <text:p>0.764179</text:p>
          </table:table-cell>
          <table:table-cell office:value-type="float" office:value="0.99239" calcext:value-type="float">
            <text:p>0.99239</text:p>
          </table:table-cell>
          <table:table-cell office:value-type="float" office:value="0.875994" calcext:value-type="float">
            <text:p>0.875994</text:p>
          </table:table-cell>
          <table:table-cell office:value-type="float" office:value="0.752937" calcext:value-type="float">
            <text:p>0.752937</text:p>
          </table:table-cell>
          <table:table-cell office:value-type="float" office:value="0.830595" calcext:value-type="float">
            <text:p>0.830595</text:p>
          </table:table-cell>
          <table:table-cell office:value-type="float" office:value="0.897627" calcext:value-type="float">
            <text:p>0.897627</text:p>
          </table:table-cell>
          <table:table-cell office:value-type="float" office:value="0.689013" calcext:value-type="float">
            <text:p>0.689013</text:p>
          </table:table-cell>
          <table:table-cell office:value-type="float" office:value="0.833666" calcext:value-type="float">
            <text:p>0.833666</text:p>
          </table:table-cell>
          <table:table-cell office:value-type="float" office:value="0.702635" calcext:value-type="float">
            <text:p>0.702635</text:p>
          </table:table-cell>
          <table:table-cell office:value-type="float" office:value="0.801641" calcext:value-type="float">
            <text:p>0.801641</text:p>
          </table:table-cell>
          <table:table-cell office:value-type="float" office:value="0.919749" calcext:value-type="float">
            <text:p>0.919749</text:p>
          </table:table-cell>
          <table:table-cell office:value-type="float" office:value="0.827059" calcext:value-type="float">
            <text:p>0.827059</text:p>
          </table:table-cell>
          <table:table-cell office:value-type="float" office:value="0.728091" calcext:value-type="float">
            <text:p>0.728091</text:p>
          </table:table-cell>
          <table:table-cell office:value-type="float" office:value="0.921468" calcext:value-type="float">
            <text:p>0.921468</text:p>
          </table:table-cell>
          <table:table-cell office:value-type="float" office:value="0.856557" calcext:value-type="float">
            <text:p>0.856557</text:p>
          </table:table-cell>
          <table:table-cell office:value-type="float" office:value="0.876511" calcext:value-type="float">
            <text:p>0.876511</text:p>
          </table:table-cell>
          <table:table-cell office:value-type="float" office:value="0.902764" calcext:value-type="float">
            <text:p>0.902764</text:p>
          </table:table-cell>
          <table:table-cell office:value-type="float" office:value="0.887699" calcext:value-type="float">
            <text:p>0.887699</text:p>
          </table:table-cell>
          <table:table-cell office:value-type="float" office:value="0.728472" calcext:value-type="float">
            <text:p>0.728472</text:p>
          </table:table-cell>
          <table:table-cell office:value-type="float" office:value="1.03812" calcext:value-type="float">
            <text:p>1.03812</text:p>
          </table:table-cell>
          <table:table-cell office:value-type="float" office:value="0.821193" calcext:value-type="float">
            <text:p>0.821193</text:p>
          </table:table-cell>
          <table:table-cell office:value-type="float" office:value="0.932657" calcext:value-type="float">
            <text:p>0.932657</text:p>
          </table:table-cell>
          <table:table-cell office:value-type="float" office:value="0.873469" calcext:value-type="float">
            <text:p>0.873469</text:p>
          </table:table-cell>
          <table:table-cell office:value-type="float" office:value="0.961873" calcext:value-type="float">
            <text:p>0.961873</text:p>
          </table:table-cell>
          <table:table-cell office:value-type="float" office:value="0.738467" calcext:value-type="float">
            <text:p>0.738467</text:p>
          </table:table-cell>
          <table:table-cell office:value-type="float" office:value="0.873625" calcext:value-type="float">
            <text:p>0.873625</text:p>
          </table:table-cell>
          <table:table-cell office:value-type="float" office:value="0.745267" calcext:value-type="float">
            <text:p>0.745267</text:p>
          </table:table-cell>
          <table:table-cell office:value-type="float" office:value="0.755578" calcext:value-type="float">
            <text:p>0.755578</text:p>
          </table:table-cell>
          <table:table-cell office:value-type="float" office:value="0.814916" calcext:value-type="float">
            <text:p>0.814916</text:p>
          </table:table-cell>
          <table:table-cell office:value-type="float" office:value="0.81017" calcext:value-type="float">
            <text:p>0.81017</text:p>
          </table:table-cell>
          <table:table-cell office:value-type="float" office:value="0.966242" calcext:value-type="float">
            <text:p>0.966242</text:p>
          </table:table-cell>
          <table:table-cell office:value-type="float" office:value="0.736783" calcext:value-type="float">
            <text:p>0.736783</text:p>
          </table:table-cell>
          <table:table-cell office:value-type="float" office:value="0.977286" calcext:value-type="float">
            <text:p>0.977286</text:p>
          </table:table-cell>
          <table:table-cell office:value-type="float" office:value="0.858956" calcext:value-type="float">
            <text:p>0.858956</text:p>
          </table:table-cell>
          <table:table-cell office:value-type="float" office:value="0.821429" calcext:value-type="float">
            <text:p>0.821429</text:p>
          </table:table-cell>
          <table:table-cell office:value-type="float" office:value="0.725396" calcext:value-type="float">
            <text:p>0.725396</text:p>
          </table:table-cell>
          <table:table-cell office:value-type="float" office:value="0.913406" calcext:value-type="float">
            <text:p>0.913406</text:p>
          </table:table-cell>
          <table:table-cell office:value-type="float" office:value="0.721627" calcext:value-type="float">
            <text:p>0.721627</text:p>
          </table:table-cell>
          <table:table-cell office:value-type="float" office:value="0.807957" calcext:value-type="float">
            <text:p>0.807957</text:p>
          </table:table-cell>
          <table:table-cell office:value-type="float" office:value="0.662013" calcext:value-type="float">
            <text:p>0.662013</text:p>
          </table:table-cell>
          <table:table-cell office:value-type="float" office:value="0.835747" calcext:value-type="float">
            <text:p>0.835747</text:p>
          </table:table-cell>
          <table:table-cell office:value-type="float" office:value="0.926127" calcext:value-type="float">
            <text:p>0.926127</text:p>
          </table:table-cell>
          <table:table-cell office:value-type="float" office:value="0.85659" calcext:value-type="float">
            <text:p>0.85659</text:p>
          </table:table-cell>
          <table:table-cell office:value-type="float" office:value="0.847398" calcext:value-type="float">
            <text:p>0.847398</text:p>
          </table:table-cell>
          <table:table-cell office:value-type="float" office:value="0.851573" calcext:value-type="float">
            <text:p>0.851573</text:p>
          </table:table-cell>
          <table:table-cell office:value-type="float" office:value="0.802007" calcext:value-type="float">
            <text:p>0.802007</text:p>
          </table:table-cell>
          <table:table-cell office:value-type="float" office:value="0.702831" calcext:value-type="float">
            <text:p>0.702831</text:p>
          </table:table-cell>
          <table:table-cell office:value-type="float" office:value="0.677551" calcext:value-type="float">
            <text:p>0.677551</text:p>
          </table:table-cell>
          <table:table-cell office:value-type="float" office:value="0.895157" calcext:value-type="float">
            <text:p>0.895157</text:p>
          </table:table-cell>
          <table:table-cell office:value-type="float" office:value="0.691553" calcext:value-type="float">
            <text:p>0.691553</text:p>
          </table:table-cell>
          <table:table-cell office:value-type="float" office:value="0.870098" calcext:value-type="float">
            <text:p>0.870098</text:p>
          </table:table-cell>
          <table:table-cell office:value-type="float" office:value="0.861046" calcext:value-type="float">
            <text:p>0.861046</text:p>
          </table:table-cell>
          <table:table-cell office:value-type="float" office:value="0.866594" calcext:value-type="float">
            <text:p>0.866594</text:p>
          </table:table-cell>
          <table:table-cell office:value-type="float" office:value="0.924766" calcext:value-type="float">
            <text:p>0.924766</text:p>
          </table:table-cell>
          <table:table-cell office:value-type="float" office:value="0.924882" calcext:value-type="float">
            <text:p>0.924882</text:p>
          </table:table-cell>
          <table:table-cell office:value-type="float" office:value="0.686805" calcext:value-type="float">
            <text:p>0.686805</text:p>
          </table:table-cell>
          <table:table-cell office:value-type="float" office:value="0.868104" calcext:value-type="float">
            <text:p>0.868104</text:p>
          </table:table-cell>
          <table:table-cell office:value-type="float" office:value="0.939113" calcext:value-type="float">
            <text:p>0.939113</text:p>
          </table:table-cell>
          <table:table-cell office:value-type="float" office:value="0.757641" calcext:value-type="float">
            <text:p>0.757641</text:p>
          </table:table-cell>
          <table:table-cell office:value-type="float" office:value="0.766152" calcext:value-type="float">
            <text:p>0.766152</text:p>
          </table:table-cell>
          <table:table-cell office:value-type="float" office:value="1.02821" calcext:value-type="float">
            <text:p>1.02821</text:p>
          </table:table-cell>
          <table:table-cell office:value-type="float" office:value="0.74718" calcext:value-type="float">
            <text:p>0.74718</text:p>
          </table:table-cell>
          <table:table-cell office:value-type="float" office:value="0.877699" calcext:value-type="float">
            <text:p>0.877699</text:p>
          </table:table-cell>
          <table:table-cell office:value-type="float" office:value="0.811443" calcext:value-type="float">
            <text:p>0.811443</text:p>
          </table:table-cell>
          <table:table-cell office:value-type="float" office:value="1.08496" calcext:value-type="float">
            <text:p>1.08496</text:p>
          </table:table-cell>
          <table:table-cell office:value-type="float" office:value="0.925498" calcext:value-type="float">
            <text:p>0.925498</text:p>
          </table:table-cell>
          <table:table-cell office:value-type="float" office:value="0.872621" calcext:value-type="float">
            <text:p>0.872621</text:p>
          </table:table-cell>
          <table:table-cell office:value-type="float" office:value="0.743429" calcext:value-type="float">
            <text:p>0.743429</text:p>
          </table:table-cell>
          <table:table-cell office:value-type="float" office:value="0.853356" calcext:value-type="float">
            <text:p>0.853356</text:p>
          </table:table-cell>
          <table:table-cell office:value-type="float" office:value="0.722979" calcext:value-type="float">
            <text:p>0.722979</text:p>
          </table:table-cell>
          <table:table-cell office:value-type="float" office:value="0.794979" calcext:value-type="float">
            <text:p>0.794979</text:p>
          </table:table-cell>
          <table:table-cell office:value-type="float" office:value="1.03789" calcext:value-type="float">
            <text:p>1.03789</text:p>
          </table:table-cell>
          <table:table-cell office:value-type="float" office:value="0.718717" calcext:value-type="float">
            <text:p>0.718717</text:p>
          </table:table-cell>
          <table:table-cell office:value-type="float" office:value="1.019" calcext:value-type="float">
            <text:p>1.019</text:p>
          </table:table-cell>
          <table:table-cell office:value-type="float" office:value="0.83256" calcext:value-type="float">
            <text:p>0.83256</text:p>
          </table:table-cell>
          <table:table-cell office:value-type="float" office:value="0.938792" calcext:value-type="float">
            <text:p>0.938792</text:p>
          </table:table-cell>
          <table:table-cell office:value-type="float" office:value="0.82556" calcext:value-type="float">
            <text:p>0.82556</text:p>
          </table:table-cell>
          <table:table-cell office:value-type="float" office:value="0.774868" calcext:value-type="float">
            <text:p>0.774868</text:p>
          </table:table-cell>
          <table:table-cell office:value-type="float" office:value="1.08607" calcext:value-type="float">
            <text:p>1.08607</text:p>
          </table:table-cell>
          <table:table-cell office:value-type="float" office:value="0.732548" calcext:value-type="float">
            <text:p>0.732548</text:p>
          </table:table-cell>
          <table:table-cell office:value-type="float" office:value="1.03249" calcext:value-type="float">
            <text:p>1.03249</text:p>
          </table:table-cell>
          <table:table-cell office:value-type="float" office:value="1.03547" calcext:value-type="float">
            <text:p>1.03547</text:p>
          </table:table-cell>
          <table:table-cell office:value-type="float" office:value="1.01606" calcext:value-type="float">
            <text:p>1.01606</text:p>
          </table:table-cell>
          <table:table-cell office:value-type="float" office:value="0.730423" calcext:value-type="float">
            <text:p>0.730423</text:p>
          </table:table-cell>
          <table:table-cell office:value-type="float" office:value="0.799744" calcext:value-type="float">
            <text:p>0.799744</text:p>
          </table:table-cell>
          <table:table-cell office:value-type="float" office:value="0.718622" calcext:value-type="float">
            <text:p>0.718622</text:p>
          </table:table-cell>
          <table:table-cell office:value-type="float" office:value="0.875664" calcext:value-type="float">
            <text:p>0.875664</text:p>
          </table:table-cell>
          <table:table-cell office:value-type="float" office:value="0.882838" calcext:value-type="float">
            <text:p>0.882838</text:p>
          </table:table-cell>
          <table:table-cell office:value-type="float" office:value="0.91251" calcext:value-type="float">
            <text:p>0.91251</text:p>
          </table:table-cell>
          <table:table-cell office:value-type="float" office:value="1.0554" calcext:value-type="float">
            <text:p>1.0554</text:p>
          </table:table-cell>
          <table:table-cell office:value-type="float" office:value="0.871011" calcext:value-type="float">
            <text:p>0.871011</text:p>
          </table:table-cell>
          <table:table-cell office:value-type="float" office:value="0.925018" calcext:value-type="float">
            <text:p>0.925018</text:p>
          </table:table-cell>
          <table:table-cell office:value-type="float" office:value="0.899495" calcext:value-type="float">
            <text:p>0.899495</text:p>
          </table:table-cell>
          <table:table-cell office:value-type="float" office:value="0.827108" calcext:value-type="float">
            <text:p>0.827108</text:p>
          </table:table-cell>
          <table:table-cell office:value-type="float" office:value="1.1561" calcext:value-type="float">
            <text:p>1.1561</text:p>
          </table:table-cell>
          <table:table-cell office:value-type="float" office:value="0.708928" calcext:value-type="float">
            <text:p>0.708928</text:p>
          </table:table-cell>
          <table:table-cell office:value-type="float" office:value="0.817362" calcext:value-type="float">
            <text:p>0.817362</text:p>
          </table:table-cell>
          <table:table-cell office:value-type="float" office:value="0.721603" calcext:value-type="float">
            <text:p>0.721603</text:p>
          </table:table-cell>
          <table:table-cell office:value-type="float" office:value="0.882656" calcext:value-type="float">
            <text:p>0.882656</text:p>
          </table:table-cell>
          <table:table-cell office:value-type="float" office:value="1.02088" calcext:value-type="float">
            <text:p>1.02088</text:p>
          </table:table-cell>
          <table:table-cell office:value-type="float" office:value="1.03321" calcext:value-type="float">
            <text:p>1.03321</text:p>
          </table:table-cell>
          <table:table-cell office:value-type="float" office:value="1.01877" calcext:value-type="float">
            <text:p>1.01877</text:p>
          </table:table-cell>
          <table:table-cell office:value-type="float" office:value="0.84254" calcext:value-type="float">
            <text:p>0.84254</text:p>
          </table:table-cell>
          <table:table-cell office:value-type="float" office:value="0.943679" calcext:value-type="float">
            <text:p>0.943679</text:p>
          </table:table-cell>
          <table:table-cell office:value-type="float" office:value="0.812977" calcext:value-type="float">
            <text:p>0.812977</text:p>
          </table:table-cell>
          <table:table-cell office:value-type="float" office:value="0.676474" calcext:value-type="float">
            <text:p>0.676474</text:p>
          </table:table-cell>
          <table:table-cell office:value-type="float" office:value="1.15883" calcext:value-type="float">
            <text:p>1.15883</text:p>
          </table:table-cell>
          <table:table-cell office:value-type="float" office:value="0.703541" calcext:value-type="float">
            <text:p>0.703541</text:p>
          </table:table-cell>
          <table:table-cell office:value-type="float" office:value="0.887976" calcext:value-type="float">
            <text:p>0.887976</text:p>
          </table:table-cell>
          <table:table-cell office:value-type="float" office:value="0.900881" calcext:value-type="float">
            <text:p>0.900881</text:p>
          </table:table-cell>
          <table:table-cell office:value-type="float" office:value="0.598839" calcext:value-type="float">
            <text:p>0.598839</text:p>
          </table:table-cell>
          <table:table-cell office:value-type="float" office:value="0.398919" calcext:value-type="float">
            <text:p>0.398919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06215" calcext:value-type="float">
            <text:p>0.220621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113" calcext:value-type="float">
            <text:p>0.2311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347065" calcext:value-type="float">
            <text:p>0.8347065</text:p>
          </table:table-cell>
          <table:table-cell table:number-columns-repeated="149"/>
        </table:table-row>
      </table:table>
      <table:table table:name="libreoic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4635" calcext:value-type="float">
            <text:p>0.184635</text:p>
          </table:table-cell>
          <table:table-cell office:value-type="float" office:value="0.181322" calcext:value-type="float">
            <text:p>0.181322</text:p>
          </table:table-cell>
          <table:table-cell office:value-type="float" office:value="0.189799" calcext:value-type="float">
            <text:p>0.189799</text:p>
          </table:table-cell>
          <table:table-cell office:value-type="float" office:value="0.197951" calcext:value-type="float">
            <text:p>0.197951</text:p>
          </table:table-cell>
          <table:table-cell office:value-type="float" office:value="0.184922" calcext:value-type="float">
            <text:p>0.184922</text:p>
          </table:table-cell>
          <table:table-cell office:value-type="float" office:value="0.240922" calcext:value-type="float">
            <text:p>0.240922</text:p>
          </table:table-cell>
          <table:table-cell office:value-type="float" office:value="0.261191" calcext:value-type="float">
            <text:p>0.261191</text:p>
          </table:table-cell>
          <table:table-cell office:value-type="float" office:value="0.183595" calcext:value-type="float">
            <text:p>0.183595</text:p>
          </table:table-cell>
          <table:table-cell office:value-type="float" office:value="0.221771" calcext:value-type="float">
            <text:p>0.221771</text:p>
          </table:table-cell>
          <table:table-cell office:value-type="float" office:value="0.182734" calcext:value-type="float">
            <text:p>0.182734</text:p>
          </table:table-cell>
          <table:table-cell office:value-type="float" office:value="0.18569" calcext:value-type="float">
            <text:p>0.18569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235078" calcext:value-type="float">
            <text:p>0.235078</text:p>
          </table:table-cell>
          <table:table-cell office:value-type="float" office:value="0.227044" calcext:value-type="float">
            <text:p>0.227044</text:p>
          </table:table-cell>
          <table:table-cell office:value-type="float" office:value="0.21521" calcext:value-type="float">
            <text:p>0.21521</text:p>
          </table:table-cell>
          <table:table-cell office:value-type="float" office:value="0.189917" calcext:value-type="float">
            <text:p>0.189917</text:p>
          </table:table-cell>
          <table:table-cell office:value-type="float" office:value="0.199322" calcext:value-type="float">
            <text:p>0.199322</text:p>
          </table:table-cell>
          <table:table-cell office:value-type="float" office:value="0.280139" calcext:value-type="float">
            <text:p>0.280139</text:p>
          </table:table-cell>
          <table:table-cell office:value-type="float" office:value="0.29981" calcext:value-type="float">
            <text:p>0.29981</text:p>
          </table:table-cell>
          <table:table-cell office:value-type="float" office:value="0.203733" calcext:value-type="float">
            <text:p>0.203733</text:p>
          </table:table-cell>
          <table:table-cell office:value-type="float" office:value="0.228214" calcext:value-type="float">
            <text:p>0.228214</text:p>
          </table:table-cell>
          <table:table-cell office:value-type="float" office:value="0.218829" calcext:value-type="float">
            <text:p>0.218829</text:p>
          </table:table-cell>
          <table:table-cell office:value-type="float" office:value="0.226377" calcext:value-type="float">
            <text:p>0.226377</text:p>
          </table:table-cell>
          <table:table-cell office:value-type="float" office:value="0.29285" calcext:value-type="float">
            <text:p>0.29285</text:p>
          </table:table-cell>
          <table:table-cell office:value-type="float" office:value="0.253684" calcext:value-type="float">
            <text:p>0.253684</text:p>
          </table:table-cell>
          <table:table-cell office:value-type="float" office:value="0.22639" calcext:value-type="float">
            <text:p>0.22639</text:p>
          </table:table-cell>
          <table:table-cell office:value-type="float" office:value="0.235345" calcext:value-type="float">
            <text:p>0.235345</text:p>
          </table:table-cell>
          <table:table-cell office:value-type="float" office:value="0.209413" calcext:value-type="float">
            <text:p>0.209413</text:p>
          </table:table-cell>
          <table:table-cell office:value-type="float" office:value="0.204526" calcext:value-type="float">
            <text:p>0.204526</text:p>
          </table:table-cell>
          <table:table-cell office:value-type="float" office:value="0.193249" calcext:value-type="float">
            <text:p>0.193249</text:p>
          </table:table-cell>
          <table:table-cell office:value-type="float" office:value="0.197532" calcext:value-type="float">
            <text:p>0.197532</text:p>
          </table:table-cell>
          <table:table-cell office:value-type="float" office:value="0.213459" calcext:value-type="float">
            <text:p>0.213459</text:p>
          </table:table-cell>
          <table:table-cell office:value-type="float" office:value="0.23913" calcext:value-type="float">
            <text:p>0.23913</text:p>
          </table:table-cell>
          <table:table-cell office:value-type="float" office:value="0.199482" calcext:value-type="float">
            <text:p>0.199482</text:p>
          </table:table-cell>
          <table:table-cell office:value-type="float" office:value="0.280591" calcext:value-type="float">
            <text:p>0.280591</text:p>
          </table:table-cell>
          <table:table-cell office:value-type="float" office:value="0.278548" calcext:value-type="float">
            <text:p>0.278548</text:p>
          </table:table-cell>
          <table:table-cell office:value-type="float" office:value="0.192611" calcext:value-type="float">
            <text:p>0.192611</text:p>
          </table:table-cell>
          <table:table-cell office:value-type="float" office:value="0.236306" calcext:value-type="float">
            <text:p>0.236306</text:p>
          </table:table-cell>
          <table:table-cell office:value-type="float" office:value="0.211921" calcext:value-type="float">
            <text:p>0.211921</text:p>
          </table:table-cell>
          <table:table-cell office:value-type="float" office:value="0.181475" calcext:value-type="float">
            <text:p>0.181475</text:p>
          </table:table-cell>
          <table:table-cell office:value-type="float" office:value="0.263697" calcext:value-type="float">
            <text:p>0.263697</text:p>
          </table:table-cell>
          <table:table-cell office:value-type="float" office:value="0.187852" calcext:value-type="float">
            <text:p>0.187852</text:p>
          </table:table-cell>
          <table:table-cell office:value-type="float" office:value="0.20607" calcext:value-type="float">
            <text:p>0.20607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3347" calcext:value-type="float">
            <text:p>0.3347</text:p>
          </table:table-cell>
          <table:table-cell office:value-type="float" office:value="0.201097" calcext:value-type="float">
            <text:p>0.201097</text:p>
          </table:table-cell>
          <table:table-cell office:value-type="float" office:value="0.252841" calcext:value-type="float">
            <text:p>0.252841</text:p>
          </table:table-cell>
          <table:table-cell office:value-type="float" office:value="0.335098" calcext:value-type="float">
            <text:p>0.335098</text:p>
          </table:table-cell>
          <table:table-cell office:value-type="float" office:value="0.219239" calcext:value-type="float">
            <text:p>0.219239</text:p>
          </table:table-cell>
          <table:table-cell office:value-type="float" office:value="0.233844" calcext:value-type="float">
            <text:p>0.233844</text:p>
          </table:table-cell>
          <table:table-cell office:value-type="float" office:value="0.283815" calcext:value-type="float">
            <text:p>0.283815</text:p>
          </table:table-cell>
          <table:table-cell office:value-type="float" office:value="0.234271" calcext:value-type="float">
            <text:p>0.234271</text:p>
          </table:table-cell>
          <table:table-cell office:value-type="float" office:value="0.230564" calcext:value-type="float">
            <text:p>0.230564</text:p>
          </table:table-cell>
          <table:table-cell office:value-type="float" office:value="0.180998" calcext:value-type="float">
            <text:p>0.180998</text:p>
          </table:table-cell>
          <table:table-cell office:value-type="float" office:value="0.250623" calcext:value-type="float">
            <text:p>0.250623</text:p>
          </table:table-cell>
          <table:table-cell office:value-type="float" office:value="0.299575" calcext:value-type="float">
            <text:p>0.299575</text:p>
          </table:table-cell>
          <table:table-cell office:value-type="float" office:value="0.195931" calcext:value-type="float">
            <text:p>0.195931</text:p>
          </table:table-cell>
          <table:table-cell office:value-type="float" office:value="0.210885" calcext:value-type="float">
            <text:p>0.210885</text:p>
          </table:table-cell>
          <table:table-cell office:value-type="float" office:value="0.243662" calcext:value-type="float">
            <text:p>0.243662</text:p>
          </table:table-cell>
          <table:table-cell office:value-type="float" office:value="0.287829" calcext:value-type="float">
            <text:p>0.287829</text:p>
          </table:table-cell>
          <table:table-cell office:value-type="float" office:value="0.195801" calcext:value-type="float">
            <text:p>0.195801</text:p>
          </table:table-cell>
          <table:table-cell office:value-type="float" office:value="0.202318" calcext:value-type="float">
            <text:p>0.202318</text:p>
          </table:table-cell>
          <table:table-cell office:value-type="float" office:value="0.200871" calcext:value-type="float">
            <text:p>0.200871</text:p>
          </table:table-cell>
          <table:table-cell office:value-type="float" office:value="0.316528" calcext:value-type="float">
            <text:p>0.316528</text:p>
          </table:table-cell>
          <table:table-cell office:value-type="float" office:value="0.200354" calcext:value-type="float">
            <text:p>0.20035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99816" calcext:value-type="float">
            <text:p>0.299816</text:p>
          </table:table-cell>
          <table:table-cell office:value-type="float" office:value="0.193356" calcext:value-type="float">
            <text:p>0.193356</text:p>
          </table:table-cell>
          <table:table-cell office:value-type="float" office:value="0.193959" calcext:value-type="float">
            <text:p>0.193959</text:p>
          </table:table-cell>
          <table:table-cell office:value-type="float" office:value="0.225428" calcext:value-type="float">
            <text:p>0.225428</text:p>
          </table:table-cell>
          <table:table-cell office:value-type="float" office:value="0.197314" calcext:value-type="float">
            <text:p>0.197314</text:p>
          </table:table-cell>
          <table:table-cell office:value-type="float" office:value="0.291542" calcext:value-type="float">
            <text:p>0.291542</text:p>
          </table:table-cell>
          <table:table-cell office:value-type="float" office:value="0.337541" calcext:value-type="float">
            <text:p>0.337541</text:p>
          </table:table-cell>
          <table:table-cell office:value-type="float" office:value="0.218215" calcext:value-type="float">
            <text:p>0.218215</text:p>
          </table:table-cell>
          <table:table-cell office:value-type="float" office:value="0.222043" calcext:value-type="float">
            <text:p>0.222043</text:p>
          </table:table-cell>
          <table:table-cell office:value-type="float" office:value="0.289368" calcext:value-type="float">
            <text:p>0.289368</text:p>
          </table:table-cell>
          <table:table-cell office:value-type="float" office:value="0.289584" calcext:value-type="float">
            <text:p>0.289584</text:p>
          </table:table-cell>
          <table:table-cell office:value-type="float" office:value="0.191569" calcext:value-type="float">
            <text:p>0.191569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0.281963" calcext:value-type="float">
            <text:p>0.281963</text:p>
          </table:table-cell>
          <table:table-cell office:value-type="float" office:value="0.253487" calcext:value-type="float">
            <text:p>0.253487</text:p>
          </table:table-cell>
          <table:table-cell office:value-type="float" office:value="0.221049" calcext:value-type="float">
            <text:p>0.221049</text:p>
          </table:table-cell>
          <table:table-cell office:value-type="float" office:value="0.261341" calcext:value-type="float">
            <text:p>0.261341</text:p>
          </table:table-cell>
          <table:table-cell office:value-type="float" office:value="0.230826" calcext:value-type="float">
            <text:p>0.230826</text:p>
          </table:table-cell>
          <table:table-cell office:value-type="float" office:value="0.200231" calcext:value-type="float">
            <text:p>0.200231</text:p>
          </table:table-cell>
          <table:table-cell office:value-type="float" office:value="0.183498" calcext:value-type="float">
            <text:p>0.183498</text:p>
          </table:table-cell>
          <table:table-cell office:value-type="float" office:value="0.18511" calcext:value-type="float">
            <text:p>0.18511</text:p>
          </table:table-cell>
          <table:table-cell office:value-type="float" office:value="0.197587" calcext:value-type="float">
            <text:p>0.197587</text:p>
          </table:table-cell>
          <table:table-cell office:value-type="float" office:value="0.282392" calcext:value-type="float">
            <text:p>0.282392</text:p>
          </table:table-cell>
          <table:table-cell office:value-type="float" office:value="0.222513" calcext:value-type="float">
            <text:p>0.222513</text:p>
          </table:table-cell>
          <table:table-cell office:value-type="float" office:value="0.211839" calcext:value-type="float">
            <text:p>0.211839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0.237329" calcext:value-type="float">
            <text:p>0.237329</text:p>
          </table:table-cell>
          <table:table-cell office:value-type="float" office:value="0.324804" calcext:value-type="float">
            <text:p>0.324804</text:p>
          </table:table-cell>
          <table:table-cell office:value-type="float" office:value="0.24351" calcext:value-type="float">
            <text:p>0.24351</text:p>
          </table:table-cell>
          <table:table-cell office:value-type="float" office:value="0.406134" calcext:value-type="float">
            <text:p>0.406134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0.193016" calcext:value-type="float">
            <text:p>0.193016</text:p>
          </table:table-cell>
          <table:table-cell office:value-type="float" office:value="0.19676" calcext:value-type="float">
            <text:p>0.19676</text:p>
          </table:table-cell>
          <table:table-cell office:value-type="float" office:value="0.229752" calcext:value-type="float">
            <text:p>0.229752</text:p>
          </table:table-cell>
          <table:table-cell office:value-type="float" office:value="0.207407" calcext:value-type="float">
            <text:p>0.207407</text:p>
          </table:table-cell>
          <table:table-cell office:value-type="float" office:value="0.200336" calcext:value-type="float">
            <text:p>0.200336</text:p>
          </table:table-cell>
          <table:table-cell office:value-type="float" office:value="0.206899" calcext:value-type="float">
            <text:p>0.206899</text:p>
          </table:table-cell>
          <table:table-cell office:value-type="float" office:value="0.392584" calcext:value-type="float">
            <text:p>0.392584</text:p>
          </table:table-cell>
          <table:table-cell office:value-type="float" office:value="0.314743" calcext:value-type="float">
            <text:p>0.314743</text:p>
          </table:table-cell>
          <table:table-cell office:value-type="float" office:value="0.304521" calcext:value-type="float">
            <text:p>0.304521</text:p>
          </table:table-cell>
          <table:table-cell office:value-type="float" office:value="0.226564" calcext:value-type="float">
            <text:p>0.226564</text:p>
          </table:table-cell>
          <table:table-cell office:value-type="float" office:value="0.254494" calcext:value-type="float">
            <text:p>0.254494</text:p>
          </table:table-cell>
          <table:table-cell office:value-type="float" office:value="0.323115" calcext:value-type="float">
            <text:p>0.323115</text:p>
          </table:table-cell>
          <table:table-cell office:value-type="float" office:value="0.189724" calcext:value-type="float">
            <text:p>0.189724</text:p>
          </table:table-cell>
          <table:table-cell office:value-type="float" office:value="0.199441" calcext:value-type="float">
            <text:p>0.199441</text:p>
          </table:table-cell>
          <table:table-cell office:value-type="float" office:value="0.229346" calcext:value-type="float">
            <text:p>0.229346</text:p>
          </table:table-cell>
          <table:table-cell office:value-type="float" office:value="0.33482" calcext:value-type="float">
            <text:p>0.33482</text:p>
          </table:table-cell>
          <table:table-cell office:value-type="float" office:value="0.22798" calcext:value-type="float">
            <text:p>0.22798</text:p>
          </table:table-cell>
          <table:table-cell office:value-type="float" office:value="0.426037" calcext:value-type="float">
            <text:p>0.426037</text:p>
          </table:table-cell>
          <table:table-cell office:value-type="float" office:value="0.237837" calcext:value-type="float">
            <text:p>0.237837</text:p>
          </table:table-cell>
          <table:table-cell office:value-type="float" office:value="0.207019" calcext:value-type="float">
            <text:p>0.207019</text:p>
          </table:table-cell>
          <table:table-cell office:value-type="float" office:value="0.344827" calcext:value-type="float">
            <text:p>0.344827</text:p>
          </table:table-cell>
          <table:table-cell office:value-type="float" office:value="0.203111" calcext:value-type="float">
            <text:p>0.203111</text:p>
          </table:table-cell>
          <table:table-cell office:value-type="float" office:value="0.225652" calcext:value-type="float">
            <text:p>0.225652</text:p>
          </table:table-cell>
          <table:table-cell office:value-type="float" office:value="0.253443" calcext:value-type="float">
            <text:p>0.253443</text:p>
          </table:table-cell>
          <table:table-cell office:value-type="float" office:value="0.264212" calcext:value-type="float">
            <text:p>0.264212</text:p>
          </table:table-cell>
          <table:table-cell office:value-type="float" office:value="0.18067" calcext:value-type="float">
            <text:p>0.18067</text:p>
          </table:table-cell>
          <table:table-cell office:value-type="float" office:value="0.439611" calcext:value-type="float">
            <text:p>0.439611</text:p>
          </table:table-cell>
          <table:table-cell office:value-type="float" office:value="0.373674" calcext:value-type="float">
            <text:p>0.373674</text:p>
          </table:table-cell>
          <table:table-cell office:value-type="float" office:value="0.249765" calcext:value-type="float">
            <text:p>0.249765</text:p>
          </table:table-cell>
          <table:table-cell office:value-type="float" office:value="0.235648" calcext:value-type="float">
            <text:p>0.235648</text:p>
          </table:table-cell>
          <table:table-cell office:value-type="float" office:value="0.314221" calcext:value-type="float">
            <text:p>0.314221</text:p>
          </table:table-cell>
          <table:table-cell office:value-type="float" office:value="0.241728" calcext:value-type="float">
            <text:p>0.241728</text:p>
          </table:table-cell>
          <table:table-cell office:value-type="float" office:value="0.27858" calcext:value-type="float">
            <text:p>0.27858</text:p>
          </table:table-cell>
          <table:table-cell office:value-type="float" office:value="0.243311" calcext:value-type="float">
            <text:p>0.243311</text:p>
          </table:table-cell>
          <table:table-cell office:value-type="float" office:value="0.378215" calcext:value-type="float">
            <text:p>0.378215</text:p>
          </table:table-cell>
          <table:table-cell office:value-type="float" office:value="0.316115" calcext:value-type="float">
            <text:p>0.316115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315588" calcext:value-type="float">
            <text:p>0.315588</text:p>
          </table:table-cell>
          <table:table-cell office:value-type="float" office:value="0.195886" calcext:value-type="float">
            <text:p>0.195886</text:p>
          </table:table-cell>
          <table:table-cell office:value-type="float" office:value="0.179228" calcext:value-type="float">
            <text:p>0.179228</text:p>
          </table:table-cell>
          <table:table-cell office:value-type="float" office:value="0.318286" calcext:value-type="float">
            <text:p>0.318286</text:p>
          </table:table-cell>
          <table:table-cell office:value-type="float" office:value="0.197357" calcext:value-type="float">
            <text:p>0.197357</text:p>
          </table:table-cell>
          <table:table-cell office:value-type="float" office:value="0.335082" calcext:value-type="float">
            <text:p>0.335082</text:p>
          </table:table-cell>
          <table:table-cell office:value-type="float" office:value="0.234219" calcext:value-type="float">
            <text:p>0.234219</text:p>
          </table:table-cell>
          <table:table-cell office:value-type="float" office:value="0.280127" calcext:value-type="float">
            <text:p>0.280127</text:p>
          </table:table-cell>
          <table:table-cell office:value-type="float" office:value="0.178747" calcext:value-type="float">
            <text:p>0.178747</text:p>
          </table:table-cell>
          <table:table-cell office:value-type="float" office:value="0.335535" calcext:value-type="float">
            <text:p>0.335535</text:p>
          </table:table-cell>
          <table:table-cell office:value-type="float" office:value="0.234439" calcext:value-type="float">
            <text:p>0.234439</text:p>
          </table:table-cell>
          <table:table-cell office:value-type="float" office:value="0.271295" calcext:value-type="float">
            <text:p>0.271295</text:p>
          </table:table-cell>
          <table:table-cell office:value-type="float" office:value="0.266797" calcext:value-type="float">
            <text:p>0.266797</text:p>
          </table:table-cell>
          <table:table-cell office:value-type="float" office:value="0.253992" calcext:value-type="float">
            <text:p>0.253992</text:p>
          </table:table-cell>
          <table:table-cell office:value-type="float" office:value="0.188865" calcext:value-type="float">
            <text:p>0.188865</text:p>
          </table:table-cell>
          <table:table-cell office:value-type="float" office:value="0.0965153" calcext:value-type="float">
            <text:p>0.096515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77788" calcext:value-type="float">
            <text:p>0.177788</text:p>
          </table:table-cell>
          <table:table-cell office:value-type="float" office:value="0.191382" calcext:value-type="float">
            <text:p>0.191382</text:p>
          </table:table-cell>
          <table:table-cell office:value-type="float" office:value="0.181079" calcext:value-type="float">
            <text:p>0.181079</text:p>
          </table:table-cell>
          <table:table-cell office:value-type="float" office:value="0.184122" calcext:value-type="float">
            <text:p>0.184122</text:p>
          </table:table-cell>
          <table:table-cell office:value-type="float" office:value="0.287715" calcext:value-type="float">
            <text:p>0.287715</text:p>
          </table:table-cell>
          <table:table-cell office:value-type="float" office:value="0.271685" calcext:value-type="float">
            <text:p>0.271685</text:p>
          </table:table-cell>
          <table:table-cell office:value-type="float" office:value="0.196917" calcext:value-type="float">
            <text:p>0.196917</text:p>
          </table:table-cell>
          <table:table-cell office:value-type="float" office:value="0.269244" calcext:value-type="float">
            <text:p>0.269244</text:p>
          </table:table-cell>
          <table:table-cell office:value-type="float" office:value="0.264649" calcext:value-type="float">
            <text:p>0.264649</text:p>
          </table:table-cell>
          <table:table-cell office:value-type="float" office:value="0.210355" calcext:value-type="float">
            <text:p>0.210355</text:p>
          </table:table-cell>
          <table:table-cell office:value-type="float" office:value="0.307811" calcext:value-type="float">
            <text:p>0.307811</text:p>
          </table:table-cell>
          <table:table-cell office:value-type="float" office:value="0.222807" calcext:value-type="float">
            <text:p>0.222807</text:p>
          </table:table-cell>
          <table:table-cell office:value-type="float" office:value="0.232025" calcext:value-type="float">
            <text:p>0.232025</text:p>
          </table:table-cell>
          <table:table-cell office:value-type="float" office:value="0.255383" calcext:value-type="float">
            <text:p>0.255383</text:p>
          </table:table-cell>
          <table:table-cell office:value-type="float" office:value="0.266932" calcext:value-type="float">
            <text:p>0.266932</text:p>
          </table:table-cell>
          <table:table-cell office:value-type="float" office:value="0.403461" calcext:value-type="float">
            <text:p>0.403461</text:p>
          </table:table-cell>
          <table:table-cell office:value-type="float" office:value="0.248886" calcext:value-type="float">
            <text:p>0.248886</text:p>
          </table:table-cell>
          <table:table-cell office:value-type="float" office:value="0.202638" calcext:value-type="float">
            <text:p>0.202638</text:p>
          </table:table-cell>
          <table:table-cell office:value-type="float" office:value="0.25559" calcext:value-type="float">
            <text:p>0.2555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70936" calcext:value-type="float">
            <text:p>0.270936</text:p>
          </table:table-cell>
          <table:table-cell office:value-type="float" office:value="0.200635" calcext:value-type="float">
            <text:p>0.200635</text:p>
          </table:table-cell>
          <table:table-cell office:value-type="float" office:value="0.203044" calcext:value-type="float">
            <text:p>0.203044</text:p>
          </table:table-cell>
          <table:table-cell office:value-type="float" office:value="0.192076" calcext:value-type="float">
            <text:p>0.192076</text:p>
          </table:table-cell>
          <table:table-cell office:value-type="float" office:value="0.301845" calcext:value-type="float">
            <text:p>0.301845</text:p>
          </table:table-cell>
          <table:table-cell office:value-type="float" office:value="0.298183" calcext:value-type="float">
            <text:p>0.298183</text:p>
          </table:table-cell>
          <table:table-cell office:value-type="float" office:value="0.274372" calcext:value-type="float">
            <text:p>0.274372</text:p>
          </table:table-cell>
          <table:table-cell office:value-type="float" office:value="0.267407" calcext:value-type="float">
            <text:p>0.267407</text:p>
          </table:table-cell>
          <table:table-cell office:value-type="float" office:value="0.235579" calcext:value-type="float">
            <text:p>0.235579</text:p>
          </table:table-cell>
          <table:table-cell office:value-type="float" office:value="0.22249" calcext:value-type="float">
            <text:p>0.22249</text:p>
          </table:table-cell>
          <table:table-cell office:value-type="float" office:value="0.210643" calcext:value-type="float">
            <text:p>0.210643</text:p>
          </table:table-cell>
          <table:table-cell office:value-type="float" office:value="0.235224" calcext:value-type="float">
            <text:p>0.235224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189943" calcext:value-type="float">
            <text:p>0.189943</text:p>
          </table:table-cell>
          <table:table-cell office:value-type="float" office:value="0.220784" calcext:value-type="float">
            <text:p>0.220784</text:p>
          </table:table-cell>
          <table:table-cell office:value-type="float" office:value="0.242577" calcext:value-type="float">
            <text:p>0.242577</text:p>
          </table:table-cell>
          <table:table-cell office:value-type="float" office:value="0.198527" calcext:value-type="float">
            <text:p>0.198527</text:p>
          </table:table-cell>
          <table:table-cell office:value-type="float" office:value="0.203226" calcext:value-type="float">
            <text:p>0.203226</text:p>
          </table:table-cell>
          <table:table-cell office:value-type="float" office:value="0.203322" calcext:value-type="float">
            <text:p>0.203322</text:p>
          </table:table-cell>
          <table:table-cell office:value-type="float" office:value="0.30502" calcext:value-type="float">
            <text:p>0.30502</text:p>
          </table:table-cell>
          <table:table-cell office:value-type="float" office:value="0.205786" calcext:value-type="float">
            <text:p>0.205786</text:p>
          </table:table-cell>
          <table:table-cell office:value-type="float" office:value="0.202062" calcext:value-type="float">
            <text:p>0.202062</text:p>
          </table:table-cell>
          <table:table-cell office:value-type="float" office:value="0.339531" calcext:value-type="float">
            <text:p>0.339531</text:p>
          </table:table-cell>
          <table:table-cell office:value-type="float" office:value="0.234118" calcext:value-type="float">
            <text:p>0.234118</text:p>
          </table:table-cell>
          <table:table-cell office:value-type="float" office:value="0.220197" calcext:value-type="float">
            <text:p>0.220197</text:p>
          </table:table-cell>
          <table:table-cell office:value-type="float" office:value="0.182871" calcext:value-type="float">
            <text:p>0.182871</text:p>
          </table:table-cell>
          <table:table-cell office:value-type="float" office:value="0.196464" calcext:value-type="float">
            <text:p>0.196464</text:p>
          </table:table-cell>
          <table:table-cell office:value-type="float" office:value="0.269528" calcext:value-type="float">
            <text:p>0.269528</text:p>
          </table:table-cell>
          <table:table-cell office:value-type="float" office:value="0.199917" calcext:value-type="float">
            <text:p>0.199917</text:p>
          </table:table-cell>
          <table:table-cell office:value-type="float" office:value="0.227263" calcext:value-type="float">
            <text:p>0.227263</text:p>
          </table:table-cell>
          <table:table-cell office:value-type="float" office:value="0.19423" calcext:value-type="float">
            <text:p>0.19423</text:p>
          </table:table-cell>
          <table:table-cell office:value-type="float" office:value="0.255027" calcext:value-type="float">
            <text:p>0.255027</text:p>
          </table:table-cell>
          <table:table-cell office:value-type="float" office:value="0.233197" calcext:value-type="float">
            <text:p>0.233197</text:p>
          </table:table-cell>
          <table:table-cell office:value-type="float" office:value="0.341147" calcext:value-type="float">
            <text:p>0.341147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214161" calcext:value-type="float">
            <text:p>0.214161</text:p>
          </table:table-cell>
          <table:table-cell office:value-type="float" office:value="0.219999" calcext:value-type="float">
            <text:p>0.219999</text:p>
          </table:table-cell>
          <table:table-cell office:value-type="float" office:value="0.204988" calcext:value-type="float">
            <text:p>0.204988</text:p>
          </table:table-cell>
          <table:table-cell office:value-type="float" office:value="0.194309" calcext:value-type="float">
            <text:p>0.194309</text:p>
          </table:table-cell>
          <table:table-cell office:value-type="float" office:value="0.242226" calcext:value-type="float">
            <text:p>0.242226</text:p>
          </table:table-cell>
          <table:table-cell office:value-type="float" office:value="0.304603" calcext:value-type="float">
            <text:p>0.304603</text:p>
          </table:table-cell>
          <table:table-cell office:value-type="float" office:value="0.253303" calcext:value-type="float">
            <text:p>0.253303</text:p>
          </table:table-cell>
          <table:table-cell office:value-type="float" office:value="0.249833" calcext:value-type="float">
            <text:p>0.249833</text:p>
          </table:table-cell>
          <table:table-cell office:value-type="float" office:value="0.372994" calcext:value-type="float">
            <text:p>0.372994</text:p>
          </table:table-cell>
          <table:table-cell office:value-type="float" office:value="0.216372" calcext:value-type="float">
            <text:p>0.216372</text:p>
          </table:table-cell>
          <table:table-cell office:value-type="float" office:value="0.226978" calcext:value-type="float">
            <text:p>0.226978</text:p>
          </table:table-cell>
          <table:table-cell office:value-type="float" office:value="0.355529" calcext:value-type="float">
            <text:p>0.355529</text:p>
          </table:table-cell>
          <table:table-cell office:value-type="float" office:value="0.214737" calcext:value-type="float">
            <text:p>0.214737</text:p>
          </table:table-cell>
          <table:table-cell office:value-type="float" office:value="0.20437" calcext:value-type="float">
            <text:p>0.20437</text:p>
          </table:table-cell>
          <table:table-cell office:value-type="float" office:value="0.294538" calcext:value-type="float">
            <text:p>0.294538</text:p>
          </table:table-cell>
          <table:table-cell office:value-type="float" office:value="0.243868" calcext:value-type="float">
            <text:p>0.243868</text:p>
          </table:table-cell>
          <table:table-cell office:value-type="float" office:value="0.275328" calcext:value-type="float">
            <text:p>0.275328</text:p>
          </table:table-cell>
          <table:table-cell office:value-type="float" office:value="0.274957" calcext:value-type="float">
            <text:p>0.274957</text:p>
          </table:table-cell>
          <table:table-cell office:value-type="float" office:value="0.326157" calcext:value-type="float">
            <text:p>0.326157</text:p>
          </table:table-cell>
          <table:table-cell office:value-type="float" office:value="0.202311" calcext:value-type="float">
            <text:p>0.202311</text:p>
          </table:table-cell>
          <table:table-cell office:value-type="float" office:value="0.225751" calcext:value-type="float">
            <text:p>0.225751</text:p>
          </table:table-cell>
          <table:table-cell office:value-type="float" office:value="0.27983" calcext:value-type="float">
            <text:p>0.27983</text:p>
          </table:table-cell>
          <table:table-cell office:value-type="float" office:value="0.2057" calcext:value-type="float">
            <text:p>0.2057</text:p>
          </table:table-cell>
          <table:table-cell office:value-type="float" office:value="0.31517" calcext:value-type="float">
            <text:p>0.31517</text:p>
          </table:table-cell>
          <table:table-cell office:value-type="float" office:value="0.214679" calcext:value-type="float">
            <text:p>0.214679</text:p>
          </table:table-cell>
          <table:table-cell office:value-type="float" office:value="0.195825" calcext:value-type="float">
            <text:p>0.195825</text:p>
          </table:table-cell>
          <table:table-cell office:value-type="float" office:value="0.235269" calcext:value-type="float">
            <text:p>0.235269</text:p>
          </table:table-cell>
          <table:table-cell office:value-type="float" office:value="0.209837" calcext:value-type="float">
            <text:p>0.209837</text:p>
          </table:table-cell>
          <table:table-cell office:value-type="float" office:value="0.26584" calcext:value-type="float">
            <text:p>0.26584</text:p>
          </table:table-cell>
          <table:table-cell office:value-type="float" office:value="0.228078" calcext:value-type="float">
            <text:p>0.228078</text:p>
          </table:table-cell>
          <table:table-cell office:value-type="float" office:value="0.338705" calcext:value-type="float">
            <text:p>0.338705</text:p>
          </table:table-cell>
          <table:table-cell office:value-type="float" office:value="0.213726" calcext:value-type="float">
            <text:p>0.213726</text:p>
          </table:table-cell>
          <table:table-cell office:value-type="float" office:value="0.195934" calcext:value-type="float">
            <text:p>0.195934</text:p>
          </table:table-cell>
          <table:table-cell office:value-type="float" office:value="0.235663" calcext:value-type="float">
            <text:p>0.235663</text:p>
          </table:table-cell>
          <table:table-cell office:value-type="float" office:value="0.269191" calcext:value-type="float">
            <text:p>0.269191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0.212767" calcext:value-type="float">
            <text:p>0.212767</text:p>
          </table:table-cell>
          <table:table-cell office:value-type="float" office:value="0.443641" calcext:value-type="float">
            <text:p>0.443641</text:p>
          </table:table-cell>
          <table:table-cell office:value-type="float" office:value="0.36185" calcext:value-type="float">
            <text:p>0.36185</text:p>
          </table:table-cell>
          <table:table-cell office:value-type="float" office:value="0.256402" calcext:value-type="float">
            <text:p>0.256402</text:p>
          </table:table-cell>
          <table:table-cell office:value-type="float" office:value="0.272663" calcext:value-type="float">
            <text:p>0.272663</text:p>
          </table:table-cell>
          <table:table-cell office:value-type="float" office:value="0.325177" calcext:value-type="float">
            <text:p>0.325177</text:p>
          </table:table-cell>
          <table:table-cell office:value-type="float" office:value="0.210424" calcext:value-type="float">
            <text:p>0.210424</text:p>
          </table:table-cell>
          <table:table-cell office:value-type="float" office:value="0.331984" calcext:value-type="float">
            <text:p>0.331984</text:p>
          </table:table-cell>
          <table:table-cell office:value-type="float" office:value="0.274334" calcext:value-type="float">
            <text:p>0.274334</text:p>
          </table:table-cell>
          <table:table-cell office:value-type="float" office:value="0.319059" calcext:value-type="float">
            <text:p>0.319059</text:p>
          </table:table-cell>
          <table:table-cell office:value-type="float" office:value="0.37448" calcext:value-type="float">
            <text:p>0.37448</text:p>
          </table:table-cell>
          <table:table-cell office:value-type="float" office:value="0.285815" calcext:value-type="float">
            <text:p>0.285815</text:p>
          </table:table-cell>
          <table:table-cell office:value-type="float" office:value="0.224843" calcext:value-type="float">
            <text:p>0.224843</text:p>
          </table:table-cell>
          <table:table-cell office:value-type="float" office:value="0.474182" calcext:value-type="float">
            <text:p>0.474182</text:p>
          </table:table-cell>
          <table:table-cell office:value-type="float" office:value="0.473828" calcext:value-type="float">
            <text:p>0.473828</text:p>
          </table:table-cell>
          <table:table-cell office:value-type="float" office:value="0.277862" calcext:value-type="float">
            <text:p>0.277862</text:p>
          </table:table-cell>
          <table:table-cell office:value-type="float" office:value="0.342043" calcext:value-type="float">
            <text:p>0.342043</text:p>
          </table:table-cell>
          <table:table-cell office:value-type="float" office:value="0.205551" calcext:value-type="float">
            <text:p>0.205551</text:p>
          </table:table-cell>
          <table:table-cell office:value-type="float" office:value="0.212111" calcext:value-type="float">
            <text:p>0.212111</text:p>
          </table:table-cell>
          <table:table-cell office:value-type="float" office:value="0.222594" calcext:value-type="float">
            <text:p>0.222594</text:p>
          </table:table-cell>
          <table:table-cell office:value-type="float" office:value="0.238415" calcext:value-type="float">
            <text:p>0.238415</text:p>
          </table:table-cell>
          <table:table-cell office:value-type="float" office:value="0.265809" calcext:value-type="float">
            <text:p>0.265809</text:p>
          </table:table-cell>
          <table:table-cell office:value-type="float" office:value="0.370559" calcext:value-type="float">
            <text:p>0.370559</text:p>
          </table:table-cell>
          <table:table-cell office:value-type="float" office:value="0.218674" calcext:value-type="float">
            <text:p>0.218674</text:p>
          </table:table-cell>
          <table:table-cell office:value-type="float" office:value="0.223175" calcext:value-type="float">
            <text:p>0.223175</text:p>
          </table:table-cell>
          <table:table-cell office:value-type="float" office:value="0.21401" calcext:value-type="float">
            <text:p>0.21401</text:p>
          </table:table-cell>
          <table:table-cell office:value-type="float" office:value="0.365658" calcext:value-type="float">
            <text:p>0.365658</text:p>
          </table:table-cell>
          <table:table-cell office:value-type="float" office:value="0.311031" calcext:value-type="float">
            <text:p>0.311031</text:p>
          </table:table-cell>
          <table:table-cell office:value-type="float" office:value="0.362369" calcext:value-type="float">
            <text:p>0.362369</text:p>
          </table:table-cell>
          <table:table-cell office:value-type="float" office:value="0.362475" calcext:value-type="float">
            <text:p>0.362475</text:p>
          </table:table-cell>
          <table:table-cell office:value-type="float" office:value="0.433763" calcext:value-type="float">
            <text:p>0.433763</text:p>
          </table:table-cell>
          <table:table-cell office:value-type="float" office:value="0.218529" calcext:value-type="float">
            <text:p>0.218529</text:p>
          </table:table-cell>
          <table:table-cell office:value-type="float" office:value="0.319889" calcext:value-type="float">
            <text:p>0.319889</text:p>
          </table:table-cell>
          <table:table-cell office:value-type="float" office:value="0.244831" calcext:value-type="float">
            <text:p>0.244831</text:p>
          </table:table-cell>
          <table:table-cell office:value-type="float" office:value="0.224875" calcext:value-type="float">
            <text:p>0.224875</text:p>
          </table:table-cell>
          <table:table-cell office:value-type="float" office:value="0.276257" calcext:value-type="float">
            <text:p>0.276257</text:p>
          </table:table-cell>
          <table:table-cell office:value-type="float" office:value="0.296164" calcext:value-type="float">
            <text:p>0.296164</text:p>
          </table:table-cell>
          <table:table-cell office:value-type="float" office:value="0.221462" calcext:value-type="float">
            <text:p>0.221462</text:p>
          </table:table-cell>
          <table:table-cell office:value-type="float" office:value="0.212374" calcext:value-type="float">
            <text:p>0.212374</text:p>
          </table:table-cell>
          <table:table-cell office:value-type="float" office:value="0.199676" calcext:value-type="float">
            <text:p>0.199676</text:p>
          </table:table-cell>
          <table:table-cell office:value-type="float" office:value="0.21796" calcext:value-type="float">
            <text:p>0.21796</text:p>
          </table:table-cell>
          <table:table-cell office:value-type="float" office:value="0.361896" calcext:value-type="float">
            <text:p>0.361896</text:p>
          </table:table-cell>
          <table:table-cell office:value-type="float" office:value="0.405146" calcext:value-type="float">
            <text:p>0.405146</text:p>
          </table:table-cell>
          <table:table-cell office:value-type="float" office:value="0.327081" calcext:value-type="float">
            <text:p>0.327081</text:p>
          </table:table-cell>
          <table:table-cell office:value-type="float" office:value="0.219241" calcext:value-type="float">
            <text:p>0.219241</text:p>
          </table:table-cell>
          <table:table-cell office:value-type="float" office:value="0.19361" calcext:value-type="float">
            <text:p>0.19361</text:p>
          </table:table-cell>
          <table:table-cell office:value-type="float" office:value="0.216866" calcext:value-type="float">
            <text:p>0.216866</text:p>
          </table:table-cell>
          <table:table-cell office:value-type="float" office:value="0.204867" calcext:value-type="float">
            <text:p>0.204867</text:p>
          </table:table-cell>
          <table:table-cell office:value-type="float" office:value="0.28538" calcext:value-type="float">
            <text:p>0.28538</text:p>
          </table:table-cell>
          <table:table-cell office:value-type="float" office:value="0.321009" calcext:value-type="float">
            <text:p>0.321009</text:p>
          </table:table-cell>
          <table:table-cell office:value-type="float" office:value="0.354674" calcext:value-type="float">
            <text:p>0.354674</text:p>
          </table:table-cell>
          <table:table-cell office:value-type="float" office:value="0.193271" calcext:value-type="float">
            <text:p>0.193271</text:p>
          </table:table-cell>
          <table:table-cell office:value-type="float" office:value="0.203899" calcext:value-type="float">
            <text:p>0.203899</text:p>
          </table:table-cell>
          <table:table-cell office:value-type="float" office:value="0.360565" calcext:value-type="float">
            <text:p>0.360565</text:p>
          </table:table-cell>
          <table:table-cell office:value-type="float" office:value="0.252218" calcext:value-type="float">
            <text:p>0.252218</text:p>
          </table:table-cell>
          <table:table-cell office:value-type="float" office:value="0.219121" calcext:value-type="float">
            <text:p>0.219121</text:p>
          </table:table-cell>
          <table:table-cell office:value-type="float" office:value="0.205311" calcext:value-type="float">
            <text:p>0.205311</text:p>
          </table:table-cell>
          <table:table-cell office:value-type="float" office:value="0.196852" calcext:value-type="float">
            <text:p>0.19685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68202" calcext:value-type="float">
            <text:p>0.868202</text:p>
          </table:table-cell>
          <table:table-cell office:value-type="float" office:value="0.96173" calcext:value-type="float">
            <text:p>0.96173</text:p>
          </table:table-cell>
          <table:table-cell office:value-type="float" office:value="0.621116" calcext:value-type="float">
            <text:p>0.621116</text:p>
          </table:table-cell>
          <table:table-cell office:value-type="float" office:value="0.681698" calcext:value-type="float">
            <text:p>0.681698</text:p>
          </table:table-cell>
          <table:table-cell office:value-type="float" office:value="0.826635" calcext:value-type="float">
            <text:p>0.826635</text:p>
          </table:table-cell>
          <table:table-cell office:value-type="float" office:value="0.947162" calcext:value-type="float">
            <text:p>0.947162</text:p>
          </table:table-cell>
          <table:table-cell office:value-type="float" office:value="0.807688" calcext:value-type="float">
            <text:p>0.807688</text:p>
          </table:table-cell>
          <table:table-cell office:value-type="float" office:value="0.746559" calcext:value-type="float">
            <text:p>0.746559</text:p>
          </table:table-cell>
          <table:table-cell office:value-type="float" office:value="0.831246" calcext:value-type="float">
            <text:p>0.831246</text:p>
          </table:table-cell>
          <table:table-cell office:value-type="float" office:value="0.885805" calcext:value-type="float">
            <text:p>0.885805</text:p>
          </table:table-cell>
          <table:table-cell office:value-type="float" office:value="0.800071" calcext:value-type="float">
            <text:p>0.800071</text:p>
          </table:table-cell>
          <table:table-cell office:value-type="float" office:value="0.783237" calcext:value-type="float">
            <text:p>0.783237</text:p>
          </table:table-cell>
          <table:table-cell office:value-type="float" office:value="0.806595" calcext:value-type="float">
            <text:p>0.806595</text:p>
          </table:table-cell>
          <table:table-cell office:value-type="float" office:value="0.85004" calcext:value-type="float">
            <text:p>0.85004</text:p>
          </table:table-cell>
          <table:table-cell office:value-type="float" office:value="0.70083" calcext:value-type="float">
            <text:p>0.70083</text:p>
          </table:table-cell>
          <table:table-cell office:value-type="float" office:value="0.874995" calcext:value-type="float">
            <text:p>0.874995</text:p>
          </table:table-cell>
          <table:table-cell office:value-type="float" office:value="0.681451" calcext:value-type="float">
            <text:p>0.681451</text:p>
          </table:table-cell>
          <table:table-cell office:value-type="float" office:value="0.884264" calcext:value-type="float">
            <text:p>0.884264</text:p>
          </table:table-cell>
          <table:table-cell office:value-type="float" office:value="0.744915" calcext:value-type="float">
            <text:p>0.744915</text:p>
          </table:table-cell>
          <table:table-cell office:value-type="float" office:value="0.861868" calcext:value-type="float">
            <text:p>0.861868</text:p>
          </table:table-cell>
          <table:table-cell office:value-type="float" office:value="0.640795" calcext:value-type="float">
            <text:p>0.640795</text:p>
          </table:table-cell>
          <table:table-cell office:value-type="float" office:value="0.797913" calcext:value-type="float">
            <text:p>0.797913</text:p>
          </table:table-cell>
          <table:table-cell office:value-type="float" office:value="0.677172" calcext:value-type="float">
            <text:p>0.677172</text:p>
          </table:table-cell>
          <table:table-cell office:value-type="float" office:value="0.714686" calcext:value-type="float">
            <text:p>0.714686</text:p>
          </table:table-cell>
          <table:table-cell office:value-type="float" office:value="0.940973" calcext:value-type="float">
            <text:p>0.940973</text:p>
          </table:table-cell>
          <table:table-cell office:value-type="float" office:value="0.651314" calcext:value-type="float">
            <text:p>0.651314</text:p>
          </table:table-cell>
          <table:table-cell office:value-type="float" office:value="0.689561" calcext:value-type="float">
            <text:p>0.689561</text:p>
          </table:table-cell>
          <table:table-cell office:value-type="float" office:value="0.698927" calcext:value-type="float">
            <text:p>0.698927</text:p>
          </table:table-cell>
          <table:table-cell office:value-type="float" office:value="0.972024" calcext:value-type="float">
            <text:p>0.972024</text:p>
          </table:table-cell>
          <table:table-cell office:value-type="float" office:value="0.931235" calcext:value-type="float">
            <text:p>0.931235</text:p>
          </table:table-cell>
          <table:table-cell office:value-type="float" office:value="0.739073" calcext:value-type="float">
            <text:p>0.739073</text:p>
          </table:table-cell>
          <table:table-cell office:value-type="float" office:value="0.845698" calcext:value-type="float">
            <text:p>0.845698</text:p>
          </table:table-cell>
          <table:table-cell office:value-type="float" office:value="0.775669" calcext:value-type="float">
            <text:p>0.775669</text:p>
          </table:table-cell>
          <table:table-cell office:value-type="float" office:value="0.802091" calcext:value-type="float">
            <text:p>0.802091</text:p>
          </table:table-cell>
          <table:table-cell office:value-type="float" office:value="1.20134" calcext:value-type="float">
            <text:p>1.20134</text:p>
          </table:table-cell>
          <table:table-cell office:value-type="float" office:value="0.701896" calcext:value-type="float">
            <text:p>0.701896</text:p>
          </table:table-cell>
          <table:table-cell office:value-type="float" office:value="1.01057" calcext:value-type="float">
            <text:p>1.01057</text:p>
          </table:table-cell>
          <table:table-cell office:value-type="float" office:value="0.740976" calcext:value-type="float">
            <text:p>0.740976</text:p>
          </table:table-cell>
          <table:table-cell office:value-type="float" office:value="0.834433" calcext:value-type="float">
            <text:p>0.834433</text:p>
          </table:table-cell>
          <table:table-cell office:value-type="float" office:value="0.794883" calcext:value-type="float">
            <text:p>0.794883</text:p>
          </table:table-cell>
          <table:table-cell office:value-type="float" office:value="0.73331" calcext:value-type="float">
            <text:p>0.73331</text:p>
          </table:table-cell>
          <table:table-cell office:value-type="float" office:value="0.967314" calcext:value-type="float">
            <text:p>0.967314</text:p>
          </table:table-cell>
          <table:table-cell office:value-type="float" office:value="0.72147" calcext:value-type="float">
            <text:p>0.72147</text:p>
          </table:table-cell>
          <table:table-cell office:value-type="float" office:value="0.740361" calcext:value-type="float">
            <text:p>0.740361</text:p>
          </table:table-cell>
          <table:table-cell office:value-type="float" office:value="0.884058" calcext:value-type="float">
            <text:p>0.884058</text:p>
          </table:table-cell>
          <table:table-cell office:value-type="float" office:value="0.740556" calcext:value-type="float">
            <text:p>0.740556</text:p>
          </table:table-cell>
          <table:table-cell office:value-type="float" office:value="0.766581" calcext:value-type="float">
            <text:p>0.766581</text:p>
          </table:table-cell>
          <table:table-cell office:value-type="float" office:value="0.826513" calcext:value-type="float">
            <text:p>0.826513</text:p>
          </table:table-cell>
          <table:table-cell office:value-type="float" office:value="0.997499" calcext:value-type="float">
            <text:p>0.997499</text:p>
          </table:table-cell>
          <table:table-cell office:value-type="float" office:value="0.758734" calcext:value-type="float">
            <text:p>0.758734</text:p>
          </table:table-cell>
          <table:table-cell office:value-type="float" office:value="0.822875" calcext:value-type="float">
            <text:p>0.822875</text:p>
          </table:table-cell>
          <table:table-cell office:value-type="float" office:value="0.682359" calcext:value-type="float">
            <text:p>0.682359</text:p>
          </table:table-cell>
          <table:table-cell office:value-type="float" office:value="0.707749" calcext:value-type="float">
            <text:p>0.707749</text:p>
          </table:table-cell>
          <table:table-cell office:value-type="float" office:value="0.78604" calcext:value-type="float">
            <text:p>0.78604</text:p>
          </table:table-cell>
          <table:table-cell office:value-type="float" office:value="0.935435" calcext:value-type="float">
            <text:p>0.935435</text:p>
          </table:table-cell>
          <table:table-cell office:value-type="float" office:value="0.652987" calcext:value-type="float">
            <text:p>0.652987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0.95451" calcext:value-type="float">
            <text:p>0.95451</text:p>
          </table:table-cell>
          <table:table-cell office:value-type="float" office:value="0.835034" calcext:value-type="float">
            <text:p>0.835034</text:p>
          </table:table-cell>
          <table:table-cell office:value-type="float" office:value="0.946062" calcext:value-type="float">
            <text:p>0.946062</text:p>
          </table:table-cell>
          <table:table-cell office:value-type="float" office:value="0.989382" calcext:value-type="float">
            <text:p>0.989382</text:p>
          </table:table-cell>
          <table:table-cell office:value-type="float" office:value="0.809519" calcext:value-type="float">
            <text:p>0.809519</text:p>
          </table:table-cell>
          <table:table-cell office:value-type="float" office:value="0.896984" calcext:value-type="float">
            <text:p>0.896984</text:p>
          </table:table-cell>
          <table:table-cell office:value-type="float" office:value="0.796545" calcext:value-type="float">
            <text:p>0.796545</text:p>
          </table:table-cell>
          <table:table-cell office:value-type="float" office:value="0.664895" calcext:value-type="float">
            <text:p>0.664895</text:p>
          </table:table-cell>
          <table:table-cell office:value-type="float" office:value="0.944012" calcext:value-type="float">
            <text:p>0.944012</text:p>
          </table:table-cell>
          <table:table-cell office:value-type="float" office:value="0.915874" calcext:value-type="float">
            <text:p>0.915874</text:p>
          </table:table-cell>
          <table:table-cell office:value-type="float" office:value="0.698194" calcext:value-type="float">
            <text:p>0.698194</text:p>
          </table:table-cell>
          <table:table-cell office:value-type="float" office:value="0.983547" calcext:value-type="float">
            <text:p>0.983547</text:p>
          </table:table-cell>
          <table:table-cell office:value-type="float" office:value="0.772559" calcext:value-type="float">
            <text:p>0.772559</text:p>
          </table:table-cell>
          <table:table-cell office:value-type="float" office:value="0.885946" calcext:value-type="float">
            <text:p>0.885946</text:p>
          </table:table-cell>
          <table:table-cell office:value-type="float" office:value="0.986506" calcext:value-type="float">
            <text:p>0.986506</text:p>
          </table:table-cell>
          <table:table-cell office:value-type="float" office:value="0.832435" calcext:value-type="float">
            <text:p>0.832435</text:p>
          </table:table-cell>
          <table:table-cell office:value-type="float" office:value="0.809043" calcext:value-type="float">
            <text:p>0.809043</text:p>
          </table:table-cell>
          <table:table-cell office:value-type="float" office:value="0.745086" calcext:value-type="float">
            <text:p>0.745086</text:p>
          </table:table-cell>
          <table:table-cell office:value-type="float" office:value="0.994048" calcext:value-type="float">
            <text:p>0.994048</text:p>
          </table:table-cell>
          <table:table-cell office:value-type="float" office:value="0.86568" calcext:value-type="float">
            <text:p>0.86568</text:p>
          </table:table-cell>
          <table:table-cell office:value-type="float" office:value="0.801898" calcext:value-type="float">
            <text:p>0.801898</text:p>
          </table:table-cell>
          <table:table-cell office:value-type="float" office:value="0.658686" calcext:value-type="float">
            <text:p>0.658686</text:p>
          </table:table-cell>
          <table:table-cell office:value-type="float" office:value="0.68642" calcext:value-type="float">
            <text:p>0.68642</text:p>
          </table:table-cell>
          <table:table-cell office:value-type="float" office:value="0.732562" calcext:value-type="float">
            <text:p>0.732562</text:p>
          </table:table-cell>
          <table:table-cell office:value-type="float" office:value="0.938293" calcext:value-type="float">
            <text:p>0.938293</text:p>
          </table:table-cell>
          <table:table-cell office:value-type="float" office:value="0.670409" calcext:value-type="float">
            <text:p>0.670409</text:p>
          </table:table-cell>
          <table:table-cell office:value-type="float" office:value="0.786544" calcext:value-type="float">
            <text:p>0.786544</text:p>
          </table:table-cell>
          <table:table-cell office:value-type="float" office:value="0.840808" calcext:value-type="float">
            <text:p>0.840808</text:p>
          </table:table-cell>
          <table:table-cell office:value-type="float" office:value="0.808883" calcext:value-type="float">
            <text:p>0.808883</text:p>
          </table:table-cell>
          <table:table-cell office:value-type="float" office:value="0.916846" calcext:value-type="float">
            <text:p>0.916846</text:p>
          </table:table-cell>
          <table:table-cell office:value-type="float" office:value="0.886152" calcext:value-type="float">
            <text:p>0.886152</text:p>
          </table:table-cell>
          <table:table-cell office:value-type="float" office:value="0.717583" calcext:value-type="float">
            <text:p>0.717583</text:p>
          </table:table-cell>
          <table:table-cell office:value-type="float" office:value="0.921016" calcext:value-type="float">
            <text:p>0.921016</text:p>
          </table:table-cell>
          <table:table-cell office:value-type="float" office:value="0.821738" calcext:value-type="float">
            <text:p>0.821738</text:p>
          </table:table-cell>
          <table:table-cell office:value-type="float" office:value="0.753865" calcext:value-type="float">
            <text:p>0.753865</text:p>
          </table:table-cell>
          <table:table-cell office:value-type="float" office:value="0.763808" calcext:value-type="float">
            <text:p>0.763808</text:p>
          </table:table-cell>
          <table:table-cell office:value-type="float" office:value="0.667193" calcext:value-type="float">
            <text:p>0.667193</text:p>
          </table:table-cell>
          <table:table-cell office:value-type="float" office:value="0.999293" calcext:value-type="float">
            <text:p>0.999293</text:p>
          </table:table-cell>
          <table:table-cell office:value-type="float" office:value="0.741601" calcext:value-type="float">
            <text:p>0.741601</text:p>
          </table:table-cell>
          <table:table-cell office:value-type="float" office:value="0.827695" calcext:value-type="float">
            <text:p>0.827695</text:p>
          </table:table-cell>
          <table:table-cell office:value-type="float" office:value="1.225" calcext:value-type="float">
            <text:p>1.225</text:p>
          </table:table-cell>
          <table:table-cell office:value-type="float" office:value="0.755222" calcext:value-type="float">
            <text:p>0.755222</text:p>
          </table:table-cell>
          <table:table-cell office:value-type="float" office:value="0.644757" calcext:value-type="float">
            <text:p>0.644757</text:p>
          </table:table-cell>
          <table:table-cell office:value-type="float" office:value="0.697787" calcext:value-type="float">
            <text:p>0.697787</text:p>
          </table:table-cell>
          <table:table-cell office:value-type="float" office:value="0.938685" calcext:value-type="float">
            <text:p>0.938685</text:p>
          </table:table-cell>
          <table:table-cell office:value-type="float" office:value="0.724465" calcext:value-type="float">
            <text:p>0.724465</text:p>
          </table:table-cell>
          <table:table-cell office:value-type="float" office:value="0.830639" calcext:value-type="float">
            <text:p>0.830639</text:p>
          </table:table-cell>
          <table:table-cell office:value-type="float" office:value="0.769038" calcext:value-type="float">
            <text:p>0.769038</text:p>
          </table:table-cell>
          <table:table-cell office:value-type="float" office:value="1.09608" calcext:value-type="float">
            <text:p>1.09608</text:p>
          </table:table-cell>
          <table:table-cell office:value-type="float" office:value="0.732999" calcext:value-type="float">
            <text:p>0.732999</text:p>
          </table:table-cell>
          <table:table-cell office:value-type="float" office:value="0.8179" calcext:value-type="float">
            <text:p>0.8179</text:p>
          </table:table-cell>
          <table:table-cell office:value-type="float" office:value="0.73211" calcext:value-type="float">
            <text:p>0.73211</text:p>
          </table:table-cell>
          <table:table-cell office:value-type="float" office:value="0.790352" calcext:value-type="float">
            <text:p>0.790352</text:p>
          </table:table-cell>
          <table:table-cell office:value-type="float" office:value="0.630785" calcext:value-type="float">
            <text:p>0.630785</text:p>
          </table:table-cell>
          <table:table-cell office:value-type="float" office:value="0.683069" calcext:value-type="float">
            <text:p>0.683069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932092" calcext:value-type="float">
            <text:p>0.932092</text:p>
          </table:table-cell>
          <table:table-cell office:value-type="float" office:value="0.772942" calcext:value-type="float">
            <text:p>0.772942</text:p>
          </table:table-cell>
          <table:table-cell office:value-type="float" office:value="0.808703" calcext:value-type="float">
            <text:p>0.808703</text:p>
          </table:table-cell>
          <table:table-cell office:value-type="float" office:value="0.857809" calcext:value-type="float">
            <text:p>0.857809</text:p>
          </table:table-cell>
          <table:table-cell office:value-type="float" office:value="0.878389" calcext:value-type="float">
            <text:p>0.878389</text:p>
          </table:table-cell>
          <table:table-cell office:value-type="float" office:value="0.935042" calcext:value-type="float">
            <text:p>0.935042</text:p>
          </table:table-cell>
          <table:table-cell office:value-type="float" office:value="0.934886" calcext:value-type="float">
            <text:p>0.934886</text:p>
          </table:table-cell>
          <table:table-cell office:value-type="float" office:value="0.901485" calcext:value-type="float">
            <text:p>0.901485</text:p>
          </table:table-cell>
          <table:table-cell office:value-type="float" office:value="0.749364" calcext:value-type="float">
            <text:p>0.749364</text:p>
          </table:table-cell>
          <table:table-cell office:value-type="float" office:value="0.911124" calcext:value-type="float">
            <text:p>0.911124</text:p>
          </table:table-cell>
          <table:table-cell office:value-type="float" office:value="0.669013" calcext:value-type="float">
            <text:p>0.669013</text:p>
          </table:table-cell>
          <table:table-cell office:value-type="float" office:value="0.634008" calcext:value-type="float">
            <text:p>0.634008</text:p>
          </table:table-cell>
          <table:table-cell office:value-type="float" office:value="0.844394" calcext:value-type="float">
            <text:p>0.844394</text:p>
          </table:table-cell>
          <table:table-cell office:value-type="float" office:value="0.785608" calcext:value-type="float">
            <text:p>0.785608</text:p>
          </table:table-cell>
          <table:table-cell office:value-type="float" office:value="0.770395" calcext:value-type="float">
            <text:p>0.770395</text:p>
          </table:table-cell>
          <table:table-cell office:value-type="float" office:value="0.785561" calcext:value-type="float">
            <text:p>0.785561</text:p>
          </table:table-cell>
          <table:table-cell office:value-type="float" office:value="0.905266" calcext:value-type="float">
            <text:p>0.905266</text:p>
          </table:table-cell>
          <table:table-cell office:value-type="float" office:value="0.811946" calcext:value-type="float">
            <text:p>0.811946</text:p>
          </table:table-cell>
          <table:table-cell office:value-type="float" office:value="0.835783" calcext:value-type="float">
            <text:p>0.835783</text:p>
          </table:table-cell>
          <table:table-cell office:value-type="float" office:value="0.708797" calcext:value-type="float">
            <text:p>0.708797</text:p>
          </table:table-cell>
          <table:table-cell office:value-type="float" office:value="0.644125" calcext:value-type="float">
            <text:p>0.644125</text:p>
          </table:table-cell>
          <table:table-cell office:value-type="float" office:value="0.841137" calcext:value-type="float">
            <text:p>0.841137</text:p>
          </table:table-cell>
          <table:table-cell office:value-type="float" office:value="0.771183" calcext:value-type="float">
            <text:p>0.771183</text:p>
          </table:table-cell>
          <table:table-cell office:value-type="float" office:value="0.63829" calcext:value-type="float">
            <text:p>0.63829</text:p>
          </table:table-cell>
          <table:table-cell office:value-type="float" office:value="0.868948" calcext:value-type="float">
            <text:p>0.868948</text:p>
          </table:table-cell>
          <table:table-cell office:value-type="float" office:value="0.994114" calcext:value-type="float">
            <text:p>0.994114</text:p>
          </table:table-cell>
          <table:table-cell office:value-type="float" office:value="0.961178" calcext:value-type="float">
            <text:p>0.961178</text:p>
          </table:table-cell>
          <table:table-cell office:value-type="float" office:value="0.700796" calcext:value-type="float">
            <text:p>0.700796</text:p>
          </table:table-cell>
          <table:table-cell office:value-type="float" office:value="0.631173" calcext:value-type="float">
            <text:p>0.631173</text:p>
          </table:table-cell>
          <table:table-cell office:value-type="float" office:value="0.914038" calcext:value-type="float">
            <text:p>0.914038</text:p>
          </table:table-cell>
          <table:table-cell office:value-type="float" office:value="0.83481" calcext:value-type="float">
            <text:p>0.83481</text:p>
          </table:table-cell>
          <table:table-cell office:value-type="float" office:value="0.786286" calcext:value-type="float">
            <text:p>0.786286</text:p>
          </table:table-cell>
          <table:table-cell office:value-type="float" office:value="0.662347" calcext:value-type="float">
            <text:p>0.662347</text:p>
          </table:table-cell>
          <table:table-cell office:value-type="float" office:value="0.663398" calcext:value-type="float">
            <text:p>0.663398</text:p>
          </table:table-cell>
          <table:table-cell office:value-type="float" office:value="0.649875" calcext:value-type="float">
            <text:p>0.649875</text:p>
          </table:table-cell>
          <table:table-cell office:value-type="float" office:value="0.59248" calcext:value-type="float">
            <text:p>0.59248</text:p>
          </table:table-cell>
          <table:table-cell office:value-type="float" office:value="0.31965" calcext:value-type="float">
            <text:p>0.31965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8097" calcext:value-type="float">
            <text:p>0.228097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5621" calcext:value-type="float">
            <text:p>0.23562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009845" calcext:value-type="float">
            <text:p>0.8009845</text:p>
          </table:table-cell>
          <table:table-cell table:number-columns-repeated="149"/>
        </table:table-row>
      </table:table>
      <table:table table:name="firefox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5543" calcext:value-type="float">
            <text:p>0.185543</text:p>
          </table:table-cell>
          <table:table-cell office:value-type="float" office:value="0.182275" calcext:value-type="float">
            <text:p>0.182275</text:p>
          </table:table-cell>
          <table:table-cell office:value-type="float" office:value="0.181661" calcext:value-type="float">
            <text:p>0.181661</text:p>
          </table:table-cell>
          <table:table-cell office:value-type="float" office:value="0.213499" calcext:value-type="float">
            <text:p>0.213499</text:p>
          </table:table-cell>
          <table:table-cell office:value-type="float" office:value="0.230739" calcext:value-type="float">
            <text:p>0.230739</text:p>
          </table:table-cell>
          <table:table-cell office:value-type="float" office:value="0.21044" calcext:value-type="float">
            <text:p>0.21044</text:p>
          </table:table-cell>
          <table:table-cell office:value-type="float" office:value="0.274157" calcext:value-type="float">
            <text:p>0.274157</text:p>
          </table:table-cell>
          <table:table-cell office:value-type="float" office:value="0.323954" calcext:value-type="float">
            <text:p>0.323954</text:p>
          </table:table-cell>
          <table:table-cell office:value-type="float" office:value="0.183779" calcext:value-type="float">
            <text:p>0.183779</text:p>
          </table:table-cell>
          <table:table-cell office:value-type="float" office:value="0.224432" calcext:value-type="float">
            <text:p>0.224432</text:p>
          </table:table-cell>
          <table:table-cell office:value-type="float" office:value="0.390901" calcext:value-type="float">
            <text:p>0.390901</text:p>
          </table:table-cell>
          <table:table-cell office:value-type="float" office:value="0.184417" calcext:value-type="float">
            <text:p>0.184417</text:p>
          </table:table-cell>
          <table:table-cell office:value-type="float" office:value="0.254866" calcext:value-type="float">
            <text:p>0.254866</text:p>
          </table:table-cell>
          <table:table-cell office:value-type="float" office:value="0.283441" calcext:value-type="float">
            <text:p>0.283441</text:p>
          </table:table-cell>
          <table:table-cell office:value-type="float" office:value="0.256852" calcext:value-type="float">
            <text:p>0.256852</text:p>
          </table:table-cell>
          <table:table-cell office:value-type="float" office:value="0.182717" calcext:value-type="float">
            <text:p>0.182717</text:p>
          </table:table-cell>
          <table:table-cell office:value-type="float" office:value="0.194565" calcext:value-type="float">
            <text:p>0.194565</text:p>
          </table:table-cell>
          <table:table-cell office:value-type="float" office:value="0.302622" calcext:value-type="float">
            <text:p>0.302622</text:p>
          </table:table-cell>
          <table:table-cell office:value-type="float" office:value="0.182224" calcext:value-type="float">
            <text:p>0.182224</text:p>
          </table:table-cell>
          <table:table-cell office:value-type="float" office:value="0.189281" calcext:value-type="float">
            <text:p>0.189281</text:p>
          </table:table-cell>
          <table:table-cell office:value-type="float" office:value="0.257579" calcext:value-type="float">
            <text:p>0.257579</text:p>
          </table:table-cell>
          <table:table-cell office:value-type="float" office:value="0.19943" calcext:value-type="float">
            <text:p>0.19943</text:p>
          </table:table-cell>
          <table:table-cell office:value-type="float" office:value="0.216399" calcext:value-type="float">
            <text:p>0.216399</text:p>
          </table:table-cell>
          <table:table-cell office:value-type="float" office:value="0.181782" calcext:value-type="float">
            <text:p>0.181782</text:p>
          </table:table-cell>
          <table:table-cell office:value-type="float" office:value="0.186103" calcext:value-type="float">
            <text:p>0.186103</text:p>
          </table:table-cell>
          <table:table-cell office:value-type="float" office:value="0.313777" calcext:value-type="float">
            <text:p>0.313777</text:p>
          </table:table-cell>
          <table:table-cell office:value-type="float" office:value="0.184075" calcext:value-type="float">
            <text:p>0.184075</text:p>
          </table:table-cell>
          <table:table-cell office:value-type="float" office:value="0.362411" calcext:value-type="float">
            <text:p>0.362411</text:p>
          </table:table-cell>
          <table:table-cell office:value-type="float" office:value="0.182239" calcext:value-type="float">
            <text:p>0.182239</text:p>
          </table:table-cell>
          <table:table-cell office:value-type="float" office:value="0.217878" calcext:value-type="float">
            <text:p>0.217878</text:p>
          </table:table-cell>
          <table:table-cell office:value-type="float" office:value="0.315813" calcext:value-type="float">
            <text:p>0.315813</text:p>
          </table:table-cell>
          <table:table-cell office:value-type="float" office:value="0.339787" calcext:value-type="float">
            <text:p>0.339787</text:p>
          </table:table-cell>
          <table:table-cell office:value-type="float" office:value="0.287778" calcext:value-type="float">
            <text:p>0.287778</text:p>
          </table:table-cell>
          <table:table-cell office:value-type="float" office:value="0.186564" calcext:value-type="float">
            <text:p>0.186564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0.198742" calcext:value-type="float">
            <text:p>0.198742</text:p>
          </table:table-cell>
          <table:table-cell office:value-type="float" office:value="0.180436" calcext:value-type="float">
            <text:p>0.180436</text:p>
          </table:table-cell>
          <table:table-cell office:value-type="float" office:value="0.346185" calcext:value-type="float">
            <text:p>0.346185</text:p>
          </table:table-cell>
          <table:table-cell office:value-type="float" office:value="0.286784" calcext:value-type="float">
            <text:p>0.286784</text:p>
          </table:table-cell>
          <table:table-cell office:value-type="float" office:value="0.221093" calcext:value-type="float">
            <text:p>0.221093</text:p>
          </table:table-cell>
          <table:table-cell office:value-type="float" office:value="0.227305" calcext:value-type="float">
            <text:p>0.227305</text:p>
          </table:table-cell>
          <table:table-cell office:value-type="float" office:value="0.174196" calcext:value-type="float">
            <text:p>0.174196</text:p>
          </table:table-cell>
          <table:table-cell office:value-type="float" office:value="0.188278" calcext:value-type="float">
            <text:p>0.188278</text:p>
          </table:table-cell>
          <table:table-cell office:value-type="float" office:value="0.179996" calcext:value-type="float">
            <text:p>0.179996</text:p>
          </table:table-cell>
          <table:table-cell office:value-type="float" office:value="0.254101" calcext:value-type="float">
            <text:p>0.254101</text:p>
          </table:table-cell>
          <table:table-cell office:value-type="float" office:value="0.188494" calcext:value-type="float">
            <text:p>0.188494</text:p>
          </table:table-cell>
          <table:table-cell office:value-type="float" office:value="0.203704" calcext:value-type="float">
            <text:p>0.203704</text:p>
          </table:table-cell>
          <table:table-cell office:value-type="float" office:value="0.279077" calcext:value-type="float">
            <text:p>0.279077</text:p>
          </table:table-cell>
          <table:table-cell office:value-type="float" office:value="0.186842" calcext:value-type="float">
            <text:p>0.186842</text:p>
          </table:table-cell>
          <table:table-cell office:value-type="float" office:value="0.383637" calcext:value-type="float">
            <text:p>0.383637</text:p>
          </table:table-cell>
          <table:table-cell office:value-type="float" office:value="0.307566" calcext:value-type="float">
            <text:p>0.307566</text:p>
          </table:table-cell>
          <table:table-cell office:value-type="float" office:value="0.186805" calcext:value-type="float">
            <text:p>0.186805</text:p>
          </table:table-cell>
          <table:table-cell office:value-type="float" office:value="0.184594" calcext:value-type="float">
            <text:p>0.184594</text:p>
          </table:table-cell>
          <table:table-cell office:value-type="float" office:value="0.191088" calcext:value-type="float">
            <text:p>0.191088</text:p>
          </table:table-cell>
          <table:table-cell office:value-type="float" office:value="0.294991" calcext:value-type="float">
            <text:p>0.294991</text:p>
          </table:table-cell>
          <table:table-cell office:value-type="float" office:value="0.301207" calcext:value-type="float">
            <text:p>0.301207</text:p>
          </table:table-cell>
          <table:table-cell office:value-type="float" office:value="0.187539" calcext:value-type="float">
            <text:p>0.187539</text:p>
          </table:table-cell>
          <table:table-cell office:value-type="float" office:value="0.346985" calcext:value-type="float">
            <text:p>0.346985</text:p>
          </table:table-cell>
          <table:table-cell office:value-type="float" office:value="0.185282" calcext:value-type="float">
            <text:p>0.185282</text:p>
          </table:table-cell>
          <table:table-cell office:value-type="float" office:value="0.180531" calcext:value-type="float">
            <text:p>0.180531</text:p>
          </table:table-cell>
          <table:table-cell office:value-type="float" office:value="0.205215" calcext:value-type="float">
            <text:p>0.205215</text:p>
          </table:table-cell>
          <table:table-cell office:value-type="float" office:value="0.219293" calcext:value-type="float">
            <text:p>0.219293</text:p>
          </table:table-cell>
          <table:table-cell office:value-type="float" office:value="0.21721" calcext:value-type="float">
            <text:p>0.21721</text:p>
          </table:table-cell>
          <table:table-cell office:value-type="float" office:value="0.185021" calcext:value-type="float">
            <text:p>0.185021</text:p>
          </table:table-cell>
          <table:table-cell office:value-type="float" office:value="0.312596" calcext:value-type="float">
            <text:p>0.312596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191701" calcext:value-type="float">
            <text:p>0.191701</text:p>
          </table:table-cell>
          <table:table-cell office:value-type="float" office:value="0.196149" calcext:value-type="float">
            <text:p>0.196149</text:p>
          </table:table-cell>
          <table:table-cell office:value-type="float" office:value="0.292387" calcext:value-type="float">
            <text:p>0.292387</text:p>
          </table:table-cell>
          <table:table-cell office:value-type="float" office:value="0.174392" calcext:value-type="float">
            <text:p>0.174392</text:p>
          </table:table-cell>
          <table:table-cell office:value-type="float" office:value="0.206014" calcext:value-type="float">
            <text:p>0.206014</text:p>
          </table:table-cell>
          <table:table-cell office:value-type="float" office:value="0.190951" calcext:value-type="float">
            <text:p>0.190951</text:p>
          </table:table-cell>
          <table:table-cell office:value-type="float" office:value="0.27016" calcext:value-type="float">
            <text:p>0.27016</text:p>
          </table:table-cell>
          <table:table-cell office:value-type="float" office:value="0.181258" calcext:value-type="float">
            <text:p>0.181258</text:p>
          </table:table-cell>
          <table:table-cell office:value-type="float" office:value="0.235714" calcext:value-type="float">
            <text:p>0.235714</text:p>
          </table:table-cell>
          <table:table-cell office:value-type="float" office:value="0.278654" calcext:value-type="float">
            <text:p>0.278654</text:p>
          </table:table-cell>
          <table:table-cell office:value-type="float" office:value="0.273984" calcext:value-type="float">
            <text:p>0.273984</text:p>
          </table:table-cell>
          <table:table-cell office:value-type="float" office:value="0.203878" calcext:value-type="float">
            <text:p>0.203878</text:p>
          </table:table-cell>
          <table:table-cell office:value-type="float" office:value="0.208482" calcext:value-type="float">
            <text:p>0.208482</text:p>
          </table:table-cell>
          <table:table-cell office:value-type="float" office:value="0.297843" calcext:value-type="float">
            <text:p>0.297843</text:p>
          </table:table-cell>
          <table:table-cell office:value-type="float" office:value="0.361419" calcext:value-type="float">
            <text:p>0.361419</text:p>
          </table:table-cell>
          <table:table-cell office:value-type="float" office:value="0.249337" calcext:value-type="float">
            <text:p>0.249337</text:p>
          </table:table-cell>
          <table:table-cell office:value-type="float" office:value="0.212372" calcext:value-type="float">
            <text:p>0.212372</text:p>
          </table:table-cell>
          <table:table-cell office:value-type="float" office:value="0.20597" calcext:value-type="float">
            <text:p>0.20597</text:p>
          </table:table-cell>
          <table:table-cell office:value-type="float" office:value="0.329659" calcext:value-type="float">
            <text:p>0.329659</text:p>
          </table:table-cell>
          <table:table-cell office:value-type="float" office:value="0.299981" calcext:value-type="float">
            <text:p>0.299981</text:p>
          </table:table-cell>
          <table:table-cell office:value-type="float" office:value="0.182502" calcext:value-type="float">
            <text:p>0.182502</text:p>
          </table:table-cell>
          <table:table-cell office:value-type="float" office:value="0.326379" calcext:value-type="float">
            <text:p>0.326379</text:p>
          </table:table-cell>
          <table:table-cell office:value-type="float" office:value="0.263277" calcext:value-type="float">
            <text:p>0.263277</text:p>
          </table:table-cell>
          <table:table-cell office:value-type="float" office:value="0.312051" calcext:value-type="float">
            <text:p>0.312051</text:p>
          </table:table-cell>
          <table:table-cell office:value-type="float" office:value="0.222515" calcext:value-type="float">
            <text:p>0.222515</text:p>
          </table:table-cell>
          <table:table-cell office:value-type="float" office:value="0.259883" calcext:value-type="float">
            <text:p>0.259883</text:p>
          </table:table-cell>
          <table:table-cell office:value-type="float" office:value="0.206418" calcext:value-type="float">
            <text:p>0.206418</text:p>
          </table:table-cell>
          <table:table-cell office:value-type="float" office:value="0.319621" calcext:value-type="float">
            <text:p>0.319621</text:p>
          </table:table-cell>
          <table:table-cell office:value-type="float" office:value="0.20714" calcext:value-type="float">
            <text:p>0.20714</text:p>
          </table:table-cell>
          <table:table-cell office:value-type="float" office:value="0.189589" calcext:value-type="float">
            <text:p>0.189589</text:p>
          </table:table-cell>
          <table:table-cell office:value-type="float" office:value="0.181009" calcext:value-type="float">
            <text:p>0.181009</text:p>
          </table:table-cell>
          <table:table-cell office:value-type="float" office:value="0.201197" calcext:value-type="float">
            <text:p>0.201197</text:p>
          </table:table-cell>
          <table:table-cell office:value-type="float" office:value="0.280026" calcext:value-type="float">
            <text:p>0.280026</text:p>
          </table:table-cell>
          <table:table-cell office:value-type="float" office:value="0.190408" calcext:value-type="float">
            <text:p>0.190408</text:p>
          </table:table-cell>
          <table:table-cell office:value-type="float" office:value="0.211378" calcext:value-type="float">
            <text:p>0.211378</text:p>
          </table:table-cell>
          <table:table-cell office:value-type="float" office:value="0.190719" calcext:value-type="float">
            <text:p>0.190719</text:p>
          </table:table-cell>
          <table:table-cell office:value-type="float" office:value="0.192398" calcext:value-type="float">
            <text:p>0.192398</text:p>
          </table:table-cell>
          <table:table-cell office:value-type="float" office:value="0.196484" calcext:value-type="float">
            <text:p>0.196484</text:p>
          </table:table-cell>
          <table:table-cell office:value-type="float" office:value="0.188348" calcext:value-type="float">
            <text:p>0.188348</text:p>
          </table:table-cell>
          <table:table-cell office:value-type="float" office:value="0.197823" calcext:value-type="float">
            <text:p>0.197823</text:p>
          </table:table-cell>
          <table:table-cell office:value-type="float" office:value="0.19192" calcext:value-type="float">
            <text:p>0.19192</text:p>
          </table:table-cell>
          <table:table-cell office:value-type="float" office:value="0.39429" calcext:value-type="float">
            <text:p>0.39429</text:p>
          </table:table-cell>
          <table:table-cell office:value-type="float" office:value="0.186946" calcext:value-type="float">
            <text:p>0.186946</text:p>
          </table:table-cell>
          <table:table-cell office:value-type="float" office:value="0.185452" calcext:value-type="float">
            <text:p>0.185452</text:p>
          </table:table-cell>
          <table:table-cell office:value-type="float" office:value="0.220424" calcext:value-type="float">
            <text:p>0.220424</text:p>
          </table:table-cell>
          <table:table-cell office:value-type="float" office:value="0.173311" calcext:value-type="float">
            <text:p>0.173311</text:p>
          </table:table-cell>
          <table:table-cell office:value-type="float" office:value="0.193653" calcext:value-type="float">
            <text:p>0.193653</text:p>
          </table:table-cell>
          <table:table-cell office:value-type="float" office:value="0.202952" calcext:value-type="float">
            <text:p>0.202952</text:p>
          </table:table-cell>
          <table:table-cell office:value-type="float" office:value="0.238296" calcext:value-type="float">
            <text:p>0.238296</text:p>
          </table:table-cell>
          <table:table-cell office:value-type="float" office:value="0.265905" calcext:value-type="float">
            <text:p>0.265905</text:p>
          </table:table-cell>
          <table:table-cell office:value-type="float" office:value="0.218225" calcext:value-type="float">
            <text:p>0.218225</text:p>
          </table:table-cell>
          <table:table-cell office:value-type="float" office:value="0.178424" calcext:value-type="float">
            <text:p>0.178424</text:p>
          </table:table-cell>
          <table:table-cell office:value-type="float" office:value="0.184608" calcext:value-type="float">
            <text:p>0.184608</text:p>
          </table:table-cell>
          <table:table-cell office:value-type="float" office:value="0.189202" calcext:value-type="float">
            <text:p>0.189202</text:p>
          </table:table-cell>
          <table:table-cell office:value-type="float" office:value="0.191052" calcext:value-type="float">
            <text:p>0.191052</text:p>
          </table:table-cell>
          <table:table-cell office:value-type="float" office:value="0.172554" calcext:value-type="float">
            <text:p>0.172554</text:p>
          </table:table-cell>
          <table:table-cell office:value-type="float" office:value="0.279855" calcext:value-type="float">
            <text:p>0.279855</text:p>
          </table:table-cell>
          <table:table-cell office:value-type="float" office:value="0.269326" calcext:value-type="float">
            <text:p>0.269326</text:p>
          </table:table-cell>
          <table:table-cell office:value-type="float" office:value="0.185596" calcext:value-type="float">
            <text:p>0.185596</text:p>
          </table:table-cell>
          <table:table-cell office:value-type="float" office:value="0.18186" calcext:value-type="float">
            <text:p>0.18186</text:p>
          </table:table-cell>
          <table:table-cell office:value-type="float" office:value="0.183702" calcext:value-type="float">
            <text:p>0.183702</text:p>
          </table:table-cell>
          <table:table-cell office:value-type="float" office:value="0.367196" calcext:value-type="float">
            <text:p>0.367196</text:p>
          </table:table-cell>
          <table:table-cell office:value-type="float" office:value="0.212858" calcext:value-type="float">
            <text:p>0.212858</text:p>
          </table:table-cell>
          <table:table-cell office:value-type="float" office:value="0.207015" calcext:value-type="float">
            <text:p>0.207015</text:p>
          </table:table-cell>
          <table:table-cell office:value-type="float" office:value="0.186394" calcext:value-type="float">
            <text:p>0.186394</text:p>
          </table:table-cell>
          <table:table-cell office:value-type="float" office:value="0.195439" calcext:value-type="float">
            <text:p>0.195439</text:p>
          </table:table-cell>
          <table:table-cell office:value-type="float" office:value="0.189348" calcext:value-type="float">
            <text:p>0.189348</text:p>
          </table:table-cell>
          <table:table-cell office:value-type="float" office:value="0.230258" calcext:value-type="float">
            <text:p>0.230258</text:p>
          </table:table-cell>
          <table:table-cell office:value-type="float" office:value="0.310024" calcext:value-type="float">
            <text:p>0.310024</text:p>
          </table:table-cell>
          <table:table-cell office:value-type="float" office:value="0.209178" calcext:value-type="float">
            <text:p>0.209178</text:p>
          </table:table-cell>
          <table:table-cell office:value-type="float" office:value="0.224248" calcext:value-type="float">
            <text:p>0.224248</text:p>
          </table:table-cell>
          <table:table-cell office:value-type="float" office:value="0.213502" calcext:value-type="float">
            <text:p>0.213502</text:p>
          </table:table-cell>
          <table:table-cell office:value-type="float" office:value="0.258898" calcext:value-type="float">
            <text:p>0.258898</text:p>
          </table:table-cell>
          <table:table-cell office:value-type="float" office:value="0.203396" calcext:value-type="float">
            <text:p>0.203396</text:p>
          </table:table-cell>
          <table:table-cell office:value-type="float" office:value="0.188725" calcext:value-type="float">
            <text:p>0.188725</text:p>
          </table:table-cell>
          <table:table-cell office:value-type="float" office:value="0.201662" calcext:value-type="float">
            <text:p>0.201662</text:p>
          </table:table-cell>
          <table:table-cell office:value-type="float" office:value="0.25981" calcext:value-type="float">
            <text:p>0.25981</text:p>
          </table:table-cell>
          <table:table-cell office:value-type="float" office:value="0.278971" calcext:value-type="float">
            <text:p>0.278971</text:p>
          </table:table-cell>
          <table:table-cell office:value-type="float" office:value="0.209574" calcext:value-type="float">
            <text:p>0.209574</text:p>
          </table:table-cell>
          <table:table-cell office:value-type="float" office:value="0.214266" calcext:value-type="float">
            <text:p>0.214266</text:p>
          </table:table-cell>
          <table:table-cell office:value-type="float" office:value="0.206133" calcext:value-type="float">
            <text:p>0.206133</text:p>
          </table:table-cell>
          <table:table-cell office:value-type="float" office:value="0.186262" calcext:value-type="float">
            <text:p>0.186262</text:p>
          </table:table-cell>
          <table:table-cell office:value-type="float" office:value="0.184568" calcext:value-type="float">
            <text:p>0.184568</text:p>
          </table:table-cell>
          <table:table-cell office:value-type="float" office:value="0.0954654" calcext:value-type="float">
            <text:p>0.0954654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4817" calcext:value-type="float">
            <text:p>0.24817</text:p>
          </table:table-cell>
          <table:table-cell office:value-type="float" office:value="0.193459" calcext:value-type="float">
            <text:p>0.193459</text:p>
          </table:table-cell>
          <table:table-cell office:value-type="float" office:value="0.194764" calcext:value-type="float">
            <text:p>0.194764</text:p>
          </table:table-cell>
          <table:table-cell office:value-type="float" office:value="0.201034" calcext:value-type="float">
            <text:p>0.201034</text:p>
          </table:table-cell>
          <table:table-cell office:value-type="float" office:value="0.207864" calcext:value-type="float">
            <text:p>0.207864</text:p>
          </table:table-cell>
          <table:table-cell office:value-type="float" office:value="0.233355" calcext:value-type="float">
            <text:p>0.233355</text:p>
          </table:table-cell>
          <table:table-cell office:value-type="float" office:value="0.233505" calcext:value-type="float">
            <text:p>0.233505</text:p>
          </table:table-cell>
          <table:table-cell office:value-type="float" office:value="0.211609" calcext:value-type="float">
            <text:p>0.211609</text:p>
          </table:table-cell>
          <table:table-cell office:value-type="float" office:value="0.212826" calcext:value-type="float">
            <text:p>0.212826</text:p>
          </table:table-cell>
          <table:table-cell office:value-type="float" office:value="0.211186" calcext:value-type="float">
            <text:p>0.211186</text:p>
          </table:table-cell>
          <table:table-cell office:value-type="float" office:value="0.260773" calcext:value-type="float">
            <text:p>0.260773</text:p>
          </table:table-cell>
          <table:table-cell office:value-type="float" office:value="0.202725" calcext:value-type="float">
            <text:p>0.202725</text:p>
          </table:table-cell>
          <table:table-cell office:value-type="float" office:value="0.253774" calcext:value-type="float">
            <text:p>0.253774</text:p>
          </table:table-cell>
          <table:table-cell office:value-type="float" office:value="0.218295" calcext:value-type="float">
            <text:p>0.218295</text:p>
          </table:table-cell>
          <table:table-cell office:value-type="float" office:value="0.21561" calcext:value-type="float">
            <text:p>0.21561</text:p>
          </table:table-cell>
          <table:table-cell office:value-type="float" office:value="0.287337" calcext:value-type="float">
            <text:p>0.287337</text:p>
          </table:table-cell>
          <table:table-cell office:value-type="float" office:value="0.222401" calcext:value-type="float">
            <text:p>0.222401</text:p>
          </table:table-cell>
          <table:table-cell office:value-type="float" office:value="0.227409" calcext:value-type="float">
            <text:p>0.227409</text:p>
          </table:table-cell>
          <table:table-cell office:value-type="float" office:value="0.288875" calcext:value-type="float">
            <text:p>0.288875</text:p>
          </table:table-cell>
          <table:table-cell office:value-type="float" office:value="0.275517" calcext:value-type="float">
            <text:p>0.275517</text:p>
          </table:table-cell>
          <table:table-cell office:value-type="float" office:value="0.209396" calcext:value-type="float">
            <text:p>0.209396</text:p>
          </table:table-cell>
          <table:table-cell office:value-type="float" office:value="0.216958" calcext:value-type="float">
            <text:p>0.216958</text:p>
          </table:table-cell>
          <table:table-cell office:value-type="float" office:value="0.299957" calcext:value-type="float">
            <text:p>0.299957</text:p>
          </table:table-cell>
          <table:table-cell office:value-type="float" office:value="0.240026" calcext:value-type="float">
            <text:p>0.240026</text:p>
          </table:table-cell>
          <table:table-cell office:value-type="float" office:value="0.204229" calcext:value-type="float">
            <text:p>0.204229</text:p>
          </table:table-cell>
          <table:table-cell office:value-type="float" office:value="0.194131" calcext:value-type="float">
            <text:p>0.194131</text:p>
          </table:table-cell>
          <table:table-cell office:value-type="float" office:value="0.244501" calcext:value-type="float">
            <text:p>0.244501</text:p>
          </table:table-cell>
          <table:table-cell office:value-type="float" office:value="0.206575" calcext:value-type="float">
            <text:p>0.206575</text:p>
          </table:table-cell>
          <table:table-cell office:value-type="float" office:value="0.201603" calcext:value-type="float">
            <text:p>0.201603</text:p>
          </table:table-cell>
          <table:table-cell office:value-type="float" office:value="0.214331" calcext:value-type="float">
            <text:p>0.214331</text:p>
          </table:table-cell>
          <table:table-cell office:value-type="float" office:value="0.316043" calcext:value-type="float">
            <text:p>0.316043</text:p>
          </table:table-cell>
          <table:table-cell office:value-type="float" office:value="0.246944" calcext:value-type="float">
            <text:p>0.246944</text:p>
          </table:table-cell>
          <table:table-cell office:value-type="float" office:value="0.223179" calcext:value-type="float">
            <text:p>0.223179</text:p>
          </table:table-cell>
          <table:table-cell office:value-type="float" office:value="0.24684" calcext:value-type="float">
            <text:p>0.24684</text:p>
          </table:table-cell>
          <table:table-cell office:value-type="float" office:value="0.297615" calcext:value-type="float">
            <text:p>0.297615</text:p>
          </table:table-cell>
          <table:table-cell office:value-type="float" office:value="0.217419" calcext:value-type="float">
            <text:p>0.217419</text:p>
          </table:table-cell>
          <table:table-cell office:value-type="float" office:value="0.305226" calcext:value-type="float">
            <text:p>0.305226</text:p>
          </table:table-cell>
          <table:table-cell office:value-type="float" office:value="0.33707" calcext:value-type="float">
            <text:p>0.33707</text:p>
          </table:table-cell>
          <table:table-cell office:value-type="float" office:value="0.326169" calcext:value-type="float">
            <text:p>0.326169</text:p>
          </table:table-cell>
          <table:table-cell office:value-type="float" office:value="0.221813" calcext:value-type="float">
            <text:p>0.221813</text:p>
          </table:table-cell>
          <table:table-cell office:value-type="float" office:value="0.294706" calcext:value-type="float">
            <text:p>0.294706</text:p>
          </table:table-cell>
          <table:table-cell office:value-type="float" office:value="0.314423" calcext:value-type="float">
            <text:p>0.314423</text:p>
          </table:table-cell>
          <table:table-cell office:value-type="float" office:value="0.208269" calcext:value-type="float">
            <text:p>0.208269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0.261189" calcext:value-type="float">
            <text:p>0.261189</text:p>
          </table:table-cell>
          <table:table-cell office:value-type="float" office:value="0.275839" calcext:value-type="float">
            <text:p>0.275839</text:p>
          </table:table-cell>
          <table:table-cell office:value-type="float" office:value="0.33633" calcext:value-type="float">
            <text:p>0.33633</text:p>
          </table:table-cell>
          <table:table-cell office:value-type="float" office:value="0.324904" calcext:value-type="float">
            <text:p>0.324904</text:p>
          </table:table-cell>
          <table:table-cell office:value-type="float" office:value="0.216728" calcext:value-type="float">
            <text:p>0.216728</text:p>
          </table:table-cell>
          <table:table-cell office:value-type="float" office:value="0.327739" calcext:value-type="float">
            <text:p>0.327739</text:p>
          </table:table-cell>
          <table:table-cell office:value-type="float" office:value="0.31169" calcext:value-type="float">
            <text:p>0.31169</text:p>
          </table:table-cell>
          <table:table-cell office:value-type="float" office:value="0.307296" calcext:value-type="float">
            <text:p>0.307296</text:p>
          </table:table-cell>
          <table:table-cell office:value-type="float" office:value="0.204064" calcext:value-type="float">
            <text:p>0.204064</text:p>
          </table:table-cell>
          <table:table-cell office:value-type="float" office:value="0.331898" calcext:value-type="float">
            <text:p>0.331898</text:p>
          </table:table-cell>
          <table:table-cell office:value-type="float" office:value="0.204881" calcext:value-type="float">
            <text:p>0.204881</text:p>
          </table:table-cell>
          <table:table-cell office:value-type="float" office:value="0.389969" calcext:value-type="float">
            <text:p>0.389969</text:p>
          </table:table-cell>
          <table:table-cell office:value-type="float" office:value="0.214952" calcext:value-type="float">
            <text:p>0.214952</text:p>
          </table:table-cell>
          <table:table-cell office:value-type="float" office:value="0.266012" calcext:value-type="float">
            <text:p>0.266012</text:p>
          </table:table-cell>
          <table:table-cell office:value-type="float" office:value="0.201612" calcext:value-type="float">
            <text:p>0.201612</text:p>
          </table:table-cell>
          <table:table-cell office:value-type="float" office:value="0.230656" calcext:value-type="float">
            <text:p>0.230656</text:p>
          </table:table-cell>
          <table:table-cell office:value-type="float" office:value="0.30845" calcext:value-type="float">
            <text:p>0.30845</text:p>
          </table:table-cell>
          <table:table-cell office:value-type="float" office:value="0.203669" calcext:value-type="float">
            <text:p>0.203669</text:p>
          </table:table-cell>
          <table:table-cell office:value-type="float" office:value="0.265178" calcext:value-type="float">
            <text:p>0.265178</text:p>
          </table:table-cell>
          <table:table-cell office:value-type="float" office:value="0.211958" calcext:value-type="float">
            <text:p>0.211958</text:p>
          </table:table-cell>
          <table:table-cell office:value-type="float" office:value="0.223045" calcext:value-type="float">
            <text:p>0.223045</text:p>
          </table:table-cell>
          <table:table-cell office:value-type="float" office:value="0.19805" calcext:value-type="float">
            <text:p>0.19805</text:p>
          </table:table-cell>
          <table:table-cell office:value-type="float" office:value="0.196795" calcext:value-type="float">
            <text:p>0.196795</text:p>
          </table:table-cell>
          <table:table-cell office:value-type="float" office:value="0.230086" calcext:value-type="float">
            <text:p>0.230086</text:p>
          </table:table-cell>
          <table:table-cell office:value-type="float" office:value="0.241031" calcext:value-type="float">
            <text:p>0.241031</text:p>
          </table:table-cell>
          <table:table-cell office:value-type="float" office:value="0.220201" calcext:value-type="float">
            <text:p>0.220201</text:p>
          </table:table-cell>
          <table:table-cell office:value-type="float" office:value="0.35723" calcext:value-type="float">
            <text:p>0.35723</text:p>
          </table:table-cell>
          <table:table-cell office:value-type="float" office:value="0.212708" calcext:value-type="float">
            <text:p>0.212708</text:p>
          </table:table-cell>
          <table:table-cell office:value-type="float" office:value="0.272207" calcext:value-type="float">
            <text:p>0.272207</text:p>
          </table:table-cell>
          <table:table-cell office:value-type="float" office:value="0.205712" calcext:value-type="float">
            <text:p>0.205712</text:p>
          </table:table-cell>
          <table:table-cell office:value-type="float" office:value="0.212029" calcext:value-type="float">
            <text:p>0.212029</text:p>
          </table:table-cell>
          <table:table-cell office:value-type="float" office:value="0.251455" calcext:value-type="float">
            <text:p>0.251455</text:p>
          </table:table-cell>
          <table:table-cell office:value-type="float" office:value="0.307581" calcext:value-type="float">
            <text:p>0.307581</text:p>
          </table:table-cell>
          <table:table-cell office:value-type="float" office:value="0.269765" calcext:value-type="float">
            <text:p>0.269765</text:p>
          </table:table-cell>
          <table:table-cell office:value-type="float" office:value="0.241735" calcext:value-type="float">
            <text:p>0.241735</text:p>
          </table:table-cell>
          <table:table-cell office:value-type="float" office:value="0.295763" calcext:value-type="float">
            <text:p>0.295763</text:p>
          </table:table-cell>
          <table:table-cell office:value-type="float" office:value="0.26656" calcext:value-type="float">
            <text:p>0.26656</text:p>
          </table:table-cell>
          <table:table-cell office:value-type="float" office:value="0.202435" calcext:value-type="float">
            <text:p>0.202435</text:p>
          </table:table-cell>
          <table:table-cell office:value-type="float" office:value="0.250089" calcext:value-type="float">
            <text:p>0.250089</text:p>
          </table:table-cell>
          <table:table-cell office:value-type="float" office:value="0.203138" calcext:value-type="float">
            <text:p>0.203138</text:p>
          </table:table-cell>
          <table:table-cell office:value-type="float" office:value="0.196655" calcext:value-type="float">
            <text:p>0.196655</text:p>
          </table:table-cell>
          <table:table-cell office:value-type="float" office:value="0.199929" calcext:value-type="float">
            <text:p>0.199929</text:p>
          </table:table-cell>
          <table:table-cell office:value-type="float" office:value="0.312279" calcext:value-type="float">
            <text:p>0.312279</text:p>
          </table:table-cell>
          <table:table-cell office:value-type="float" office:value="0.240378" calcext:value-type="float">
            <text:p>0.240378</text:p>
          </table:table-cell>
          <table:table-cell office:value-type="float" office:value="0.218769" calcext:value-type="float">
            <text:p>0.218769</text:p>
          </table:table-cell>
          <table:table-cell office:value-type="float" office:value="0.228652" calcext:value-type="float">
            <text:p>0.228652</text:p>
          </table:table-cell>
          <table:table-cell office:value-type="float" office:value="0.250637" calcext:value-type="float">
            <text:p>0.250637</text:p>
          </table:table-cell>
          <table:table-cell office:value-type="float" office:value="0.222208" calcext:value-type="float">
            <text:p>0.222208</text:p>
          </table:table-cell>
          <table:table-cell office:value-type="float" office:value="0.227013" calcext:value-type="float">
            <text:p>0.227013</text:p>
          </table:table-cell>
          <table:table-cell office:value-type="float" office:value="0.291355" calcext:value-type="float">
            <text:p>0.291355</text:p>
          </table:table-cell>
          <table:table-cell office:value-type="float" office:value="0.272064" calcext:value-type="float">
            <text:p>0.272064</text:p>
          </table:table-cell>
          <table:table-cell office:value-type="float" office:value="0.251015" calcext:value-type="float">
            <text:p>0.251015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0.194554" calcext:value-type="float">
            <text:p>0.194554</text:p>
          </table:table-cell>
          <table:table-cell office:value-type="float" office:value="0.241296" calcext:value-type="float">
            <text:p>0.241296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45274" calcext:value-type="float">
            <text:p>0.245274</text:p>
          </table:table-cell>
          <table:table-cell office:value-type="float" office:value="0.220907" calcext:value-type="float">
            <text:p>0.220907</text:p>
          </table:table-cell>
          <table:table-cell office:value-type="float" office:value="0.214025" calcext:value-type="float">
            <text:p>0.214025</text:p>
          </table:table-cell>
          <table:table-cell office:value-type="float" office:value="0.298445" calcext:value-type="float">
            <text:p>0.298445</text:p>
          </table:table-cell>
          <table:table-cell office:value-type="float" office:value="0.219641" calcext:value-type="float">
            <text:p>0.219641</text:p>
          </table:table-cell>
          <table:table-cell office:value-type="float" office:value="0.241843" calcext:value-type="float">
            <text:p>0.241843</text:p>
          </table:table-cell>
          <table:table-cell office:value-type="float" office:value="0.278134" calcext:value-type="float">
            <text:p>0.278134</text:p>
          </table:table-cell>
          <table:table-cell office:value-type="float" office:value="0.210839" calcext:value-type="float">
            <text:p>0.210839</text:p>
          </table:table-cell>
          <table:table-cell office:value-type="float" office:value="0.247343" calcext:value-type="float">
            <text:p>0.247343</text:p>
          </table:table-cell>
          <table:table-cell office:value-type="float" office:value="0.273824" calcext:value-type="float">
            <text:p>0.273824</text:p>
          </table:table-cell>
          <table:table-cell office:value-type="float" office:value="0.24071" calcext:value-type="float">
            <text:p>0.24071</text:p>
          </table:table-cell>
          <table:table-cell office:value-type="float" office:value="0.24639" calcext:value-type="float">
            <text:p>0.24639</text:p>
          </table:table-cell>
          <table:table-cell office:value-type="float" office:value="0.200884" calcext:value-type="float">
            <text:p>0.200884</text:p>
          </table:table-cell>
          <table:table-cell office:value-type="float" office:value="0.212592" calcext:value-type="float">
            <text:p>0.212592</text:p>
          </table:table-cell>
          <table:table-cell office:value-type="float" office:value="0.212673" calcext:value-type="float">
            <text:p>0.212673</text:p>
          </table:table-cell>
          <table:table-cell office:value-type="float" office:value="0.209829" calcext:value-type="float">
            <text:p>0.209829</text:p>
          </table:table-cell>
          <table:table-cell office:value-type="float" office:value="0.253757" calcext:value-type="float">
            <text:p>0.253757</text:p>
          </table:table-cell>
          <table:table-cell office:value-type="float" office:value="0.279832" calcext:value-type="float">
            <text:p>0.279832</text:p>
          </table:table-cell>
          <table:table-cell office:value-type="float" office:value="0.22778" calcext:value-type="float">
            <text:p>0.22778</text:p>
          </table:table-cell>
          <table:table-cell office:value-type="float" office:value="0.210452" calcext:value-type="float">
            <text:p>0.210452</text:p>
          </table:table-cell>
          <table:table-cell office:value-type="float" office:value="0.297179" calcext:value-type="float">
            <text:p>0.297179</text:p>
          </table:table-cell>
          <table:table-cell office:value-type="float" office:value="0.257049" calcext:value-type="float">
            <text:p>0.257049</text:p>
          </table:table-cell>
          <table:table-cell office:value-type="float" office:value="0.201523" calcext:value-type="float">
            <text:p>0.201523</text:p>
          </table:table-cell>
          <table:table-cell office:value-type="float" office:value="0.326864" calcext:value-type="float">
            <text:p>0.326864</text:p>
          </table:table-cell>
          <table:table-cell office:value-type="float" office:value="0.199995" calcext:value-type="float">
            <text:p>0.199995</text:p>
          </table:table-cell>
          <table:table-cell office:value-type="float" office:value="0.284758" calcext:value-type="float">
            <text:p>0.284758</text:p>
          </table:table-cell>
          <table:table-cell office:value-type="float" office:value="0.258611" calcext:value-type="float">
            <text:p>0.258611</text:p>
          </table:table-cell>
          <table:table-cell office:value-type="float" office:value="0.313299" calcext:value-type="float">
            <text:p>0.313299</text:p>
          </table:table-cell>
          <table:table-cell office:value-type="float" office:value="0.345524" calcext:value-type="float">
            <text:p>0.345524</text:p>
          </table:table-cell>
          <table:table-cell office:value-type="float" office:value="0.278646" calcext:value-type="float">
            <text:p>0.278646</text:p>
          </table:table-cell>
          <table:table-cell office:value-type="float" office:value="0.284738" calcext:value-type="float">
            <text:p>0.284738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0.252424" calcext:value-type="float">
            <text:p>0.252424</text:p>
          </table:table-cell>
          <table:table-cell office:value-type="float" office:value="0.218283" calcext:value-type="float">
            <text:p>0.218283</text:p>
          </table:table-cell>
          <table:table-cell office:value-type="float" office:value="0.202868" calcext:value-type="float">
            <text:p>0.202868</text:p>
          </table:table-cell>
          <table:table-cell office:value-type="float" office:value="0.271798" calcext:value-type="float">
            <text:p>0.271798</text:p>
          </table:table-cell>
          <table:table-cell office:value-type="float" office:value="0.408492" calcext:value-type="float">
            <text:p>0.408492</text:p>
          </table:table-cell>
          <table:table-cell office:value-type="float" office:value="0.214655" calcext:value-type="float">
            <text:p>0.214655</text:p>
          </table:table-cell>
          <table:table-cell office:value-type="float" office:value="0.206978" calcext:value-type="float">
            <text:p>0.206978</text:p>
          </table:table-cell>
          <table:table-cell office:value-type="float" office:value="0.201031" calcext:value-type="float">
            <text:p>0.201031</text:p>
          </table:table-cell>
          <table:table-cell office:value-type="float" office:value="0.201305" calcext:value-type="float">
            <text:p>0.201305</text:p>
          </table:table-cell>
          <table:table-cell office:value-type="float" office:value="0.323429" calcext:value-type="float">
            <text:p>0.323429</text:p>
          </table:table-cell>
          <table:table-cell office:value-type="float" office:value="0.263509" calcext:value-type="float">
            <text:p>0.263509</text:p>
          </table:table-cell>
          <table:table-cell office:value-type="float" office:value="0.291113" calcext:value-type="float">
            <text:p>0.291113</text:p>
          </table:table-cell>
          <table:table-cell office:value-type="float" office:value="0.253114" calcext:value-type="float">
            <text:p>0.253114</text:p>
          </table:table-cell>
          <table:table-cell office:value-type="float" office:value="0.32639" calcext:value-type="float">
            <text:p>0.32639</text:p>
          </table:table-cell>
          <table:table-cell office:value-type="float" office:value="0.215215" calcext:value-type="float">
            <text:p>0.215215</text:p>
          </table:table-cell>
          <table:table-cell office:value-type="float" office:value="0.362739" calcext:value-type="float">
            <text:p>0.362739</text:p>
          </table:table-cell>
          <table:table-cell office:value-type="float" office:value="0.218409" calcext:value-type="float">
            <text:p>0.218409</text:p>
          </table:table-cell>
          <table:table-cell office:value-type="float" office:value="0.195634" calcext:value-type="float">
            <text:p>0.195634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17771" calcext:value-type="float">
            <text:p>0.617771</text:p>
          </table:table-cell>
          <table:table-cell office:value-type="float" office:value="0.642746" calcext:value-type="float">
            <text:p>0.642746</text:p>
          </table:table-cell>
          <table:table-cell office:value-type="float" office:value="0.713396" calcext:value-type="float">
            <text:p>0.713396</text:p>
          </table:table-cell>
          <table:table-cell office:value-type="float" office:value="0.731547" calcext:value-type="float">
            <text:p>0.731547</text:p>
          </table:table-cell>
          <table:table-cell office:value-type="float" office:value="0.80565" calcext:value-type="float">
            <text:p>0.80565</text:p>
          </table:table-cell>
          <table:table-cell office:value-type="float" office:value="0.781001" calcext:value-type="float">
            <text:p>0.781001</text:p>
          </table:table-cell>
          <table:table-cell office:value-type="float" office:value="0.799242" calcext:value-type="float">
            <text:p>0.799242</text:p>
          </table:table-cell>
          <table:table-cell office:value-type="float" office:value="0.679445" calcext:value-type="float">
            <text:p>0.679445</text:p>
          </table:table-cell>
          <table:table-cell office:value-type="float" office:value="0.762473" calcext:value-type="float">
            <text:p>0.762473</text:p>
          </table:table-cell>
          <table:table-cell office:value-type="float" office:value="0.831233" calcext:value-type="float">
            <text:p>0.831233</text:p>
          </table:table-cell>
          <table:table-cell office:value-type="float" office:value="0.795312" calcext:value-type="float">
            <text:p>0.795312</text:p>
          </table:table-cell>
          <table:table-cell office:value-type="float" office:value="0.769653" calcext:value-type="float">
            <text:p>0.769653</text:p>
          </table:table-cell>
          <table:table-cell office:value-type="float" office:value="0.813277" calcext:value-type="float">
            <text:p>0.813277</text:p>
          </table:table-cell>
          <table:table-cell office:value-type="float" office:value="0.615348" calcext:value-type="float">
            <text:p>0.615348</text:p>
          </table:table-cell>
          <table:table-cell office:value-type="float" office:value="0.742642" calcext:value-type="float">
            <text:p>0.742642</text:p>
          </table:table-cell>
          <table:table-cell office:value-type="float" office:value="0.843541" calcext:value-type="float">
            <text:p>0.843541</text:p>
          </table:table-cell>
          <table:table-cell office:value-type="float" office:value="0.70409" calcext:value-type="float">
            <text:p>0.70409</text:p>
          </table:table-cell>
          <table:table-cell office:value-type="float" office:value="0.771397" calcext:value-type="float">
            <text:p>0.771397</text:p>
          </table:table-cell>
          <table:table-cell office:value-type="float" office:value="0.704005" calcext:value-type="float">
            <text:p>0.704005</text:p>
          </table:table-cell>
          <table:table-cell office:value-type="float" office:value="0.789314" calcext:value-type="float">
            <text:p>0.789314</text:p>
          </table:table-cell>
          <table:table-cell office:value-type="float" office:value="0.834879" calcext:value-type="float">
            <text:p>0.834879</text:p>
          </table:table-cell>
          <table:table-cell office:value-type="float" office:value="0.805389" calcext:value-type="float">
            <text:p>0.805389</text:p>
          </table:table-cell>
          <table:table-cell office:value-type="float" office:value="0.768469" calcext:value-type="float">
            <text:p>0.768469</text:p>
          </table:table-cell>
          <table:table-cell office:value-type="float" office:value="0.667306" calcext:value-type="float">
            <text:p>0.667306</text:p>
          </table:table-cell>
          <table:table-cell office:value-type="float" office:value="0.803435" calcext:value-type="float">
            <text:p>0.803435</text:p>
          </table:table-cell>
          <table:table-cell office:value-type="float" office:value="0.891223" calcext:value-type="float">
            <text:p>0.891223</text:p>
          </table:table-cell>
          <table:table-cell office:value-type="float" office:value="0.65775" calcext:value-type="float">
            <text:p>0.65775</text:p>
          </table:table-cell>
          <table:table-cell office:value-type="float" office:value="0.807639" calcext:value-type="float">
            <text:p>0.807639</text:p>
          </table:table-cell>
          <table:table-cell office:value-type="float" office:value="1.01426" calcext:value-type="float">
            <text:p>1.01426</text:p>
          </table:table-cell>
          <table:table-cell office:value-type="float" office:value="0.769984" calcext:value-type="float">
            <text:p>0.769984</text:p>
          </table:table-cell>
          <table:table-cell office:value-type="float" office:value="0.60314" calcext:value-type="float">
            <text:p>0.60314</text:p>
          </table:table-cell>
          <table:table-cell office:value-type="float" office:value="0.684264" calcext:value-type="float">
            <text:p>0.684264</text:p>
          </table:table-cell>
          <table:table-cell office:value-type="float" office:value="0.800915" calcext:value-type="float">
            <text:p>0.800915</text:p>
          </table:table-cell>
          <table:table-cell office:value-type="float" office:value="0.717396" calcext:value-type="float">
            <text:p>0.717396</text:p>
          </table:table-cell>
          <table:table-cell office:value-type="float" office:value="0.898079" calcext:value-type="float">
            <text:p>0.898079</text:p>
          </table:table-cell>
          <table:table-cell office:value-type="float" office:value="0.715082" calcext:value-type="float">
            <text:p>0.715082</text:p>
          </table:table-cell>
          <table:table-cell office:value-type="float" office:value="0.876066" calcext:value-type="float">
            <text:p>0.876066</text:p>
          </table:table-cell>
          <table:table-cell office:value-type="float" office:value="0.972454" calcext:value-type="float">
            <text:p>0.972454</text:p>
          </table:table-cell>
          <table:table-cell office:value-type="float" office:value="0.94508" calcext:value-type="float">
            <text:p>0.94508</text:p>
          </table:table-cell>
          <table:table-cell office:value-type="float" office:value="0.607912" calcext:value-type="float">
            <text:p>0.607912</text:p>
          </table:table-cell>
          <table:table-cell office:value-type="float" office:value="1.04898" calcext:value-type="float">
            <text:p>1.04898</text:p>
          </table:table-cell>
          <table:table-cell office:value-type="float" office:value="0.594805" calcext:value-type="float">
            <text:p>0.594805</text:p>
          </table:table-cell>
          <table:table-cell office:value-type="float" office:value="0.813147" calcext:value-type="float">
            <text:p>0.813147</text:p>
          </table:table-cell>
          <table:table-cell office:value-type="float" office:value="0.663975" calcext:value-type="float">
            <text:p>0.663975</text:p>
          </table:table-cell>
          <table:table-cell office:value-type="float" office:value="0.781365" calcext:value-type="float">
            <text:p>0.781365</text:p>
          </table:table-cell>
          <table:table-cell office:value-type="float" office:value="0.665443" calcext:value-type="float">
            <text:p>0.665443</text:p>
          </table:table-cell>
          <table:table-cell office:value-type="float" office:value="0.643246" calcext:value-type="float">
            <text:p>0.643246</text:p>
          </table:table-cell>
          <table:table-cell office:value-type="float" office:value="0.961053" calcext:value-type="float">
            <text:p>0.961053</text:p>
          </table:table-cell>
          <table:table-cell office:value-type="float" office:value="0.682153" calcext:value-type="float">
            <text:p>0.682153</text:p>
          </table:table-cell>
          <table:table-cell office:value-type="float" office:value="0.641659" calcext:value-type="float">
            <text:p>0.641659</text:p>
          </table:table-cell>
          <table:table-cell office:value-type="float" office:value="0.706024" calcext:value-type="float">
            <text:p>0.706024</text:p>
          </table:table-cell>
          <table:table-cell office:value-type="float" office:value="0.895437" calcext:value-type="float">
            <text:p>0.895437</text:p>
          </table:table-cell>
          <table:table-cell office:value-type="float" office:value="0.674337" calcext:value-type="float">
            <text:p>0.674337</text:p>
          </table:table-cell>
          <table:table-cell office:value-type="float" office:value="0.878994" calcext:value-type="float">
            <text:p>0.878994</text:p>
          </table:table-cell>
          <table:table-cell office:value-type="float" office:value="0.591315" calcext:value-type="float">
            <text:p>0.591315</text:p>
          </table:table-cell>
          <table:table-cell office:value-type="float" office:value="0.814501" calcext:value-type="float">
            <text:p>0.814501</text:p>
          </table:table-cell>
          <table:table-cell office:value-type="float" office:value="0.984213" calcext:value-type="float">
            <text:p>0.984213</text:p>
          </table:table-cell>
          <table:table-cell office:value-type="float" office:value="0.924986" calcext:value-type="float">
            <text:p>0.924986</text:p>
          </table:table-cell>
          <table:table-cell office:value-type="float" office:value="1.01212" calcext:value-type="float">
            <text:p>1.01212</text:p>
          </table:table-cell>
          <table:table-cell office:value-type="float" office:value="0.780327" calcext:value-type="float">
            <text:p>0.780327</text:p>
          </table:table-cell>
          <table:table-cell office:value-type="float" office:value="0.719374" calcext:value-type="float">
            <text:p>0.719374</text:p>
          </table:table-cell>
          <table:table-cell office:value-type="float" office:value="0.727441" calcext:value-type="float">
            <text:p>0.72744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39726" calcext:value-type="float">
            <text:p>0.639726</text:p>
          </table:table-cell>
          <table:table-cell office:value-type="float" office:value="0.653601" calcext:value-type="float">
            <text:p>0.653601</text:p>
          </table:table-cell>
          <table:table-cell office:value-type="float" office:value="0.662176" calcext:value-type="float">
            <text:p>0.662176</text:p>
          </table:table-cell>
          <table:table-cell office:value-type="float" office:value="0.642365" calcext:value-type="float">
            <text:p>0.642365</text:p>
          </table:table-cell>
          <table:table-cell office:value-type="float" office:value="0.915087" calcext:value-type="float">
            <text:p>0.915087</text:p>
          </table:table-cell>
          <table:table-cell office:value-type="float" office:value="0.762029" calcext:value-type="float">
            <text:p>0.762029</text:p>
          </table:table-cell>
          <table:table-cell office:value-type="float" office:value="0.863786" calcext:value-type="float">
            <text:p>0.863786</text:p>
          </table:table-cell>
          <table:table-cell office:value-type="float" office:value="0.750074" calcext:value-type="float">
            <text:p>0.750074</text:p>
          </table:table-cell>
          <table:table-cell office:value-type="float" office:value="0.676897" calcext:value-type="float">
            <text:p>0.676897</text:p>
          </table:table-cell>
          <table:table-cell office:value-type="float" office:value="0.937603" calcext:value-type="float">
            <text:p>0.937603</text:p>
          </table:table-cell>
          <table:table-cell office:value-type="float" office:value="0.66459" calcext:value-type="float">
            <text:p>0.66459</text:p>
          </table:table-cell>
          <table:table-cell office:value-type="float" office:value="0.753575" calcext:value-type="float">
            <text:p>0.753575</text:p>
          </table:table-cell>
          <table:table-cell office:value-type="float" office:value="0.741929" calcext:value-type="float">
            <text:p>0.741929</text:p>
          </table:table-cell>
          <table:table-cell office:value-type="float" office:value="0.64351" calcext:value-type="float">
            <text:p>0.64351</text:p>
          </table:table-cell>
          <table:table-cell office:value-type="float" office:value="0.829025" calcext:value-type="float">
            <text:p>0.829025</text:p>
          </table:table-cell>
          <table:table-cell office:value-type="float" office:value="0.75874" calcext:value-type="float">
            <text:p>0.75874</text:p>
          </table:table-cell>
          <table:table-cell office:value-type="float" office:value="1.04124" calcext:value-type="float">
            <text:p>1.04124</text:p>
          </table:table-cell>
          <table:table-cell office:value-type="float" office:value="0.698837" calcext:value-type="float">
            <text:p>0.698837</text:p>
          </table:table-cell>
          <table:table-cell office:value-type="float" office:value="0.909897" calcext:value-type="float">
            <text:p>0.909897</text:p>
          </table:table-cell>
          <table:table-cell office:value-type="float" office:value="0.750658" calcext:value-type="float">
            <text:p>0.750658</text:p>
          </table:table-cell>
          <table:table-cell office:value-type="float" office:value="0.90151" calcext:value-type="float">
            <text:p>0.90151</text:p>
          </table:table-cell>
          <table:table-cell office:value-type="float" office:value="0.88007" calcext:value-type="float">
            <text:p>0.88007</text:p>
          </table:table-cell>
          <table:table-cell office:value-type="float" office:value="0.893731" calcext:value-type="float">
            <text:p>0.893731</text:p>
          </table:table-cell>
          <table:table-cell office:value-type="float" office:value="0.798655" calcext:value-type="float">
            <text:p>0.798655</text:p>
          </table:table-cell>
          <table:table-cell office:value-type="float" office:value="0.634057" calcext:value-type="float">
            <text:p>0.634057</text:p>
          </table:table-cell>
          <table:table-cell office:value-type="float" office:value="0.62473" calcext:value-type="float">
            <text:p>0.62473</text:p>
          </table:table-cell>
          <table:table-cell office:value-type="float" office:value="0.871277" calcext:value-type="float">
            <text:p>0.871277</text:p>
          </table:table-cell>
          <table:table-cell office:value-type="float" office:value="0.886805" calcext:value-type="float">
            <text:p>0.886805</text:p>
          </table:table-cell>
          <table:table-cell office:value-type="float" office:value="0.987697" calcext:value-type="float">
            <text:p>0.987697</text:p>
          </table:table-cell>
          <table:table-cell office:value-type="float" office:value="0.668707" calcext:value-type="float">
            <text:p>0.668707</text:p>
          </table:table-cell>
          <table:table-cell office:value-type="float" office:value="0.837591" calcext:value-type="float">
            <text:p>0.837591</text:p>
          </table:table-cell>
          <table:table-cell office:value-type="float" office:value="0.923956" calcext:value-type="float">
            <text:p>0.923956</text:p>
          </table:table-cell>
          <table:table-cell office:value-type="float" office:value="0.979984" calcext:value-type="float">
            <text:p>0.979984</text:p>
          </table:table-cell>
          <table:table-cell office:value-type="float" office:value="1.00999" calcext:value-type="float">
            <text:p>1.00999</text:p>
          </table:table-cell>
          <table:table-cell office:value-type="float" office:value="0.643982" calcext:value-type="float">
            <text:p>0.643982</text:p>
          </table:table-cell>
          <table:table-cell office:value-type="float" office:value="0.687896" calcext:value-type="float">
            <text:p>0.687896</text:p>
          </table:table-cell>
          <table:table-cell office:value-type="float" office:value="0.612351" calcext:value-type="float">
            <text:p>0.612351</text:p>
          </table:table-cell>
          <table:table-cell office:value-type="float" office:value="0.723999" calcext:value-type="float">
            <text:p>0.723999</text:p>
          </table:table-cell>
          <table:table-cell office:value-type="float" office:value="0.682684" calcext:value-type="float">
            <text:p>0.682684</text:p>
          </table:table-cell>
          <table:table-cell office:value-type="float" office:value="0.701631" calcext:value-type="float">
            <text:p>0.701631</text:p>
          </table:table-cell>
          <table:table-cell office:value-type="float" office:value="0.904527" calcext:value-type="float">
            <text:p>0.904527</text:p>
          </table:table-cell>
          <table:table-cell office:value-type="float" office:value="0.644419" calcext:value-type="float">
            <text:p>0.644419</text:p>
          </table:table-cell>
          <table:table-cell office:value-type="float" office:value="0.662628" calcext:value-type="float">
            <text:p>0.662628</text:p>
          </table:table-cell>
          <table:table-cell office:value-type="float" office:value="0.914787" calcext:value-type="float">
            <text:p>0.914787</text:p>
          </table:table-cell>
          <table:table-cell office:value-type="float" office:value="0.679159" calcext:value-type="float">
            <text:p>0.679159</text:p>
          </table:table-cell>
          <table:table-cell office:value-type="float" office:value="0.653689" calcext:value-type="float">
            <text:p>0.653689</text:p>
          </table:table-cell>
          <table:table-cell office:value-type="float" office:value="0.812106" calcext:value-type="float">
            <text:p>0.812106</text:p>
          </table:table-cell>
          <table:table-cell office:value-type="float" office:value="0.695039" calcext:value-type="float">
            <text:p>0.695039</text:p>
          </table:table-cell>
          <table:table-cell office:value-type="float" office:value="0.685045" calcext:value-type="float">
            <text:p>0.685045</text:p>
          </table:table-cell>
          <table:table-cell office:value-type="float" office:value="0.704215" calcext:value-type="float">
            <text:p>0.704215</text:p>
          </table:table-cell>
          <table:table-cell office:value-type="float" office:value="0.801159" calcext:value-type="float">
            <text:p>0.801159</text:p>
          </table:table-cell>
          <table:table-cell office:value-type="float" office:value="0.610799" calcext:value-type="float">
            <text:p>0.610799</text:p>
          </table:table-cell>
          <table:table-cell office:value-type="float" office:value="0.780776" calcext:value-type="float">
            <text:p>0.780776</text:p>
          </table:table-cell>
          <table:table-cell office:value-type="float" office:value="0.748431" calcext:value-type="float">
            <text:p>0.748431</text:p>
          </table:table-cell>
          <table:table-cell office:value-type="float" office:value="0.725977" calcext:value-type="float">
            <text:p>0.725977</text:p>
          </table:table-cell>
          <table:table-cell office:value-type="float" office:value="0.792922" calcext:value-type="float">
            <text:p>0.792922</text:p>
          </table:table-cell>
          <table:table-cell office:value-type="float" office:value="0.688382" calcext:value-type="float">
            <text:p>0.688382</text:p>
          </table:table-cell>
          <table:table-cell office:value-type="float" office:value="0.645633" calcext:value-type="float">
            <text:p>0.645633</text:p>
          </table:table-cell>
          <table:table-cell office:value-type="float" office:value="0.680806" calcext:value-type="float">
            <text:p>0.680806</text:p>
          </table:table-cell>
          <table:table-cell office:value-type="float" office:value="0.806377" calcext:value-type="float">
            <text:p>0.806377</text:p>
          </table:table-cell>
          <table:table-cell office:value-type="float" office:value="0.761392" calcext:value-type="float">
            <text:p>0.761392</text:p>
          </table:table-cell>
          <table:table-cell office:value-type="float" office:value="1.03985" calcext:value-type="float">
            <text:p>1.03985</text:p>
          </table:table-cell>
          <table:table-cell office:value-type="float" office:value="0.722689" calcext:value-type="float">
            <text:p>0.722689</text:p>
          </table:table-cell>
          <table:table-cell office:value-type="float" office:value="0.62754" calcext:value-type="float">
            <text:p>0.62754</text:p>
          </table:table-cell>
          <table:table-cell office:value-type="float" office:value="0.792034" calcext:value-type="float">
            <text:p>0.792034</text:p>
          </table:table-cell>
          <table:table-cell office:value-type="float" office:value="0.725571" calcext:value-type="float">
            <text:p>0.725571</text:p>
          </table:table-cell>
          <table:table-cell office:value-type="float" office:value="0.894812" calcext:value-type="float">
            <text:p>0.894812</text:p>
          </table:table-cell>
          <table:table-cell office:value-type="float" office:value="0.709206" calcext:value-type="float">
            <text:p>0.709206</text:p>
          </table:table-cell>
          <table:table-cell office:value-type="float" office:value="0.72735" calcext:value-type="float">
            <text:p>0.72735</text:p>
          </table:table-cell>
          <table:table-cell office:value-type="float" office:value="0.606189" calcext:value-type="float">
            <text:p>0.606189</text:p>
          </table:table-cell>
          <table:table-cell office:value-type="float" office:value="0.607434" calcext:value-type="float">
            <text:p>0.607434</text:p>
          </table:table-cell>
          <table:table-cell office:value-type="float" office:value="0.780793" calcext:value-type="float">
            <text:p>0.780793</text:p>
          </table:table-cell>
          <table:table-cell office:value-type="float" office:value="0.970503" calcext:value-type="float">
            <text:p>0.970503</text:p>
          </table:table-cell>
          <table:table-cell office:value-type="float" office:value="0.852746" calcext:value-type="float">
            <text:p>0.852746</text:p>
          </table:table-cell>
          <table:table-cell office:value-type="float" office:value="0.982119" calcext:value-type="float">
            <text:p>0.982119</text:p>
          </table:table-cell>
          <table:table-cell office:value-type="float" office:value="0.783438" calcext:value-type="float">
            <text:p>0.783438</text:p>
          </table:table-cell>
          <table:table-cell office:value-type="float" office:value="0.699726" calcext:value-type="float">
            <text:p>0.699726</text:p>
          </table:table-cell>
          <table:table-cell office:value-type="float" office:value="0.753898" calcext:value-type="float">
            <text:p>0.753898</text:p>
          </table:table-cell>
          <table:table-cell office:value-type="float" office:value="0.65835" calcext:value-type="float">
            <text:p>0.65835</text:p>
          </table:table-cell>
          <table:table-cell office:value-type="float" office:value="0.764852" calcext:value-type="float">
            <text:p>0.764852</text:p>
          </table:table-cell>
          <table:table-cell office:value-type="float" office:value="0.757603" calcext:value-type="float">
            <text:p>0.757603</text:p>
          </table:table-cell>
          <table:table-cell office:value-type="float" office:value="0.916884" calcext:value-type="float">
            <text:p>0.916884</text:p>
          </table:table-cell>
          <table:table-cell office:value-type="float" office:value="0.868168" calcext:value-type="float">
            <text:p>0.868168</text:p>
          </table:table-cell>
          <table:table-cell office:value-type="float" office:value="0.608923" calcext:value-type="float">
            <text:p>0.608923</text:p>
          </table:table-cell>
          <table:table-cell office:value-type="float" office:value="0.687122" calcext:value-type="float">
            <text:p>0.687122</text:p>
          </table:table-cell>
          <table:table-cell office:value-type="float" office:value="0.744214" calcext:value-type="float">
            <text:p>0.744214</text:p>
          </table:table-cell>
          <table:table-cell office:value-type="float" office:value="0.609828" calcext:value-type="float">
            <text:p>0.609828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070775" calcext:value-type="float">
            <text:p>0.207077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40544" calcext:value-type="float">
            <text:p>0.240544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537365" calcext:value-type="float">
            <text:p>0.7537365</text:p>
          </table:table-cell>
          <table:table-cell table:number-columns-repeated="149"/>
        </table:table-row>
      </table:table>
      <table:table table:name="latex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87319" calcext:value-type="float">
            <text:p>0.287319</text:p>
          </table:table-cell>
          <table:table-cell office:value-type="float" office:value="0.249752" calcext:value-type="float">
            <text:p>0.249752</text:p>
          </table:table-cell>
          <table:table-cell office:value-type="float" office:value="0.186479" calcext:value-type="float">
            <text:p>0.186479</text:p>
          </table:table-cell>
          <table:table-cell office:value-type="float" office:value="0.257493" calcext:value-type="float">
            <text:p>0.257493</text:p>
          </table:table-cell>
          <table:table-cell office:value-type="float" office:value="0.2456" calcext:value-type="float">
            <text:p>0.2456</text:p>
          </table:table-cell>
          <table:table-cell office:value-type="float" office:value="0.179462" calcext:value-type="float">
            <text:p>0.179462</text:p>
          </table:table-cell>
          <table:table-cell office:value-type="float" office:value="0.320586" calcext:value-type="float">
            <text:p>0.320586</text:p>
          </table:table-cell>
          <table:table-cell office:value-type="float" office:value="0.190859" calcext:value-type="float">
            <text:p>0.190859</text:p>
          </table:table-cell>
          <table:table-cell office:value-type="float" office:value="0.227475" calcext:value-type="float">
            <text:p>0.227475</text:p>
          </table:table-cell>
          <table:table-cell office:value-type="float" office:value="0.286579" calcext:value-type="float">
            <text:p>0.286579</text:p>
          </table:table-cell>
          <table:table-cell office:value-type="float" office:value="0.207397" calcext:value-type="float">
            <text:p>0.207397</text:p>
          </table:table-cell>
          <table:table-cell office:value-type="float" office:value="0.19281" calcext:value-type="float">
            <text:p>0.19281</text:p>
          </table:table-cell>
          <table:table-cell office:value-type="float" office:value="0.235631" calcext:value-type="float">
            <text:p>0.235631</text:p>
          </table:table-cell>
          <table:table-cell office:value-type="float" office:value="0.184717" calcext:value-type="float">
            <text:p>0.184717</text:p>
          </table:table-cell>
          <table:table-cell office:value-type="float" office:value="0.19693" calcext:value-type="float">
            <text:p>0.19693</text:p>
          </table:table-cell>
          <table:table-cell office:value-type="float" office:value="0.177398" calcext:value-type="float">
            <text:p>0.177398</text:p>
          </table:table-cell>
          <table:table-cell office:value-type="float" office:value="0.18458" calcext:value-type="float">
            <text:p>0.18458</text:p>
          </table:table-cell>
          <table:table-cell office:value-type="float" office:value="0.25937" calcext:value-type="float">
            <text:p>0.25937</text:p>
          </table:table-cell>
          <table:table-cell office:value-type="float" office:value="0.243058" calcext:value-type="float">
            <text:p>0.243058</text:p>
          </table:table-cell>
          <table:table-cell office:value-type="float" office:value="0.253404" calcext:value-type="float">
            <text:p>0.253404</text:p>
          </table:table-cell>
          <table:table-cell office:value-type="float" office:value="0.249463" calcext:value-type="float">
            <text:p>0.249463</text:p>
          </table:table-cell>
          <table:table-cell office:value-type="float" office:value="0.182163" calcext:value-type="float">
            <text:p>0.182163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218781" calcext:value-type="float">
            <text:p>0.218781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179112" calcext:value-type="float">
            <text:p>0.179112</text:p>
          </table:table-cell>
          <table:table-cell office:value-type="float" office:value="0.174676" calcext:value-type="float">
            <text:p>0.174676</text:p>
          </table:table-cell>
          <table:table-cell office:value-type="float" office:value="0.240247" calcext:value-type="float">
            <text:p>0.240247</text:p>
          </table:table-cell>
          <table:table-cell office:value-type="float" office:value="0.191893" calcext:value-type="float">
            <text:p>0.191893</text:p>
          </table:table-cell>
          <table:table-cell office:value-type="float" office:value="0.219727" calcext:value-type="float">
            <text:p>0.219727</text:p>
          </table:table-cell>
          <table:table-cell office:value-type="float" office:value="0.242093" calcext:value-type="float">
            <text:p>0.242093</text:p>
          </table:table-cell>
          <table:table-cell office:value-type="float" office:value="0.22348" calcext:value-type="float">
            <text:p>0.22348</text:p>
          </table:table-cell>
          <table:table-cell office:value-type="float" office:value="0.209333" calcext:value-type="float">
            <text:p>0.209333</text:p>
          </table:table-cell>
          <table:table-cell office:value-type="float" office:value="0.22221" calcext:value-type="float">
            <text:p>0.22221</text:p>
          </table:table-cell>
          <table:table-cell office:value-type="float" office:value="0.183608" calcext:value-type="float">
            <text:p>0.183608</text:p>
          </table:table-cell>
          <table:table-cell office:value-type="float" office:value="0.291223" calcext:value-type="float">
            <text:p>0.291223</text:p>
          </table:table-cell>
          <table:table-cell office:value-type="float" office:value="0.173406" calcext:value-type="float">
            <text:p>0.173406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40154" calcext:value-type="float">
            <text:p>0.240154</text:p>
          </table:table-cell>
          <table:table-cell office:value-type="float" office:value="0.297698" calcext:value-type="float">
            <text:p>0.297698</text:p>
          </table:table-cell>
          <table:table-cell office:value-type="float" office:value="0.299562" calcext:value-type="float">
            <text:p>0.299562</text:p>
          </table:table-cell>
          <table:table-cell office:value-type="float" office:value="0.380128" calcext:value-type="float">
            <text:p>0.380128</text:p>
          </table:table-cell>
          <table:table-cell office:value-type="float" office:value="0.253645" calcext:value-type="float">
            <text:p>0.253645</text:p>
          </table:table-cell>
          <table:table-cell office:value-type="float" office:value="0.335266" calcext:value-type="float">
            <text:p>0.335266</text:p>
          </table:table-cell>
          <table:table-cell office:value-type="float" office:value="0.206129" calcext:value-type="float">
            <text:p>0.206129</text:p>
          </table:table-cell>
          <table:table-cell office:value-type="float" office:value="0.299732" calcext:value-type="float">
            <text:p>0.299732</text:p>
          </table:table-cell>
          <table:table-cell office:value-type="float" office:value="0.247799" calcext:value-type="float">
            <text:p>0.247799</text:p>
          </table:table-cell>
          <table:table-cell office:value-type="float" office:value="0.191052" calcext:value-type="float">
            <text:p>0.191052</text:p>
          </table:table-cell>
          <table:table-cell office:value-type="float" office:value="0.178141" calcext:value-type="float">
            <text:p>0.178141</text:p>
          </table:table-cell>
          <table:table-cell office:value-type="float" office:value="0.187121" calcext:value-type="float">
            <text:p>0.187121</text:p>
          </table:table-cell>
          <table:table-cell office:value-type="float" office:value="0.221304" calcext:value-type="float">
            <text:p>0.221304</text:p>
          </table:table-cell>
          <table:table-cell office:value-type="float" office:value="0.19457" calcext:value-type="float">
            <text:p>0.19457</text:p>
          </table:table-cell>
          <table:table-cell office:value-type="float" office:value="0.374929" calcext:value-type="float">
            <text:p>0.374929</text:p>
          </table:table-cell>
          <table:table-cell office:value-type="float" office:value="0.180242" calcext:value-type="float">
            <text:p>0.180242</text:p>
          </table:table-cell>
          <table:table-cell office:value-type="float" office:value="0.181693" calcext:value-type="float">
            <text:p>0.181693</text:p>
          </table:table-cell>
          <table:table-cell office:value-type="float" office:value="0.201985" calcext:value-type="float">
            <text:p>0.201985</text:p>
          </table:table-cell>
          <table:table-cell office:value-type="float" office:value="0.179369" calcext:value-type="float">
            <text:p>0.179369</text:p>
          </table:table-cell>
          <table:table-cell office:value-type="float" office:value="0.187118" calcext:value-type="float">
            <text:p>0.187118</text:p>
          </table:table-cell>
          <table:table-cell office:value-type="float" office:value="0.340388" calcext:value-type="float">
            <text:p>0.340388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187011" calcext:value-type="float">
            <text:p>0.187011</text:p>
          </table:table-cell>
          <table:table-cell office:value-type="float" office:value="0.357332" calcext:value-type="float">
            <text:p>0.357332</text:p>
          </table:table-cell>
          <table:table-cell office:value-type="float" office:value="0.291442" calcext:value-type="float">
            <text:p>0.291442</text:p>
          </table:table-cell>
          <table:table-cell office:value-type="float" office:value="0.198228" calcext:value-type="float">
            <text:p>0.198228</text:p>
          </table:table-cell>
          <table:table-cell office:value-type="float" office:value="0.365333" calcext:value-type="float">
            <text:p>0.365333</text:p>
          </table:table-cell>
          <table:table-cell office:value-type="float" office:value="0.345521" calcext:value-type="float">
            <text:p>0.345521</text:p>
          </table:table-cell>
          <table:table-cell office:value-type="float" office:value="0.209356" calcext:value-type="float">
            <text:p>0.209356</text:p>
          </table:table-cell>
          <table:table-cell office:value-type="float" office:value="0.326103" calcext:value-type="float">
            <text:p>0.326103</text:p>
          </table:table-cell>
          <table:table-cell office:value-type="float" office:value="0.284965" calcext:value-type="float">
            <text:p>0.284965</text:p>
          </table:table-cell>
          <table:table-cell office:value-type="float" office:value="0.234387" calcext:value-type="float">
            <text:p>0.234387</text:p>
          </table:table-cell>
          <table:table-cell office:value-type="float" office:value="0.180878" calcext:value-type="float">
            <text:p>0.180878</text:p>
          </table:table-cell>
          <table:table-cell office:value-type="float" office:value="0.299655" calcext:value-type="float">
            <text:p>0.299655</text:p>
          </table:table-cell>
          <table:table-cell office:value-type="float" office:value="0.234026" calcext:value-type="float">
            <text:p>0.234026</text:p>
          </table:table-cell>
          <table:table-cell office:value-type="float" office:value="0.241804" calcext:value-type="float">
            <text:p>0.241804</text:p>
          </table:table-cell>
          <table:table-cell office:value-type="float" office:value="0.305254" calcext:value-type="float">
            <text:p>0.305254</text:p>
          </table:table-cell>
          <table:table-cell office:value-type="float" office:value="0.311511" calcext:value-type="float">
            <text:p>0.311511</text:p>
          </table:table-cell>
          <table:table-cell office:value-type="float" office:value="0.202129" calcext:value-type="float">
            <text:p>0.202129</text:p>
          </table:table-cell>
          <table:table-cell office:value-type="float" office:value="0.188579" calcext:value-type="float">
            <text:p>0.188579</text:p>
          </table:table-cell>
          <table:table-cell office:value-type="float" office:value="0.209486" calcext:value-type="float">
            <text:p>0.209486</text:p>
          </table:table-cell>
          <table:table-cell office:value-type="float" office:value="0.206497" calcext:value-type="float">
            <text:p>0.206497</text:p>
          </table:table-cell>
          <table:table-cell office:value-type="float" office:value="0.194534" calcext:value-type="float">
            <text:p>0.194534</text:p>
          </table:table-cell>
          <table:table-cell office:value-type="float" office:value="0.181908" calcext:value-type="float">
            <text:p>0.181908</text:p>
          </table:table-cell>
          <table:table-cell office:value-type="float" office:value="0.241126" calcext:value-type="float">
            <text:p>0.241126</text:p>
          </table:table-cell>
          <table:table-cell office:value-type="float" office:value="0.335722" calcext:value-type="float">
            <text:p>0.335722</text:p>
          </table:table-cell>
          <table:table-cell office:value-type="float" office:value="0.192173" calcext:value-type="float">
            <text:p>0.192173</text:p>
          </table:table-cell>
          <table:table-cell office:value-type="float" office:value="0.247193" calcext:value-type="float">
            <text:p>0.247193</text:p>
          </table:table-cell>
          <table:table-cell office:value-type="float" office:value="0.274955" calcext:value-type="float">
            <text:p>0.274955</text:p>
          </table:table-cell>
          <table:table-cell office:value-type="float" office:value="0.189574" calcext:value-type="float">
            <text:p>0.189574</text:p>
          </table:table-cell>
          <table:table-cell office:value-type="float" office:value="0.246311" calcext:value-type="float">
            <text:p>0.246311</text:p>
          </table:table-cell>
          <table:table-cell office:value-type="float" office:value="0.31395" calcext:value-type="float">
            <text:p>0.31395</text:p>
          </table:table-cell>
          <table:table-cell office:value-type="float" office:value="0.259503" calcext:value-type="float">
            <text:p>0.259503</text:p>
          </table:table-cell>
          <table:table-cell office:value-type="float" office:value="0.242022" calcext:value-type="float">
            <text:p>0.242022</text:p>
          </table:table-cell>
          <table:table-cell office:value-type="float" office:value="0.235984" calcext:value-type="float">
            <text:p>0.235984</text:p>
          </table:table-cell>
          <table:table-cell office:value-type="float" office:value="0.255594" calcext:value-type="float">
            <text:p>0.255594</text:p>
          </table:table-cell>
          <table:table-cell office:value-type="float" office:value="0.366293" calcext:value-type="float">
            <text:p>0.366293</text:p>
          </table:table-cell>
          <table:table-cell office:value-type="float" office:value="0.470953" calcext:value-type="float">
            <text:p>0.470953</text:p>
          </table:table-cell>
          <table:table-cell office:value-type="float" office:value="0.225983" calcext:value-type="float">
            <text:p>0.225983</text:p>
          </table:table-cell>
          <table:table-cell office:value-type="float" office:value="0.175494" calcext:value-type="float">
            <text:p>0.175494</text:p>
          </table:table-cell>
          <table:table-cell office:value-type="float" office:value="0.332912" calcext:value-type="float">
            <text:p>0.332912</text:p>
          </table:table-cell>
          <table:table-cell office:value-type="float" office:value="0.181519" calcext:value-type="float">
            <text:p>0.181519</text:p>
          </table:table-cell>
          <table:table-cell office:value-type="float" office:value="0.266217" calcext:value-type="float">
            <text:p>0.266217</text:p>
          </table:table-cell>
          <table:table-cell office:value-type="float" office:value="0.298583" calcext:value-type="float">
            <text:p>0.298583</text:p>
          </table:table-cell>
          <table:table-cell office:value-type="float" office:value="0.246854" calcext:value-type="float">
            <text:p>0.246854</text:p>
          </table:table-cell>
          <table:table-cell office:value-type="float" office:value="0.171406" calcext:value-type="float">
            <text:p>0.171406</text:p>
          </table:table-cell>
          <table:table-cell office:value-type="float" office:value="0.189874" calcext:value-type="float">
            <text:p>0.189874</text:p>
          </table:table-cell>
          <table:table-cell office:value-type="float" office:value="0.210921" calcext:value-type="float">
            <text:p>0.210921</text:p>
          </table:table-cell>
          <table:table-cell office:value-type="float" office:value="0.181027" calcext:value-type="float">
            <text:p>0.181027</text:p>
          </table:table-cell>
          <table:table-cell office:value-type="float" office:value="0.284674" calcext:value-type="float">
            <text:p>0.284674</text:p>
          </table:table-cell>
          <table:table-cell office:value-type="float" office:value="0.235676" calcext:value-type="float">
            <text:p>0.235676</text:p>
          </table:table-cell>
          <table:table-cell office:value-type="float" office:value="0.26517" calcext:value-type="float">
            <text:p>0.26517</text:p>
          </table:table-cell>
          <table:table-cell office:value-type="float" office:value="0.38265" calcext:value-type="float">
            <text:p>0.38265</text:p>
          </table:table-cell>
          <table:table-cell office:value-type="float" office:value="0.197969" calcext:value-type="float">
            <text:p>0.197969</text:p>
          </table:table-cell>
          <table:table-cell office:value-type="float" office:value="0.292347" calcext:value-type="float">
            <text:p>0.292347</text:p>
          </table:table-cell>
          <table:table-cell office:value-type="float" office:value="0.271088" calcext:value-type="float">
            <text:p>0.271088</text:p>
          </table:table-cell>
          <table:table-cell office:value-type="float" office:value="0.191452" calcext:value-type="float">
            <text:p>0.191452</text:p>
          </table:table-cell>
          <table:table-cell office:value-type="float" office:value="0.189186" calcext:value-type="float">
            <text:p>0.189186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188721" calcext:value-type="float">
            <text:p>0.188721</text:p>
          </table:table-cell>
          <table:table-cell office:value-type="float" office:value="0.194941" calcext:value-type="float">
            <text:p>0.194941</text:p>
          </table:table-cell>
          <table:table-cell office:value-type="float" office:value="0.362422" calcext:value-type="float">
            <text:p>0.362422</text:p>
          </table:table-cell>
          <table:table-cell office:value-type="float" office:value="0.181014" calcext:value-type="float">
            <text:p>0.181014</text:p>
          </table:table-cell>
          <table:table-cell office:value-type="float" office:value="0.414034" calcext:value-type="float">
            <text:p>0.414034</text:p>
          </table:table-cell>
          <table:table-cell office:value-type="float" office:value="0.237109" calcext:value-type="float">
            <text:p>0.237109</text:p>
          </table:table-cell>
          <table:table-cell office:value-type="float" office:value="0.327372" calcext:value-type="float">
            <text:p>0.327372</text:p>
          </table:table-cell>
          <table:table-cell office:value-type="float" office:value="0.231764" calcext:value-type="float">
            <text:p>0.231764</text:p>
          </table:table-cell>
          <table:table-cell office:value-type="float" office:value="0.190694" calcext:value-type="float">
            <text:p>0.190694</text:p>
          </table:table-cell>
          <table:table-cell office:value-type="float" office:value="0.232769" calcext:value-type="float">
            <text:p>0.232769</text:p>
          </table:table-cell>
          <table:table-cell office:value-type="float" office:value="0.181098" calcext:value-type="float">
            <text:p>0.181098</text:p>
          </table:table-cell>
          <table:table-cell office:value-type="float" office:value="0.178961" calcext:value-type="float">
            <text:p>0.178961</text:p>
          </table:table-cell>
          <table:table-cell office:value-type="float" office:value="0.182767" calcext:value-type="float">
            <text:p>0.182767</text:p>
          </table:table-cell>
          <table:table-cell office:value-type="float" office:value="0.234008" calcext:value-type="float">
            <text:p>0.234008</text:p>
          </table:table-cell>
          <table:table-cell office:value-type="float" office:value="0.201686" calcext:value-type="float">
            <text:p>0.201686</text:p>
          </table:table-cell>
          <table:table-cell office:value-type="float" office:value="0.294549" calcext:value-type="float">
            <text:p>0.294549</text:p>
          </table:table-cell>
          <table:table-cell office:value-type="float" office:value="0.207434" calcext:value-type="float">
            <text:p>0.207434</text:p>
          </table:table-cell>
          <table:table-cell office:value-type="float" office:value="0.175685" calcext:value-type="float">
            <text:p>0.175685</text:p>
          </table:table-cell>
          <table:table-cell office:value-type="float" office:value="0.238784" calcext:value-type="float">
            <text:p>0.238784</text:p>
          </table:table-cell>
          <table:table-cell office:value-type="float" office:value="0.248879" calcext:value-type="float">
            <text:p>0.248879</text:p>
          </table:table-cell>
          <table:table-cell office:value-type="float" office:value="0.223167" calcext:value-type="float">
            <text:p>0.223167</text:p>
          </table:table-cell>
          <table:table-cell office:value-type="float" office:value="0.287686" calcext:value-type="float">
            <text:p>0.287686</text:p>
          </table:table-cell>
          <table:table-cell office:value-type="float" office:value="0.237717" calcext:value-type="float">
            <text:p>0.237717</text:p>
          </table:table-cell>
          <table:table-cell office:value-type="float" office:value="0.178428" calcext:value-type="float">
            <text:p>0.178428</text:p>
          </table:table-cell>
          <table:table-cell office:value-type="float" office:value="0.238164" calcext:value-type="float">
            <text:p>0.238164</text:p>
          </table:table-cell>
          <table:table-cell office:value-type="float" office:value="0.290619" calcext:value-type="float">
            <text:p>0.290619</text:p>
          </table:table-cell>
          <table:table-cell office:value-type="float" office:value="0.185868" calcext:value-type="float">
            <text:p>0.185868</text:p>
          </table:table-cell>
          <table:table-cell office:value-type="float" office:value="0.186345" calcext:value-type="float">
            <text:p>0.186345</text:p>
          </table:table-cell>
          <table:table-cell office:value-type="float" office:value="0.261343" calcext:value-type="float">
            <text:p>0.261343</text:p>
          </table:table-cell>
          <table:table-cell office:value-type="float" office:value="0.188635" calcext:value-type="float">
            <text:p>0.188635</text:p>
          </table:table-cell>
          <table:table-cell office:value-type="float" office:value="0.194033" calcext:value-type="float">
            <text:p>0.194033</text:p>
          </table:table-cell>
          <table:table-cell office:value-type="float" office:value="0.189635" calcext:value-type="float">
            <text:p>0.189635</text:p>
          </table:table-cell>
          <table:table-cell office:value-type="float" office:value="0.201711" calcext:value-type="float">
            <text:p>0.201711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97377" calcext:value-type="float">
            <text:p>0.197377</text:p>
          </table:table-cell>
          <table:table-cell office:value-type="float" office:value="0.189325" calcext:value-type="float">
            <text:p>0.189325</text:p>
          </table:table-cell>
          <table:table-cell office:value-type="float" office:value="0.189669" calcext:value-type="float">
            <text:p>0.189669</text:p>
          </table:table-cell>
          <table:table-cell office:value-type="float" office:value="0.19128" calcext:value-type="float">
            <text:p>0.19128</text:p>
          </table:table-cell>
          <table:table-cell office:value-type="float" office:value="0.198537" calcext:value-type="float">
            <text:p>0.198537</text:p>
          </table:table-cell>
          <table:table-cell office:value-type="float" office:value="0.183449" calcext:value-type="float">
            <text:p>0.183449</text:p>
          </table:table-cell>
          <table:table-cell office:value-type="float" office:value="0.253792" calcext:value-type="float">
            <text:p>0.253792</text:p>
          </table:table-cell>
          <table:table-cell office:value-type="float" office:value="0.229479" calcext:value-type="float">
            <text:p>0.229479</text:p>
          </table:table-cell>
          <table:table-cell office:value-type="float" office:value="0.252322" calcext:value-type="float">
            <text:p>0.252322</text:p>
          </table:table-cell>
          <table:table-cell office:value-type="float" office:value="0.203153" calcext:value-type="float">
            <text:p>0.203153</text:p>
          </table:table-cell>
          <table:table-cell office:value-type="float" office:value="0.201174" calcext:value-type="float">
            <text:p>0.201174</text:p>
          </table:table-cell>
          <table:table-cell office:value-type="float" office:value="0.195317" calcext:value-type="float">
            <text:p>0.195317</text:p>
          </table:table-cell>
          <table:table-cell office:value-type="float" office:value="0.301858" calcext:value-type="float">
            <text:p>0.301858</text:p>
          </table:table-cell>
          <table:table-cell office:value-type="float" office:value="0.227364" calcext:value-type="float">
            <text:p>0.227364</text:p>
          </table:table-cell>
          <table:table-cell office:value-type="float" office:value="0.256346" calcext:value-type="float">
            <text:p>0.256346</text:p>
          </table:table-cell>
          <table:table-cell office:value-type="float" office:value="0.275244" calcext:value-type="float">
            <text:p>0.275244</text:p>
          </table:table-cell>
          <table:table-cell office:value-type="float" office:value="0.318807" calcext:value-type="float">
            <text:p>0.318807</text:p>
          </table:table-cell>
          <table:table-cell office:value-type="float" office:value="0.199612" calcext:value-type="float">
            <text:p>0.199612</text:p>
          </table:table-cell>
          <table:table-cell office:value-type="float" office:value="0.199826" calcext:value-type="float">
            <text:p>0.199826</text:p>
          </table:table-cell>
          <table:table-cell office:value-type="float" office:value="0.196946" calcext:value-type="float">
            <text:p>0.196946</text:p>
          </table:table-cell>
          <table:table-cell office:value-type="float" office:value="0.223502" calcext:value-type="float">
            <text:p>0.223502</text:p>
          </table:table-cell>
          <table:table-cell office:value-type="float" office:value="0.198864" calcext:value-type="float">
            <text:p>0.198864</text:p>
          </table:table-cell>
          <table:table-cell office:value-type="float" office:value="0.232668" calcext:value-type="float">
            <text:p>0.232668</text:p>
          </table:table-cell>
          <table:table-cell office:value-type="float" office:value="0.216671" calcext:value-type="float">
            <text:p>0.216671</text:p>
          </table:table-cell>
          <table:table-cell office:value-type="float" office:value="0.243" calcext:value-type="float">
            <text:p>0.243</text:p>
          </table:table-cell>
          <table:table-cell office:value-type="float" office:value="0.204764" calcext:value-type="float">
            <text:p>0.204764</text:p>
          </table:table-cell>
          <table:table-cell office:value-type="float" office:value="0.25329" calcext:value-type="float">
            <text:p>0.25329</text:p>
          </table:table-cell>
          <table:table-cell office:value-type="float" office:value="0.331371" calcext:value-type="float">
            <text:p>0.331371</text:p>
          </table:table-cell>
          <table:table-cell office:value-type="float" office:value="0.300626" calcext:value-type="float">
            <text:p>0.300626</text:p>
          </table:table-cell>
          <table:table-cell office:value-type="float" office:value="0.28202" calcext:value-type="float">
            <text:p>0.28202</text:p>
          </table:table-cell>
          <table:table-cell office:value-type="float" office:value="0.204183" calcext:value-type="float">
            <text:p>0.204183</text:p>
          </table:table-cell>
          <table:table-cell office:value-type="float" office:value="0.333368" calcext:value-type="float">
            <text:p>0.333368</text:p>
          </table:table-cell>
          <table:table-cell office:value-type="float" office:value="0.254558" calcext:value-type="float">
            <text:p>0.254558</text:p>
          </table:table-cell>
          <table:table-cell office:value-type="float" office:value="0.220415" calcext:value-type="float">
            <text:p>0.220415</text:p>
          </table:table-cell>
          <table:table-cell office:value-type="float" office:value="0.359799" calcext:value-type="float">
            <text:p>0.359799</text:p>
          </table:table-cell>
          <table:table-cell office:value-type="float" office:value="0.198502" calcext:value-type="float">
            <text:p>0.198502</text:p>
          </table:table-cell>
          <table:table-cell office:value-type="float" office:value="0.39046" calcext:value-type="float">
            <text:p>0.39046</text:p>
          </table:table-cell>
          <table:table-cell office:value-type="float" office:value="0.355145" calcext:value-type="float">
            <text:p>0.355145</text:p>
          </table:table-cell>
          <table:table-cell office:value-type="float" office:value="0.298444" calcext:value-type="float">
            <text:p>0.298444</text:p>
          </table:table-cell>
          <table:table-cell office:value-type="float" office:value="0.251338" calcext:value-type="float">
            <text:p>0.251338</text:p>
          </table:table-cell>
          <table:table-cell office:value-type="float" office:value="0.215444" calcext:value-type="float">
            <text:p>0.215444</text:p>
          </table:table-cell>
          <table:table-cell office:value-type="float" office:value="0.202155" calcext:value-type="float">
            <text:p>0.202155</text:p>
          </table:table-cell>
          <table:table-cell office:value-type="float" office:value="0.239825" calcext:value-type="float">
            <text:p>0.239825</text:p>
          </table:table-cell>
          <table:table-cell office:value-type="float" office:value="0.242857" calcext:value-type="float">
            <text:p>0.242857</text:p>
          </table:table-cell>
          <table:table-cell office:value-type="float" office:value="0.202781" calcext:value-type="float">
            <text:p>0.202781</text:p>
          </table:table-cell>
          <table:table-cell office:value-type="float" office:value="0.269518" calcext:value-type="float">
            <text:p>0.269518</text:p>
          </table:table-cell>
          <table:table-cell office:value-type="float" office:value="0.23733" calcext:value-type="float">
            <text:p>0.23733</text:p>
          </table:table-cell>
          <table:table-cell office:value-type="float" office:value="0.267474" calcext:value-type="float">
            <text:p>0.267474</text:p>
          </table:table-cell>
          <table:table-cell office:value-type="float" office:value="0.256217" calcext:value-type="float">
            <text:p>0.256217</text:p>
          </table:table-cell>
          <table:table-cell office:value-type="float" office:value="0.238759" calcext:value-type="float">
            <text:p>0.238759</text:p>
          </table:table-cell>
          <table:table-cell office:value-type="float" office:value="0.278822" calcext:value-type="float">
            <text:p>0.278822</text:p>
          </table:table-cell>
          <table:table-cell office:value-type="float" office:value="0.224598" calcext:value-type="float">
            <text:p>0.224598</text:p>
          </table:table-cell>
          <table:table-cell office:value-type="float" office:value="0.424229" calcext:value-type="float">
            <text:p>0.424229</text:p>
          </table:table-cell>
          <table:table-cell office:value-type="float" office:value="0.286248" calcext:value-type="float">
            <text:p>0.286248</text:p>
          </table:table-cell>
          <table:table-cell office:value-type="float" office:value="0.244296" calcext:value-type="float">
            <text:p>0.244296</text:p>
          </table:table-cell>
          <table:table-cell office:value-type="float" office:value="0.291558" calcext:value-type="float">
            <text:p>0.291558</text:p>
          </table:table-cell>
          <table:table-cell office:value-type="float" office:value="0.257414" calcext:value-type="float">
            <text:p>0.257414</text:p>
          </table:table-cell>
          <table:table-cell office:value-type="float" office:value="0.363407" calcext:value-type="float">
            <text:p>0.363407</text:p>
          </table:table-cell>
          <table:table-cell office:value-type="float" office:value="0.360698" calcext:value-type="float">
            <text:p>0.360698</text:p>
          </table:table-cell>
          <table:table-cell office:value-type="float" office:value="0.213699" calcext:value-type="float">
            <text:p>0.213699</text:p>
          </table:table-cell>
          <table:table-cell office:value-type="float" office:value="0.260952" calcext:value-type="float">
            <text:p>0.260952</text:p>
          </table:table-cell>
          <table:table-cell office:value-type="float" office:value="0.233578" calcext:value-type="float">
            <text:p>0.233578</text:p>
          </table:table-cell>
          <table:table-cell office:value-type="float" office:value="0.226531" calcext:value-type="float">
            <text:p>0.226531</text:p>
          </table:table-cell>
          <table:table-cell office:value-type="float" office:value="0.284821" calcext:value-type="float">
            <text:p>0.284821</text:p>
          </table:table-cell>
          <table:table-cell office:value-type="float" office:value="0.20931" calcext:value-type="float">
            <text:p>0.20931</text:p>
          </table:table-cell>
          <table:table-cell office:value-type="float" office:value="0.221506" calcext:value-type="float">
            <text:p>0.221506</text:p>
          </table:table-cell>
          <table:table-cell office:value-type="float" office:value="0.22971" calcext:value-type="float">
            <text:p>0.22971</text:p>
          </table:table-cell>
          <table:table-cell office:value-type="float" office:value="0.191707" calcext:value-type="float">
            <text:p>0.191707</text:p>
          </table:table-cell>
          <table:table-cell office:value-type="float" office:value="0.277314" calcext:value-type="float">
            <text:p>0.277314</text:p>
          </table:table-cell>
          <table:table-cell office:value-type="float" office:value="0.236391" calcext:value-type="float">
            <text:p>0.236391</text:p>
          </table:table-cell>
          <table:table-cell office:value-type="float" office:value="0.203671" calcext:value-type="float">
            <text:p>0.203671</text:p>
          </table:table-cell>
          <table:table-cell office:value-type="float" office:value="0.301367" calcext:value-type="float">
            <text:p>0.301367</text:p>
          </table:table-cell>
          <table:table-cell office:value-type="float" office:value="0.214196" calcext:value-type="float">
            <text:p>0.214196</text:p>
          </table:table-cell>
          <table:table-cell office:value-type="float" office:value="0.215665" calcext:value-type="float">
            <text:p>0.215665</text:p>
          </table:table-cell>
          <table:table-cell office:value-type="float" office:value="0.280953" calcext:value-type="float">
            <text:p>0.280953</text:p>
          </table:table-cell>
          <table:table-cell office:value-type="float" office:value="0.221516" calcext:value-type="float">
            <text:p>0.221516</text:p>
          </table:table-cell>
          <table:table-cell office:value-type="float" office:value="0.299028" calcext:value-type="float">
            <text:p>0.299028</text:p>
          </table:table-cell>
          <table:table-cell office:value-type="float" office:value="0.205548" calcext:value-type="float">
            <text:p>0.205548</text:p>
          </table:table-cell>
          <table:table-cell office:value-type="float" office:value="0.323859" calcext:value-type="float">
            <text:p>0.323859</text:p>
          </table:table-cell>
          <table:table-cell office:value-type="float" office:value="0.189105" calcext:value-type="float">
            <text:p>0.189105</text:p>
          </table:table-cell>
          <table:table-cell office:value-type="float" office:value="0.204599" calcext:value-type="float">
            <text:p>0.204599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0.220354" calcext:value-type="float">
            <text:p>0.220354</text:p>
          </table:table-cell>
          <table:table-cell office:value-type="float" office:value="0.215862" calcext:value-type="float">
            <text:p>0.215862</text:p>
          </table:table-cell>
          <table:table-cell office:value-type="float" office:value="0.196206" calcext:value-type="float">
            <text:p>0.196206</text:p>
          </table:table-cell>
          <table:table-cell office:value-type="float" office:value="0.369944" calcext:value-type="float">
            <text:p>0.369944</text:p>
          </table:table-cell>
          <table:table-cell office:value-type="float" office:value="0.229228" calcext:value-type="float">
            <text:p>0.229228</text:p>
          </table:table-cell>
          <table:table-cell office:value-type="float" office:value="0.227718" calcext:value-type="float">
            <text:p>0.227718</text:p>
          </table:table-cell>
          <table:table-cell office:value-type="float" office:value="0.26458" calcext:value-type="float">
            <text:p>0.26458</text:p>
          </table:table-cell>
          <table:table-cell office:value-type="float" office:value="0.315862" calcext:value-type="float">
            <text:p>0.315862</text:p>
          </table:table-cell>
          <table:table-cell office:value-type="float" office:value="0.238237" calcext:value-type="float">
            <text:p>0.238237</text:p>
          </table:table-cell>
          <table:table-cell office:value-type="float" office:value="0.227249" calcext:value-type="float">
            <text:p>0.227249</text:p>
          </table:table-cell>
          <table:table-cell office:value-type="float" office:value="0.214467" calcext:value-type="float">
            <text:p>0.214467</text:p>
          </table:table-cell>
          <table:table-cell office:value-type="float" office:value="0.249022" calcext:value-type="float">
            <text:p>0.249022</text:p>
          </table:table-cell>
          <table:table-cell office:value-type="float" office:value="0.311669" calcext:value-type="float">
            <text:p>0.311669</text:p>
          </table:table-cell>
          <table:table-cell office:value-type="float" office:value="0.197278" calcext:value-type="float">
            <text:p>0.197278</text:p>
          </table:table-cell>
          <table:table-cell office:value-type="float" office:value="0.196814" calcext:value-type="float">
            <text:p>0.196814</text:p>
          </table:table-cell>
          <table:table-cell office:value-type="float" office:value="0.418364" calcext:value-type="float">
            <text:p>0.418364</text:p>
          </table:table-cell>
          <table:table-cell office:value-type="float" office:value="0.304953" calcext:value-type="float">
            <text:p>0.304953</text:p>
          </table:table-cell>
          <table:table-cell office:value-type="float" office:value="0.237399" calcext:value-type="float">
            <text:p>0.237399</text:p>
          </table:table-cell>
          <table:table-cell office:value-type="float" office:value="0.251848" calcext:value-type="float">
            <text:p>0.251848</text:p>
          </table:table-cell>
          <table:table-cell office:value-type="float" office:value="0.284273" calcext:value-type="float">
            <text:p>0.284273</text:p>
          </table:table-cell>
          <table:table-cell office:value-type="float" office:value="0.211355" calcext:value-type="float">
            <text:p>0.211355</text:p>
          </table:table-cell>
          <table:table-cell office:value-type="float" office:value="0.374788" calcext:value-type="float">
            <text:p>0.374788</text:p>
          </table:table-cell>
          <table:table-cell office:value-type="float" office:value="0.241342" calcext:value-type="float">
            <text:p>0.241342</text:p>
          </table:table-cell>
          <table:table-cell office:value-type="float" office:value="0.249414" calcext:value-type="float">
            <text:p>0.249414</text:p>
          </table:table-cell>
          <table:table-cell office:value-type="float" office:value="0.360631" calcext:value-type="float">
            <text:p>0.360631</text:p>
          </table:table-cell>
          <table:table-cell office:value-type="float" office:value="0.309145" calcext:value-type="float">
            <text:p>0.309145</text:p>
          </table:table-cell>
          <table:table-cell office:value-type="float" office:value="0.197056" calcext:value-type="float">
            <text:p>0.197056</text:p>
          </table:table-cell>
          <table:table-cell office:value-type="float" office:value="0.209013" calcext:value-type="float">
            <text:p>0.209013</text:p>
          </table:table-cell>
          <table:table-cell office:value-type="float" office:value="0.336197" calcext:value-type="float">
            <text:p>0.336197</text:p>
          </table:table-cell>
          <table:table-cell office:value-type="float" office:value="0.22287" calcext:value-type="float">
            <text:p>0.22287</text:p>
          </table:table-cell>
          <table:table-cell office:value-type="float" office:value="0.269018" calcext:value-type="float">
            <text:p>0.269018</text:p>
          </table:table-cell>
          <table:table-cell office:value-type="float" office:value="0.254432" calcext:value-type="float">
            <text:p>0.254432</text:p>
          </table:table-cell>
          <table:table-cell office:value-type="float" office:value="0.20675" calcext:value-type="float">
            <text:p>0.20675</text:p>
          </table:table-cell>
          <table:table-cell office:value-type="float" office:value="0.204098" calcext:value-type="float">
            <text:p>0.204098</text:p>
          </table:table-cell>
          <table:table-cell office:value-type="float" office:value="0.24146" calcext:value-type="float">
            <text:p>0.24146</text:p>
          </table:table-cell>
          <table:table-cell office:value-type="float" office:value="0.326357" calcext:value-type="float">
            <text:p>0.326357</text:p>
          </table:table-cell>
          <table:table-cell office:value-type="float" office:value="0.233655" calcext:value-type="float">
            <text:p>0.233655</text:p>
          </table:table-cell>
          <table:table-cell office:value-type="float" office:value="0.234814" calcext:value-type="float">
            <text:p>0.234814</text:p>
          </table:table-cell>
          <table:table-cell office:value-type="float" office:value="0.312981" calcext:value-type="float">
            <text:p>0.312981</text:p>
          </table:table-cell>
          <table:table-cell office:value-type="float" office:value="0.269483" calcext:value-type="float">
            <text:p>0.269483</text:p>
          </table:table-cell>
          <table:table-cell office:value-type="float" office:value="0.201138" calcext:value-type="float">
            <text:p>0.201138</text:p>
          </table:table-cell>
          <table:table-cell office:value-type="float" office:value="0.192353" calcext:value-type="float">
            <text:p>0.192353</text:p>
          </table:table-cell>
          <table:table-cell office:value-type="float" office:value="0.302724" calcext:value-type="float">
            <text:p>0.302724</text:p>
          </table:table-cell>
          <table:table-cell office:value-type="float" office:value="0.218287" calcext:value-type="float">
            <text:p>0.218287</text:p>
          </table:table-cell>
          <table:table-cell office:value-type="float" office:value="0.217819" calcext:value-type="float">
            <text:p>0.217819</text:p>
          </table:table-cell>
          <table:table-cell office:value-type="float" office:value="0.209511" calcext:value-type="float">
            <text:p>0.209511</text:p>
          </table:table-cell>
          <table:table-cell office:value-type="float" office:value="0.220908" calcext:value-type="float">
            <text:p>0.220908</text:p>
          </table:table-cell>
          <table:table-cell office:value-type="float" office:value="0.20805" calcext:value-type="float">
            <text:p>0.20805</text:p>
          </table:table-cell>
          <table:table-cell office:value-type="float" office:value="0.214191" calcext:value-type="float">
            <text:p>0.214191</text:p>
          </table:table-cell>
          <table:table-cell office:value-type="float" office:value="0.216647" calcext:value-type="float">
            <text:p>0.216647</text:p>
          </table:table-cell>
          <table:table-cell office:value-type="float" office:value="0.207156" calcext:value-type="float">
            <text:p>0.207156</text:p>
          </table:table-cell>
          <table:table-cell office:value-type="float" office:value="0.219693" calcext:value-type="float">
            <text:p>0.219693</text:p>
          </table:table-cell>
          <table:table-cell office:value-type="float" office:value="0.317795" calcext:value-type="float">
            <text:p>0.317795</text:p>
          </table:table-cell>
          <table:table-cell office:value-type="float" office:value="0.284955" calcext:value-type="float">
            <text:p>0.284955</text:p>
          </table:table-cell>
          <table:table-cell office:value-type="float" office:value="0.213738" calcext:value-type="float">
            <text:p>0.213738</text:p>
          </table:table-cell>
          <table:table-cell office:value-type="float" office:value="0.312298" calcext:value-type="float">
            <text:p>0.312298</text:p>
          </table:table-cell>
          <table:table-cell office:value-type="float" office:value="0.206942" calcext:value-type="float">
            <text:p>0.206942</text:p>
          </table:table-cell>
          <table:table-cell office:value-type="float" office:value="0.195815" calcext:value-type="float">
            <text:p>0.195815</text:p>
          </table:table-cell>
          <table:table-cell office:value-type="float" office:value="0.210195" calcext:value-type="float">
            <text:p>0.210195</text:p>
          </table:table-cell>
          <table:table-cell office:value-type="float" office:value="0.22527" calcext:value-type="float">
            <text:p>0.22527</text:p>
          </table:table-cell>
          <table:table-cell office:value-type="float" office:value="0.209287" calcext:value-type="float">
            <text:p>0.209287</text:p>
          </table:table-cell>
          <table:table-cell office:value-type="float" office:value="0.217588" calcext:value-type="float">
            <text:p>0.217588</text:p>
          </table:table-cell>
          <table:table-cell office:value-type="float" office:value="0.292982" calcext:value-type="float">
            <text:p>0.292982</text:p>
          </table:table-cell>
          <table:table-cell office:value-type="float" office:value="0.21445" calcext:value-type="float">
            <text:p>0.21445</text:p>
          </table:table-cell>
          <table:table-cell office:value-type="float" office:value="0.395234" calcext:value-type="float">
            <text:p>0.395234</text:p>
          </table:table-cell>
          <table:table-cell office:value-type="float" office:value="0.283422" calcext:value-type="float">
            <text:p>0.283422</text:p>
          </table:table-cell>
          <table:table-cell office:value-type="float" office:value="0.206344" calcext:value-type="float">
            <text:p>0.206344</text:p>
          </table:table-cell>
          <table:table-cell office:value-type="float" office:value="0.130959" calcext:value-type="float">
            <text:p>0.130959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717878" calcext:value-type="float">
            <text:p>0.717878</text:p>
          </table:table-cell>
          <table:table-cell office:value-type="float" office:value="0.802234" calcext:value-type="float">
            <text:p>0.802234</text:p>
          </table:table-cell>
          <table:table-cell office:value-type="float" office:value="0.711543" calcext:value-type="float">
            <text:p>0.711543</text:p>
          </table:table-cell>
          <table:table-cell office:value-type="float" office:value="0.726336" calcext:value-type="float">
            <text:p>0.726336</text:p>
          </table:table-cell>
          <table:table-cell office:value-type="float" office:value="0.89936" calcext:value-type="float">
            <text:p>0.89936</text:p>
          </table:table-cell>
          <table:table-cell office:value-type="float" office:value="0.731996" calcext:value-type="float">
            <text:p>0.731996</text:p>
          </table:table-cell>
          <table:table-cell office:value-type="float" office:value="0.783398" calcext:value-type="float">
            <text:p>0.783398</text:p>
          </table:table-cell>
          <table:table-cell office:value-type="float" office:value="0.665205" calcext:value-type="float">
            <text:p>0.665205</text:p>
          </table:table-cell>
          <table:table-cell office:value-type="float" office:value="0.920809" calcext:value-type="float">
            <text:p>0.920809</text:p>
          </table:table-cell>
          <table:table-cell office:value-type="float" office:value="0.920043" calcext:value-type="float">
            <text:p>0.920043</text:p>
          </table:table-cell>
          <table:table-cell office:value-type="float" office:value="0.906035" calcext:value-type="float">
            <text:p>0.906035</text:p>
          </table:table-cell>
          <table:table-cell office:value-type="float" office:value="0.695598" calcext:value-type="float">
            <text:p>0.695598</text:p>
          </table:table-cell>
          <table:table-cell office:value-type="float" office:value="0.964328" calcext:value-type="float">
            <text:p>0.964328</text:p>
          </table:table-cell>
          <table:table-cell office:value-type="float" office:value="0.854828" calcext:value-type="float">
            <text:p>0.854828</text:p>
          </table:table-cell>
          <table:table-cell office:value-type="float" office:value="0.916732" calcext:value-type="float">
            <text:p>0.916732</text:p>
          </table:table-cell>
          <table:table-cell office:value-type="float" office:value="0.800005" calcext:value-type="float">
            <text:p>0.800005</text:p>
          </table:table-cell>
          <table:table-cell office:value-type="float" office:value="0.809928" calcext:value-type="float">
            <text:p>0.809928</text:p>
          </table:table-cell>
          <table:table-cell office:value-type="float" office:value="0.837244" calcext:value-type="float">
            <text:p>0.837244</text:p>
          </table:table-cell>
          <table:table-cell office:value-type="float" office:value="0.801654" calcext:value-type="float">
            <text:p>0.801654</text:p>
          </table:table-cell>
          <table:table-cell office:value-type="float" office:value="0.854402" calcext:value-type="float">
            <text:p>0.854402</text:p>
          </table:table-cell>
          <table:table-cell office:value-type="float" office:value="0.743655" calcext:value-type="float">
            <text:p>0.743655</text:p>
          </table:table-cell>
          <table:table-cell office:value-type="float" office:value="0.824614" calcext:value-type="float">
            <text:p>0.824614</text:p>
          </table:table-cell>
          <table:table-cell office:value-type="float" office:value="0.958425" calcext:value-type="float">
            <text:p>0.958425</text:p>
          </table:table-cell>
          <table:table-cell office:value-type="float" office:value="0.859974" calcext:value-type="float">
            <text:p>0.859974</text:p>
          </table:table-cell>
          <table:table-cell office:value-type="float" office:value="0.936023" calcext:value-type="float">
            <text:p>0.936023</text:p>
          </table:table-cell>
          <table:table-cell office:value-type="float" office:value="0.738292" calcext:value-type="float">
            <text:p>0.738292</text:p>
          </table:table-cell>
          <table:table-cell office:value-type="float" office:value="0.764738" calcext:value-type="float">
            <text:p>0.764738</text:p>
          </table:table-cell>
          <table:table-cell office:value-type="float" office:value="0.696197" calcext:value-type="float">
            <text:p>0.696197</text:p>
          </table:table-cell>
          <table:table-cell office:value-type="float" office:value="0.822967" calcext:value-type="float">
            <text:p>0.822967</text:p>
          </table:table-cell>
          <table:table-cell office:value-type="float" office:value="0.874257" calcext:value-type="float">
            <text:p>0.874257</text:p>
          </table:table-cell>
          <table:table-cell office:value-type="float" office:value="0.885424" calcext:value-type="float">
            <text:p>0.885424</text:p>
          </table:table-cell>
          <table:table-cell office:value-type="float" office:value="0.882588" calcext:value-type="float">
            <text:p>0.882588</text:p>
          </table:table-cell>
          <table:table-cell office:value-type="float" office:value="0.721564" calcext:value-type="float">
            <text:p>0.721564</text:p>
          </table:table-cell>
          <table:table-cell office:value-type="float" office:value="1.00082" calcext:value-type="float">
            <text:p>1.00082</text:p>
          </table:table-cell>
          <table:table-cell office:value-type="float" office:value="0.963655" calcext:value-type="float">
            <text:p>0.963655</text:p>
          </table:table-cell>
          <table:table-cell office:value-type="float" office:value="0.691292" calcext:value-type="float">
            <text:p>0.691292</text:p>
          </table:table-cell>
          <table:table-cell office:value-type="float" office:value="1.02092" calcext:value-type="float">
            <text:p>1.02092</text:p>
          </table:table-cell>
          <table:table-cell office:value-type="float" office:value="0.866695" calcext:value-type="float">
            <text:p>0.866695</text:p>
          </table:table-cell>
          <table:table-cell office:value-type="float" office:value="0.967409" calcext:value-type="float">
            <text:p>0.967409</text:p>
          </table:table-cell>
          <table:table-cell office:value-type="float" office:value="0.792344" calcext:value-type="float">
            <text:p>0.792344</text:p>
          </table:table-cell>
          <table:table-cell office:value-type="float" office:value="0.857215" calcext:value-type="float">
            <text:p>0.857215</text:p>
          </table:table-cell>
          <table:table-cell office:value-type="float" office:value="0.879869" calcext:value-type="float">
            <text:p>0.879869</text:p>
          </table:table-cell>
          <table:table-cell office:value-type="float" office:value="0.881064" calcext:value-type="float">
            <text:p>0.881064</text:p>
          </table:table-cell>
          <table:table-cell office:value-type="float" office:value="0.864405" calcext:value-type="float">
            <text:p>0.864405</text:p>
          </table:table-cell>
          <table:table-cell office:value-type="float" office:value="0.766997" calcext:value-type="float">
            <text:p>0.766997</text:p>
          </table:table-cell>
          <table:table-cell office:value-type="float" office:value="0.677822" calcext:value-type="float">
            <text:p>0.677822</text:p>
          </table:table-cell>
          <table:table-cell office:value-type="float" office:value="0.670459" calcext:value-type="float">
            <text:p>0.670459</text:p>
          </table:table-cell>
          <table:table-cell office:value-type="float" office:value="0.744273" calcext:value-type="float">
            <text:p>0.744273</text:p>
          </table:table-cell>
          <table:table-cell office:value-type="float" office:value="0.724861" calcext:value-type="float">
            <text:p>0.724861</text:p>
          </table:table-cell>
          <table:table-cell office:value-type="float" office:value="0.864309" calcext:value-type="float">
            <text:p>0.864309</text:p>
          </table:table-cell>
          <table:table-cell office:value-type="float" office:value="0.792415" calcext:value-type="float">
            <text:p>0.792415</text:p>
          </table:table-cell>
          <table:table-cell office:value-type="float" office:value="0.866092" calcext:value-type="float">
            <text:p>0.866092</text:p>
          </table:table-cell>
          <table:table-cell office:value-type="float" office:value="0.747783" calcext:value-type="float">
            <text:p>0.747783</text:p>
          </table:table-cell>
          <table:table-cell office:value-type="float" office:value="0.755212" calcext:value-type="float">
            <text:p>0.755212</text:p>
          </table:table-cell>
          <table:table-cell office:value-type="float" office:value="0.838948" calcext:value-type="float">
            <text:p>0.838948</text:p>
          </table:table-cell>
          <table:table-cell office:value-type="float" office:value="0.918668" calcext:value-type="float">
            <text:p>0.918668</text:p>
          </table:table-cell>
          <table:table-cell office:value-type="float" office:value="0.854705" calcext:value-type="float">
            <text:p>0.854705</text:p>
          </table:table-cell>
          <table:table-cell office:value-type="float" office:value="1.04781" calcext:value-type="float">
            <text:p>1.04781</text:p>
          </table:table-cell>
          <table:table-cell office:value-type="float" office:value="0.867895" calcext:value-type="float">
            <text:p>0.867895</text:p>
          </table:table-cell>
          <table:table-cell office:value-type="float" office:value="0.616728" calcext:value-type="float">
            <text:p>0.616728</text:p>
          </table:table-cell>
          <table:table-cell office:value-type="float" office:value="1.10778" calcext:value-type="float">
            <text:p>1.10778</text:p>
          </table:table-cell>
          <table:table-cell office:value-type="float" office:value="0.805545" calcext:value-type="float">
            <text:p>0.805545</text:p>
          </table:table-cell>
          <table:table-cell office:value-type="float" office:value="0.908446" calcext:value-type="float">
            <text:p>0.908446</text:p>
          </table:table-cell>
          <table:table-cell office:value-type="float" office:value="0.826305" calcext:value-type="float">
            <text:p>0.826305</text:p>
          </table:table-cell>
          <table:table-cell office:value-type="float" office:value="0.825474" calcext:value-type="float">
            <text:p>0.825474</text:p>
          </table:table-cell>
          <table:table-cell office:value-type="float" office:value="0.688321" calcext:value-type="float">
            <text:p>0.688321</text:p>
          </table:table-cell>
          <table:table-cell office:value-type="float" office:value="0.801852" calcext:value-type="float">
            <text:p>0.801852</text:p>
          </table:table-cell>
          <table:table-cell office:value-type="float" office:value="0.663111" calcext:value-type="float">
            <text:p>0.663111</text:p>
          </table:table-cell>
          <table:table-cell office:value-type="float" office:value="0.755681" calcext:value-type="float">
            <text:p>0.755681</text:p>
          </table:table-cell>
          <table:table-cell office:value-type="float" office:value="1.08687" calcext:value-type="float">
            <text:p>1.08687</text:p>
          </table:table-cell>
          <table:table-cell office:value-type="float" office:value="0.982125" calcext:value-type="float">
            <text:p>0.982125</text:p>
          </table:table-cell>
          <table:table-cell office:value-type="float" office:value="0.707773" calcext:value-type="float">
            <text:p>0.707773</text:p>
          </table:table-cell>
          <table:table-cell office:value-type="float" office:value="0.65304" calcext:value-type="float">
            <text:p>0.65304</text:p>
          </table:table-cell>
          <table:table-cell office:value-type="float" office:value="0.792833" calcext:value-type="float">
            <text:p>0.792833</text:p>
          </table:table-cell>
          <table:table-cell office:value-type="float" office:value="0.882197" calcext:value-type="float">
            <text:p>0.882197</text:p>
          </table:table-cell>
          <table:table-cell office:value-type="float" office:value="0.706238" calcext:value-type="float">
            <text:p>0.706238</text:p>
          </table:table-cell>
          <table:table-cell office:value-type="float" office:value="0.724627" calcext:value-type="float">
            <text:p>0.724627</text:p>
          </table:table-cell>
          <table:table-cell office:value-type="float" office:value="0.819521" calcext:value-type="float">
            <text:p>0.819521</text:p>
          </table:table-cell>
          <table:table-cell office:value-type="float" office:value="0.685216" calcext:value-type="float">
            <text:p>0.685216</text:p>
          </table:table-cell>
          <table:table-cell office:value-type="float" office:value="0.92797" calcext:value-type="float">
            <text:p>0.92797</text:p>
          </table:table-cell>
          <table:table-cell office:value-type="float" office:value="0.871277" calcext:value-type="float">
            <text:p>0.871277</text:p>
          </table:table-cell>
          <table:table-cell office:value-type="float" office:value="0.93323" calcext:value-type="float">
            <text:p>0.93323</text:p>
          </table:table-cell>
          <table:table-cell office:value-type="float" office:value="1.21683" calcext:value-type="float">
            <text:p>1.21683</text:p>
          </table:table-cell>
          <table:table-cell office:value-type="float" office:value="0.747742" calcext:value-type="float">
            <text:p>0.747742</text:p>
          </table:table-cell>
          <table:table-cell office:value-type="float" office:value="0.685386" calcext:value-type="float">
            <text:p>0.685386</text:p>
          </table:table-cell>
          <table:table-cell office:value-type="float" office:value="1.02354" calcext:value-type="float">
            <text:p>1.02354</text:p>
          </table:table-cell>
          <table:table-cell office:value-type="float" office:value="1.06874" calcext:value-type="float">
            <text:p>1.06874</text:p>
          </table:table-cell>
          <table:table-cell office:value-type="float" office:value="0.966553" calcext:value-type="float">
            <text:p>0.966553</text:p>
          </table:table-cell>
          <table:table-cell office:value-type="float" office:value="0.633053" calcext:value-type="float">
            <text:p>0.633053</text:p>
          </table:table-cell>
          <table:table-cell office:value-type="float" office:value="1.00997" calcext:value-type="float">
            <text:p>1.00997</text:p>
          </table:table-cell>
          <table:table-cell office:value-type="float" office:value="0.881743" calcext:value-type="float">
            <text:p>0.881743</text:p>
          </table:table-cell>
          <table:table-cell office:value-type="float" office:value="0.716253" calcext:value-type="float">
            <text:p>0.716253</text:p>
          </table:table-cell>
          <table:table-cell office:value-type="float" office:value="0.622739" calcext:value-type="float">
            <text:p>0.622739</text:p>
          </table:table-cell>
          <table:table-cell office:value-type="float" office:value="1.00346" calcext:value-type="float">
            <text:p>1.00346</text:p>
          </table:table-cell>
          <table:table-cell office:value-type="float" office:value="0.804943" calcext:value-type="float">
            <text:p>0.804943</text:p>
          </table:table-cell>
          <table:table-cell office:value-type="float" office:value="0.67097" calcext:value-type="float">
            <text:p>0.67097</text:p>
          </table:table-cell>
          <table:table-cell office:value-type="float" office:value="1.10022" calcext:value-type="float">
            <text:p>1.10022</text:p>
          </table:table-cell>
          <table:table-cell office:value-type="float" office:value="0.767024" calcext:value-type="float">
            <text:p>0.767024</text:p>
          </table:table-cell>
          <table:table-cell office:value-type="float" office:value="0.683566" calcext:value-type="float">
            <text:p>0.683566</text:p>
          </table:table-cell>
          <table:table-cell office:value-type="float" office:value="0.767223" calcext:value-type="float">
            <text:p>0.767223</text:p>
          </table:table-cell>
          <table:table-cell office:value-type="float" office:value="0.929632" calcext:value-type="float">
            <text:p>0.929632</text:p>
          </table:table-cell>
          <table:table-cell office:value-type="float" office:value="0.661652" calcext:value-type="float">
            <text:p>0.661652</text:p>
          </table:table-cell>
          <table:table-cell office:value-type="float" office:value="1.20299" calcext:value-type="float">
            <text:p>1.20299</text:p>
          </table:table-cell>
          <table:table-cell office:value-type="float" office:value="0.880867" calcext:value-type="float">
            <text:p>0.880867</text:p>
          </table:table-cell>
          <table:table-cell office:value-type="float" office:value="0.938951" calcext:value-type="float">
            <text:p>0.938951</text:p>
          </table:table-cell>
          <table:table-cell office:value-type="float" office:value="0.816801" calcext:value-type="float">
            <text:p>0.816801</text:p>
          </table:table-cell>
          <table:table-cell office:value-type="float" office:value="0.872074" calcext:value-type="float">
            <text:p>0.872074</text:p>
          </table:table-cell>
          <table:table-cell office:value-type="float" office:value="0.961608" calcext:value-type="float">
            <text:p>0.961608</text:p>
          </table:table-cell>
          <table:table-cell office:value-type="float" office:value="0.704722" calcext:value-type="float">
            <text:p>0.704722</text:p>
          </table:table-cell>
          <table:table-cell office:value-type="float" office:value="0.716962" calcext:value-type="float">
            <text:p>0.716962</text:p>
          </table:table-cell>
          <table:table-cell office:value-type="float" office:value="0.800705" calcext:value-type="float">
            <text:p>0.800705</text:p>
          </table:table-cell>
          <table:table-cell office:value-type="float" office:value="0.683684" calcext:value-type="float">
            <text:p>0.683684</text:p>
          </table:table-cell>
          <table:table-cell office:value-type="float" office:value="0.936882" calcext:value-type="float">
            <text:p>0.936882</text:p>
          </table:table-cell>
          <table:table-cell office:value-type="float" office:value="0.773406" calcext:value-type="float">
            <text:p>0.773406</text:p>
          </table:table-cell>
          <table:table-cell office:value-type="float" office:value="0.899181" calcext:value-type="float">
            <text:p>0.899181</text:p>
          </table:table-cell>
          <table:table-cell office:value-type="float" office:value="0.726348" calcext:value-type="float">
            <text:p>0.726348</text:p>
          </table:table-cell>
          <table:table-cell office:value-type="float" office:value="0.706998" calcext:value-type="float">
            <text:p>0.706998</text:p>
          </table:table-cell>
          <table:table-cell office:value-type="float" office:value="0.735131" calcext:value-type="float">
            <text:p>0.735131</text:p>
          </table:table-cell>
          <table:table-cell office:value-type="float" office:value="1.04739" calcext:value-type="float">
            <text:p>1.04739</text:p>
          </table:table-cell>
          <table:table-cell office:value-type="float" office:value="1.0362" calcext:value-type="float">
            <text:p>1.0362</text:p>
          </table:table-cell>
          <table:table-cell office:value-type="float" office:value="0.88081" calcext:value-type="float">
            <text:p>0.88081</text:p>
          </table:table-cell>
          <table:table-cell office:value-type="float" office:value="0.672928" calcext:value-type="float">
            <text:p>0.672928</text:p>
          </table:table-cell>
          <table:table-cell office:value-type="float" office:value="0.803748" calcext:value-type="float">
            <text:p>0.803748</text:p>
          </table:table-cell>
          <table:table-cell office:value-type="float" office:value="0.673167" calcext:value-type="float">
            <text:p>0.673167</text:p>
          </table:table-cell>
          <table:table-cell office:value-type="float" office:value="1.01528" calcext:value-type="float">
            <text:p>1.01528</text:p>
          </table:table-cell>
          <table:table-cell office:value-type="float" office:value="0.679055" calcext:value-type="float">
            <text:p>0.679055</text:p>
          </table:table-cell>
          <table:table-cell office:value-type="float" office:value="0.660437" calcext:value-type="float">
            <text:p>0.660437</text:p>
          </table:table-cell>
          <table:table-cell office:value-type="float" office:value="0.676088" calcext:value-type="float">
            <text:p>0.676088</text:p>
          </table:table-cell>
          <table:table-cell office:value-type="float" office:value="0.656453" calcext:value-type="float">
            <text:p>0.656453</text:p>
          </table:table-cell>
          <table:table-cell office:value-type="float" office:value="0.753384" calcext:value-type="float">
            <text:p>0.753384</text:p>
          </table:table-cell>
          <table:table-cell office:value-type="float" office:value="0.784596" calcext:value-type="float">
            <text:p>0.784596</text:p>
          </table:table-cell>
          <table:table-cell office:value-type="float" office:value="0.847621" calcext:value-type="float">
            <text:p>0.847621</text:p>
          </table:table-cell>
          <table:table-cell office:value-type="float" office:value="0.892808" calcext:value-type="float">
            <text:p>0.892808</text:p>
          </table:table-cell>
          <table:table-cell office:value-type="float" office:value="0.678137" calcext:value-type="float">
            <text:p>0.678137</text:p>
          </table:table-cell>
          <table:table-cell office:value-type="float" office:value="0.896301" calcext:value-type="float">
            <text:p>0.896301</text:p>
          </table:table-cell>
          <table:table-cell office:value-type="float" office:value="0.784528" calcext:value-type="float">
            <text:p>0.784528</text:p>
          </table:table-cell>
          <table:table-cell office:value-type="float" office:value="0.949932" calcext:value-type="float">
            <text:p>0.949932</text:p>
          </table:table-cell>
          <table:table-cell office:value-type="float" office:value="1.06941" calcext:value-type="float">
            <text:p>1.06941</text:p>
          </table:table-cell>
          <table:table-cell office:value-type="float" office:value="0.854676" calcext:value-type="float">
            <text:p>0.854676</text:p>
          </table:table-cell>
          <table:table-cell office:value-type="float" office:value="0.987378" calcext:value-type="float">
            <text:p>0.987378</text:p>
          </table:table-cell>
          <table:table-cell office:value-type="float" office:value="0.722726" calcext:value-type="float">
            <text:p>0.722726</text:p>
          </table:table-cell>
          <table:table-cell office:value-type="float" office:value="0.97663" calcext:value-type="float">
            <text:p>0.97663</text:p>
          </table:table-cell>
          <table:table-cell office:value-type="float" office:value="1.03381" calcext:value-type="float">
            <text:p>1.03381</text:p>
          </table:table-cell>
          <table:table-cell office:value-type="float" office:value="0.963903" calcext:value-type="float">
            <text:p>0.963903</text:p>
          </table:table-cell>
          <table:table-cell office:value-type="float" office:value="0.70043" calcext:value-type="float">
            <text:p>0.70043</text:p>
          </table:table-cell>
          <table:table-cell office:value-type="float" office:value="0.921277" calcext:value-type="float">
            <text:p>0.921277</text:p>
          </table:table-cell>
          <table:table-cell office:value-type="float" office:value="0.778225" calcext:value-type="float">
            <text:p>0.778225</text:p>
          </table:table-cell>
          <table:table-cell office:value-type="float" office:value="0.804113" calcext:value-type="float">
            <text:p>0.804113</text:p>
          </table:table-cell>
          <table:table-cell office:value-type="float" office:value="0.683305" calcext:value-type="float">
            <text:p>0.683305</text:p>
          </table:table-cell>
          <table:table-cell office:value-type="float" office:value="0.423674" calcext:value-type="float">
            <text:p>0.423674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6729" calcext:value-type="float">
            <text:p>0.226729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3123" calcext:value-type="float">
            <text:p>0.233123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18161" calcext:value-type="float">
            <text:p>0.818161</text:p>
          </table:table-cell>
          <table:table-cell table:number-columns-repeated="149"/>
        </table:table-row>
      </table:table>
      <table:table table:name="qtdeclarative" table:style-name="ta1">
        <table:shapes>
          <draw:frame draw:z-index="0" draw:style-name="gr1" draw:text-style-name="P1" svg:width="1392.94pt" svg:height="486.6pt" svg:x="0pt" svg:y="131.5pt">
            <loext:p draw:notify-on-update-of-ranges="qtdeclarative.A1:qtdeclarative.A1 qtdeclarative.B1:qtdeclarative.EU1 qtdeclarative.A2:qtdeclarative.A2 qtdeclarative.B2:qtdeclarative.EU2 qtdeclarative.A3:qtdeclarative.A3 qtdeclarative.B3:qtdeclarative.EU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98957" calcext:value-type="float">
            <text:p>0.198957</text:p>
          </table:table-cell>
          <table:table-cell office:value-type="float" office:value="0.185354" calcext:value-type="float">
            <text:p>0.185354</text:p>
          </table:table-cell>
          <table:table-cell office:value-type="float" office:value="0.188507" calcext:value-type="float">
            <text:p>0.188507</text:p>
          </table:table-cell>
          <table:table-cell office:value-type="float" office:value="0.200281" calcext:value-type="float">
            <text:p>0.200281</text:p>
          </table:table-cell>
          <table:table-cell office:value-type="float" office:value="0.274068" calcext:value-type="float">
            <text:p>0.274068</text:p>
          </table:table-cell>
          <table:table-cell office:value-type="float" office:value="0.204735" calcext:value-type="float">
            <text:p>0.204735</text:p>
          </table:table-cell>
          <table:table-cell office:value-type="float" office:value="0.300392" calcext:value-type="float">
            <text:p>0.300392</text:p>
          </table:table-cell>
          <table:table-cell office:value-type="float" office:value="0.222765" calcext:value-type="float">
            <text:p>0.222765</text:p>
          </table:table-cell>
          <table:table-cell office:value-type="float" office:value="0.261343" calcext:value-type="float">
            <text:p>0.261343</text:p>
          </table:table-cell>
          <table:table-cell office:value-type="float" office:value="0.234775" calcext:value-type="float">
            <text:p>0.234775</text:p>
          </table:table-cell>
          <table:table-cell office:value-type="float" office:value="0.242283" calcext:value-type="float">
            <text:p>0.242283</text:p>
          </table:table-cell>
          <table:table-cell office:value-type="float" office:value="0.258483" calcext:value-type="float">
            <text:p>0.258483</text:p>
          </table:table-cell>
          <table:table-cell office:value-type="float" office:value="0.190895" calcext:value-type="float">
            <text:p>0.190895</text:p>
          </table:table-cell>
          <table:table-cell office:value-type="float" office:value="0.196061" calcext:value-type="float">
            <text:p>0.196061</text:p>
          </table:table-cell>
          <table:table-cell office:value-type="float" office:value="0.208256" calcext:value-type="float">
            <text:p>0.208256</text:p>
          </table:table-cell>
          <table:table-cell office:value-type="float" office:value="0.29256" calcext:value-type="float">
            <text:p>0.29256</text:p>
          </table:table-cell>
          <table:table-cell office:value-type="float" office:value="0.206137" calcext:value-type="float">
            <text:p>0.206137</text:p>
          </table:table-cell>
          <table:table-cell office:value-type="float" office:value="0.183311" calcext:value-type="float">
            <text:p>0.183311</text:p>
          </table:table-cell>
          <table:table-cell office:value-type="float" office:value="0.29061" calcext:value-type="float">
            <text:p>0.29061</text:p>
          </table:table-cell>
          <table:table-cell office:value-type="float" office:value="0.193683" calcext:value-type="float">
            <text:p>0.193683</text:p>
          </table:table-cell>
          <table:table-cell office:value-type="float" office:value="0.189835" calcext:value-type="float">
            <text:p>0.189835</text:p>
          </table:table-cell>
          <table:table-cell office:value-type="float" office:value="0.272009" calcext:value-type="float">
            <text:p>0.272009</text:p>
          </table:table-cell>
          <table:table-cell office:value-type="float" office:value="0.269996" calcext:value-type="float">
            <text:p>0.269996</text:p>
          </table:table-cell>
          <table:table-cell office:value-type="float" office:value="0.224695" calcext:value-type="float">
            <text:p>0.224695</text:p>
          </table:table-cell>
          <table:table-cell office:value-type="float" office:value="0.28772" calcext:value-type="float">
            <text:p>0.28772</text:p>
          </table:table-cell>
          <table:table-cell office:value-type="float" office:value="0.256655" calcext:value-type="float">
            <text:p>0.256655</text:p>
          </table:table-cell>
          <table:table-cell office:value-type="float" office:value="0.325978" calcext:value-type="float">
            <text:p>0.325978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748" calcext:value-type="float">
            <text:p>0.18748</text:p>
          </table:table-cell>
          <table:table-cell office:value-type="float" office:value="0.19151" calcext:value-type="float">
            <text:p>0.19151</text:p>
          </table:table-cell>
          <table:table-cell office:value-type="float" office:value="0.300382" calcext:value-type="float">
            <text:p>0.300382</text:p>
          </table:table-cell>
          <table:table-cell office:value-type="float" office:value="0.285192" calcext:value-type="float">
            <text:p>0.285192</text:p>
          </table:table-cell>
          <table:table-cell office:value-type="float" office:value="0.191443" calcext:value-type="float">
            <text:p>0.191443</text:p>
          </table:table-cell>
          <table:table-cell office:value-type="float" office:value="0.243415" calcext:value-type="float">
            <text:p>0.243415</text:p>
          </table:table-cell>
          <table:table-cell office:value-type="float" office:value="0.190311" calcext:value-type="float">
            <text:p>0.190311</text:p>
          </table:table-cell>
          <table:table-cell office:value-type="float" office:value="0.280153" calcext:value-type="float">
            <text:p>0.280153</text:p>
          </table:table-cell>
          <table:table-cell office:value-type="float" office:value="0.284695" calcext:value-type="float">
            <text:p>0.284695</text:p>
          </table:table-cell>
          <table:table-cell office:value-type="float" office:value="0.195444" calcext:value-type="float">
            <text:p>0.195444</text:p>
          </table:table-cell>
          <table:table-cell office:value-type="float" office:value="0.210938" calcext:value-type="float">
            <text:p>0.210938</text:p>
          </table:table-cell>
          <table:table-cell office:value-type="float" office:value="0.255358" calcext:value-type="float">
            <text:p>0.255358</text:p>
          </table:table-cell>
          <table:table-cell office:value-type="float" office:value="0.391699" calcext:value-type="float">
            <text:p>0.391699</text:p>
          </table:table-cell>
          <table:table-cell office:value-type="float" office:value="0.198732" calcext:value-type="float">
            <text:p>0.198732</text:p>
          </table:table-cell>
          <table:table-cell office:value-type="float" office:value="0.209675" calcext:value-type="float">
            <text:p>0.209675</text:p>
          </table:table-cell>
          <table:table-cell office:value-type="float" office:value="0.210842" calcext:value-type="float">
            <text:p>0.210842</text:p>
          </table:table-cell>
          <table:table-cell office:value-type="float" office:value="0.261785" calcext:value-type="float">
            <text:p>0.261785</text:p>
          </table:table-cell>
          <table:table-cell office:value-type="float" office:value="0.238285" calcext:value-type="float">
            <text:p>0.238285</text:p>
          </table:table-cell>
          <table:table-cell office:value-type="float" office:value="0.199216" calcext:value-type="float">
            <text:p>0.199216</text:p>
          </table:table-cell>
          <table:table-cell office:value-type="float" office:value="0.222184" calcext:value-type="float">
            <text:p>0.222184</text:p>
          </table:table-cell>
          <table:table-cell office:value-type="float" office:value="0.195292" calcext:value-type="float">
            <text:p>0.195292</text:p>
          </table:table-cell>
          <table:table-cell office:value-type="float" office:value="0.305604" calcext:value-type="float">
            <text:p>0.305604</text:p>
          </table:table-cell>
          <table:table-cell office:value-type="float" office:value="0.203404" calcext:value-type="float">
            <text:p>0.203404</text:p>
          </table:table-cell>
          <table:table-cell office:value-type="float" office:value="0.202334" calcext:value-type="float">
            <text:p>0.202334</text:p>
          </table:table-cell>
          <table:table-cell office:value-type="float" office:value="0.191974" calcext:value-type="float">
            <text:p>0.191974</text:p>
          </table:table-cell>
          <table:table-cell office:value-type="float" office:value="0.286462" calcext:value-type="float">
            <text:p>0.286462</text:p>
          </table:table-cell>
          <table:table-cell office:value-type="float" office:value="0.187779" calcext:value-type="float">
            <text:p>0.187779</text:p>
          </table:table-cell>
          <table:table-cell office:value-type="float" office:value="0.195414" calcext:value-type="float">
            <text:p>0.195414</text:p>
          </table:table-cell>
          <table:table-cell office:value-type="float" office:value="0.188076" calcext:value-type="float">
            <text:p>0.188076</text:p>
          </table:table-cell>
          <table:table-cell office:value-type="float" office:value="0.26468" calcext:value-type="float">
            <text:p>0.26468</text:p>
          </table:table-cell>
          <table:table-cell office:value-type="float" office:value="0.447663" calcext:value-type="float">
            <text:p>0.447663</text:p>
          </table:table-cell>
          <table:table-cell office:value-type="float" office:value="0.255102" calcext:value-type="float">
            <text:p>0.255102</text:p>
          </table:table-cell>
          <table:table-cell office:value-type="float" office:value="0.191391" calcext:value-type="float">
            <text:p>0.191391</text:p>
          </table:table-cell>
          <table:table-cell office:value-type="float" office:value="0.234414" calcext:value-type="float">
            <text:p>0.234414</text:p>
          </table:table-cell>
          <table:table-cell office:value-type="float" office:value="0.191824" calcext:value-type="float">
            <text:p>0.191824</text:p>
          </table:table-cell>
          <table:table-cell office:value-type="float" office:value="0.216297" calcext:value-type="float">
            <text:p>0.216297</text:p>
          </table:table-cell>
          <table:table-cell office:value-type="float" office:value="0.325254" calcext:value-type="float">
            <text:p>0.325254</text:p>
          </table:table-cell>
          <table:table-cell office:value-type="float" office:value="0.307673" calcext:value-type="float">
            <text:p>0.307673</text:p>
          </table:table-cell>
          <table:table-cell office:value-type="float" office:value="0.366658" calcext:value-type="float">
            <text:p>0.366658</text:p>
          </table:table-cell>
          <table:table-cell office:value-type="float" office:value="0.302223" calcext:value-type="float">
            <text:p>0.302223</text:p>
          </table:table-cell>
          <table:table-cell office:value-type="float" office:value="0.187655" calcext:value-type="float">
            <text:p>0.187655</text:p>
          </table:table-cell>
          <table:table-cell office:value-type="float" office:value="0.22842" calcext:value-type="float">
            <text:p>0.22842</text:p>
          </table:table-cell>
          <table:table-cell office:value-type="float" office:value="0.461713" calcext:value-type="float">
            <text:p>0.461713</text:p>
          </table:table-cell>
          <table:table-cell office:value-type="float" office:value="0.180423" calcext:value-type="float">
            <text:p>0.180423</text:p>
          </table:table-cell>
          <table:table-cell office:value-type="float" office:value="0.334215" calcext:value-type="float">
            <text:p>0.334215</text:p>
          </table:table-cell>
          <table:table-cell office:value-type="float" office:value="0.176442" calcext:value-type="float">
            <text:p>0.176442</text:p>
          </table:table-cell>
          <table:table-cell office:value-type="float" office:value="0.364532" calcext:value-type="float">
            <text:p>0.364532</text:p>
          </table:table-cell>
          <table:table-cell office:value-type="float" office:value="0.232671" calcext:value-type="float">
            <text:p>0.232671</text:p>
          </table:table-cell>
          <table:table-cell office:value-type="float" office:value="0.216686" calcext:value-type="float">
            <text:p>0.216686</text:p>
          </table:table-cell>
          <table:table-cell office:value-type="float" office:value="0.187963" calcext:value-type="float">
            <text:p>0.187963</text:p>
          </table:table-cell>
          <table:table-cell office:value-type="float" office:value="0.253271" calcext:value-type="float">
            <text:p>0.253271</text:p>
          </table:table-cell>
          <table:table-cell office:value-type="float" office:value="0.220026" calcext:value-type="float">
            <text:p>0.220026</text:p>
          </table:table-cell>
          <table:table-cell office:value-type="float" office:value="0.196726" calcext:value-type="float">
            <text:p>0.196726</text:p>
          </table:table-cell>
          <table:table-cell office:value-type="float" office:value="0.213751" calcext:value-type="float">
            <text:p>0.213751</text:p>
          </table:table-cell>
          <table:table-cell office:value-type="float" office:value="0.213378" calcext:value-type="float">
            <text:p>0.213378</text:p>
          </table:table-cell>
          <table:table-cell office:value-type="float" office:value="0.175993" calcext:value-type="float">
            <text:p>0.175993</text:p>
          </table:table-cell>
          <table:table-cell office:value-type="float" office:value="0.221126" calcext:value-type="float">
            <text:p>0.221126</text:p>
          </table:table-cell>
          <table:table-cell office:value-type="float" office:value="0.19558" calcext:value-type="float">
            <text:p>0.19558</text:p>
          </table:table-cell>
          <table:table-cell office:value-type="float" office:value="0.264918" calcext:value-type="float">
            <text:p>0.264918</text:p>
          </table:table-cell>
          <table:table-cell office:value-type="float" office:value="0.335552" calcext:value-type="float">
            <text:p>0.335552</text:p>
          </table:table-cell>
          <table:table-cell office:value-type="float" office:value="0.204686" calcext:value-type="float">
            <text:p>0.204686</text:p>
          </table:table-cell>
          <table:table-cell office:value-type="float" office:value="0.258022" calcext:value-type="float">
            <text:p>0.258022</text:p>
          </table:table-cell>
          <table:table-cell office:value-type="float" office:value="0.302534" calcext:value-type="float">
            <text:p>0.302534</text:p>
          </table:table-cell>
          <table:table-cell office:value-type="float" office:value="0.189881" calcext:value-type="float">
            <text:p>0.189881</text:p>
          </table:table-cell>
          <table:table-cell office:value-type="float" office:value="0.206582" calcext:value-type="float">
            <text:p>0.206582</text:p>
          </table:table-cell>
          <table:table-cell office:value-type="float" office:value="0.242236" calcext:value-type="float">
            <text:p>0.242236</text:p>
          </table:table-cell>
          <table:table-cell office:value-type="float" office:value="0.273631" calcext:value-type="float">
            <text:p>0.273631</text:p>
          </table:table-cell>
          <table:table-cell office:value-type="float" office:value="0.202686" calcext:value-type="float">
            <text:p>0.202686</text:p>
          </table:table-cell>
          <table:table-cell office:value-type="float" office:value="0.213744" calcext:value-type="float">
            <text:p>0.213744</text:p>
          </table:table-cell>
          <table:table-cell office:value-type="float" office:value="0.209546" calcext:value-type="float">
            <text:p>0.209546</text:p>
          </table:table-cell>
          <table:table-cell office:value-type="float" office:value="0.195677" calcext:value-type="float">
            <text:p>0.195677</text:p>
          </table:table-cell>
          <table:table-cell office:value-type="float" office:value="0.195475" calcext:value-type="float">
            <text:p>0.195475</text:p>
          </table:table-cell>
          <table:table-cell office:value-type="float" office:value="0.192275" calcext:value-type="float">
            <text:p>0.192275</text:p>
          </table:table-cell>
          <table:table-cell office:value-type="float" office:value="0.268205" calcext:value-type="float">
            <text:p>0.268205</text:p>
          </table:table-cell>
          <table:table-cell office:value-type="float" office:value="0.193634" calcext:value-type="float">
            <text:p>0.193634</text:p>
          </table:table-cell>
          <table:table-cell office:value-type="float" office:value="0.332096" calcext:value-type="float">
            <text:p>0.332096</text:p>
          </table:table-cell>
          <table:table-cell office:value-type="float" office:value="0.184215" calcext:value-type="float">
            <text:p>0.184215</text:p>
          </table:table-cell>
          <table:table-cell office:value-type="float" office:value="0.210125" calcext:value-type="float">
            <text:p>0.210125</text:p>
          </table:table-cell>
          <table:table-cell office:value-type="float" office:value="0.196565" calcext:value-type="float">
            <text:p>0.196565</text:p>
          </table:table-cell>
          <table:table-cell office:value-type="float" office:value="0.255898" calcext:value-type="float">
            <text:p>0.255898</text:p>
          </table:table-cell>
          <table:table-cell office:value-type="float" office:value="0.183143" calcext:value-type="float">
            <text:p>0.183143</text:p>
          </table:table-cell>
          <table:table-cell office:value-type="float" office:value="0.314629" calcext:value-type="float">
            <text:p>0.314629</text:p>
          </table:table-cell>
          <table:table-cell office:value-type="float" office:value="0.237153" calcext:value-type="float">
            <text:p>0.237153</text:p>
          </table:table-cell>
          <table:table-cell office:value-type="float" office:value="0.204635" calcext:value-type="float">
            <text:p>0.204635</text:p>
          </table:table-cell>
          <table:table-cell office:value-type="float" office:value="0.270085" calcext:value-type="float">
            <text:p>0.270085</text:p>
          </table:table-cell>
          <table:table-cell office:value-type="float" office:value="0.197193" calcext:value-type="float">
            <text:p>0.197193</text:p>
          </table:table-cell>
          <table:table-cell office:value-type="float" office:value="0.191902" calcext:value-type="float">
            <text:p>0.191902</text:p>
          </table:table-cell>
          <table:table-cell office:value-type="float" office:value="0.202395" calcext:value-type="float">
            <text:p>0.202395</text:p>
          </table:table-cell>
          <table:table-cell office:value-type="float" office:value="0.189059" calcext:value-type="float">
            <text:p>0.189059</text:p>
          </table:table-cell>
          <table:table-cell office:value-type="float" office:value="0.241551" calcext:value-type="float">
            <text:p>0.241551</text:p>
          </table:table-cell>
          <table:table-cell office:value-type="float" office:value="0.184545" calcext:value-type="float">
            <text:p>0.184545</text:p>
          </table:table-cell>
          <table:table-cell office:value-type="float" office:value="0.19369" calcext:value-type="float">
            <text:p>0.19369</text:p>
          </table:table-cell>
          <table:table-cell office:value-type="float" office:value="0.219805" calcext:value-type="float">
            <text:p>0.219805</text:p>
          </table:table-cell>
          <table:table-cell office:value-type="float" office:value="0.303243" calcext:value-type="float">
            <text:p>0.303243</text:p>
          </table:table-cell>
          <table:table-cell office:value-type="float" office:value="0.246592" calcext:value-type="float">
            <text:p>0.246592</text:p>
          </table:table-cell>
          <table:table-cell office:value-type="float" office:value="0.340075" calcext:value-type="float">
            <text:p>0.340075</text:p>
          </table:table-cell>
          <table:table-cell office:value-type="float" office:value="0.467" calcext:value-type="float">
            <text:p>0.467</text:p>
          </table:table-cell>
          <table:table-cell office:value-type="float" office:value="0.348916" calcext:value-type="float">
            <text:p>0.348916</text:p>
          </table:table-cell>
          <table:table-cell office:value-type="float" office:value="0.219687" calcext:value-type="float">
            <text:p>0.219687</text:p>
          </table:table-cell>
          <table:table-cell office:value-type="float" office:value="0.375746" calcext:value-type="float">
            <text:p>0.375746</text:p>
          </table:table-cell>
          <table:table-cell office:value-type="float" office:value="0.399388" calcext:value-type="float">
            <text:p>0.399388</text:p>
          </table:table-cell>
          <table:table-cell office:value-type="float" office:value="0.297104" calcext:value-type="float">
            <text:p>0.297104</text:p>
          </table:table-cell>
          <table:table-cell office:value-type="float" office:value="0.190269" calcext:value-type="float">
            <text:p>0.190269</text:p>
          </table:table-cell>
          <table:table-cell office:value-type="float" office:value="0.247249" calcext:value-type="float">
            <text:p>0.247249</text:p>
          </table:table-cell>
          <table:table-cell office:value-type="float" office:value="0.271712" calcext:value-type="float">
            <text:p>0.271712</text:p>
          </table:table-cell>
          <table:table-cell office:value-type="float" office:value="0.368246" calcext:value-type="float">
            <text:p>0.368246</text:p>
          </table:table-cell>
          <table:table-cell office:value-type="float" office:value="0.208316" calcext:value-type="float">
            <text:p>0.208316</text:p>
          </table:table-cell>
          <table:table-cell office:value-type="float" office:value="0.201944" calcext:value-type="float">
            <text:p>0.201944</text:p>
          </table:table-cell>
          <table:table-cell office:value-type="float" office:value="0.193781" calcext:value-type="float">
            <text:p>0.193781</text:p>
          </table:table-cell>
          <table:table-cell office:value-type="float" office:value="0.248972" calcext:value-type="float">
            <text:p>0.248972</text:p>
          </table:table-cell>
          <table:table-cell office:value-type="float" office:value="0.257755" calcext:value-type="float">
            <text:p>0.257755</text:p>
          </table:table-cell>
          <table:table-cell office:value-type="float" office:value="0.197138" calcext:value-type="float">
            <text:p>0.197138</text:p>
          </table:table-cell>
          <table:table-cell office:value-type="float" office:value="0.354642" calcext:value-type="float">
            <text:p>0.354642</text:p>
          </table:table-cell>
          <table:table-cell office:value-type="float" office:value="0.197757" calcext:value-type="float">
            <text:p>0.197757</text:p>
          </table:table-cell>
          <table:table-cell office:value-type="float" office:value="0.366943" calcext:value-type="float">
            <text:p>0.366943</text:p>
          </table:table-cell>
          <table:table-cell office:value-type="float" office:value="0.241491" calcext:value-type="float">
            <text:p>0.241491</text:p>
          </table:table-cell>
          <table:table-cell office:value-type="float" office:value="0.205942" calcext:value-type="float">
            <text:p>0.205942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22035" calcext:value-type="float">
            <text:p>0.22035</text:p>
          </table:table-cell>
          <table:table-cell office:value-type="float" office:value="0.258183" calcext:value-type="float">
            <text:p>0.258183</text:p>
          </table:table-cell>
          <table:table-cell office:value-type="float" office:value="0.208073" calcext:value-type="float">
            <text:p>0.208073</text:p>
          </table:table-cell>
          <table:table-cell office:value-type="float" office:value="0.106197" calcext:value-type="float">
            <text:p>0.106197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71208" calcext:value-type="float">
            <text:p>0.271208</text:p>
          </table:table-cell>
          <table:table-cell office:value-type="float" office:value="0.210589" calcext:value-type="float">
            <text:p>0.210589</text:p>
          </table:table-cell>
          <table:table-cell office:value-type="float" office:value="0.355319" calcext:value-type="float">
            <text:p>0.355319</text:p>
          </table:table-cell>
          <table:table-cell office:value-type="float" office:value="0.283701" calcext:value-type="float">
            <text:p>0.283701</text:p>
          </table:table-cell>
          <table:table-cell office:value-type="float" office:value="0.224345" calcext:value-type="float">
            <text:p>0.224345</text:p>
          </table:table-cell>
          <table:table-cell office:value-type="float" office:value="0.203134" calcext:value-type="float">
            <text:p>0.203134</text:p>
          </table:table-cell>
          <table:table-cell office:value-type="float" office:value="0.227596" calcext:value-type="float">
            <text:p>0.227596</text:p>
          </table:table-cell>
          <table:table-cell office:value-type="float" office:value="0.337704" calcext:value-type="float">
            <text:p>0.337704</text:p>
          </table:table-cell>
          <table:table-cell office:value-type="float" office:value="0.25461" calcext:value-type="float">
            <text:p>0.25461</text:p>
          </table:table-cell>
          <table:table-cell office:value-type="float" office:value="0.248944" calcext:value-type="float">
            <text:p>0.248944</text:p>
          </table:table-cell>
          <table:table-cell office:value-type="float" office:value="0.208514" calcext:value-type="float">
            <text:p>0.208514</text:p>
          </table:table-cell>
          <table:table-cell office:value-type="float" office:value="0.324086" calcext:value-type="float">
            <text:p>0.324086</text:p>
          </table:table-cell>
          <table:table-cell office:value-type="float" office:value="0.197951" calcext:value-type="float">
            <text:p>0.197951</text:p>
          </table:table-cell>
          <table:table-cell office:value-type="float" office:value="0.380469" calcext:value-type="float">
            <text:p>0.380469</text:p>
          </table:table-cell>
          <table:table-cell office:value-type="float" office:value="0.222341" calcext:value-type="float">
            <text:p>0.222341</text:p>
          </table:table-cell>
          <table:table-cell office:value-type="float" office:value="0.39672" calcext:value-type="float">
            <text:p>0.39672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217305" calcext:value-type="float">
            <text:p>0.217305</text:p>
          </table:table-cell>
          <table:table-cell office:value-type="float" office:value="0.33617" calcext:value-type="float">
            <text:p>0.33617</text:p>
          </table:table-cell>
          <table:table-cell office:value-type="float" office:value="0.390751" calcext:value-type="float">
            <text:p>0.390751</text:p>
          </table:table-cell>
          <table:table-cell office:value-type="float" office:value="0.305783" calcext:value-type="float">
            <text:p>0.305783</text:p>
          </table:table-cell>
          <table:table-cell office:value-type="float" office:value="0.224122" calcext:value-type="float">
            <text:p>0.224122</text:p>
          </table:table-cell>
          <table:table-cell office:value-type="float" office:value="0.287803" calcext:value-type="float">
            <text:p>0.287803</text:p>
          </table:table-cell>
          <table:table-cell office:value-type="float" office:value="0.20876" calcext:value-type="float">
            <text:p>0.20876</text:p>
          </table:table-cell>
          <table:table-cell office:value-type="float" office:value="0.308709" calcext:value-type="float">
            <text:p>0.308709</text:p>
          </table:table-cell>
          <table:table-cell office:value-type="float" office:value="0.25611" calcext:value-type="float">
            <text:p>0.25611</text:p>
          </table:table-cell>
          <table:table-cell office:value-type="float" office:value="0.212715" calcext:value-type="float">
            <text:p>0.212715</text:p>
          </table:table-cell>
          <table:table-cell office:value-type="float" office:value="0.206465" calcext:value-type="float">
            <text:p>0.206465</text:p>
          </table:table-cell>
          <table:table-cell office:value-type="float" office:value="0.188656" calcext:value-type="float">
            <text:p>0.188656</text:p>
          </table:table-cell>
          <table:table-cell office:value-type="float" office:value="0.205775" calcext:value-type="float">
            <text:p>0.205775</text:p>
          </table:table-cell>
          <table:table-cell office:value-type="float" office:value="0.274933" calcext:value-type="float">
            <text:p>0.274933</text:p>
          </table:table-cell>
          <table:table-cell office:value-type="float" office:value="0.268512" calcext:value-type="float">
            <text:p>0.268512</text:p>
          </table:table-cell>
          <table:table-cell office:value-type="float" office:value="0.325764" calcext:value-type="float">
            <text:p>0.325764</text:p>
          </table:table-cell>
          <table:table-cell office:value-type="float" office:value="0.318521" calcext:value-type="float">
            <text:p>0.318521</text:p>
          </table:table-cell>
          <table:table-cell office:value-type="float" office:value="0.428935" calcext:value-type="float">
            <text:p>0.428935</text:p>
          </table:table-cell>
          <table:table-cell office:value-type="float" office:value="0.198235" calcext:value-type="float">
            <text:p>0.198235</text:p>
          </table:table-cell>
          <table:table-cell office:value-type="float" office:value="0.327618" calcext:value-type="float">
            <text:p>0.327618</text:p>
          </table:table-cell>
          <table:table-cell office:value-type="float" office:value="0.240012" calcext:value-type="float">
            <text:p>0.240012</text:p>
          </table:table-cell>
          <table:table-cell office:value-type="float" office:value="0.24127" calcext:value-type="float">
            <text:p>0.24127</text:p>
          </table:table-cell>
          <table:table-cell office:value-type="float" office:value="0.289249" calcext:value-type="float">
            <text:p>0.289249</text:p>
          </table:table-cell>
          <table:table-cell office:value-type="float" office:value="0.217588" calcext:value-type="float">
            <text:p>0.217588</text:p>
          </table:table-cell>
          <table:table-cell office:value-type="float" office:value="0.284969" calcext:value-type="float">
            <text:p>0.284969</text:p>
          </table:table-cell>
          <table:table-cell office:value-type="float" office:value="0.247457" calcext:value-type="float">
            <text:p>0.247457</text:p>
          </table:table-cell>
          <table:table-cell office:value-type="float" office:value="0.312256" calcext:value-type="float">
            <text:p>0.312256</text:p>
          </table:table-cell>
          <table:table-cell office:value-type="float" office:value="0.197865" calcext:value-type="float">
            <text:p>0.197865</text:p>
          </table:table-cell>
          <table:table-cell office:value-type="float" office:value="0.41802" calcext:value-type="float">
            <text:p>0.41802</text:p>
          </table:table-cell>
          <table:table-cell office:value-type="float" office:value="0.301911" calcext:value-type="float">
            <text:p>0.301911</text:p>
          </table:table-cell>
          <table:table-cell office:value-type="float" office:value="0.210668" calcext:value-type="float">
            <text:p>0.210668</text:p>
          </table:table-cell>
          <table:table-cell office:value-type="float" office:value="0.220933" calcext:value-type="float">
            <text:p>0.220933</text:p>
          </table:table-cell>
          <table:table-cell office:value-type="float" office:value="0.222242" calcext:value-type="float">
            <text:p>0.222242</text:p>
          </table:table-cell>
          <table:table-cell office:value-type="float" office:value="0.350313" calcext:value-type="float">
            <text:p>0.350313</text:p>
          </table:table-cell>
          <table:table-cell office:value-type="float" office:value="0.264194" calcext:value-type="float">
            <text:p>0.264194</text:p>
          </table:table-cell>
          <table:table-cell office:value-type="float" office:value="0.250005" calcext:value-type="float">
            <text:p>0.250005</text:p>
          </table:table-cell>
          <table:table-cell office:value-type="float" office:value="0.329668" calcext:value-type="float">
            <text:p>0.329668</text:p>
          </table:table-cell>
          <table:table-cell office:value-type="float" office:value="0.20686" calcext:value-type="float">
            <text:p>0.20686</text:p>
          </table:table-cell>
          <table:table-cell office:value-type="float" office:value="0.200962" calcext:value-type="float">
            <text:p>0.200962</text:p>
          </table:table-cell>
          <table:table-cell office:value-type="float" office:value="0.193082" calcext:value-type="float">
            <text:p>0.193082</text:p>
          </table:table-cell>
          <table:table-cell office:value-type="float" office:value="0.220614" calcext:value-type="float">
            <text:p>0.220614</text:p>
          </table:table-cell>
          <table:table-cell office:value-type="float" office:value="0.248652" calcext:value-type="float">
            <text:p>0.248652</text:p>
          </table:table-cell>
          <table:table-cell office:value-type="float" office:value="0.237501" calcext:value-type="float">
            <text:p>0.237501</text:p>
          </table:table-cell>
          <table:table-cell office:value-type="float" office:value="0.204704" calcext:value-type="float">
            <text:p>0.204704</text:p>
          </table:table-cell>
          <table:table-cell office:value-type="float" office:value="0.208993" calcext:value-type="float">
            <text:p>0.208993</text:p>
          </table:table-cell>
          <table:table-cell office:value-type="float" office:value="0.20396" calcext:value-type="float">
            <text:p>0.20396</text:p>
          </table:table-cell>
          <table:table-cell office:value-type="float" office:value="0.321346" calcext:value-type="float">
            <text:p>0.321346</text:p>
          </table:table-cell>
          <table:table-cell office:value-type="float" office:value="0.362501" calcext:value-type="float">
            <text:p>0.362501</text:p>
          </table:table-cell>
          <table:table-cell office:value-type="float" office:value="0.363006" calcext:value-type="float">
            <text:p>0.363006</text:p>
          </table:table-cell>
          <table:table-cell office:value-type="float" office:value="0.339487" calcext:value-type="float">
            <text:p>0.339487</text:p>
          </table:table-cell>
          <table:table-cell office:value-type="float" office:value="0.275357" calcext:value-type="float">
            <text:p>0.275357</text:p>
          </table:table-cell>
          <table:table-cell office:value-type="float" office:value="0.326028" calcext:value-type="float">
            <text:p>0.326028</text:p>
          </table:table-cell>
          <table:table-cell office:value-type="float" office:value="0.224303" calcext:value-type="float">
            <text:p>0.224303</text:p>
          </table:table-cell>
          <table:table-cell office:value-type="float" office:value="0.202516" calcext:value-type="float">
            <text:p>0.202516</text:p>
          </table:table-cell>
          <table:table-cell office:value-type="float" office:value="0.310023" calcext:value-type="float">
            <text:p>0.310023</text:p>
          </table:table-cell>
          <table:table-cell office:value-type="float" office:value="0.245296" calcext:value-type="float">
            <text:p>0.245296</text:p>
          </table:table-cell>
          <table:table-cell office:value-type="float" office:value="0.236189" calcext:value-type="float">
            <text:p>0.236189</text:p>
          </table:table-cell>
          <table:table-cell office:value-type="float" office:value="0.201895" calcext:value-type="float">
            <text:p>0.201895</text:p>
          </table:table-cell>
          <table:table-cell office:value-type="float" office:value="0.239589" calcext:value-type="float">
            <text:p>0.239589</text:p>
          </table:table-cell>
          <table:table-cell office:value-type="float" office:value="0.241891" calcext:value-type="float">
            <text:p>0.241891</text:p>
          </table:table-cell>
          <table:table-cell office:value-type="float" office:value="0.355077" calcext:value-type="float">
            <text:p>0.355077</text:p>
          </table:table-cell>
          <table:table-cell office:value-type="float" office:value="0.211635" calcext:value-type="float">
            <text:p>0.211635</text:p>
          </table:table-cell>
          <table:table-cell office:value-type="float" office:value="0.226139" calcext:value-type="float">
            <text:p>0.226139</text:p>
          </table:table-cell>
          <table:table-cell office:value-type="float" office:value="0.317302" calcext:value-type="float">
            <text:p>0.317302</text:p>
          </table:table-cell>
          <table:table-cell office:value-type="float" office:value="0.231333" calcext:value-type="float">
            <text:p>0.231333</text:p>
          </table:table-cell>
          <table:table-cell office:value-type="float" office:value="0.249125" calcext:value-type="float">
            <text:p>0.249125</text:p>
          </table:table-cell>
          <table:table-cell office:value-type="float" office:value="0.232231" calcext:value-type="float">
            <text:p>0.232231</text:p>
          </table:table-cell>
          <table:table-cell office:value-type="float" office:value="0.222456" calcext:value-type="float">
            <text:p>0.222456</text:p>
          </table:table-cell>
          <table:table-cell office:value-type="float" office:value="0.218626" calcext:value-type="float">
            <text:p>0.218626</text:p>
          </table:table-cell>
          <table:table-cell office:value-type="float" office:value="0.301684" calcext:value-type="float">
            <text:p>0.301684</text:p>
          </table:table-cell>
          <table:table-cell office:value-type="float" office:value="0.223552" calcext:value-type="float">
            <text:p>0.223552</text:p>
          </table:table-cell>
          <table:table-cell office:value-type="float" office:value="0.252298" calcext:value-type="float">
            <text:p>0.252298</text:p>
          </table:table-cell>
          <table:table-cell office:value-type="float" office:value="0.283536" calcext:value-type="float">
            <text:p>0.283536</text:p>
          </table:table-cell>
          <table:table-cell office:value-type="float" office:value="0.206164" calcext:value-type="float">
            <text:p>0.206164</text:p>
          </table:table-cell>
          <table:table-cell office:value-type="float" office:value="0.282836" calcext:value-type="float">
            <text:p>0.282836</text:p>
          </table:table-cell>
          <table:table-cell office:value-type="float" office:value="0.339581" calcext:value-type="float">
            <text:p>0.339581</text:p>
          </table:table-cell>
          <table:table-cell office:value-type="float" office:value="0.28058" calcext:value-type="float">
            <text:p>0.28058</text:p>
          </table:table-cell>
          <table:table-cell office:value-type="float" office:value="0.312858" calcext:value-type="float">
            <text:p>0.312858</text:p>
          </table:table-cell>
          <table:table-cell office:value-type="float" office:value="0.223639" calcext:value-type="float">
            <text:p>0.223639</text:p>
          </table:table-cell>
          <table:table-cell office:value-type="float" office:value="0.233265" calcext:value-type="float">
            <text:p>0.233265</text:p>
          </table:table-cell>
          <table:table-cell office:value-type="float" office:value="0.329349" calcext:value-type="float">
            <text:p>0.329349</text:p>
          </table:table-cell>
          <table:table-cell office:value-type="float" office:value="0.28631" calcext:value-type="float">
            <text:p>0.28631</text:p>
          </table:table-cell>
          <table:table-cell office:value-type="float" office:value="0.307565" calcext:value-type="float">
            <text:p>0.307565</text:p>
          </table:table-cell>
          <table:table-cell office:value-type="float" office:value="0.279323" calcext:value-type="float">
            <text:p>0.279323</text:p>
          </table:table-cell>
          <table:table-cell office:value-type="float" office:value="0.204142" calcext:value-type="float">
            <text:p>0.204142</text:p>
          </table:table-cell>
          <table:table-cell office:value-type="float" office:value="0.301891" calcext:value-type="float">
            <text:p>0.301891</text:p>
          </table:table-cell>
          <table:table-cell office:value-type="float" office:value="0.223965" calcext:value-type="float">
            <text:p>0.223965</text:p>
          </table:table-cell>
          <table:table-cell office:value-type="float" office:value="0.277045" calcext:value-type="float">
            <text:p>0.277045</text:p>
          </table:table-cell>
          <table:table-cell office:value-type="float" office:value="0.218103" calcext:value-type="float">
            <text:p>0.218103</text:p>
          </table:table-cell>
          <table:table-cell office:value-type="float" office:value="0.255507" calcext:value-type="float">
            <text:p>0.255507</text:p>
          </table:table-cell>
          <table:table-cell office:value-type="float" office:value="0.239525" calcext:value-type="float">
            <text:p>0.239525</text:p>
          </table:table-cell>
          <table:table-cell office:value-type="float" office:value="0.190032" calcext:value-type="float">
            <text:p>0.190032</text:p>
          </table:table-cell>
          <table:table-cell office:value-type="float" office:value="0.267164" calcext:value-type="float">
            <text:p>0.267164</text:p>
          </table:table-cell>
          <table:table-cell office:value-type="float" office:value="0.194295" calcext:value-type="float">
            <text:p>0.194295</text:p>
          </table:table-cell>
          <table:table-cell office:value-type="float" office:value="0.198519" calcext:value-type="float">
            <text:p>0.198519</text:p>
          </table:table-cell>
          <table:table-cell office:value-type="float" office:value="0.21448" calcext:value-type="float">
            <text:p>0.21448</text:p>
          </table:table-cell>
          <table:table-cell office:value-type="float" office:value="0.204272" calcext:value-type="float">
            <text:p>0.204272</text:p>
          </table:table-cell>
          <table:table-cell office:value-type="float" office:value="0.233074" calcext:value-type="float">
            <text:p>0.233074</text:p>
          </table:table-cell>
          <table:table-cell office:value-type="float" office:value="0.215617" calcext:value-type="float">
            <text:p>0.215617</text:p>
          </table:table-cell>
          <table:table-cell office:value-type="float" office:value="0.339771" calcext:value-type="float">
            <text:p>0.339771</text:p>
          </table:table-cell>
          <table:table-cell office:value-type="float" office:value="0.233575" calcext:value-type="float">
            <text:p>0.233575</text:p>
          </table:table-cell>
          <table:table-cell office:value-type="float" office:value="0.267728" calcext:value-type="float">
            <text:p>0.267728</text:p>
          </table:table-cell>
          <table:table-cell office:value-type="float" office:value="0.353298" calcext:value-type="float">
            <text:p>0.353298</text:p>
          </table:table-cell>
          <table:table-cell office:value-type="float" office:value="0.228042" calcext:value-type="float">
            <text:p>0.228042</text:p>
          </table:table-cell>
          <table:table-cell office:value-type="float" office:value="0.241882" calcext:value-type="float">
            <text:p>0.241882</text:p>
          </table:table-cell>
          <table:table-cell office:value-type="float" office:value="0.213385" calcext:value-type="float">
            <text:p>0.213385</text:p>
          </table:table-cell>
          <table:table-cell office:value-type="float" office:value="0.206568" calcext:value-type="float">
            <text:p>0.206568</text:p>
          </table:table-cell>
          <table:table-cell office:value-type="float" office:value="0.199065" calcext:value-type="float">
            <text:p>0.199065</text:p>
          </table:table-cell>
          <table:table-cell office:value-type="float" office:value="0.237876" calcext:value-type="float">
            <text:p>0.237876</text:p>
          </table:table-cell>
          <table:table-cell office:value-type="float" office:value="0.195202" calcext:value-type="float">
            <text:p>0.195202</text:p>
          </table:table-cell>
          <table:table-cell office:value-type="float" office:value="0.203695" calcext:value-type="float">
            <text:p>0.203695</text:p>
          </table:table-cell>
          <table:table-cell office:value-type="float" office:value="0.227715" calcext:value-type="float">
            <text:p>0.227715</text:p>
          </table:table-cell>
          <table:table-cell office:value-type="float" office:value="0.202405" calcext:value-type="float">
            <text:p>0.202405</text:p>
          </table:table-cell>
          <table:table-cell office:value-type="float" office:value="0.240197" calcext:value-type="float">
            <text:p>0.240197</text:p>
          </table:table-cell>
          <table:table-cell office:value-type="float" office:value="0.335396" calcext:value-type="float">
            <text:p>0.335396</text:p>
          </table:table-cell>
          <table:table-cell office:value-type="float" office:value="0.206505" calcext:value-type="float">
            <text:p>0.206505</text:p>
          </table:table-cell>
          <table:table-cell office:value-type="float" office:value="0.286403" calcext:value-type="float">
            <text:p>0.286403</text:p>
          </table:table-cell>
          <table:table-cell office:value-type="float" office:value="0.231748" calcext:value-type="float">
            <text:p>0.231748</text:p>
          </table:table-cell>
          <table:table-cell office:value-type="float" office:value="0.211743" calcext:value-type="float">
            <text:p>0.211743</text:p>
          </table:table-cell>
          <table:table-cell office:value-type="float" office:value="0.206525" calcext:value-type="float">
            <text:p>0.206525</text:p>
          </table:table-cell>
          <table:table-cell office:value-type="float" office:value="0.218563" calcext:value-type="float">
            <text:p>0.218563</text:p>
          </table:table-cell>
          <table:table-cell office:value-type="float" office:value="0.202448" calcext:value-type="float">
            <text:p>0.202448</text:p>
          </table:table-cell>
          <table:table-cell office:value-type="float" office:value="0.287589" calcext:value-type="float">
            <text:p>0.287589</text:p>
          </table:table-cell>
          <table:table-cell office:value-type="float" office:value="0.204485" calcext:value-type="float">
            <text:p>0.204485</text:p>
          </table:table-cell>
          <table:table-cell office:value-type="float" office:value="0.207767" calcext:value-type="float">
            <text:p>0.207767</text:p>
          </table:table-cell>
          <table:table-cell office:value-type="float" office:value="0.296366" calcext:value-type="float">
            <text:p>0.296366</text:p>
          </table:table-cell>
          <table:table-cell office:value-type="float" office:value="0.208672" calcext:value-type="float">
            <text:p>0.208672</text:p>
          </table:table-cell>
          <table:table-cell office:value-type="float" office:value="0.199209" calcext:value-type="float">
            <text:p>0.199209</text:p>
          </table:table-cell>
          <table:table-cell office:value-type="float" office:value="0.285292" calcext:value-type="float">
            <text:p>0.285292</text:p>
          </table:table-cell>
          <table:table-cell office:value-type="float" office:value="0.190736" calcext:value-type="float">
            <text:p>0.190736</text:p>
          </table:table-cell>
          <table:table-cell office:value-type="float" office:value="0.112572" calcext:value-type="float">
            <text:p>0.112572</text:p>
          </table:table-cell>
          <table:table-cell office:value-type="float" office:value="0.105826" calcext:value-type="float">
            <text:p>0.105826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575274" calcext:value-type="float">
            <text:p>0.575274</text:p>
          </table:table-cell>
          <table:table-cell office:value-type="float" office:value="0.583884" calcext:value-type="float">
            <text:p>0.583884</text:p>
          </table:table-cell>
          <table:table-cell office:value-type="float" office:value="0.553152" calcext:value-type="float">
            <text:p>0.553152</text:p>
          </table:table-cell>
          <table:table-cell office:value-type="float" office:value="0.611096" calcext:value-type="float">
            <text:p>0.611096</text:p>
          </table:table-cell>
          <table:table-cell office:value-type="float" office:value="0.683547" calcext:value-type="float">
            <text:p>0.683547</text:p>
          </table:table-cell>
          <table:table-cell office:value-type="float" office:value="0.833328" calcext:value-type="float">
            <text:p>0.833328</text:p>
          </table:table-cell>
          <table:table-cell office:value-type="float" office:value="0.536114" calcext:value-type="float">
            <text:p>0.536114</text:p>
          </table:table-cell>
          <table:table-cell office:value-type="float" office:value="0.818934" calcext:value-type="float">
            <text:p>0.818934</text:p>
          </table:table-cell>
          <table:table-cell office:value-type="float" office:value="0.746494" calcext:value-type="float">
            <text:p>0.746494</text:p>
          </table:table-cell>
          <table:table-cell office:value-type="float" office:value="0.65461" calcext:value-type="float">
            <text:p>0.65461</text:p>
          </table:table-cell>
          <table:table-cell office:value-type="float" office:value="0.681261" calcext:value-type="float">
            <text:p>0.681261</text:p>
          </table:table-cell>
          <table:table-cell office:value-type="float" office:value="0.677132" calcext:value-type="float">
            <text:p>0.677132</text:p>
          </table:table-cell>
          <table:table-cell office:value-type="float" office:value="0.748897" calcext:value-type="float">
            <text:p>0.748897</text:p>
          </table:table-cell>
          <table:table-cell office:value-type="float" office:value="0.770964" calcext:value-type="float">
            <text:p>0.770964</text:p>
          </table:table-cell>
          <table:table-cell office:value-type="float" office:value="0.559444" calcext:value-type="float">
            <text:p>0.559444</text:p>
          </table:table-cell>
          <table:table-cell office:value-type="float" office:value="0.688004" calcext:value-type="float">
            <text:p>0.688004</text:p>
          </table:table-cell>
          <table:table-cell office:value-type="float" office:value="0.968447" calcext:value-type="float">
            <text:p>0.968447</text:p>
          </table:table-cell>
          <table:table-cell office:value-type="float" office:value="0.771289" calcext:value-type="float">
            <text:p>0.771289</text:p>
          </table:table-cell>
          <table:table-cell office:value-type="float" office:value="0.666022" calcext:value-type="float">
            <text:p>0.666022</text:p>
          </table:table-cell>
          <table:table-cell office:value-type="float" office:value="0.798471" calcext:value-type="float">
            <text:p>0.798471</text:p>
          </table:table-cell>
          <table:table-cell office:value-type="float" office:value="0.570064" calcext:value-type="float">
            <text:p>0.570064</text:p>
          </table:table-cell>
          <table:table-cell office:value-type="float" office:value="0.510053" calcext:value-type="float">
            <text:p>0.510053</text:p>
          </table:table-cell>
          <table:table-cell office:value-type="float" office:value="0.511566" calcext:value-type="float">
            <text:p>0.511566</text:p>
          </table:table-cell>
          <table:table-cell office:value-type="float" office:value="0.569774" calcext:value-type="float">
            <text:p>0.569774</text:p>
          </table:table-cell>
          <table:table-cell office:value-type="float" office:value="0.543324" calcext:value-type="float">
            <text:p>0.543324</text:p>
          </table:table-cell>
          <table:table-cell office:value-type="float" office:value="0.636328" calcext:value-type="float">
            <text:p>0.636328</text:p>
          </table:table-cell>
          <table:table-cell office:value-type="float" office:value="0.676692" calcext:value-type="float">
            <text:p>0.676692</text:p>
          </table:table-cell>
          <table:table-cell office:value-type="float" office:value="0.536792" calcext:value-type="float">
            <text:p>0.536792</text:p>
          </table:table-cell>
          <table:table-cell office:value-type="float" office:value="0.749114" calcext:value-type="float">
            <text:p>0.749114</text:p>
          </table:table-cell>
          <table:table-cell office:value-type="float" office:value="0.739348" calcext:value-type="float">
            <text:p>0.739348</text:p>
          </table:table-cell>
          <table:table-cell office:value-type="float" office:value="0.991328" calcext:value-type="float">
            <text:p>0.991328</text:p>
          </table:table-cell>
          <table:table-cell office:value-type="float" office:value="0.561704" calcext:value-type="float">
            <text:p>0.561704</text:p>
          </table:table-cell>
          <table:table-cell office:value-type="float" office:value="0.663511" calcext:value-type="float">
            <text:p>0.663511</text:p>
          </table:table-cell>
          <table:table-cell office:value-type="float" office:value="0.685889" calcext:value-type="float">
            <text:p>0.685889</text:p>
          </table:table-cell>
          <table:table-cell office:value-type="float" office:value="0.705438" calcext:value-type="float">
            <text:p>0.705438</text:p>
          </table:table-cell>
          <table:table-cell office:value-type="float" office:value="0.864324" calcext:value-type="float">
            <text:p>0.864324</text:p>
          </table:table-cell>
          <table:table-cell office:value-type="float" office:value="0.622086" calcext:value-type="float">
            <text:p>0.622086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642552" calcext:value-type="float">
            <text:p>0.642552</text:p>
          </table:table-cell>
          <table:table-cell office:value-type="float" office:value="0.597629" calcext:value-type="float">
            <text:p>0.597629</text:p>
          </table:table-cell>
          <table:table-cell office:value-type="float" office:value="0.527484" calcext:value-type="float">
            <text:p>0.527484</text:p>
          </table:table-cell>
          <table:table-cell office:value-type="float" office:value="0.693618" calcext:value-type="float">
            <text:p>0.693618</text:p>
          </table:table-cell>
          <table:table-cell office:value-type="float" office:value="0.564485" calcext:value-type="float">
            <text:p>0.564485</text:p>
          </table:table-cell>
          <table:table-cell office:value-type="float" office:value="0.565902" calcext:value-type="float">
            <text:p>0.565902</text:p>
          </table:table-cell>
          <table:table-cell office:value-type="float" office:value="0.574003" calcext:value-type="float">
            <text:p>0.574003</text:p>
          </table:table-cell>
          <table:table-cell office:value-type="float" office:value="0.665338" calcext:value-type="float">
            <text:p>0.665338</text:p>
          </table:table-cell>
          <table:table-cell office:value-type="float" office:value="0.66051" calcext:value-type="float">
            <text:p>0.66051</text:p>
          </table:table-cell>
          <table:table-cell office:value-type="float" office:value="0.700947" calcext:value-type="float">
            <text:p>0.700947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536208" calcext:value-type="float">
            <text:p>0.536208</text:p>
          </table:table-cell>
          <table:table-cell office:value-type="float" office:value="0.637016" calcext:value-type="float">
            <text:p>0.637016</text:p>
          </table:table-cell>
          <table:table-cell office:value-type="float" office:value="0.589923" calcext:value-type="float">
            <text:p>0.589923</text:p>
          </table:table-cell>
          <table:table-cell office:value-type="float" office:value="0.544757" calcext:value-type="float">
            <text:p>0.544757</text:p>
          </table:table-cell>
          <table:table-cell office:value-type="float" office:value="0.911487" calcext:value-type="float">
            <text:p>0.911487</text:p>
          </table:table-cell>
          <table:table-cell office:value-type="float" office:value="0.606724" calcext:value-type="float">
            <text:p>0.606724</text:p>
          </table:table-cell>
          <table:table-cell office:value-type="float" office:value="0.544961" calcext:value-type="float">
            <text:p>0.544961</text:p>
          </table:table-cell>
          <table:table-cell office:value-type="float" office:value="0.573076" calcext:value-type="float">
            <text:p>0.573076</text:p>
          </table:table-cell>
          <table:table-cell office:value-type="float" office:value="0.595817" calcext:value-type="float">
            <text:p>0.595817</text:p>
          </table:table-cell>
          <table:table-cell office:value-type="float" office:value="0.621785" calcext:value-type="float">
            <text:p>0.621785</text:p>
          </table:table-cell>
          <table:table-cell office:value-type="float" office:value="0.779202" calcext:value-type="float">
            <text:p>0.779202</text:p>
          </table:table-cell>
          <table:table-cell office:value-type="float" office:value="0.639154" calcext:value-type="float">
            <text:p>0.639154</text:p>
          </table:table-cell>
          <table:table-cell office:value-type="float" office:value="0.633063" calcext:value-type="float">
            <text:p>0.633063</text:p>
          </table:table-cell>
          <table:table-cell office:value-type="float" office:value="0.593318" calcext:value-type="float">
            <text:p>0.593318</text:p>
          </table:table-cell>
          <table:table-cell office:value-type="float" office:value="0.55473" calcext:value-type="float">
            <text:p>0.55473</text:p>
          </table:table-cell>
          <table:table-cell office:value-type="float" office:value="0.843105" calcext:value-type="float">
            <text:p>0.843105</text:p>
          </table:table-cell>
          <table:table-cell office:value-type="float" office:value="0.799009" calcext:value-type="float">
            <text:p>0.799009</text:p>
          </table:table-cell>
          <table:table-cell office:value-type="float" office:value="0.557347" calcext:value-type="float">
            <text:p>0.557347</text:p>
          </table:table-cell>
          <table:table-cell office:value-type="float" office:value="0.650706" calcext:value-type="float">
            <text:p>0.650706</text:p>
          </table:table-cell>
          <table:table-cell office:value-type="float" office:value="0.531935" calcext:value-type="float">
            <text:p>0.531935</text:p>
          </table:table-cell>
          <table:table-cell office:value-type="float" office:value="0.564512" calcext:value-type="float">
            <text:p>0.564512</text:p>
          </table:table-cell>
          <table:table-cell office:value-type="float" office:value="0.620682" calcext:value-type="float">
            <text:p>0.620682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536042" calcext:value-type="float">
            <text:p>0.536042</text:p>
          </table:table-cell>
          <table:table-cell office:value-type="float" office:value="0.674731" calcext:value-type="float">
            <text:p>0.674731</text:p>
          </table:table-cell>
          <table:table-cell office:value-type="float" office:value="0.638742" calcext:value-type="float">
            <text:p>0.638742</text:p>
          </table:table-cell>
          <table:table-cell office:value-type="float" office:value="0.569063" calcext:value-type="float">
            <text:p>0.569063</text:p>
          </table:table-cell>
          <table:table-cell office:value-type="float" office:value="0.707137" calcext:value-type="float">
            <text:p>0.707137</text:p>
          </table:table-cell>
          <table:table-cell office:value-type="float" office:value="0.732682" calcext:value-type="float">
            <text:p>0.732682</text:p>
          </table:table-cell>
          <table:table-cell office:value-type="float" office:value="0.804315" calcext:value-type="float">
            <text:p>0.804315</text:p>
          </table:table-cell>
          <table:table-cell office:value-type="float" office:value="0.884195" calcext:value-type="float">
            <text:p>0.884195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0.521282" calcext:value-type="float">
            <text:p>0.521282</text:p>
          </table:table-cell>
          <table:table-cell office:value-type="float" office:value="0.688362" calcext:value-type="float">
            <text:p>0.688362</text:p>
          </table:table-cell>
          <table:table-cell office:value-type="float" office:value="0.822129" calcext:value-type="float">
            <text:p>0.822129</text:p>
          </table:table-cell>
          <table:table-cell office:value-type="float" office:value="0.530522" calcext:value-type="float">
            <text:p>0.530522</text:p>
          </table:table-cell>
          <table:table-cell office:value-type="float" office:value="0.791766" calcext:value-type="float">
            <text:p>0.791766</text:p>
          </table:table-cell>
          <table:table-cell office:value-type="float" office:value="0.833978" calcext:value-type="float">
            <text:p>0.833978</text:p>
          </table:table-cell>
          <table:table-cell office:value-type="float" office:value="0.727884" calcext:value-type="float">
            <text:p>0.727884</text:p>
          </table:table-cell>
          <table:table-cell office:value-type="float" office:value="0.808784" calcext:value-type="float">
            <text:p>0.808784</text:p>
          </table:table-cell>
          <table:table-cell office:value-type="float" office:value="0.573512" calcext:value-type="float">
            <text:p>0.573512</text:p>
          </table:table-cell>
          <table:table-cell office:value-type="float" office:value="0.739555" calcext:value-type="float">
            <text:p>0.739555</text:p>
          </table:table-cell>
          <table:table-cell office:value-type="float" office:value="0.748213" calcext:value-type="float">
            <text:p>0.748213</text:p>
          </table:table-cell>
          <table:table-cell office:value-type="float" office:value="0.569491" calcext:value-type="float">
            <text:p>0.569491</text:p>
          </table:table-cell>
          <table:table-cell office:value-type="float" office:value="0.572868" calcext:value-type="float">
            <text:p>0.572868</text:p>
          </table:table-cell>
          <table:table-cell office:value-type="float" office:value="0.539768" calcext:value-type="float">
            <text:p>0.539768</text:p>
          </table:table-cell>
          <table:table-cell office:value-type="float" office:value="0.872866" calcext:value-type="float">
            <text:p>0.872866</text:p>
          </table:table-cell>
          <table:table-cell office:value-type="float" office:value="0.678322" calcext:value-type="float">
            <text:p>0.678322</text:p>
          </table:table-cell>
          <table:table-cell office:value-type="float" office:value="0.555093" calcext:value-type="float">
            <text:p>0.555093</text:p>
          </table:table-cell>
          <table:table-cell office:value-type="float" office:value="0.579601" calcext:value-type="float">
            <text:p>0.579601</text:p>
          </table:table-cell>
          <table:table-cell office:value-type="float" office:value="0.634953" calcext:value-type="float">
            <text:p>0.634953</text:p>
          </table:table-cell>
          <table:table-cell office:value-type="float" office:value="0.947254" calcext:value-type="float">
            <text:p>0.947254</text:p>
          </table:table-cell>
          <table:table-cell office:value-type="float" office:value="0.623947" calcext:value-type="float">
            <text:p>0.623947</text:p>
          </table:table-cell>
          <table:table-cell office:value-type="float" office:value="0.691928" calcext:value-type="float">
            <text:p>0.691928</text:p>
          </table:table-cell>
          <table:table-cell office:value-type="float" office:value="0.516989" calcext:value-type="float">
            <text:p>0.516989</text:p>
          </table:table-cell>
          <table:table-cell office:value-type="float" office:value="0.583622" calcext:value-type="float">
            <text:p>0.583622</text:p>
          </table:table-cell>
          <table:table-cell office:value-type="float" office:value="0.574381" calcext:value-type="float">
            <text:p>0.574381</text:p>
          </table:table-cell>
          <table:table-cell office:value-type="float" office:value="0.582884" calcext:value-type="float">
            <text:p>0.582884</text:p>
          </table:table-cell>
          <table:table-cell office:value-type="float" office:value="0.578883" calcext:value-type="float">
            <text:p>0.578883</text:p>
          </table:table-cell>
          <table:table-cell office:value-type="float" office:value="0.780105" calcext:value-type="float">
            <text:p>0.780105</text:p>
          </table:table-cell>
          <table:table-cell office:value-type="float" office:value="0.753861" calcext:value-type="float">
            <text:p>0.753861</text:p>
          </table:table-cell>
          <table:table-cell office:value-type="float" office:value="0.574218" calcext:value-type="float">
            <text:p>0.574218</text:p>
          </table:table-cell>
          <table:table-cell office:value-type="float" office:value="0.993644" calcext:value-type="float">
            <text:p>0.993644</text:p>
          </table:table-cell>
          <table:table-cell office:value-type="float" office:value="0.660899" calcext:value-type="float">
            <text:p>0.660899</text:p>
          </table:table-cell>
          <table:table-cell office:value-type="float" office:value="0.529154" calcext:value-type="float">
            <text:p>0.529154</text:p>
          </table:table-cell>
          <table:table-cell office:value-type="float" office:value="0.709859" calcext:value-type="float">
            <text:p>0.709859</text:p>
          </table:table-cell>
          <table:table-cell office:value-type="float" office:value="0.635729" calcext:value-type="float">
            <text:p>0.63572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928" calcext:value-type="float">
            <text:p>0.793928</text:p>
          </table:table-cell>
          <table:table-cell office:value-type="float" office:value="0.520639" calcext:value-type="float">
            <text:p>0.520639</text:p>
          </table:table-cell>
          <table:table-cell office:value-type="float" office:value="0.532431" calcext:value-type="float">
            <text:p>0.532431</text:p>
          </table:table-cell>
          <table:table-cell office:value-type="float" office:value="0.844031" calcext:value-type="float">
            <text:p>0.844031</text:p>
          </table:table-cell>
          <table:table-cell office:value-type="float" office:value="0.522491" calcext:value-type="float">
            <text:p>0.522491</text:p>
          </table:table-cell>
          <table:table-cell office:value-type="float" office:value="0.521598" calcext:value-type="float">
            <text:p>0.521598</text:p>
          </table:table-cell>
          <table:table-cell office:value-type="float" office:value="0.653009" calcext:value-type="float">
            <text:p>0.653009</text:p>
          </table:table-cell>
          <table:table-cell office:value-type="float" office:value="0.545204" calcext:value-type="float">
            <text:p>0.545204</text:p>
          </table:table-cell>
          <table:table-cell office:value-type="float" office:value="0.570285" calcext:value-type="float">
            <text:p>0.570285</text:p>
          </table:table-cell>
          <table:table-cell office:value-type="float" office:value="0.531565" calcext:value-type="float">
            <text:p>0.531565</text:p>
          </table:table-cell>
          <table:table-cell office:value-type="float" office:value="0.688389" calcext:value-type="float">
            <text:p>0.688389</text:p>
          </table:table-cell>
          <table:table-cell office:value-type="float" office:value="0.820343" calcext:value-type="float">
            <text:p>0.820343</text:p>
          </table:table-cell>
          <table:table-cell office:value-type="float" office:value="0.690387" calcext:value-type="float">
            <text:p>0.690387</text:p>
          </table:table-cell>
          <table:table-cell office:value-type="float" office:value="0.763622" calcext:value-type="float">
            <text:p>0.763622</text:p>
          </table:table-cell>
          <table:table-cell office:value-type="float" office:value="0.560366" calcext:value-type="float">
            <text:p>0.560366</text:p>
          </table:table-cell>
          <table:table-cell office:value-type="float" office:value="0.652801" calcext:value-type="float">
            <text:p>0.652801</text:p>
          </table:table-cell>
          <table:table-cell office:value-type="float" office:value="0.647269" calcext:value-type="float">
            <text:p>0.647269</text:p>
          </table:table-cell>
          <table:table-cell office:value-type="float" office:value="0.614787" calcext:value-type="float">
            <text:p>0.614787</text:p>
          </table:table-cell>
          <table:table-cell office:value-type="float" office:value="0.685044" calcext:value-type="float">
            <text:p>0.685044</text:p>
          </table:table-cell>
          <table:table-cell office:value-type="float" office:value="0.784748" calcext:value-type="float">
            <text:p>0.784748</text:p>
          </table:table-cell>
          <table:table-cell office:value-type="float" office:value="0.638789" calcext:value-type="float">
            <text:p>0.638789</text:p>
          </table:table-cell>
          <table:table-cell office:value-type="float" office:value="0.74012" calcext:value-type="float">
            <text:p>0.74012</text:p>
          </table:table-cell>
          <table:table-cell office:value-type="float" office:value="0.579568" calcext:value-type="float">
            <text:p>0.579568</text:p>
          </table:table-cell>
          <table:table-cell office:value-type="float" office:value="0.72801" calcext:value-type="float">
            <text:p>0.72801</text:p>
          </table:table-cell>
          <table:table-cell office:value-type="float" office:value="0.632154" calcext:value-type="float">
            <text:p>0.632154</text:p>
          </table:table-cell>
          <table:table-cell office:value-type="float" office:value="0.542832" calcext:value-type="float">
            <text:p>0.542832</text:p>
          </table:table-cell>
          <table:table-cell office:value-type="float" office:value="0.6094" calcext:value-type="float">
            <text:p>0.6094</text:p>
          </table:table-cell>
          <table:table-cell office:value-type="float" office:value="0.586522" calcext:value-type="float">
            <text:p>0.586522</text:p>
          </table:table-cell>
          <table:table-cell office:value-type="float" office:value="0.559621" calcext:value-type="float">
            <text:p>0.559621</text:p>
          </table:table-cell>
          <table:table-cell office:value-type="float" office:value="0.679186" calcext:value-type="float">
            <text:p>0.679186</text:p>
          </table:table-cell>
          <table:table-cell office:value-type="float" office:value="0.780521" calcext:value-type="float">
            <text:p>0.780521</text:p>
          </table:table-cell>
          <table:table-cell office:value-type="float" office:value="0.55048" calcext:value-type="float">
            <text:p>0.55048</text:p>
          </table:table-cell>
          <table:table-cell office:value-type="float" office:value="0.550435" calcext:value-type="float">
            <text:p>0.550435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9746" calcext:value-type="float">
            <text:p>0.219746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76885" calcext:value-type="float">
            <text:p>0.237688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637879" calcext:value-type="float">
            <text:p>0.637879</text:p>
          </table:table-cell>
          <table:table-cell table:number-columns-repeated="149"/>
        </table:table-row>
      </table:table>
      <table:table table:name="qwert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6588" calcext:value-type="float">
            <text:p>0.26588</text:p>
          </table:table-cell>
          <table:table-cell office:value-type="float" office:value="0.187025" calcext:value-type="float">
            <text:p>0.187025</text:p>
          </table:table-cell>
          <table:table-cell office:value-type="float" office:value="0.293948" calcext:value-type="float">
            <text:p>0.293948</text:p>
          </table:table-cell>
          <table:table-cell office:value-type="float" office:value="0.198651" calcext:value-type="float">
            <text:p>0.198651</text:p>
          </table:table-cell>
          <table:table-cell office:value-type="float" office:value="0.200865" calcext:value-type="float">
            <text:p>0.200865</text:p>
          </table:table-cell>
          <table:table-cell office:value-type="float" office:value="0.196894" calcext:value-type="float">
            <text:p>0.196894</text:p>
          </table:table-cell>
          <table:table-cell office:value-type="float" office:value="0.204007" calcext:value-type="float">
            <text:p>0.204007</text:p>
          </table:table-cell>
          <table:table-cell office:value-type="float" office:value="0.228797" calcext:value-type="float">
            <text:p>0.228797</text:p>
          </table:table-cell>
          <table:table-cell office:value-type="float" office:value="0.248998" calcext:value-type="float">
            <text:p>0.248998</text:p>
          </table:table-cell>
          <table:table-cell office:value-type="float" office:value="0.193425" calcext:value-type="float">
            <text:p>0.193425</text:p>
          </table:table-cell>
          <table:table-cell office:value-type="float" office:value="0.244574" calcext:value-type="float">
            <text:p>0.244574</text:p>
          </table:table-cell>
          <table:table-cell office:value-type="float" office:value="0.205023" calcext:value-type="float">
            <text:p>0.205023</text:p>
          </table:table-cell>
          <table:table-cell office:value-type="float" office:value="0.200711" calcext:value-type="float">
            <text:p>0.200711</text:p>
          </table:table-cell>
          <table:table-cell office:value-type="float" office:value="0.316359" calcext:value-type="float">
            <text:p>0.316359</text:p>
          </table:table-cell>
          <table:table-cell office:value-type="float" office:value="0.334112" calcext:value-type="float">
            <text:p>0.334112</text:p>
          </table:table-cell>
          <table:table-cell office:value-type="float" office:value="0.230427" calcext:value-type="float">
            <text:p>0.230427</text:p>
          </table:table-cell>
          <table:table-cell office:value-type="float" office:value="0.287033" calcext:value-type="float">
            <text:p>0.287033</text:p>
          </table:table-cell>
          <table:table-cell office:value-type="float" office:value="0.245801" calcext:value-type="float">
            <text:p>0.245801</text:p>
          </table:table-cell>
          <table:table-cell office:value-type="float" office:value="0.244453" calcext:value-type="float">
            <text:p>0.244453</text:p>
          </table:table-cell>
          <table:table-cell office:value-type="float" office:value="0.174966" calcext:value-type="float">
            <text:p>0.174966</text:p>
          </table:table-cell>
          <table:table-cell office:value-type="float" office:value="0.218466" calcext:value-type="float">
            <text:p>0.218466</text:p>
          </table:table-cell>
          <table:table-cell office:value-type="float" office:value="0.183913" calcext:value-type="float">
            <text:p>0.183913</text:p>
          </table:table-cell>
          <table:table-cell office:value-type="float" office:value="0.251429" calcext:value-type="float">
            <text:p>0.251429</text:p>
          </table:table-cell>
          <table:table-cell office:value-type="float" office:value="0.391379" calcext:value-type="float">
            <text:p>0.391379</text:p>
          </table:table-cell>
          <table:table-cell office:value-type="float" office:value="0.239954" calcext:value-type="float">
            <text:p>0.239954</text:p>
          </table:table-cell>
          <table:table-cell office:value-type="float" office:value="0.279027" calcext:value-type="float">
            <text:p>0.279027</text:p>
          </table:table-cell>
          <table:table-cell office:value-type="float" office:value="0.19154" calcext:value-type="float">
            <text:p>0.19154</text:p>
          </table:table-cell>
          <table:table-cell office:value-type="float" office:value="0.34376" calcext:value-type="float">
            <text:p>0.34376</text:p>
          </table:table-cell>
          <table:table-cell office:value-type="float" office:value="0.184423" calcext:value-type="float">
            <text:p>0.184423</text:p>
          </table:table-cell>
          <table:table-cell office:value-type="float" office:value="0.340207" calcext:value-type="float">
            <text:p>0.340207</text:p>
          </table:table-cell>
          <table:table-cell office:value-type="float" office:value="0.18024" calcext:value-type="float">
            <text:p>0.18024</text:p>
          </table:table-cell>
          <table:table-cell office:value-type="float" office:value="0.179842" calcext:value-type="float">
            <text:p>0.179842</text:p>
          </table:table-cell>
          <table:table-cell office:value-type="float" office:value="0.253603" calcext:value-type="float">
            <text:p>0.253603</text:p>
          </table:table-cell>
          <table:table-cell office:value-type="float" office:value="0.310141" calcext:value-type="float">
            <text:p>0.310141</text:p>
          </table:table-cell>
          <table:table-cell office:value-type="float" office:value="0.209651" calcext:value-type="float">
            <text:p>0.209651</text:p>
          </table:table-cell>
          <table:table-cell office:value-type="float" office:value="0.21995" calcext:value-type="float">
            <text:p>0.21995</text:p>
          </table:table-cell>
          <table:table-cell office:value-type="float" office:value="0.265986" calcext:value-type="float">
            <text:p>0.265986</text:p>
          </table:table-cell>
          <table:table-cell office:value-type="float" office:value="0.213327" calcext:value-type="float">
            <text:p>0.213327</text:p>
          </table:table-cell>
          <table:table-cell office:value-type="float" office:value="0.275846" calcext:value-type="float">
            <text:p>0.275846</text:p>
          </table:table-cell>
          <table:table-cell office:value-type="float" office:value="0.296411" calcext:value-type="float">
            <text:p>0.296411</text:p>
          </table:table-cell>
          <table:table-cell office:value-type="float" office:value="0.194675" calcext:value-type="float">
            <text:p>0.194675</text:p>
          </table:table-cell>
          <table:table-cell office:value-type="float" office:value="0.196491" calcext:value-type="float">
            <text:p>0.196491</text:p>
          </table:table-cell>
          <table:table-cell office:value-type="float" office:value="0.187454" calcext:value-type="float">
            <text:p>0.187454</text:p>
          </table:table-cell>
          <table:table-cell office:value-type="float" office:value="0.235712" calcext:value-type="float">
            <text:p>0.235712</text:p>
          </table:table-cell>
          <table:table-cell office:value-type="float" office:value="0.213991" calcext:value-type="float">
            <text:p>0.213991</text:p>
          </table:table-cell>
          <table:table-cell office:value-type="float" office:value="0.259575" calcext:value-type="float">
            <text:p>0.259575</text:p>
          </table:table-cell>
          <table:table-cell office:value-type="float" office:value="0.297864" calcext:value-type="float">
            <text:p>0.297864</text:p>
          </table:table-cell>
          <table:table-cell office:value-type="float" office:value="0.204808" calcext:value-type="float">
            <text:p>0.204808</text:p>
          </table:table-cell>
          <table:table-cell office:value-type="float" office:value="0.195198" calcext:value-type="float">
            <text:p>0.195198</text:p>
          </table:table-cell>
          <table:table-cell office:value-type="float" office:value="0.230022" calcext:value-type="float">
            <text:p>0.230022</text:p>
          </table:table-cell>
          <table:table-cell office:value-type="float" office:value="0.206957" calcext:value-type="float">
            <text:p>0.206957</text:p>
          </table:table-cell>
          <table:table-cell office:value-type="float" office:value="0.277893" calcext:value-type="float">
            <text:p>0.277893</text:p>
          </table:table-cell>
          <table:table-cell office:value-type="float" office:value="0.202736" calcext:value-type="float">
            <text:p>0.202736</text:p>
          </table:table-cell>
          <table:table-cell office:value-type="float" office:value="0.309864" calcext:value-type="float">
            <text:p>0.309864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0.196925" calcext:value-type="float">
            <text:p>0.196925</text:p>
          </table:table-cell>
          <table:table-cell office:value-type="float" office:value="0.17799" calcext:value-type="float">
            <text:p>0.17799</text:p>
          </table:table-cell>
          <table:table-cell office:value-type="float" office:value="0.261148" calcext:value-type="float">
            <text:p>0.261148</text:p>
          </table:table-cell>
          <table:table-cell office:value-type="float" office:value="0.24675" calcext:value-type="float">
            <text:p>0.24675</text:p>
          </table:table-cell>
          <table:table-cell office:value-type="float" office:value="0.221894" calcext:value-type="float">
            <text:p>0.221894</text:p>
          </table:table-cell>
          <table:table-cell office:value-type="float" office:value="0.313561" calcext:value-type="float">
            <text:p>0.313561</text:p>
          </table:table-cell>
          <table:table-cell office:value-type="float" office:value="0.313823" calcext:value-type="float">
            <text:p>0.313823</text:p>
          </table:table-cell>
          <table:table-cell office:value-type="float" office:value="0.19322" calcext:value-type="float">
            <text:p>0.19322</text:p>
          </table:table-cell>
          <table:table-cell office:value-type="float" office:value="0.324752" calcext:value-type="float">
            <text:p>0.324752</text:p>
          </table:table-cell>
          <table:table-cell office:value-type="float" office:value="0.391586" calcext:value-type="float">
            <text:p>0.391586</text:p>
          </table:table-cell>
          <table:table-cell office:value-type="float" office:value="0.294309" calcext:value-type="float">
            <text:p>0.294309</text:p>
          </table:table-cell>
          <table:table-cell office:value-type="float" office:value="0.351222" calcext:value-type="float">
            <text:p>0.351222</text:p>
          </table:table-cell>
          <table:table-cell office:value-type="float" office:value="0.324153" calcext:value-type="float">
            <text:p>0.324153</text:p>
          </table:table-cell>
          <table:table-cell office:value-type="float" office:value="0.219892" calcext:value-type="float">
            <text:p>0.219892</text:p>
          </table:table-cell>
          <table:table-cell office:value-type="float" office:value="0.205705" calcext:value-type="float">
            <text:p>0.205705</text:p>
          </table:table-cell>
          <table:table-cell office:value-type="float" office:value="0.246163" calcext:value-type="float">
            <text:p>0.246163</text:p>
          </table:table-cell>
          <table:table-cell office:value-type="float" office:value="0.232951" calcext:value-type="float">
            <text:p>0.232951</text:p>
          </table:table-cell>
          <table:table-cell office:value-type="float" office:value="0.198433" calcext:value-type="float">
            <text:p>0.198433</text:p>
          </table:table-cell>
          <table:table-cell office:value-type="float" office:value="0.294887" calcext:value-type="float">
            <text:p>0.294887</text:p>
          </table:table-cell>
          <table:table-cell office:value-type="float" office:value="0.381163" calcext:value-type="float">
            <text:p>0.381163</text:p>
          </table:table-cell>
          <table:table-cell office:value-type="float" office:value="0.268885" calcext:value-type="float">
            <text:p>0.268885</text:p>
          </table:table-cell>
          <table:table-cell office:value-type="float" office:value="0.176123" calcext:value-type="float">
            <text:p>0.176123</text:p>
          </table:table-cell>
          <table:table-cell office:value-type="float" office:value="0.237561" calcext:value-type="float">
            <text:p>0.237561</text:p>
          </table:table-cell>
          <table:table-cell office:value-type="float" office:value="0.18462" calcext:value-type="float">
            <text:p>0.18462</text:p>
          </table:table-cell>
          <table:table-cell office:value-type="float" office:value="0.215732" calcext:value-type="float">
            <text:p>0.215732</text:p>
          </table:table-cell>
          <table:table-cell office:value-type="float" office:value="0.245171" calcext:value-type="float">
            <text:p>0.245171</text:p>
          </table:table-cell>
          <table:table-cell office:value-type="float" office:value="0.325229" calcext:value-type="float">
            <text:p>0.325229</text:p>
          </table:table-cell>
          <table:table-cell office:value-type="float" office:value="0.196006" calcext:value-type="float">
            <text:p>0.196006</text:p>
          </table:table-cell>
          <table:table-cell office:value-type="float" office:value="0.367417" calcext:value-type="float">
            <text:p>0.367417</text:p>
          </table:table-cell>
          <table:table-cell office:value-type="float" office:value="0.202795" calcext:value-type="float">
            <text:p>0.202795</text:p>
          </table:table-cell>
          <table:table-cell office:value-type="float" office:value="0.22765" calcext:value-type="float">
            <text:p>0.22765</text:p>
          </table:table-cell>
          <table:table-cell office:value-type="float" office:value="0.236691" calcext:value-type="float">
            <text:p>0.236691</text:p>
          </table:table-cell>
          <table:table-cell office:value-type="float" office:value="0.242108" calcext:value-type="float">
            <text:p>0.242108</text:p>
          </table:table-cell>
          <table:table-cell office:value-type="float" office:value="0.238261" calcext:value-type="float">
            <text:p>0.238261</text:p>
          </table:table-cell>
          <table:table-cell office:value-type="float" office:value="0.188101" calcext:value-type="float">
            <text:p>0.188101</text:p>
          </table:table-cell>
          <table:table-cell office:value-type="float" office:value="0.270331" calcext:value-type="float">
            <text:p>0.270331</text:p>
          </table:table-cell>
          <table:table-cell office:value-type="float" office:value="0.322909" calcext:value-type="float">
            <text:p>0.322909</text:p>
          </table:table-cell>
          <table:table-cell office:value-type="float" office:value="0.178727" calcext:value-type="float">
            <text:p>0.178727</text:p>
          </table:table-cell>
          <table:table-cell office:value-type="float" office:value="0.197087" calcext:value-type="float">
            <text:p>0.197087</text:p>
          </table:table-cell>
          <table:table-cell office:value-type="float" office:value="0.256902" calcext:value-type="float">
            <text:p>0.256902</text:p>
          </table:table-cell>
          <table:table-cell office:value-type="float" office:value="0.193934" calcext:value-type="float">
            <text:p>0.193934</text:p>
          </table:table-cell>
          <table:table-cell office:value-type="float" office:value="0.194483" calcext:value-type="float">
            <text:p>0.194483</text:p>
          </table:table-cell>
          <table:table-cell office:value-type="float" office:value="0.290529" calcext:value-type="float">
            <text:p>0.290529</text:p>
          </table:table-cell>
          <table:table-cell office:value-type="float" office:value="0.197161" calcext:value-type="float">
            <text:p>0.197161</text:p>
          </table:table-cell>
          <table:table-cell office:value-type="float" office:value="0.211496" calcext:value-type="float">
            <text:p>0.211496</text:p>
          </table:table-cell>
          <table:table-cell office:value-type="float" office:value="0.290271" calcext:value-type="float">
            <text:p>0.290271</text:p>
          </table:table-cell>
          <table:table-cell office:value-type="float" office:value="0.188749" calcext:value-type="float">
            <text:p>0.188749</text:p>
          </table:table-cell>
          <table:table-cell office:value-type="float" office:value="0.285701" calcext:value-type="float">
            <text:p>0.285701</text:p>
          </table:table-cell>
          <table:table-cell office:value-type="float" office:value="0.242421" calcext:value-type="float">
            <text:p>0.242421</text:p>
          </table:table-cell>
          <table:table-cell office:value-type="float" office:value="0.208867" calcext:value-type="float">
            <text:p>0.208867</text:p>
          </table:table-cell>
          <table:table-cell office:value-type="float" office:value="0.275797" calcext:value-type="float">
            <text:p>0.275797</text:p>
          </table:table-cell>
          <table:table-cell office:value-type="float" office:value="0.199883" calcext:value-type="float">
            <text:p>0.199883</text:p>
          </table:table-cell>
          <table:table-cell office:value-type="float" office:value="0.282986" calcext:value-type="float">
            <text:p>0.282986</text:p>
          </table:table-cell>
          <table:table-cell office:value-type="float" office:value="0.190949" calcext:value-type="float">
            <text:p>0.190949</text:p>
          </table:table-cell>
          <table:table-cell office:value-type="float" office:value="0.270883" calcext:value-type="float">
            <text:p>0.270883</text:p>
          </table:table-cell>
          <table:table-cell office:value-type="float" office:value="0.186812" calcext:value-type="float">
            <text:p>0.186812</text:p>
          </table:table-cell>
          <table:table-cell office:value-type="float" office:value="0.291005" calcext:value-type="float">
            <text:p>0.29100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42262" calcext:value-type="float">
            <text:p>0.242262</text:p>
          </table:table-cell>
          <table:table-cell office:value-type="float" office:value="0.205263" calcext:value-type="float">
            <text:p>0.205263</text:p>
          </table:table-cell>
          <table:table-cell office:value-type="float" office:value="0.187906" calcext:value-type="float">
            <text:p>0.187906</text:p>
          </table:table-cell>
          <table:table-cell office:value-type="float" office:value="0.239899" calcext:value-type="float">
            <text:p>0.239899</text:p>
          </table:table-cell>
          <table:table-cell office:value-type="float" office:value="0.251981" calcext:value-type="float">
            <text:p>0.251981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20817" calcext:value-type="float">
            <text:p>0.20817</text:p>
          </table:table-cell>
          <table:table-cell office:value-type="float" office:value="0.217822" calcext:value-type="float">
            <text:p>0.217822</text:p>
          </table:table-cell>
          <table:table-cell office:value-type="float" office:value="0.339992" calcext:value-type="float">
            <text:p>0.339992</text:p>
          </table:table-cell>
          <table:table-cell office:value-type="float" office:value="0.267795" calcext:value-type="float">
            <text:p>0.267795</text:p>
          </table:table-cell>
          <table:table-cell office:value-type="float" office:value="0.193675" calcext:value-type="float">
            <text:p>0.193675</text:p>
          </table:table-cell>
          <table:table-cell office:value-type="float" office:value="0.233586" calcext:value-type="float">
            <text:p>0.233586</text:p>
          </table:table-cell>
          <table:table-cell office:value-type="float" office:value="0.34974" calcext:value-type="float">
            <text:p>0.34974</text:p>
          </table:table-cell>
          <table:table-cell office:value-type="float" office:value="0.462378" calcext:value-type="float">
            <text:p>0.462378</text:p>
          </table:table-cell>
          <table:table-cell office:value-type="float" office:value="0.192813" calcext:value-type="float">
            <text:p>0.192813</text:p>
          </table:table-cell>
          <table:table-cell office:value-type="float" office:value="0.351796" calcext:value-type="float">
            <text:p>0.351796</text:p>
          </table:table-cell>
          <table:table-cell office:value-type="float" office:value="0.390488" calcext:value-type="float">
            <text:p>0.390488</text:p>
          </table:table-cell>
          <table:table-cell office:value-type="float" office:value="0.192153" calcext:value-type="float">
            <text:p>0.192153</text:p>
          </table:table-cell>
          <table:table-cell office:value-type="float" office:value="0.19539" calcext:value-type="float">
            <text:p>0.19539</text:p>
          </table:table-cell>
          <table:table-cell office:value-type="float" office:value="0.205191" calcext:value-type="float">
            <text:p>0.205191</text:p>
          </table:table-cell>
          <table:table-cell office:value-type="float" office:value="0.198131" calcext:value-type="float">
            <text:p>0.198131</text:p>
          </table:table-cell>
          <table:table-cell office:value-type="float" office:value="0.203791" calcext:value-type="float">
            <text:p>0.203791</text:p>
          </table:table-cell>
          <table:table-cell office:value-type="float" office:value="0.27497" calcext:value-type="float">
            <text:p>0.27497</text:p>
          </table:table-cell>
          <table:table-cell office:value-type="float" office:value="0.329882" calcext:value-type="float">
            <text:p>0.329882</text:p>
          </table:table-cell>
          <table:table-cell office:value-type="float" office:value="0.232298" calcext:value-type="float">
            <text:p>0.232298</text:p>
          </table:table-cell>
          <table:table-cell office:value-type="float" office:value="0.354627" calcext:value-type="float">
            <text:p>0.354627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368755" calcext:value-type="float">
            <text:p>0.368755</text:p>
          </table:table-cell>
          <table:table-cell office:value-type="float" office:value="0.259548" calcext:value-type="float">
            <text:p>0.259548</text:p>
          </table:table-cell>
          <table:table-cell office:value-type="float" office:value="0.249795" calcext:value-type="float">
            <text:p>0.249795</text:p>
          </table:table-cell>
          <table:table-cell office:value-type="float" office:value="0.194545" calcext:value-type="float">
            <text:p>0.194545</text:p>
          </table:table-cell>
          <table:table-cell office:value-type="float" office:value="0.34497" calcext:value-type="float">
            <text:p>0.34497</text:p>
          </table:table-cell>
          <table:table-cell office:value-type="float" office:value="0.180677" calcext:value-type="float">
            <text:p>0.180677</text:p>
          </table:table-cell>
          <table:table-cell office:value-type="float" office:value="0.183541" calcext:value-type="float">
            <text:p>0.183541</text:p>
          </table:table-cell>
          <table:table-cell office:value-type="float" office:value="0.233125" calcext:value-type="float">
            <text:p>0.233125</text:p>
          </table:table-cell>
          <table:table-cell office:value-type="float" office:value="0.201422" calcext:value-type="float">
            <text:p>0.201422</text:p>
          </table:table-cell>
          <table:table-cell office:value-type="float" office:value="0.193125" calcext:value-type="float">
            <text:p>0.193125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09376" calcext:value-type="float">
            <text:p>0.209376</text:p>
          </table:table-cell>
          <table:table-cell office:value-type="float" office:value="0.193703" calcext:value-type="float">
            <text:p>0.193703</text:p>
          </table:table-cell>
          <table:table-cell office:value-type="float" office:value="0.184869" calcext:value-type="float">
            <text:p>0.184869</text:p>
          </table:table-cell>
          <table:table-cell office:value-type="float" office:value="0.301872" calcext:value-type="float">
            <text:p>0.301872</text:p>
          </table:table-cell>
          <table:table-cell office:value-type="float" office:value="0.282372" calcext:value-type="float">
            <text:p>0.282372</text:p>
          </table:table-cell>
          <table:table-cell office:value-type="float" office:value="0.195877" calcext:value-type="float">
            <text:p>0.195877</text:p>
          </table:table-cell>
          <table:table-cell office:value-type="float" office:value="0.231396" calcext:value-type="float">
            <text:p>0.231396</text:p>
          </table:table-cell>
          <table:table-cell office:value-type="float" office:value="0.245581" calcext:value-type="float">
            <text:p>0.245581</text:p>
          </table:table-cell>
          <table:table-cell office:value-type="float" office:value="0.30366" calcext:value-type="float">
            <text:p>0.30366</text:p>
          </table:table-cell>
          <table:table-cell office:value-type="float" office:value="0.197106" calcext:value-type="float">
            <text:p>0.197106</text:p>
          </table:table-cell>
          <table:table-cell office:value-type="float" office:value="0.240865" calcext:value-type="float">
            <text:p>0.240865</text:p>
          </table:table-cell>
          <table:table-cell office:value-type="float" office:value="0.19022" calcext:value-type="float">
            <text:p>0.19022</text:p>
          </table:table-cell>
          <table:table-cell office:value-type="float" office:value="0.192298" calcext:value-type="float">
            <text:p>0.192298</text:p>
          </table:table-cell>
          <table:table-cell office:value-type="float" office:value="0.343509" calcext:value-type="float">
            <text:p>0.343509</text:p>
          </table:table-cell>
          <table:table-cell office:value-type="float" office:value="0.220691" calcext:value-type="float">
            <text:p>0.220691</text:p>
          </table:table-cell>
          <table:table-cell office:value-type="float" office:value="0.214258" calcext:value-type="float">
            <text:p>0.214258</text:p>
          </table:table-cell>
          <table:table-cell office:value-type="float" office:value="0.207214" calcext:value-type="float">
            <text:p>0.207214</text:p>
          </table:table-cell>
          <table:table-cell office:value-type="float" office:value="0.24693" calcext:value-type="float">
            <text:p>0.24693</text:p>
          </table:table-cell>
          <table:table-cell office:value-type="float" office:value="0.236357" calcext:value-type="float">
            <text:p>0.236357</text:p>
          </table:table-cell>
          <table:table-cell office:value-type="float" office:value="0.197906" calcext:value-type="float">
            <text:p>0.197906</text:p>
          </table:table-cell>
          <table:table-cell office:value-type="float" office:value="0.395895" calcext:value-type="float">
            <text:p>0.395895</text:p>
          </table:table-cell>
          <table:table-cell office:value-type="float" office:value="0.290061" calcext:value-type="float">
            <text:p>0.290061</text:p>
          </table:table-cell>
          <table:table-cell office:value-type="float" office:value="0.20696" calcext:value-type="float">
            <text:p>0.20696</text:p>
          </table:table-cell>
          <table:table-cell office:value-type="float" office:value="0.385198" calcext:value-type="float">
            <text:p>0.385198</text:p>
          </table:table-cell>
          <table:table-cell office:value-type="float" office:value="0.331494" calcext:value-type="float">
            <text:p>0.331494</text:p>
          </table:table-cell>
          <table:table-cell office:value-type="float" office:value="0.208715" calcext:value-type="float">
            <text:p>0.208715</text:p>
          </table:table-cell>
          <table:table-cell office:value-type="float" office:value="0.219233" calcext:value-type="float">
            <text:p>0.219233</text:p>
          </table:table-cell>
          <table:table-cell office:value-type="float" office:value="0.233035" calcext:value-type="float">
            <text:p>0.233035</text:p>
          </table:table-cell>
          <table:table-cell office:value-type="float" office:value="0.208777" calcext:value-type="float">
            <text:p>0.208777</text:p>
          </table:table-cell>
          <table:table-cell office:value-type="float" office:value="0.204415" calcext:value-type="float">
            <text:p>0.204415</text:p>
          </table:table-cell>
          <table:table-cell office:value-type="float" office:value="0.271247" calcext:value-type="float">
            <text:p>0.271247</text:p>
          </table:table-cell>
          <table:table-cell office:value-type="float" office:value="0.384493" calcext:value-type="float">
            <text:p>0.384493</text:p>
          </table:table-cell>
          <table:table-cell office:value-type="float" office:value="0.288501" calcext:value-type="float">
            <text:p>0.288501</text:p>
          </table:table-cell>
          <table:table-cell office:value-type="float" office:value="0.332213" calcext:value-type="float">
            <text:p>0.332213</text:p>
          </table:table-cell>
          <table:table-cell office:value-type="float" office:value="0.295757" calcext:value-type="float">
            <text:p>0.295757</text:p>
          </table:table-cell>
          <table:table-cell office:value-type="float" office:value="0.208234" calcext:value-type="float">
            <text:p>0.208234</text:p>
          </table:table-cell>
          <table:table-cell office:value-type="float" office:value="0.202419" calcext:value-type="float">
            <text:p>0.202419</text:p>
          </table:table-cell>
          <table:table-cell office:value-type="float" office:value="0.244066" calcext:value-type="float">
            <text:p>0.244066</text:p>
          </table:table-cell>
          <table:table-cell office:value-type="float" office:value="0.310418" calcext:value-type="float">
            <text:p>0.310418</text:p>
          </table:table-cell>
          <table:table-cell office:value-type="float" office:value="0.257793" calcext:value-type="float">
            <text:p>0.257793</text:p>
          </table:table-cell>
          <table:table-cell office:value-type="float" office:value="0.267315" calcext:value-type="float">
            <text:p>0.267315</text:p>
          </table:table-cell>
          <table:table-cell office:value-type="float" office:value="0.392557" calcext:value-type="float">
            <text:p>0.392557</text:p>
          </table:table-cell>
          <table:table-cell office:value-type="float" office:value="0.379186" calcext:value-type="float">
            <text:p>0.379186</text:p>
          </table:table-cell>
          <table:table-cell office:value-type="float" office:value="0.21593" calcext:value-type="float">
            <text:p>0.21593</text:p>
          </table:table-cell>
          <table:table-cell office:value-type="float" office:value="0.197597" calcext:value-type="float">
            <text:p>0.197597</text:p>
          </table:table-cell>
          <table:table-cell office:value-type="float" office:value="0.254311" calcext:value-type="float">
            <text:p>0.254311</text:p>
          </table:table-cell>
          <table:table-cell office:value-type="float" office:value="0.21308" calcext:value-type="float">
            <text:p>0.21308</text:p>
          </table:table-cell>
          <table:table-cell office:value-type="float" office:value="0.227434" calcext:value-type="float">
            <text:p>0.227434</text:p>
          </table:table-cell>
          <table:table-cell office:value-type="float" office:value="0.195865" calcext:value-type="float">
            <text:p>0.195865</text:p>
          </table:table-cell>
          <table:table-cell office:value-type="float" office:value="0.198977" calcext:value-type="float">
            <text:p>0.198977</text:p>
          </table:table-cell>
          <table:table-cell office:value-type="float" office:value="0.26464" calcext:value-type="float">
            <text:p>0.26464</text:p>
          </table:table-cell>
          <table:table-cell office:value-type="float" office:value="0.281374" calcext:value-type="float">
            <text:p>0.281374</text:p>
          </table:table-cell>
          <table:table-cell office:value-type="float" office:value="0.387596" calcext:value-type="float">
            <text:p>0.387596</text:p>
          </table:table-cell>
          <table:table-cell office:value-type="float" office:value="0.192364" calcext:value-type="float">
            <text:p>0.192364</text:p>
          </table:table-cell>
          <table:table-cell office:value-type="float" office:value="0.23097" calcext:value-type="float">
            <text:p>0.23097</text:p>
          </table:table-cell>
          <table:table-cell office:value-type="float" office:value="0.289467" calcext:value-type="float">
            <text:p>0.289467</text:p>
          </table:table-cell>
          <table:table-cell office:value-type="float" office:value="0.215137" calcext:value-type="float">
            <text:p>0.215137</text:p>
          </table:table-cell>
          <table:table-cell office:value-type="float" office:value="0.210877" calcext:value-type="float">
            <text:p>0.210877</text:p>
          </table:table-cell>
          <table:table-cell office:value-type="float" office:value="0.22968" calcext:value-type="float">
            <text:p>0.22968</text:p>
          </table:table-cell>
          <table:table-cell office:value-type="float" office:value="0.319949" calcext:value-type="float">
            <text:p>0.319949</text:p>
          </table:table-cell>
          <table:table-cell office:value-type="float" office:value="0.304842" calcext:value-type="float">
            <text:p>0.304842</text:p>
          </table:table-cell>
          <table:table-cell office:value-type="float" office:value="0.264627" calcext:value-type="float">
            <text:p>0.264627</text:p>
          </table:table-cell>
          <table:table-cell office:value-type="float" office:value="0.245511" calcext:value-type="float">
            <text:p>0.245511</text:p>
          </table:table-cell>
          <table:table-cell office:value-type="float" office:value="0.241479" calcext:value-type="float">
            <text:p>0.241479</text:p>
          </table:table-cell>
          <table:table-cell office:value-type="float" office:value="0.30407" calcext:value-type="float">
            <text:p>0.30407</text:p>
          </table:table-cell>
          <table:table-cell office:value-type="float" office:value="0.353764" calcext:value-type="float">
            <text:p>0.353764</text:p>
          </table:table-cell>
          <table:table-cell office:value-type="float" office:value="0.326322" calcext:value-type="float">
            <text:p>0.326322</text:p>
          </table:table-cell>
          <table:table-cell office:value-type="float" office:value="0.206292" calcext:value-type="float">
            <text:p>0.206292</text:p>
          </table:table-cell>
          <table:table-cell office:value-type="float" office:value="0.220746" calcext:value-type="float">
            <text:p>0.220746</text:p>
          </table:table-cell>
          <table:table-cell office:value-type="float" office:value="0.241666" calcext:value-type="float">
            <text:p>0.241666</text:p>
          </table:table-cell>
          <table:table-cell office:value-type="float" office:value="0.20691" calcext:value-type="float">
            <text:p>0.20691</text:p>
          </table:table-cell>
          <table:table-cell office:value-type="float" office:value="0.302585" calcext:value-type="float">
            <text:p>0.302585</text:p>
          </table:table-cell>
          <table:table-cell office:value-type="float" office:value="0.292242" calcext:value-type="float">
            <text:p>0.292242</text:p>
          </table:table-cell>
          <table:table-cell office:value-type="float" office:value="0.410042" calcext:value-type="float">
            <text:p>0.410042</text:p>
          </table:table-cell>
          <table:table-cell office:value-type="float" office:value="0.244188" calcext:value-type="float">
            <text:p>0.244188</text:p>
          </table:table-cell>
          <table:table-cell office:value-type="float" office:value="0.248362" calcext:value-type="float">
            <text:p>0.248362</text:p>
          </table:table-cell>
          <table:table-cell office:value-type="float" office:value="0.414846" calcext:value-type="float">
            <text:p>0.414846</text:p>
          </table:table-cell>
          <table:table-cell office:value-type="float" office:value="0.31053" calcext:value-type="float">
            <text:p>0.31053</text:p>
          </table:table-cell>
          <table:table-cell office:value-type="float" office:value="0.244337" calcext:value-type="float">
            <text:p>0.244337</text:p>
          </table:table-cell>
          <table:table-cell office:value-type="float" office:value="0.374948" calcext:value-type="float">
            <text:p>0.374948</text:p>
          </table:table-cell>
          <table:table-cell office:value-type="float" office:value="0.243296" calcext:value-type="float">
            <text:p>0.243296</text:p>
          </table:table-cell>
          <table:table-cell office:value-type="float" office:value="0.233735" calcext:value-type="float">
            <text:p>0.233735</text:p>
          </table:table-cell>
          <table:table-cell office:value-type="float" office:value="0.296642" calcext:value-type="float">
            <text:p>0.296642</text:p>
          </table:table-cell>
          <table:table-cell office:value-type="float" office:value="0.190771" calcext:value-type="float">
            <text:p>0.190771</text:p>
          </table:table-cell>
          <table:table-cell office:value-type="float" office:value="0.2114" calcext:value-type="float">
            <text:p>0.2114</text:p>
          </table:table-cell>
          <table:table-cell office:value-type="float" office:value="0.354167" calcext:value-type="float">
            <text:p>0.354167</text:p>
          </table:table-cell>
          <table:table-cell office:value-type="float" office:value="0.368248" calcext:value-type="float">
            <text:p>0.368248</text:p>
          </table:table-cell>
          <table:table-cell office:value-type="float" office:value="0.291616" calcext:value-type="float">
            <text:p>0.291616</text:p>
          </table:table-cell>
          <table:table-cell office:value-type="float" office:value="0.204839" calcext:value-type="float">
            <text:p>0.204839</text:p>
          </table:table-cell>
          <table:table-cell office:value-type="float" office:value="0.204825" calcext:value-type="float">
            <text:p>0.204825</text:p>
          </table:table-cell>
          <table:table-cell office:value-type="float" office:value="0.313686" calcext:value-type="float">
            <text:p>0.313686</text:p>
          </table:table-cell>
          <table:table-cell office:value-type="float" office:value="0.265544" calcext:value-type="float">
            <text:p>0.265544</text:p>
          </table:table-cell>
          <table:table-cell office:value-type="float" office:value="0.189248" calcext:value-type="float">
            <text:p>0.189248</text:p>
          </table:table-cell>
          <table:table-cell office:value-type="float" office:value="0.21263" calcext:value-type="float">
            <text:p>0.21263</text:p>
          </table:table-cell>
          <table:table-cell office:value-type="float" office:value="0.343004" calcext:value-type="float">
            <text:p>0.343004</text:p>
          </table:table-cell>
          <table:table-cell office:value-type="float" office:value="0.193562" calcext:value-type="float">
            <text:p>0.193562</text:p>
          </table:table-cell>
          <table:table-cell office:value-type="float" office:value="0.220467" calcext:value-type="float">
            <text:p>0.220467</text:p>
          </table:table-cell>
          <table:table-cell office:value-type="float" office:value="0.355741" calcext:value-type="float">
            <text:p>0.355741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0.271846" calcext:value-type="float">
            <text:p>0.271846</text:p>
          </table:table-cell>
          <table:table-cell office:value-type="float" office:value="0.239008" calcext:value-type="float">
            <text:p>0.239008</text:p>
          </table:table-cell>
          <table:table-cell office:value-type="float" office:value="0.289869" calcext:value-type="float">
            <text:p>0.289869</text:p>
          </table:table-cell>
          <table:table-cell office:value-type="float" office:value="0.23396" calcext:value-type="float">
            <text:p>0.23396</text:p>
          </table:table-cell>
          <table:table-cell office:value-type="float" office:value="0.212998" calcext:value-type="float">
            <text:p>0.212998</text:p>
          </table:table-cell>
          <table:table-cell office:value-type="float" office:value="0.219905" calcext:value-type="float">
            <text:p>0.219905</text:p>
          </table:table-cell>
          <table:table-cell office:value-type="float" office:value="0.212721" calcext:value-type="float">
            <text:p>0.212721</text:p>
          </table:table-cell>
          <table:table-cell office:value-type="float" office:value="0.23998" calcext:value-type="float">
            <text:p>0.23998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288938" calcext:value-type="float">
            <text:p>0.288938</text:p>
          </table:table-cell>
          <table:table-cell office:value-type="float" office:value="0.194925" calcext:value-type="float">
            <text:p>0.194925</text:p>
          </table:table-cell>
          <table:table-cell office:value-type="float" office:value="0.369207" calcext:value-type="float">
            <text:p>0.369207</text:p>
          </table:table-cell>
          <table:table-cell office:value-type="float" office:value="0.236711" calcext:value-type="float">
            <text:p>0.236711</text:p>
          </table:table-cell>
          <table:table-cell office:value-type="float" office:value="0.210206" calcext:value-type="float">
            <text:p>0.210206</text:p>
          </table:table-cell>
          <table:table-cell office:value-type="float" office:value="0.251632" calcext:value-type="float">
            <text:p>0.251632</text:p>
          </table:table-cell>
          <table:table-cell office:value-type="float" office:value="0.259139" calcext:value-type="float">
            <text:p>0.259139</text:p>
          </table:table-cell>
          <table:table-cell office:value-type="float" office:value="0.214451" calcext:value-type="float">
            <text:p>0.214451</text:p>
          </table:table-cell>
          <table:table-cell office:value-type="float" office:value="0.224769" calcext:value-type="float">
            <text:p>0.224769</text:p>
          </table:table-cell>
          <table:table-cell office:value-type="float" office:value="0.207714" calcext:value-type="float">
            <text:p>0.207714</text:p>
          </table:table-cell>
          <table:table-cell office:value-type="float" office:value="0.218402" calcext:value-type="float">
            <text:p>0.218402</text:p>
          </table:table-cell>
          <table:table-cell office:value-type="float" office:value="0.259963" calcext:value-type="float">
            <text:p>0.259963</text:p>
          </table:table-cell>
          <table:table-cell office:value-type="float" office:value="0.238795" calcext:value-type="float">
            <text:p>0.238795</text:p>
          </table:table-cell>
          <table:table-cell office:value-type="float" office:value="0.279199" calcext:value-type="float">
            <text:p>0.279199</text:p>
          </table:table-cell>
          <table:table-cell office:value-type="float" office:value="0.398921" calcext:value-type="float">
            <text:p>0.398921</text:p>
          </table:table-cell>
          <table:table-cell office:value-type="float" office:value="0.269253" calcext:value-type="float">
            <text:p>0.269253</text:p>
          </table:table-cell>
          <table:table-cell office:value-type="float" office:value="0.205313" calcext:value-type="float">
            <text:p>0.205313</text:p>
          </table:table-cell>
          <table:table-cell office:value-type="float" office:value="0.392144" calcext:value-type="float">
            <text:p>0.392144</text:p>
          </table:table-cell>
          <table:table-cell office:value-type="float" office:value="0.248331" calcext:value-type="float">
            <text:p>0.248331</text:p>
          </table:table-cell>
          <table:table-cell office:value-type="float" office:value="0.301797" calcext:value-type="float">
            <text:p>0.301797</text:p>
          </table:table-cell>
          <table:table-cell office:value-type="float" office:value="0.200361" calcext:value-type="float">
            <text:p>0.200361</text:p>
          </table:table-cell>
          <table:table-cell office:value-type="float" office:value="0.344962" calcext:value-type="float">
            <text:p>0.344962</text:p>
          </table:table-cell>
          <table:table-cell office:value-type="float" office:value="0.213717" calcext:value-type="float">
            <text:p>0.213717</text:p>
          </table:table-cell>
          <table:table-cell office:value-type="float" office:value="0.209141" calcext:value-type="float">
            <text:p>0.209141</text:p>
          </table:table-cell>
          <table:table-cell office:value-type="float" office:value="0.241247" calcext:value-type="float">
            <text:p>0.241247</text:p>
          </table:table-cell>
          <table:table-cell office:value-type="float" office:value="0.242288" calcext:value-type="float">
            <text:p>0.242288</text:p>
          </table:table-cell>
          <table:table-cell office:value-type="float" office:value="0.315236" calcext:value-type="float">
            <text:p>0.315236</text:p>
          </table:table-cell>
          <table:table-cell office:value-type="float" office:value="0.208179" calcext:value-type="float">
            <text:p>0.208179</text:p>
          </table:table-cell>
          <table:table-cell office:value-type="float" office:value="0.204227" calcext:value-type="float">
            <text:p>0.204227</text:p>
          </table:table-cell>
          <table:table-cell office:value-type="float" office:value="0.379541" calcext:value-type="float">
            <text:p>0.379541</text:p>
          </table:table-cell>
          <table:table-cell office:value-type="float" office:value="0.330468" calcext:value-type="float">
            <text:p>0.330468</text:p>
          </table:table-cell>
          <table:table-cell office:value-type="float" office:value="0.209633" calcext:value-type="float">
            <text:p>0.209633</text:p>
          </table:table-cell>
          <table:table-cell office:value-type="float" office:value="0.421269" calcext:value-type="float">
            <text:p>0.421269</text:p>
          </table:table-cell>
          <table:table-cell office:value-type="float" office:value="0.295853" calcext:value-type="float">
            <text:p>0.295853</text:p>
          </table:table-cell>
          <table:table-cell office:value-type="float" office:value="0.245909" calcext:value-type="float">
            <text:p>0.245909</text:p>
          </table:table-cell>
          <table:table-cell office:value-type="float" office:value="0.36321" calcext:value-type="float">
            <text:p>0.36321</text:p>
          </table:table-cell>
          <table:table-cell office:value-type="float" office:value="0.27385" calcext:value-type="float">
            <text:p>0.27385</text:p>
          </table:table-cell>
          <table:table-cell office:value-type="float" office:value="0.268784" calcext:value-type="float">
            <text:p>0.268784</text:p>
          </table:table-cell>
          <table:table-cell office:value-type="float" office:value="0.228165" calcext:value-type="float">
            <text:p>0.228165</text:p>
          </table:table-cell>
          <table:table-cell office:value-type="float" office:value="0.323077" calcext:value-type="float">
            <text:p>0.323077</text:p>
          </table:table-cell>
          <table:table-cell office:value-type="float" office:value="0.258475" calcext:value-type="float">
            <text:p>0.258475</text:p>
          </table:table-cell>
          <table:table-cell office:value-type="float" office:value="0.358583" calcext:value-type="float">
            <text:p>0.35858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548143" calcext:value-type="float">
            <text:p>0.548143</text:p>
          </table:table-cell>
          <table:table-cell office:value-type="float" office:value="0.608822" calcext:value-type="float">
            <text:p>0.608822</text:p>
          </table:table-cell>
          <table:table-cell office:value-type="float" office:value="0.569182" calcext:value-type="float">
            <text:p>0.569182</text:p>
          </table:table-cell>
          <table:table-cell office:value-type="float" office:value="0.772966" calcext:value-type="float">
            <text:p>0.772966</text:p>
          </table:table-cell>
          <table:table-cell office:value-type="float" office:value="0.593365" calcext:value-type="float">
            <text:p>0.593365</text:p>
          </table:table-cell>
          <table:table-cell office:value-type="float" office:value="0.60046" calcext:value-type="float">
            <text:p>0.60046</text:p>
          </table:table-cell>
          <table:table-cell office:value-type="float" office:value="0.858373" calcext:value-type="float">
            <text:p>0.858373</text:p>
          </table:table-cell>
          <table:table-cell office:value-type="float" office:value="0.768226" calcext:value-type="float">
            <text:p>0.768226</text:p>
          </table:table-cell>
          <table:table-cell office:value-type="float" office:value="0.56855" calcext:value-type="float">
            <text:p>0.56855</text:p>
          </table:table-cell>
          <table:table-cell office:value-type="float" office:value="0.672838" calcext:value-type="float">
            <text:p>0.672838</text:p>
          </table:table-cell>
          <table:table-cell office:value-type="float" office:value="0.719009" calcext:value-type="float">
            <text:p>0.719009</text:p>
          </table:table-cell>
          <table:table-cell office:value-type="float" office:value="0.801266" calcext:value-type="float">
            <text:p>0.801266</text:p>
          </table:table-cell>
          <table:table-cell office:value-type="float" office:value="0.601021" calcext:value-type="float">
            <text:p>0.601021</text:p>
          </table:table-cell>
          <table:table-cell office:value-type="float" office:value="0.736763" calcext:value-type="float">
            <text:p>0.736763</text:p>
          </table:table-cell>
          <table:table-cell office:value-type="float" office:value="0.776463" calcext:value-type="float">
            <text:p>0.776463</text:p>
          </table:table-cell>
          <table:table-cell office:value-type="float" office:value="0.634227" calcext:value-type="float">
            <text:p>0.634227</text:p>
          </table:table-cell>
          <table:table-cell office:value-type="float" office:value="0.602993" calcext:value-type="float">
            <text:p>0.602993</text:p>
          </table:table-cell>
          <table:table-cell office:value-type="float" office:value="0.78993" calcext:value-type="float">
            <text:p>0.78993</text:p>
          </table:table-cell>
          <table:table-cell office:value-type="float" office:value="0.838432" calcext:value-type="float">
            <text:p>0.838432</text:p>
          </table:table-cell>
          <table:table-cell office:value-type="float" office:value="0.577704" calcext:value-type="float">
            <text:p>0.577704</text:p>
          </table:table-cell>
          <table:table-cell office:value-type="float" office:value="0.618508" calcext:value-type="float">
            <text:p>0.618508</text:p>
          </table:table-cell>
          <table:table-cell office:value-type="float" office:value="0.67706" calcext:value-type="float">
            <text:p>0.67706</text:p>
          </table:table-cell>
          <table:table-cell office:value-type="float" office:value="0.659767" calcext:value-type="float">
            <text:p>0.659767</text:p>
          </table:table-cell>
          <table:table-cell office:value-type="float" office:value="0.96397" calcext:value-type="float">
            <text:p>0.96397</text:p>
          </table:table-cell>
          <table:table-cell office:value-type="float" office:value="0.918188" calcext:value-type="float">
            <text:p>0.918188</text:p>
          </table:table-cell>
          <table:table-cell office:value-type="float" office:value="0.746404" calcext:value-type="float">
            <text:p>0.746404</text:p>
          </table:table-cell>
          <table:table-cell office:value-type="float" office:value="0.619632" calcext:value-type="float">
            <text:p>0.619632</text:p>
          </table:table-cell>
          <table:table-cell office:value-type="float" office:value="0.774279" calcext:value-type="float">
            <text:p>0.774279</text:p>
          </table:table-cell>
          <table:table-cell office:value-type="float" office:value="0.616728" calcext:value-type="float">
            <text:p>0.616728</text:p>
          </table:table-cell>
          <table:table-cell office:value-type="float" office:value="0.580143" calcext:value-type="float">
            <text:p>0.580143</text:p>
          </table:table-cell>
          <table:table-cell office:value-type="float" office:value="0.931517" calcext:value-type="float">
            <text:p>0.931517</text:p>
          </table:table-cell>
          <table:table-cell office:value-type="float" office:value="0.776529" calcext:value-type="float">
            <text:p>0.776529</text:p>
          </table:table-cell>
          <table:table-cell office:value-type="float" office:value="0.614456" calcext:value-type="float">
            <text:p>0.614456</text:p>
          </table:table-cell>
          <table:table-cell office:value-type="float" office:value="0.62849" calcext:value-type="float">
            <text:p>0.62849</text:p>
          </table:table-cell>
          <table:table-cell office:value-type="float" office:value="0.659119" calcext:value-type="float">
            <text:p>0.659119</text:p>
          </table:table-cell>
          <table:table-cell office:value-type="float" office:value="0.72136" calcext:value-type="float">
            <text:p>0.72136</text:p>
          </table:table-cell>
          <table:table-cell office:value-type="float" office:value="0.620011" calcext:value-type="float">
            <text:p>0.620011</text:p>
          </table:table-cell>
          <table:table-cell office:value-type="float" office:value="0.617986" calcext:value-type="float">
            <text:p>0.617986</text:p>
          </table:table-cell>
          <table:table-cell office:value-type="float" office:value="0.819061" calcext:value-type="float">
            <text:p>0.819061</text:p>
          </table:table-cell>
          <table:table-cell office:value-type="float" office:value="0.561309" calcext:value-type="float">
            <text:p>0.561309</text:p>
          </table:table-cell>
          <table:table-cell office:value-type="float" office:value="0.84813" calcext:value-type="float">
            <text:p>0.84813</text:p>
          </table:table-cell>
          <table:table-cell office:value-type="float" office:value="0.662089" calcext:value-type="float">
            <text:p>0.662089</text:p>
          </table:table-cell>
          <table:table-cell office:value-type="float" office:value="0.622513" calcext:value-type="float">
            <text:p>0.622513</text:p>
          </table:table-cell>
          <table:table-cell office:value-type="float" office:value="0.83988" calcext:value-type="float">
            <text:p>0.83988</text:p>
          </table:table-cell>
          <table:table-cell office:value-type="float" office:value="0.639913" calcext:value-type="float">
            <text:p>0.639913</text:p>
          </table:table-cell>
          <table:table-cell office:value-type="float" office:value="0.741664" calcext:value-type="float">
            <text:p>0.741664</text:p>
          </table:table-cell>
          <table:table-cell office:value-type="float" office:value="0.803065" calcext:value-type="float">
            <text:p>0.803065</text:p>
          </table:table-cell>
          <table:table-cell office:value-type="float" office:value="0.833443" calcext:value-type="float">
            <text:p>0.833443</text:p>
          </table:table-cell>
          <table:table-cell office:value-type="float" office:value="0.644038" calcext:value-type="float">
            <text:p>0.644038</text:p>
          </table:table-cell>
          <table:table-cell office:value-type="float" office:value="0.613738" calcext:value-type="float">
            <text:p>0.613738</text:p>
          </table:table-cell>
          <table:table-cell office:value-type="float" office:value="0.921814" calcext:value-type="float">
            <text:p>0.921814</text:p>
          </table:table-cell>
          <table:table-cell office:value-type="float" office:value="0.673291" calcext:value-type="float">
            <text:p>0.673291</text:p>
          </table:table-cell>
          <table:table-cell office:value-type="float" office:value="0.714922" calcext:value-type="float">
            <text:p>0.714922</text:p>
          </table:table-cell>
          <table:table-cell office:value-type="float" office:value="0.774993" calcext:value-type="float">
            <text:p>0.774993</text:p>
          </table:table-cell>
          <table:table-cell office:value-type="float" office:value="0.638296" calcext:value-type="float">
            <text:p>0.638296</text:p>
          </table:table-cell>
          <table:table-cell office:value-type="float" office:value="0.84443" calcext:value-type="float">
            <text:p>0.84443</text:p>
          </table:table-cell>
          <table:table-cell office:value-type="float" office:value="0.690994" calcext:value-type="float">
            <text:p>0.690994</text:p>
          </table:table-cell>
          <table:table-cell office:value-type="float" office:value="0.902372" calcext:value-type="float">
            <text:p>0.902372</text:p>
          </table:table-cell>
          <table:table-cell office:value-type="float" office:value="0.593961" calcext:value-type="float">
            <text:p>0.593961</text:p>
          </table:table-cell>
          <table:table-cell office:value-type="float" office:value="0.62345" calcext:value-type="float">
            <text:p>0.62345</text:p>
          </table:table-cell>
          <table:table-cell office:value-type="float" office:value="0.669819" calcext:value-type="float">
            <text:p>0.669819</text:p>
          </table:table-cell>
          <table:table-cell office:value-type="float" office:value="0.667109" calcext:value-type="float">
            <text:p>0.667109</text:p>
          </table:table-cell>
          <table:table-cell office:value-type="float" office:value="0.80356" calcext:value-type="float">
            <text:p>0.80356</text:p>
          </table:table-cell>
          <table:table-cell office:value-type="float" office:value="0.794055" calcext:value-type="float">
            <text:p>0.794055</text:p>
          </table:table-cell>
          <table:table-cell office:value-type="float" office:value="0.608067" calcext:value-type="float">
            <text:p>0.608067</text:p>
          </table:table-cell>
          <table:table-cell office:value-type="float" office:value="0.685504" calcext:value-type="float">
            <text:p>0.685504</text:p>
          </table:table-cell>
          <table:table-cell office:value-type="float" office:value="0.684658" calcext:value-type="float">
            <text:p>0.684658</text:p>
          </table:table-cell>
          <table:table-cell office:value-type="float" office:value="0.571328" calcext:value-type="float">
            <text:p>0.571328</text:p>
          </table:table-cell>
          <table:table-cell office:value-type="float" office:value="0.855339" calcext:value-type="float">
            <text:p>0.855339</text:p>
          </table:table-cell>
          <table:table-cell office:value-type="float" office:value="0.75432" calcext:value-type="float">
            <text:p>0.75432</text:p>
          </table:table-cell>
          <table:table-cell office:value-type="float" office:value="0.840645" calcext:value-type="float">
            <text:p>0.840645</text:p>
          </table:table-cell>
          <table:table-cell office:value-type="float" office:value="0.751968" calcext:value-type="float">
            <text:p>0.751968</text:p>
          </table:table-cell>
          <table:table-cell office:value-type="float" office:value="0.647794" calcext:value-type="float">
            <text:p>0.647794</text:p>
          </table:table-cell>
          <table:table-cell office:value-type="float" office:value="0.590746" calcext:value-type="float">
            <text:p>0.590746</text:p>
          </table:table-cell>
          <table:table-cell office:value-type="float" office:value="0.673057" calcext:value-type="float">
            <text:p>0.673057</text:p>
          </table:table-cell>
          <table:table-cell office:value-type="float" office:value="0.646676" calcext:value-type="float">
            <text:p>0.646676</text:p>
          </table:table-cell>
          <table:table-cell office:value-type="float" office:value="0.730006" calcext:value-type="float">
            <text:p>0.730006</text:p>
          </table:table-cell>
          <table:table-cell office:value-type="float" office:value="0.676481" calcext:value-type="float">
            <text:p>0.676481</text:p>
          </table:table-cell>
          <table:table-cell office:value-type="float" office:value="0.781624" calcext:value-type="float">
            <text:p>0.781624</text:p>
          </table:table-cell>
          <table:table-cell office:value-type="float" office:value="0.70722" calcext:value-type="float">
            <text:p>0.70722</text:p>
          </table:table-cell>
          <table:table-cell office:value-type="float" office:value="0.846203" calcext:value-type="float">
            <text:p>0.846203</text:p>
          </table:table-cell>
          <table:table-cell office:value-type="float" office:value="0.707366" calcext:value-type="float">
            <text:p>0.707366</text:p>
          </table:table-cell>
          <table:table-cell office:value-type="float" office:value="0.594065" calcext:value-type="float">
            <text:p>0.594065</text:p>
          </table:table-cell>
          <table:table-cell office:value-type="float" office:value="0.754463" calcext:value-type="float">
            <text:p>0.754463</text:p>
          </table:table-cell>
          <table:table-cell office:value-type="float" office:value="0.686236" calcext:value-type="float">
            <text:p>0.686236</text:p>
          </table:table-cell>
          <table:table-cell office:value-type="float" office:value="0.582549" calcext:value-type="float">
            <text:p>0.582549</text:p>
          </table:table-cell>
          <table:table-cell office:value-type="float" office:value="0.775074" calcext:value-type="float">
            <text:p>0.775074</text:p>
          </table:table-cell>
          <table:table-cell office:value-type="float" office:value="0.881612" calcext:value-type="float">
            <text:p>0.881612</text:p>
          </table:table-cell>
          <table:table-cell office:value-type="float" office:value="0.688211" calcext:value-type="float">
            <text:p>0.688211</text:p>
          </table:table-cell>
          <table:table-cell office:value-type="float" office:value="0.715796" calcext:value-type="float">
            <text:p>0.715796</text:p>
          </table:table-cell>
          <table:table-cell office:value-type="float" office:value="0.584753" calcext:value-type="float">
            <text:p>0.584753</text:p>
          </table:table-cell>
          <table:table-cell office:value-type="float" office:value="0.693899" calcext:value-type="float">
            <text:p>0.693899</text:p>
          </table:table-cell>
          <table:table-cell office:value-type="float" office:value="0.723207" calcext:value-type="float">
            <text:p>0.723207</text:p>
          </table:table-cell>
          <table:table-cell office:value-type="float" office:value="0.67408" calcext:value-type="float">
            <text:p>0.67408</text:p>
          </table:table-cell>
          <table:table-cell office:value-type="float" office:value="0.669319" calcext:value-type="float">
            <text:p>0.669319</text:p>
          </table:table-cell>
          <table:table-cell office:value-type="float" office:value="0.60269" calcext:value-type="float">
            <text:p>0.60269</text:p>
          </table:table-cell>
          <table:table-cell office:value-type="float" office:value="0.644582" calcext:value-type="float">
            <text:p>0.644582</text:p>
          </table:table-cell>
          <table:table-cell office:value-type="float" office:value="0.591933" calcext:value-type="float">
            <text:p>0.591933</text:p>
          </table:table-cell>
          <table:table-cell office:value-type="float" office:value="0.645727" calcext:value-type="float">
            <text:p>0.645727</text:p>
          </table:table-cell>
          <table:table-cell office:value-type="float" office:value="0.736485" calcext:value-type="float">
            <text:p>0.736485</text:p>
          </table:table-cell>
          <table:table-cell office:value-type="float" office:value="0.707341" calcext:value-type="float">
            <text:p>0.707341</text:p>
          </table:table-cell>
          <table:table-cell office:value-type="float" office:value="0.564505" calcext:value-type="float">
            <text:p>0.564505</text:p>
          </table:table-cell>
          <table:table-cell office:value-type="float" office:value="0.594764" calcext:value-type="float">
            <text:p>0.594764</text:p>
          </table:table-cell>
          <table:table-cell office:value-type="float" office:value="0.617951" calcext:value-type="float">
            <text:p>0.617951</text:p>
          </table:table-cell>
          <table:table-cell office:value-type="float" office:value="0.636693" calcext:value-type="float">
            <text:p>0.636693</text:p>
          </table:table-cell>
          <table:table-cell office:value-type="float" office:value="0.624615" calcext:value-type="float">
            <text:p>0.624615</text:p>
          </table:table-cell>
          <table:table-cell office:value-type="float" office:value="0.867384" calcext:value-type="float">
            <text:p>0.867384</text:p>
          </table:table-cell>
          <table:table-cell office:value-type="float" office:value="0.66445" calcext:value-type="float">
            <text:p>0.66445</text:p>
          </table:table-cell>
          <table:table-cell office:value-type="float" office:value="0.751908" calcext:value-type="float">
            <text:p>0.751908</text:p>
          </table:table-cell>
          <table:table-cell office:value-type="float" office:value="0.624634" calcext:value-type="float">
            <text:p>0.624634</text:p>
          </table:table-cell>
          <table:table-cell office:value-type="float" office:value="0.765432" calcext:value-type="float">
            <text:p>0.765432</text:p>
          </table:table-cell>
          <table:table-cell office:value-type="float" office:value="0.594307" calcext:value-type="float">
            <text:p>0.594307</text:p>
          </table:table-cell>
          <table:table-cell office:value-type="float" office:value="0.557647" calcext:value-type="float">
            <text:p>0.557647</text:p>
          </table:table-cell>
          <table:table-cell office:value-type="float" office:value="0.898001" calcext:value-type="float">
            <text:p>0.898001</text:p>
          </table:table-cell>
          <table:table-cell office:value-type="float" office:value="0.587988" calcext:value-type="float">
            <text:p>0.587988</text:p>
          </table:table-cell>
          <table:table-cell office:value-type="float" office:value="0.665577" calcext:value-type="float">
            <text:p>0.665577</text:p>
          </table:table-cell>
          <table:table-cell office:value-type="float" office:value="0.914428" calcext:value-type="float">
            <text:p>0.914428</text:p>
          </table:table-cell>
          <table:table-cell office:value-type="float" office:value="0.739653" calcext:value-type="float">
            <text:p>0.739653</text:p>
          </table:table-cell>
          <table:table-cell office:value-type="float" office:value="0.752097" calcext:value-type="float">
            <text:p>0.752097</text:p>
          </table:table-cell>
          <table:table-cell office:value-type="float" office:value="0.76164" calcext:value-type="float">
            <text:p>0.76164</text:p>
          </table:table-cell>
          <table:table-cell office:value-type="float" office:value="0.735171" calcext:value-type="float">
            <text:p>0.735171</text:p>
          </table:table-cell>
          <table:table-cell office:value-type="float" office:value="0.592036" calcext:value-type="float">
            <text:p>0.592036</text:p>
          </table:table-cell>
          <table:table-cell office:value-type="float" office:value="0.718901" calcext:value-type="float">
            <text:p>0.718901</text:p>
          </table:table-cell>
          <table:table-cell office:value-type="float" office:value="0.709552" calcext:value-type="float">
            <text:p>0.709552</text:p>
          </table:table-cell>
          <table:table-cell office:value-type="float" office:value="0.907299" calcext:value-type="float">
            <text:p>0.907299</text:p>
          </table:table-cell>
          <table:table-cell office:value-type="float" office:value="0.671662" calcext:value-type="float">
            <text:p>0.671662</text:p>
          </table:table-cell>
          <table:table-cell office:value-type="float" office:value="0.658763" calcext:value-type="float">
            <text:p>0.658763</text:p>
          </table:table-cell>
          <table:table-cell office:value-type="float" office:value="0.86608" calcext:value-type="float">
            <text:p>0.86608</text:p>
          </table:table-cell>
          <table:table-cell office:value-type="float" office:value="0.790278" calcext:value-type="float">
            <text:p>0.790278</text:p>
          </table:table-cell>
          <table:table-cell office:value-type="float" office:value="0.728427" calcext:value-type="float">
            <text:p>0.728427</text:p>
          </table:table-cell>
          <table:table-cell office:value-type="float" office:value="0.975104" calcext:value-type="float">
            <text:p>0.975104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.933277" calcext:value-type="float">
            <text:p>0.933277</text:p>
          </table:table-cell>
          <table:table-cell office:value-type="float" office:value="0.930005" calcext:value-type="float">
            <text:p>0.930005</text:p>
          </table:table-cell>
          <table:table-cell office:value-type="float" office:value="0.750809" calcext:value-type="float">
            <text:p>0.750809</text:p>
          </table:table-cell>
          <table:table-cell office:value-type="float" office:value="0.906695" calcext:value-type="float">
            <text:p>0.906695</text:p>
          </table:table-cell>
          <table:table-cell office:value-type="float" office:value="0.557479" calcext:value-type="float">
            <text:p>0.557479</text:p>
          </table:table-cell>
          <table:table-cell office:value-type="float" office:value="0.700893" calcext:value-type="float">
            <text:p>0.700893</text:p>
          </table:table-cell>
          <table:table-cell office:value-type="float" office:value="0.665302" calcext:value-type="float">
            <text:p>0.665302</text:p>
          </table:table-cell>
          <table:table-cell office:value-type="float" office:value="0.558595" calcext:value-type="float">
            <text:p>0.558595</text:p>
          </table:table-cell>
          <table:table-cell office:value-type="float" office:value="0.585154" calcext:value-type="float">
            <text:p>0.585154</text:p>
          </table:table-cell>
          <table:table-cell office:value-type="float" office:value="0.715753" calcext:value-type="float">
            <text:p>0.715753</text:p>
          </table:table-cell>
          <table:table-cell office:value-type="float" office:value="0.79188" calcext:value-type="float">
            <text:p>0.79188</text:p>
          </table:table-cell>
          <table:table-cell office:value-type="float" office:value="0.72227" calcext:value-type="float">
            <text:p>0.72227</text:p>
          </table:table-cell>
          <table:table-cell office:value-type="float" office:value="0.608087" calcext:value-type="float">
            <text:p>0.608087</text:p>
          </table:table-cell>
          <table:table-cell office:value-type="float" office:value="0.786478" calcext:value-type="float">
            <text:p>0.786478</text:p>
          </table:table-cell>
          <table:table-cell office:value-type="float" office:value="0.596905" calcext:value-type="float">
            <text:p>0.596905</text:p>
          </table:table-cell>
          <table:table-cell office:value-type="float" office:value="0.547613" calcext:value-type="float">
            <text:p>0.547613</text:p>
          </table:table-cell>
          <table:table-cell office:value-type="float" office:value="0.622937" calcext:value-type="float">
            <text:p>0.622937</text:p>
          </table:table-cell>
          <table:table-cell office:value-type="float" office:value="0.593809" calcext:value-type="float">
            <text:p>0.593809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33038" calcext:value-type="float">
            <text:p>0.233038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442625" calcext:value-type="float">
            <text:p>0.244262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68587" calcext:value-type="float">
            <text:p>0.68587</text:p>
          </table:table-cell>
          <table:table-cell table:number-columns-repeated="149"/>
        </table:table-row>
      </table:table>
      <table:table table:name="gyt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3156" calcext:value-type="float">
            <text:p>0.183156</text:p>
          </table:table-cell>
          <table:table-cell office:value-type="float" office:value="0.183083" calcext:value-type="float">
            <text:p>0.183083</text:p>
          </table:table-cell>
          <table:table-cell office:value-type="float" office:value="0.237667" calcext:value-type="float">
            <text:p>0.237667</text:p>
          </table:table-cell>
          <table:table-cell office:value-type="float" office:value="0.196955" calcext:value-type="float">
            <text:p>0.196955</text:p>
          </table:table-cell>
          <table:table-cell office:value-type="float" office:value="0.251054" calcext:value-type="float">
            <text:p>0.251054</text:p>
          </table:table-cell>
          <table:table-cell office:value-type="float" office:value="0.223963" calcext:value-type="float">
            <text:p>0.223963</text:p>
          </table:table-cell>
          <table:table-cell office:value-type="float" office:value="0.275579" calcext:value-type="float">
            <text:p>0.275579</text:p>
          </table:table-cell>
          <table:table-cell office:value-type="float" office:value="0.274275" calcext:value-type="float">
            <text:p>0.274275</text:p>
          </table:table-cell>
          <table:table-cell office:value-type="float" office:value="0.185955" calcext:value-type="float">
            <text:p>0.185955</text:p>
          </table:table-cell>
          <table:table-cell office:value-type="float" office:value="0.252021" calcext:value-type="float">
            <text:p>0.252021</text:p>
          </table:table-cell>
          <table:table-cell office:value-type="float" office:value="0.407463" calcext:value-type="float">
            <text:p>0.407463</text:p>
          </table:table-cell>
          <table:table-cell office:value-type="float" office:value="0.202612" calcext:value-type="float">
            <text:p>0.202612</text:p>
          </table:table-cell>
          <table:table-cell office:value-type="float" office:value="0.210949" calcext:value-type="float">
            <text:p>0.210949</text:p>
          </table:table-cell>
          <table:table-cell office:value-type="float" office:value="0.269825" calcext:value-type="float">
            <text:p>0.269825</text:p>
          </table:table-cell>
          <table:table-cell office:value-type="float" office:value="0.331908" calcext:value-type="float">
            <text:p>0.331908</text:p>
          </table:table-cell>
          <table:table-cell office:value-type="float" office:value="0.217221" calcext:value-type="float">
            <text:p>0.217221</text:p>
          </table:table-cell>
          <table:table-cell office:value-type="float" office:value="0.204439" calcext:value-type="float">
            <text:p>0.204439</text:p>
          </table:table-cell>
          <table:table-cell office:value-type="float" office:value="0.282987" calcext:value-type="float">
            <text:p>0.282987</text:p>
          </table:table-cell>
          <table:table-cell office:value-type="float" office:value="0.229661" calcext:value-type="float">
            <text:p>0.229661</text:p>
          </table:table-cell>
          <table:table-cell office:value-type="float" office:value="0.239295" calcext:value-type="float">
            <text:p>0.239295</text:p>
          </table:table-cell>
          <table:table-cell office:value-type="float" office:value="0.192039" calcext:value-type="float">
            <text:p>0.192039</text:p>
          </table:table-cell>
          <table:table-cell office:value-type="float" office:value="0.218682" calcext:value-type="float">
            <text:p>0.218682</text:p>
          </table:table-cell>
          <table:table-cell office:value-type="float" office:value="0.267658" calcext:value-type="float">
            <text:p>0.267658</text:p>
          </table:table-cell>
          <table:table-cell office:value-type="float" office:value="0.232282" calcext:value-type="float">
            <text:p>0.232282</text:p>
          </table:table-cell>
          <table:table-cell office:value-type="float" office:value="0.196482" calcext:value-type="float">
            <text:p>0.196482</text:p>
          </table:table-cell>
          <table:table-cell office:value-type="float" office:value="0.187354" calcext:value-type="float">
            <text:p>0.187354</text:p>
          </table:table-cell>
          <table:table-cell office:value-type="float" office:value="0.203747" calcext:value-type="float">
            <text:p>0.203747</text:p>
          </table:table-cell>
          <table:table-cell office:value-type="float" office:value="0.212717" calcext:value-type="float">
            <text:p>0.212717</text:p>
          </table:table-cell>
          <table:table-cell office:value-type="float" office:value="0.250738" calcext:value-type="float">
            <text:p>0.250738</text:p>
          </table:table-cell>
          <table:table-cell office:value-type="float" office:value="0.193667" calcext:value-type="float">
            <text:p>0.193667</text:p>
          </table:table-cell>
          <table:table-cell office:value-type="float" office:value="0.258093" calcext:value-type="float">
            <text:p>0.258093</text:p>
          </table:table-cell>
          <table:table-cell office:value-type="float" office:value="0.216266" calcext:value-type="float">
            <text:p>0.216266</text:p>
          </table:table-cell>
          <table:table-cell office:value-type="float" office:value="0.214917" calcext:value-type="float">
            <text:p>0.214917</text:p>
          </table:table-cell>
          <table:table-cell office:value-type="float" office:value="0.226302" calcext:value-type="float">
            <text:p>0.226302</text:p>
          </table:table-cell>
          <table:table-cell office:value-type="float" office:value="0.213051" calcext:value-type="float">
            <text:p>0.213051</text:p>
          </table:table-cell>
          <table:table-cell office:value-type="float" office:value="0.205005" calcext:value-type="float">
            <text:p>0.205005</text:p>
          </table:table-cell>
          <table:table-cell office:value-type="float" office:value="0.190025" calcext:value-type="float">
            <text:p>0.190025</text:p>
          </table:table-cell>
          <table:table-cell office:value-type="float" office:value="0.233349" calcext:value-type="float">
            <text:p>0.233349</text:p>
          </table:table-cell>
          <table:table-cell office:value-type="float" office:value="0.19551" calcext:value-type="float">
            <text:p>0.19551</text:p>
          </table:table-cell>
          <table:table-cell office:value-type="float" office:value="0.193335" calcext:value-type="float">
            <text:p>0.193335</text:p>
          </table:table-cell>
          <table:table-cell office:value-type="float" office:value="0.232304" calcext:value-type="float">
            <text:p>0.232304</text:p>
          </table:table-cell>
          <table:table-cell office:value-type="float" office:value="0.274549" calcext:value-type="float">
            <text:p>0.274549</text:p>
          </table:table-cell>
          <table:table-cell office:value-type="float" office:value="0.198014" calcext:value-type="float">
            <text:p>0.198014</text:p>
          </table:table-cell>
          <table:table-cell office:value-type="float" office:value="0.192291" calcext:value-type="float">
            <text:p>0.192291</text:p>
          </table:table-cell>
          <table:table-cell office:value-type="float" office:value="0.24396" calcext:value-type="float">
            <text:p>0.24396</text:p>
          </table:table-cell>
          <table:table-cell office:value-type="float" office:value="0.226208" calcext:value-type="float">
            <text:p>0.226208</text:p>
          </table:table-cell>
          <table:table-cell office:value-type="float" office:value="0.238894" calcext:value-type="float">
            <text:p>0.238894</text:p>
          </table:table-cell>
          <table:table-cell office:value-type="float" office:value="0.212703" calcext:value-type="float">
            <text:p>0.212703</text:p>
          </table:table-cell>
          <table:table-cell office:value-type="float" office:value="0.233697" calcext:value-type="float">
            <text:p>0.233697</text:p>
          </table:table-cell>
          <table:table-cell office:value-type="float" office:value="0.188024" calcext:value-type="float">
            <text:p>0.188024</text:p>
          </table:table-cell>
          <table:table-cell office:value-type="float" office:value="0.22121" calcext:value-type="float">
            <text:p>0.22121</text:p>
          </table:table-cell>
          <table:table-cell office:value-type="float" office:value="0.317548" calcext:value-type="float">
            <text:p>0.317548</text:p>
          </table:table-cell>
          <table:table-cell office:value-type="float" office:value="0.254372" calcext:value-type="float">
            <text:p>0.254372</text:p>
          </table:table-cell>
          <table:table-cell office:value-type="float" office:value="0.197783" calcext:value-type="float">
            <text:p>0.197783</text:p>
          </table:table-cell>
          <table:table-cell office:value-type="float" office:value="0.201515" calcext:value-type="float">
            <text:p>0.201515</text:p>
          </table:table-cell>
          <table:table-cell office:value-type="float" office:value="0.223633" calcext:value-type="float">
            <text:p>0.223633</text:p>
          </table:table-cell>
          <table:table-cell office:value-type="float" office:value="0.189201" calcext:value-type="float">
            <text:p>0.189201</text:p>
          </table:table-cell>
          <table:table-cell office:value-type="float" office:value="0.23459" calcext:value-type="float">
            <text:p>0.23459</text:p>
          </table:table-cell>
          <table:table-cell office:value-type="float" office:value="0.194508" calcext:value-type="float">
            <text:p>0.194508</text:p>
          </table:table-cell>
          <table:table-cell office:value-type="float" office:value="0.232396" calcext:value-type="float">
            <text:p>0.232396</text:p>
          </table:table-cell>
          <table:table-cell office:value-type="float" office:value="0.268417" calcext:value-type="float">
            <text:p>0.268417</text:p>
          </table:table-cell>
          <table:table-cell office:value-type="float" office:value="0.275341" calcext:value-type="float">
            <text:p>0.275341</text:p>
          </table:table-cell>
          <table:table-cell office:value-type="float" office:value="0.342257" calcext:value-type="float">
            <text:p>0.342257</text:p>
          </table:table-cell>
          <table:table-cell office:value-type="float" office:value="0.258577" calcext:value-type="float">
            <text:p>0.258577</text:p>
          </table:table-cell>
          <table:table-cell office:value-type="float" office:value="0.182094" calcext:value-type="float">
            <text:p>0.182094</text:p>
          </table:table-cell>
          <table:table-cell office:value-type="float" office:value="0.269242" calcext:value-type="float">
            <text:p>0.269242</text:p>
          </table:table-cell>
          <table:table-cell office:value-type="float" office:value="0.247625" calcext:value-type="float">
            <text:p>0.247625</text:p>
          </table:table-cell>
          <table:table-cell office:value-type="float" office:value="0.197962" calcext:value-type="float">
            <text:p>0.197962</text:p>
          </table:table-cell>
          <table:table-cell office:value-type="float" office:value="0.276929" calcext:value-type="float">
            <text:p>0.276929</text:p>
          </table:table-cell>
          <table:table-cell office:value-type="float" office:value="0.189735" calcext:value-type="float">
            <text:p>0.189735</text:p>
          </table:table-cell>
          <table:table-cell office:value-type="float" office:value="0.176732" calcext:value-type="float">
            <text:p>0.176732</text:p>
          </table:table-cell>
          <table:table-cell office:value-type="float" office:value="0.189608" calcext:value-type="float">
            <text:p>0.189608</text:p>
          </table:table-cell>
          <table:table-cell office:value-type="float" office:value="0.227014" calcext:value-type="float">
            <text:p>0.227014</text:p>
          </table:table-cell>
          <table:table-cell office:value-type="float" office:value="0.319557" calcext:value-type="float">
            <text:p>0.319557</text:p>
          </table:table-cell>
          <table:table-cell office:value-type="float" office:value="0.189051" calcext:value-type="float">
            <text:p>0.189051</text:p>
          </table:table-cell>
          <table:table-cell office:value-type="float" office:value="0.183933" calcext:value-type="float">
            <text:p>0.183933</text:p>
          </table:table-cell>
          <table:table-cell office:value-type="float" office:value="0.36078" calcext:value-type="float">
            <text:p>0.36078</text:p>
          </table:table-cell>
          <table:table-cell office:value-type="float" office:value="0.296721" calcext:value-type="float">
            <text:p>0.296721</text:p>
          </table:table-cell>
          <table:table-cell office:value-type="float" office:value="0.326007" calcext:value-type="float">
            <text:p>0.326007</text:p>
          </table:table-cell>
          <table:table-cell office:value-type="float" office:value="0.21702" calcext:value-type="float">
            <text:p>0.21702</text:p>
          </table:table-cell>
          <table:table-cell office:value-type="float" office:value="0.180981" calcext:value-type="float">
            <text:p>0.180981</text:p>
          </table:table-cell>
          <table:table-cell office:value-type="float" office:value="0.288654" calcext:value-type="float">
            <text:p>0.288654</text:p>
          </table:table-cell>
          <table:table-cell office:value-type="float" office:value="0.27552" calcext:value-type="float">
            <text:p>0.27552</text:p>
          </table:table-cell>
          <table:table-cell office:value-type="float" office:value="0.181961" calcext:value-type="float">
            <text:p>0.181961</text:p>
          </table:table-cell>
          <table:table-cell office:value-type="float" office:value="0.265955" calcext:value-type="float">
            <text:p>0.265955</text:p>
          </table:table-cell>
          <table:table-cell office:value-type="float" office:value="0.194212" calcext:value-type="float">
            <text:p>0.194212</text:p>
          </table:table-cell>
          <table:table-cell office:value-type="float" office:value="0.28554" calcext:value-type="float">
            <text:p>0.28554</text:p>
          </table:table-cell>
          <table:table-cell office:value-type="float" office:value="0.298192" calcext:value-type="float">
            <text:p>0.298192</text:p>
          </table:table-cell>
          <table:table-cell office:value-type="float" office:value="0.199996" calcext:value-type="float">
            <text:p>0.199996</text:p>
          </table:table-cell>
          <table:table-cell office:value-type="float" office:value="0.235951" calcext:value-type="float">
            <text:p>0.235951</text:p>
          </table:table-cell>
          <table:table-cell office:value-type="float" office:value="0.336367" calcext:value-type="float">
            <text:p>0.336367</text:p>
          </table:table-cell>
          <table:table-cell office:value-type="float" office:value="0.342882" calcext:value-type="float">
            <text:p>0.342882</text:p>
          </table:table-cell>
          <table:table-cell office:value-type="float" office:value="0.243616" calcext:value-type="float">
            <text:p>0.243616</text:p>
          </table:table-cell>
          <table:table-cell office:value-type="float" office:value="0.273314" calcext:value-type="float">
            <text:p>0.273314</text:p>
          </table:table-cell>
          <table:table-cell office:value-type="float" office:value="0.291017" calcext:value-type="float">
            <text:p>0.291017</text:p>
          </table:table-cell>
          <table:table-cell office:value-type="float" office:value="0.288121" calcext:value-type="float">
            <text:p>0.288121</text:p>
          </table:table-cell>
          <table:table-cell office:value-type="float" office:value="0.239388" calcext:value-type="float">
            <text:p>0.239388</text:p>
          </table:table-cell>
          <table:table-cell office:value-type="float" office:value="0.218116" calcext:value-type="float">
            <text:p>0.218116</text:p>
          </table:table-cell>
          <table:table-cell office:value-type="float" office:value="0.209394" calcext:value-type="float">
            <text:p>0.209394</text:p>
          </table:table-cell>
          <table:table-cell office:value-type="float" office:value="0.286172" calcext:value-type="float">
            <text:p>0.286172</text:p>
          </table:table-cell>
          <table:table-cell office:value-type="float" office:value="0.180869" calcext:value-type="float">
            <text:p>0.180869</text:p>
          </table:table-cell>
          <table:table-cell office:value-type="float" office:value="0.204343" calcext:value-type="float">
            <text:p>0.204343</text:p>
          </table:table-cell>
          <table:table-cell office:value-type="float" office:value="0.196317" calcext:value-type="float">
            <text:p>0.196317</text:p>
          </table:table-cell>
          <table:table-cell office:value-type="float" office:value="0.271676" calcext:value-type="float">
            <text:p>0.271676</text:p>
          </table:table-cell>
          <table:table-cell office:value-type="float" office:value="0.231203" calcext:value-type="float">
            <text:p>0.231203</text:p>
          </table:table-cell>
          <table:table-cell office:value-type="float" office:value="0.194967" calcext:value-type="float">
            <text:p>0.194967</text:p>
          </table:table-cell>
          <table:table-cell office:value-type="float" office:value="0.367674" calcext:value-type="float">
            <text:p>0.367674</text:p>
          </table:table-cell>
          <table:table-cell office:value-type="float" office:value="0.206429" calcext:value-type="float">
            <text:p>0.206429</text:p>
          </table:table-cell>
          <table:table-cell office:value-type="float" office:value="0.244752" calcext:value-type="float">
            <text:p>0.244752</text:p>
          </table:table-cell>
          <table:table-cell office:value-type="float" office:value="0.184847" calcext:value-type="float">
            <text:p>0.184847</text:p>
          </table:table-cell>
          <table:table-cell office:value-type="float" office:value="0.190012" calcext:value-type="float">
            <text:p>0.190012</text:p>
          </table:table-cell>
          <table:table-cell office:value-type="float" office:value="0.198363" calcext:value-type="float">
            <text:p>0.198363</text:p>
          </table:table-cell>
          <table:table-cell office:value-type="float" office:value="0.250054" calcext:value-type="float">
            <text:p>0.250054</text:p>
          </table:table-cell>
          <table:table-cell office:value-type="float" office:value="0.227044" calcext:value-type="float">
            <text:p>0.227044</text:p>
          </table:table-cell>
          <table:table-cell office:value-type="float" office:value="0.298387" calcext:value-type="float">
            <text:p>0.298387</text:p>
          </table:table-cell>
          <table:table-cell office:value-type="float" office:value="0.183695" calcext:value-type="float">
            <text:p>0.183695</text:p>
          </table:table-cell>
          <table:table-cell office:value-type="float" office:value="0.242534" calcext:value-type="float">
            <text:p>0.242534</text:p>
          </table:table-cell>
          <table:table-cell office:value-type="float" office:value="0.203543" calcext:value-type="float">
            <text:p>0.203543</text:p>
          </table:table-cell>
          <table:table-cell office:value-type="float" office:value="0.180579" calcext:value-type="float">
            <text:p>0.180579</text:p>
          </table:table-cell>
          <table:table-cell office:value-type="float" office:value="0.212038" calcext:value-type="float">
            <text:p>0.212038</text:p>
          </table:table-cell>
          <table:table-cell office:value-type="float" office:value="0.227814" calcext:value-type="float">
            <text:p>0.227814</text:p>
          </table:table-cell>
          <table:table-cell office:value-type="float" office:value="0.360264" calcext:value-type="float">
            <text:p>0.360264</text:p>
          </table:table-cell>
          <table:table-cell office:value-type="float" office:value="0.247284" calcext:value-type="float">
            <text:p>0.247284</text:p>
          </table:table-cell>
          <table:table-cell office:value-type="float" office:value="0.259856" calcext:value-type="float">
            <text:p>0.259856</text:p>
          </table:table-cell>
          <table:table-cell office:value-type="float" office:value="0.194534" calcext:value-type="float">
            <text:p>0.194534</text:p>
          </table:table-cell>
          <table:table-cell office:value-type="float" office:value="0.259544" calcext:value-type="float">
            <text:p>0.259544</text:p>
          </table:table-cell>
          <table:table-cell office:value-type="float" office:value="0.329249" calcext:value-type="float">
            <text:p>0.329249</text:p>
          </table:table-cell>
          <table:table-cell office:value-type="float" office:value="0.302878" calcext:value-type="float">
            <text:p>0.302878</text:p>
          </table:table-cell>
          <table:table-cell office:value-type="float" office:value="0.324465" calcext:value-type="float">
            <text:p>0.324465</text:p>
          </table:table-cell>
          <table:table-cell office:value-type="float" office:value="0.191093" calcext:value-type="float">
            <text:p>0.191093</text:p>
          </table:table-cell>
          <table:table-cell office:value-type="float" office:value="0.248411" calcext:value-type="float">
            <text:p>0.248411</text:p>
          </table:table-cell>
          <table:table-cell office:value-type="float" office:value="0.281565" calcext:value-type="float">
            <text:p>0.281565</text:p>
          </table:table-cell>
          <table:table-cell office:value-type="float" office:value="0.251746" calcext:value-type="float">
            <text:p>0.251746</text:p>
          </table:table-cell>
          <table:table-cell office:value-type="float" office:value="0.199349" calcext:value-type="float">
            <text:p>0.199349</text:p>
          </table:table-cell>
          <table:table-cell office:value-type="float" office:value="0.200941" calcext:value-type="float">
            <text:p>0.200941</text:p>
          </table:table-cell>
          <table:table-cell office:value-type="float" office:value="0.215603" calcext:value-type="float">
            <text:p>0.215603</text:p>
          </table:table-cell>
          <table:table-cell office:value-type="float" office:value="0.257269" calcext:value-type="float">
            <text:p>0.257269</text:p>
          </table:table-cell>
          <table:table-cell office:value-type="float" office:value="0.182508" calcext:value-type="float">
            <text:p>0.182508</text:p>
          </table:table-cell>
          <table:table-cell office:value-type="float" office:value="0.199395" calcext:value-type="float">
            <text:p>0.199395</text:p>
          </table:table-cell>
          <table:table-cell office:value-type="float" office:value="0.251045" calcext:value-type="float">
            <text:p>0.251045</text:p>
          </table:table-cell>
          <table:table-cell office:value-type="float" office:value="0.196987" calcext:value-type="float">
            <text:p>0.196987</text:p>
          </table:table-cell>
          <table:table-cell office:value-type="float" office:value="0.292575" calcext:value-type="float">
            <text:p>0.292575</text:p>
          </table:table-cell>
          <table:table-cell office:value-type="float" office:value="0.283978" calcext:value-type="float">
            <text:p>0.283978</text:p>
          </table:table-cell>
          <table:table-cell office:value-type="float" office:value="0.204957" calcext:value-type="float">
            <text:p>0.204957</text:p>
          </table:table-cell>
          <table:table-cell office:value-type="float" office:value="0.187043" calcext:value-type="float">
            <text:p>0.187043</text:p>
          </table:table-cell>
          <table:table-cell office:value-type="float" office:value="0.179148" calcext:value-type="float">
            <text:p>0.179148</text:p>
          </table:table-cell>
          <table:table-cell office:value-type="float" office:value="0.191643" calcext:value-type="float">
            <text:p>0.191643</text:p>
          </table:table-cell>
          <table:table-cell office:value-type="float" office:value="0.268235" calcext:value-type="float">
            <text:p>0.268235</text:p>
          </table:table-cell>
          <table:table-cell office:value-type="float" office:value="0.242244" calcext:value-type="float">
            <text:p>0.242244</text:p>
          </table:table-cell>
          <table:table-cell office:value-type="float" office:value="0.17633" calcext:value-type="float">
            <text:p>0.1763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98646" calcext:value-type="float">
            <text:p>0.19864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83895" calcext:value-type="float">
            <text:p>0.283895</text:p>
          </table:table-cell>
          <table:table-cell office:value-type="float" office:value="0.191151" calcext:value-type="float">
            <text:p>0.191151</text:p>
          </table:table-cell>
          <table:table-cell office:value-type="float" office:value="0.234059" calcext:value-type="float">
            <text:p>0.234059</text:p>
          </table:table-cell>
          <table:table-cell office:value-type="float" office:value="0.193468" calcext:value-type="float">
            <text:p>0.193468</text:p>
          </table:table-cell>
          <table:table-cell office:value-type="float" office:value="0.231227" calcext:value-type="float">
            <text:p>0.231227</text:p>
          </table:table-cell>
          <table:table-cell office:value-type="float" office:value="0.1973" calcext:value-type="float">
            <text:p>0.1973</text:p>
          </table:table-cell>
          <table:table-cell office:value-type="float" office:value="0.312603" calcext:value-type="float">
            <text:p>0.312603</text:p>
          </table:table-cell>
          <table:table-cell office:value-type="float" office:value="0.282602" calcext:value-type="float">
            <text:p>0.282602</text:p>
          </table:table-cell>
          <table:table-cell office:value-type="float" office:value="0.205818" calcext:value-type="float">
            <text:p>0.205818</text:p>
          </table:table-cell>
          <table:table-cell office:value-type="float" office:value="0.197065" calcext:value-type="float">
            <text:p>0.197065</text:p>
          </table:table-cell>
          <table:table-cell office:value-type="float" office:value="0.201063" calcext:value-type="float">
            <text:p>0.201063</text:p>
          </table:table-cell>
          <table:table-cell office:value-type="float" office:value="0.262499" calcext:value-type="float">
            <text:p>0.262499</text:p>
          </table:table-cell>
          <table:table-cell office:value-type="float" office:value="0.207509" calcext:value-type="float">
            <text:p>0.207509</text:p>
          </table:table-cell>
          <table:table-cell office:value-type="float" office:value="0.246804" calcext:value-type="float">
            <text:p>0.246804</text:p>
          </table:table-cell>
          <table:table-cell office:value-type="float" office:value="0.214063" calcext:value-type="float">
            <text:p>0.214063</text:p>
          </table:table-cell>
          <table:table-cell office:value-type="float" office:value="0.205875" calcext:value-type="float">
            <text:p>0.205875</text:p>
          </table:table-cell>
          <table:table-cell office:value-type="float" office:value="0.284669" calcext:value-type="float">
            <text:p>0.284669</text:p>
          </table:table-cell>
          <table:table-cell office:value-type="float" office:value="0.199827" calcext:value-type="float">
            <text:p>0.199827</text:p>
          </table:table-cell>
          <table:table-cell office:value-type="float" office:value="0.194309" calcext:value-type="float">
            <text:p>0.194309</text:p>
          </table:table-cell>
          <table:table-cell office:value-type="float" office:value="0.253814" calcext:value-type="float">
            <text:p>0.253814</text:p>
          </table:table-cell>
          <table:table-cell office:value-type="float" office:value="0.307333" calcext:value-type="float">
            <text:p>0.307333</text:p>
          </table:table-cell>
          <table:table-cell office:value-type="float" office:value="0.242707" calcext:value-type="float">
            <text:p>0.242707</text:p>
          </table:table-cell>
          <table:table-cell office:value-type="float" office:value="0.260855" calcext:value-type="float">
            <text:p>0.260855</text:p>
          </table:table-cell>
          <table:table-cell office:value-type="float" office:value="0.197108" calcext:value-type="float">
            <text:p>0.197108</text:p>
          </table:table-cell>
          <table:table-cell office:value-type="float" office:value="0.208892" calcext:value-type="float">
            <text:p>0.208892</text:p>
          </table:table-cell>
          <table:table-cell office:value-type="float" office:value="0.208659" calcext:value-type="float">
            <text:p>0.208659</text:p>
          </table:table-cell>
          <table:table-cell office:value-type="float" office:value="0.228612" calcext:value-type="float">
            <text:p>0.228612</text:p>
          </table:table-cell>
          <table:table-cell office:value-type="float" office:value="0.197446" calcext:value-type="float">
            <text:p>0.197446</text:p>
          </table:table-cell>
          <table:table-cell office:value-type="float" office:value="0.233826" calcext:value-type="float">
            <text:p>0.233826</text:p>
          </table:table-cell>
          <table:table-cell office:value-type="float" office:value="0.259051" calcext:value-type="float">
            <text:p>0.259051</text:p>
          </table:table-cell>
          <table:table-cell office:value-type="float" office:value="0.21984" calcext:value-type="float">
            <text:p>0.21984</text:p>
          </table:table-cell>
          <table:table-cell office:value-type="float" office:value="0.213793" calcext:value-type="float">
            <text:p>0.213793</text:p>
          </table:table-cell>
          <table:table-cell office:value-type="float" office:value="0.280786" calcext:value-type="float">
            <text:p>0.280786</text:p>
          </table:table-cell>
          <table:table-cell office:value-type="float" office:value="0.386902" calcext:value-type="float">
            <text:p>0.386902</text:p>
          </table:table-cell>
          <table:table-cell office:value-type="float" office:value="0.219965" calcext:value-type="float">
            <text:p>0.219965</text:p>
          </table:table-cell>
          <table:table-cell office:value-type="float" office:value="0.213354" calcext:value-type="float">
            <text:p>0.213354</text:p>
          </table:table-cell>
          <table:table-cell office:value-type="float" office:value="0.269721" calcext:value-type="float">
            <text:p>0.269721</text:p>
          </table:table-cell>
          <table:table-cell office:value-type="float" office:value="0.23082" calcext:value-type="float">
            <text:p>0.23082</text:p>
          </table:table-cell>
          <table:table-cell office:value-type="float" office:value="0.297845" calcext:value-type="float">
            <text:p>0.297845</text:p>
          </table:table-cell>
          <table:table-cell office:value-type="float" office:value="0.20918" calcext:value-type="float">
            <text:p>0.20918</text:p>
          </table:table-cell>
          <table:table-cell office:value-type="float" office:value="0.208064" calcext:value-type="float">
            <text:p>0.208064</text:p>
          </table:table-cell>
          <table:table-cell office:value-type="float" office:value="0.208971" calcext:value-type="float">
            <text:p>0.208971</text:p>
          </table:table-cell>
          <table:table-cell office:value-type="float" office:value="0.30944" calcext:value-type="float">
            <text:p>0.30944</text:p>
          </table:table-cell>
          <table:table-cell office:value-type="float" office:value="0.30588" calcext:value-type="float">
            <text:p>0.30588</text:p>
          </table:table-cell>
          <table:table-cell office:value-type="float" office:value="0.219053" calcext:value-type="float">
            <text:p>0.219053</text:p>
          </table:table-cell>
          <table:table-cell office:value-type="float" office:value="0.283043" calcext:value-type="float">
            <text:p>0.283043</text:p>
          </table:table-cell>
          <table:table-cell office:value-type="float" office:value="0.194255" calcext:value-type="float">
            <text:p>0.194255</text:p>
          </table:table-cell>
          <table:table-cell office:value-type="float" office:value="0.292552" calcext:value-type="float">
            <text:p>0.292552</text:p>
          </table:table-cell>
          <table:table-cell office:value-type="float" office:value="0.288183" calcext:value-type="float">
            <text:p>0.288183</text:p>
          </table:table-cell>
          <table:table-cell office:value-type="float" office:value="0.258521" calcext:value-type="float">
            <text:p>0.258521</text:p>
          </table:table-cell>
          <table:table-cell office:value-type="float" office:value="0.218115" calcext:value-type="float">
            <text:p>0.218115</text:p>
          </table:table-cell>
          <table:table-cell office:value-type="float" office:value="0.222031" calcext:value-type="float">
            <text:p>0.222031</text:p>
          </table:table-cell>
          <table:table-cell office:value-type="float" office:value="0.210023" calcext:value-type="float">
            <text:p>0.210023</text:p>
          </table:table-cell>
          <table:table-cell office:value-type="float" office:value="0.207826" calcext:value-type="float">
            <text:p>0.207826</text:p>
          </table:table-cell>
          <table:table-cell office:value-type="float" office:value="0.210259" calcext:value-type="float">
            <text:p>0.210259</text:p>
          </table:table-cell>
          <table:table-cell office:value-type="float" office:value="0.334892" calcext:value-type="float">
            <text:p>0.334892</text:p>
          </table:table-cell>
          <table:table-cell office:value-type="float" office:value="0.292459" calcext:value-type="float">
            <text:p>0.292459</text:p>
          </table:table-cell>
          <table:table-cell office:value-type="float" office:value="0.291656" calcext:value-type="float">
            <text:p>0.291656</text:p>
          </table:table-cell>
          <table:table-cell office:value-type="float" office:value="0.280257" calcext:value-type="float">
            <text:p>0.280257</text:p>
          </table:table-cell>
          <table:table-cell office:value-type="float" office:value="0.210809" calcext:value-type="float">
            <text:p>0.210809</text:p>
          </table:table-cell>
          <table:table-cell office:value-type="float" office:value="0.25425" calcext:value-type="float">
            <text:p>0.25425</text:p>
          </table:table-cell>
          <table:table-cell office:value-type="float" office:value="0.376316" calcext:value-type="float">
            <text:p>0.376316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53632" calcext:value-type="float">
            <text:p>0.253632</text:p>
          </table:table-cell>
          <table:table-cell office:value-type="float" office:value="0.252468" calcext:value-type="float">
            <text:p>0.252468</text:p>
          </table:table-cell>
          <table:table-cell office:value-type="float" office:value="0.213066" calcext:value-type="float">
            <text:p>0.213066</text:p>
          </table:table-cell>
          <table:table-cell office:value-type="float" office:value="0.192437" calcext:value-type="float">
            <text:p>0.192437</text:p>
          </table:table-cell>
          <table:table-cell office:value-type="float" office:value="0.314071" calcext:value-type="float">
            <text:p>0.314071</text:p>
          </table:table-cell>
          <table:table-cell office:value-type="float" office:value="0.223007" calcext:value-type="float">
            <text:p>0.223007</text:p>
          </table:table-cell>
          <table:table-cell office:value-type="float" office:value="0.192924" calcext:value-type="float">
            <text:p>0.192924</text:p>
          </table:table-cell>
          <table:table-cell office:value-type="float" office:value="0.222826" calcext:value-type="float">
            <text:p>0.222826</text:p>
          </table:table-cell>
          <table:table-cell office:value-type="float" office:value="0.338421" calcext:value-type="float">
            <text:p>0.338421</text:p>
          </table:table-cell>
          <table:table-cell office:value-type="float" office:value="0.255768" calcext:value-type="float">
            <text:p>0.255768</text:p>
          </table:table-cell>
          <table:table-cell office:value-type="float" office:value="0.203791" calcext:value-type="float">
            <text:p>0.203791</text:p>
          </table:table-cell>
          <table:table-cell office:value-type="float" office:value="0.194241" calcext:value-type="float">
            <text:p>0.194241</text:p>
          </table:table-cell>
          <table:table-cell office:value-type="float" office:value="0.216182" calcext:value-type="float">
            <text:p>0.216182</text:p>
          </table:table-cell>
          <table:table-cell office:value-type="float" office:value="0.32477" calcext:value-type="float">
            <text:p>0.32477</text:p>
          </table:table-cell>
          <table:table-cell office:value-type="float" office:value="0.207588" calcext:value-type="float">
            <text:p>0.207588</text:p>
          </table:table-cell>
          <table:table-cell office:value-type="float" office:value="0.311935" calcext:value-type="float">
            <text:p>0.311935</text:p>
          </table:table-cell>
          <table:table-cell office:value-type="float" office:value="0.241798" calcext:value-type="float">
            <text:p>0.241798</text:p>
          </table:table-cell>
          <table:table-cell office:value-type="float" office:value="0.21925" calcext:value-type="float">
            <text:p>0.21925</text:p>
          </table:table-cell>
          <table:table-cell office:value-type="float" office:value="0.249673" calcext:value-type="float">
            <text:p>0.249673</text:p>
          </table:table-cell>
          <table:table-cell office:value-type="float" office:value="0.212086" calcext:value-type="float">
            <text:p>0.212086</text:p>
          </table:table-cell>
          <table:table-cell office:value-type="float" office:value="0.193281" calcext:value-type="float">
            <text:p>0.193281</text:p>
          </table:table-cell>
          <table:table-cell office:value-type="float" office:value="0.263226" calcext:value-type="float">
            <text:p>0.263226</text:p>
          </table:table-cell>
          <table:table-cell office:value-type="float" office:value="0.326517" calcext:value-type="float">
            <text:p>0.326517</text:p>
          </table:table-cell>
          <table:table-cell office:value-type="float" office:value="0.195016" calcext:value-type="float">
            <text:p>0.195016</text:p>
          </table:table-cell>
          <table:table-cell office:value-type="float" office:value="0.212254" calcext:value-type="float">
            <text:p>0.212254</text:p>
          </table:table-cell>
          <table:table-cell office:value-type="float" office:value="0.32584" calcext:value-type="float">
            <text:p>0.32584</text:p>
          </table:table-cell>
          <table:table-cell office:value-type="float" office:value="0.206779" calcext:value-type="float">
            <text:p>0.206779</text:p>
          </table:table-cell>
          <table:table-cell office:value-type="float" office:value="0.330995" calcext:value-type="float">
            <text:p>0.330995</text:p>
          </table:table-cell>
          <table:table-cell office:value-type="float" office:value="0.234405" calcext:value-type="float">
            <text:p>0.234405</text:p>
          </table:table-cell>
          <table:table-cell office:value-type="float" office:value="0.238862" calcext:value-type="float">
            <text:p>0.238862</text:p>
          </table:table-cell>
          <table:table-cell office:value-type="float" office:value="0.34069" calcext:value-type="float">
            <text:p>0.34069</text:p>
          </table:table-cell>
          <table:table-cell office:value-type="float" office:value="0.225535" calcext:value-type="float">
            <text:p>0.225535</text:p>
          </table:table-cell>
          <table:table-cell office:value-type="float" office:value="0.245409" calcext:value-type="float">
            <text:p>0.245409</text:p>
          </table:table-cell>
          <table:table-cell office:value-type="float" office:value="0.25299" calcext:value-type="float">
            <text:p>0.25299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250407" calcext:value-type="float">
            <text:p>0.250407</text:p>
          </table:table-cell>
          <table:table-cell office:value-type="float" office:value="0.328954" calcext:value-type="float">
            <text:p>0.328954</text:p>
          </table:table-cell>
          <table:table-cell office:value-type="float" office:value="0.223205" calcext:value-type="float">
            <text:p>0.223205</text:p>
          </table:table-cell>
          <table:table-cell office:value-type="float" office:value="0.270934" calcext:value-type="float">
            <text:p>0.270934</text:p>
          </table:table-cell>
          <table:table-cell office:value-type="float" office:value="0.37207" calcext:value-type="float">
            <text:p>0.37207</text:p>
          </table:table-cell>
          <table:table-cell office:value-type="float" office:value="0.312733" calcext:value-type="float">
            <text:p>0.312733</text:p>
          </table:table-cell>
          <table:table-cell office:value-type="float" office:value="0.311772" calcext:value-type="float">
            <text:p>0.311772</text:p>
          </table:table-cell>
          <table:table-cell office:value-type="float" office:value="0.317773" calcext:value-type="float">
            <text:p>0.317773</text:p>
          </table:table-cell>
          <table:table-cell office:value-type="float" office:value="0.319106" calcext:value-type="float">
            <text:p>0.319106</text:p>
          </table:table-cell>
          <table:table-cell office:value-type="float" office:value="0.319581" calcext:value-type="float">
            <text:p>0.319581</text:p>
          </table:table-cell>
          <table:table-cell office:value-type="float" office:value="0.201308" calcext:value-type="float">
            <text:p>0.201308</text:p>
          </table:table-cell>
          <table:table-cell office:value-type="float" office:value="0.293952" calcext:value-type="float">
            <text:p>0.293952</text:p>
          </table:table-cell>
          <table:table-cell office:value-type="float" office:value="0.406458" calcext:value-type="float">
            <text:p>0.406458</text:p>
          </table:table-cell>
          <table:table-cell office:value-type="float" office:value="0.227499" calcext:value-type="float">
            <text:p>0.227499</text:p>
          </table:table-cell>
          <table:table-cell office:value-type="float" office:value="0.208719" calcext:value-type="float">
            <text:p>0.208719</text:p>
          </table:table-cell>
          <table:table-cell office:value-type="float" office:value="0.342667" calcext:value-type="float">
            <text:p>0.342667</text:p>
          </table:table-cell>
          <table:table-cell office:value-type="float" office:value="0.222361" calcext:value-type="float">
            <text:p>0.222361</text:p>
          </table:table-cell>
          <table:table-cell office:value-type="float" office:value="0.23681" calcext:value-type="float">
            <text:p>0.23681</text:p>
          </table:table-cell>
          <table:table-cell office:value-type="float" office:value="0.196393" calcext:value-type="float">
            <text:p>0.196393</text:p>
          </table:table-cell>
          <table:table-cell office:value-type="float" office:value="0.230566" calcext:value-type="float">
            <text:p>0.230566</text:p>
          </table:table-cell>
          <table:table-cell office:value-type="float" office:value="0.33596" calcext:value-type="float">
            <text:p>0.33596</text:p>
          </table:table-cell>
          <table:table-cell office:value-type="float" office:value="0.340979" calcext:value-type="float">
            <text:p>0.340979</text:p>
          </table:table-cell>
          <table:table-cell office:value-type="float" office:value="0.203959" calcext:value-type="float">
            <text:p>0.203959</text:p>
          </table:table-cell>
          <table:table-cell office:value-type="float" office:value="0.231994" calcext:value-type="float">
            <text:p>0.231994</text:p>
          </table:table-cell>
          <table:table-cell office:value-type="float" office:value="0.34128" calcext:value-type="float">
            <text:p>0.34128</text:p>
          </table:table-cell>
          <table:table-cell office:value-type="float" office:value="0.217888" calcext:value-type="float">
            <text:p>0.217888</text:p>
          </table:table-cell>
          <table:table-cell office:value-type="float" office:value="0.266317" calcext:value-type="float">
            <text:p>0.266317</text:p>
          </table:table-cell>
          <table:table-cell office:value-type="float" office:value="0.338597" calcext:value-type="float">
            <text:p>0.338597</text:p>
          </table:table-cell>
          <table:table-cell office:value-type="float" office:value="0.301696" calcext:value-type="float">
            <text:p>0.301696</text:p>
          </table:table-cell>
          <table:table-cell office:value-type="float" office:value="0.335503" calcext:value-type="float">
            <text:p>0.335503</text:p>
          </table:table-cell>
          <table:table-cell office:value-type="float" office:value="0.301551" calcext:value-type="float">
            <text:p>0.301551</text:p>
          </table:table-cell>
          <table:table-cell office:value-type="float" office:value="0.301854" calcext:value-type="float">
            <text:p>0.301854</text:p>
          </table:table-cell>
          <table:table-cell office:value-type="float" office:value="0.215357" calcext:value-type="float">
            <text:p>0.215357</text:p>
          </table:table-cell>
          <table:table-cell office:value-type="float" office:value="0.333353" calcext:value-type="float">
            <text:p>0.333353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23895" calcext:value-type="float">
            <text:p>0.23895</text:p>
          </table:table-cell>
          <table:table-cell office:value-type="float" office:value="0.316106" calcext:value-type="float">
            <text:p>0.316106</text:p>
          </table:table-cell>
          <table:table-cell office:value-type="float" office:value="0.218266" calcext:value-type="float">
            <text:p>0.218266</text:p>
          </table:table-cell>
          <table:table-cell office:value-type="float" office:value="0.257826" calcext:value-type="float">
            <text:p>0.257826</text:p>
          </table:table-cell>
          <table:table-cell office:value-type="float" office:value="0.228009" calcext:value-type="float">
            <text:p>0.228009</text:p>
          </table:table-cell>
          <table:table-cell office:value-type="float" office:value="0.236262" calcext:value-type="float">
            <text:p>0.236262</text:p>
          </table:table-cell>
          <table:table-cell office:value-type="float" office:value="0.229117" calcext:value-type="float">
            <text:p>0.229117</text:p>
          </table:table-cell>
          <table:table-cell office:value-type="float" office:value="0.239581" calcext:value-type="float">
            <text:p>0.239581</text:p>
          </table:table-cell>
          <table:table-cell office:value-type="float" office:value="0.282411" calcext:value-type="float">
            <text:p>0.282411</text:p>
          </table:table-cell>
          <table:table-cell office:value-type="float" office:value="0.220693" calcext:value-type="float">
            <text:p>0.220693</text:p>
          </table:table-cell>
          <table:table-cell office:value-type="float" office:value="0.204086" calcext:value-type="float">
            <text:p>0.204086</text:p>
          </table:table-cell>
          <table:table-cell office:value-type="float" office:value="0.301513" calcext:value-type="float">
            <text:p>0.301513</text:p>
          </table:table-cell>
          <table:table-cell office:value-type="float" office:value="0.27108" calcext:value-type="float">
            <text:p>0.27108</text:p>
          </table:table-cell>
          <table:table-cell office:value-type="float" office:value="0.266202" calcext:value-type="float">
            <text:p>0.266202</text:p>
          </table:table-cell>
          <table:table-cell office:value-type="float" office:value="0.317033" calcext:value-type="float">
            <text:p>0.317033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790068" calcext:value-type="float">
            <text:p>0.790068</text:p>
          </table:table-cell>
          <table:table-cell office:value-type="float" office:value="0.708829" calcext:value-type="float">
            <text:p>0.708829</text:p>
          </table:table-cell>
          <table:table-cell office:value-type="float" office:value="0.763364" calcext:value-type="float">
            <text:p>0.763364</text:p>
          </table:table-cell>
          <table:table-cell office:value-type="float" office:value="0.758589" calcext:value-type="float">
            <text:p>0.758589</text:p>
          </table:table-cell>
          <table:table-cell office:value-type="float" office:value="0.694349" calcext:value-type="float">
            <text:p>0.694349</text:p>
          </table:table-cell>
          <table:table-cell office:value-type="float" office:value="0.738155" calcext:value-type="float">
            <text:p>0.738155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73867" calcext:value-type="float">
            <text:p>0.73867</text:p>
          </table:table-cell>
          <table:table-cell office:value-type="float" office:value="0.678159" calcext:value-type="float">
            <text:p>0.678159</text:p>
          </table:table-cell>
          <table:table-cell office:value-type="float" office:value="0.69731" calcext:value-type="float">
            <text:p>0.69731</text:p>
          </table:table-cell>
          <table:table-cell office:value-type="float" office:value="0.68042" calcext:value-type="float">
            <text:p>0.68042</text:p>
          </table:table-cell>
          <table:table-cell office:value-type="float" office:value="0.879003" calcext:value-type="float">
            <text:p>0.879003</text:p>
          </table:table-cell>
          <table:table-cell office:value-type="float" office:value="0.70234" calcext:value-type="float">
            <text:p>0.70234</text:p>
          </table:table-cell>
          <table:table-cell office:value-type="float" office:value="0.847915" calcext:value-type="float">
            <text:p>0.847915</text:p>
          </table:table-cell>
          <table:table-cell office:value-type="float" office:value="0.712449" calcext:value-type="float">
            <text:p>0.712449</text:p>
          </table:table-cell>
          <table:table-cell office:value-type="float" office:value="0.845653" calcext:value-type="float">
            <text:p>0.845653</text:p>
          </table:table-cell>
          <table:table-cell office:value-type="float" office:value="0.839207" calcext:value-type="float">
            <text:p>0.839207</text:p>
          </table:table-cell>
          <table:table-cell office:value-type="float" office:value="0.705795" calcext:value-type="float">
            <text:p>0.705795</text:p>
          </table:table-cell>
          <table:table-cell office:value-type="float" office:value="0.838951" calcext:value-type="float">
            <text:p>0.838951</text:p>
          </table:table-cell>
          <table:table-cell office:value-type="float" office:value="0.801686" calcext:value-type="float">
            <text:p>0.801686</text:p>
          </table:table-cell>
          <table:table-cell office:value-type="float" office:value="0.758786" calcext:value-type="float">
            <text:p>0.758786</text:p>
          </table:table-cell>
          <table:table-cell office:value-type="float" office:value="0.697364" calcext:value-type="float">
            <text:p>0.697364</text:p>
          </table:table-cell>
          <table:table-cell office:value-type="float" office:value="0.72104" calcext:value-type="float">
            <text:p>0.72104</text:p>
          </table:table-cell>
          <table:table-cell office:value-type="float" office:value="0.818984" calcext:value-type="float">
            <text:p>0.818984</text:p>
          </table:table-cell>
          <table:table-cell office:value-type="float" office:value="0.829445" calcext:value-type="float">
            <text:p>0.829445</text:p>
          </table:table-cell>
          <table:table-cell office:value-type="float" office:value="0.892707" calcext:value-type="float">
            <text:p>0.892707</text:p>
          </table:table-cell>
          <table:table-cell office:value-type="float" office:value="0.793792" calcext:value-type="float">
            <text:p>0.793792</text:p>
          </table:table-cell>
          <table:table-cell office:value-type="float" office:value="0.763254" calcext:value-type="float">
            <text:p>0.763254</text:p>
          </table:table-cell>
          <table:table-cell office:value-type="float" office:value="0.977175" calcext:value-type="float">
            <text:p>0.977175</text:p>
          </table:table-cell>
          <table:table-cell office:value-type="float" office:value="0.958829" calcext:value-type="float">
            <text:p>0.958829</text:p>
          </table:table-cell>
          <table:table-cell office:value-type="float" office:value="0.845914" calcext:value-type="float">
            <text:p>0.845914</text:p>
          </table:table-cell>
          <table:table-cell office:value-type="float" office:value="0.627057" calcext:value-type="float">
            <text:p>0.627057</text:p>
          </table:table-cell>
          <table:table-cell office:value-type="float" office:value="0.68051" calcext:value-type="float">
            <text:p>0.68051</text:p>
          </table:table-cell>
          <table:table-cell office:value-type="float" office:value="0.856366" calcext:value-type="float">
            <text:p>0.856366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709927" calcext:value-type="float">
            <text:p>0.709927</text:p>
          </table:table-cell>
          <table:table-cell office:value-type="float" office:value="0.743104" calcext:value-type="float">
            <text:p>0.743104</text:p>
          </table:table-cell>
          <table:table-cell office:value-type="float" office:value="0.866458" calcext:value-type="float">
            <text:p>0.866458</text:p>
          </table:table-cell>
          <table:table-cell office:value-type="float" office:value="0.715759" calcext:value-type="float">
            <text:p>0.715759</text:p>
          </table:table-cell>
          <table:table-cell office:value-type="float" office:value="0.769997" calcext:value-type="float">
            <text:p>0.769997</text:p>
          </table:table-cell>
          <table:table-cell office:value-type="float" office:value="0.821857" calcext:value-type="float">
            <text:p>0.821857</text:p>
          </table:table-cell>
          <table:table-cell office:value-type="float" office:value="0.654645" calcext:value-type="float">
            <text:p>0.654645</text:p>
          </table:table-cell>
          <table:table-cell office:value-type="float" office:value="0.779216" calcext:value-type="float">
            <text:p>0.779216</text:p>
          </table:table-cell>
          <table:table-cell office:value-type="float" office:value="0.692595" calcext:value-type="float">
            <text:p>0.692595</text:p>
          </table:table-cell>
          <table:table-cell office:value-type="float" office:value="0.735482" calcext:value-type="float">
            <text:p>0.735482</text:p>
          </table:table-cell>
          <table:table-cell office:value-type="float" office:value="0.928015" calcext:value-type="float">
            <text:p>0.928015</text:p>
          </table:table-cell>
          <table:table-cell office:value-type="float" office:value="0.689946" calcext:value-type="float">
            <text:p>0.689946</text:p>
          </table:table-cell>
          <table:table-cell office:value-type="float" office:value="0.784686" calcext:value-type="float">
            <text:p>0.784686</text:p>
          </table:table-cell>
          <table:table-cell office:value-type="float" office:value="0.667686" calcext:value-type="float">
            <text:p>0.667686</text:p>
          </table:table-cell>
          <table:table-cell office:value-type="float" office:value="0.966361" calcext:value-type="float">
            <text:p>0.966361</text:p>
          </table:table-cell>
          <table:table-cell office:value-type="float" office:value="0.812475" calcext:value-type="float">
            <text:p>0.812475</text:p>
          </table:table-cell>
          <table:table-cell office:value-type="float" office:value="0.894666" calcext:value-type="float">
            <text:p>0.894666</text:p>
          </table:table-cell>
          <table:table-cell office:value-type="float" office:value="0.940129" calcext:value-type="float">
            <text:p>0.940129</text:p>
          </table:table-cell>
          <table:table-cell office:value-type="float" office:value="0.762688" calcext:value-type="float">
            <text:p>0.762688</text:p>
          </table:table-cell>
          <table:table-cell office:value-type="float" office:value="0.768835" calcext:value-type="float">
            <text:p>0.768835</text:p>
          </table:table-cell>
          <table:table-cell office:value-type="float" office:value="0.791891" calcext:value-type="float">
            <text:p>0.791891</text:p>
          </table:table-cell>
          <table:table-cell office:value-type="float" office:value="0.865597" calcext:value-type="float">
            <text:p>0.865597</text:p>
          </table:table-cell>
          <table:table-cell office:value-type="float" office:value="0.73542" calcext:value-type="float">
            <text:p>0.73542</text:p>
          </table:table-cell>
          <table:table-cell office:value-type="float" office:value="0.689036" calcext:value-type="float">
            <text:p>0.689036</text:p>
          </table:table-cell>
          <table:table-cell office:value-type="float" office:value="1.11113" calcext:value-type="float">
            <text:p>1.11113</text:p>
          </table:table-cell>
          <table:table-cell office:value-type="float" office:value="0.802893" calcext:value-type="float">
            <text:p>0.802893</text:p>
          </table:table-cell>
          <table:table-cell office:value-type="float" office:value="0.818616" calcext:value-type="float">
            <text:p>0.818616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1.04336" calcext:value-type="float">
            <text:p>1.04336</text:p>
          </table:table-cell>
          <table:table-cell office:value-type="float" office:value="0.855888" calcext:value-type="float">
            <text:p>0.855888</text:p>
          </table:table-cell>
          <table:table-cell office:value-type="float" office:value="0.769718" calcext:value-type="float">
            <text:p>0.769718</text:p>
          </table:table-cell>
          <table:table-cell office:value-type="float" office:value="1.02836" calcext:value-type="float">
            <text:p>1.02836</text:p>
          </table:table-cell>
          <table:table-cell office:value-type="float" office:value="0.731807" calcext:value-type="float">
            <text:p>0.731807</text:p>
          </table:table-cell>
          <table:table-cell office:value-type="float" office:value="0.60078" calcext:value-type="float">
            <text:p>0.60078</text:p>
          </table:table-cell>
          <table:table-cell office:value-type="float" office:value="0.651814" calcext:value-type="float">
            <text:p>0.651814</text:p>
          </table:table-cell>
          <table:table-cell office:value-type="float" office:value="0.756448" calcext:value-type="float">
            <text:p>0.756448</text:p>
          </table:table-cell>
          <table:table-cell office:value-type="float" office:value="0.647366" calcext:value-type="float">
            <text:p>0.647366</text:p>
          </table:table-cell>
          <table:table-cell office:value-type="float" office:value="0.713492" calcext:value-type="float">
            <text:p>0.713492</text:p>
          </table:table-cell>
          <table:table-cell office:value-type="float" office:value="1.02499" calcext:value-type="float">
            <text:p>1.02499</text:p>
          </table:table-cell>
          <table:table-cell office:value-type="float" office:value="0.901657" calcext:value-type="float">
            <text:p>0.901657</text:p>
          </table:table-cell>
          <table:table-cell office:value-type="float" office:value="0.972762" calcext:value-type="float">
            <text:p>0.972762</text:p>
          </table:table-cell>
          <table:table-cell office:value-type="float" office:value="0.622584" calcext:value-type="float">
            <text:p>0.622584</text:p>
          </table:table-cell>
          <table:table-cell office:value-type="float" office:value="0.675814" calcext:value-type="float">
            <text:p>0.675814</text:p>
          </table:table-cell>
          <table:table-cell office:value-type="float" office:value="0.723016" calcext:value-type="float">
            <text:p>0.723016</text:p>
          </table:table-cell>
          <table:table-cell office:value-type="float" office:value="0.691693" calcext:value-type="float">
            <text:p>0.691693</text:p>
          </table:table-cell>
          <table:table-cell office:value-type="float" office:value="0.639615" calcext:value-type="float">
            <text:p>0.639615</text:p>
          </table:table-cell>
          <table:table-cell office:value-type="float" office:value="0.945472" calcext:value-type="float">
            <text:p>0.945472</text:p>
          </table:table-cell>
          <table:table-cell office:value-type="float" office:value="0.651498" calcext:value-type="float">
            <text:p>0.651498</text:p>
          </table:table-cell>
          <table:table-cell office:value-type="float" office:value="0.637055" calcext:value-type="float">
            <text:p>0.637055</text:p>
          </table:table-cell>
          <table:table-cell office:value-type="float" office:value="0.751345" calcext:value-type="float">
            <text:p>0.751345</text:p>
          </table:table-cell>
          <table:table-cell office:value-type="float" office:value="0.774719" calcext:value-type="float">
            <text:p>0.774719</text:p>
          </table:table-cell>
          <table:table-cell office:value-type="float" office:value="0.807311" calcext:value-type="float">
            <text:p>0.807311</text:p>
          </table:table-cell>
          <table:table-cell office:value-type="float" office:value="0.725935" calcext:value-type="float">
            <text:p>0.725935</text:p>
          </table:table-cell>
          <table:table-cell office:value-type="float" office:value="0.863263" calcext:value-type="float">
            <text:p>0.863263</text:p>
          </table:table-cell>
          <table:table-cell office:value-type="float" office:value="0.753706" calcext:value-type="float">
            <text:p>0.753706</text:p>
          </table:table-cell>
          <table:table-cell office:value-type="float" office:value="0.801167" calcext:value-type="float">
            <text:p>0.801167</text:p>
          </table:table-cell>
          <table:table-cell office:value-type="float" office:value="0.876561" calcext:value-type="float">
            <text:p>0.876561</text:p>
          </table:table-cell>
          <table:table-cell office:value-type="float" office:value="0.854477" calcext:value-type="float">
            <text:p>0.854477</text:p>
          </table:table-cell>
          <table:table-cell office:value-type="float" office:value="0.848492" calcext:value-type="float">
            <text:p>0.848492</text:p>
          </table:table-cell>
          <table:table-cell office:value-type="float" office:value="0.799788" calcext:value-type="float">
            <text:p>0.799788</text:p>
          </table:table-cell>
          <table:table-cell office:value-type="float" office:value="0.779202" calcext:value-type="float">
            <text:p>0.779202</text:p>
          </table:table-cell>
          <table:table-cell office:value-type="float" office:value="0.868273" calcext:value-type="float">
            <text:p>0.868273</text:p>
          </table:table-cell>
          <table:table-cell office:value-type="float" office:value="0.699488" calcext:value-type="float">
            <text:p>0.699488</text:p>
          </table:table-cell>
          <table:table-cell office:value-type="float" office:value="0.687869" calcext:value-type="float">
            <text:p>0.687869</text:p>
          </table:table-cell>
          <table:table-cell office:value-type="float" office:value="0.654833" calcext:value-type="float">
            <text:p>0.654833</text:p>
          </table:table-cell>
          <table:table-cell office:value-type="float" office:value="0.857347" calcext:value-type="float">
            <text:p>0.857347</text:p>
          </table:table-cell>
          <table:table-cell office:value-type="float" office:value="0.682134" calcext:value-type="float">
            <text:p>0.682134</text:p>
          </table:table-cell>
          <table:table-cell office:value-type="float" office:value="0.638328" calcext:value-type="float">
            <text:p>0.638328</text:p>
          </table:table-cell>
          <table:table-cell office:value-type="float" office:value="1.03509" calcext:value-type="float">
            <text:p>1.03509</text:p>
          </table:table-cell>
          <table:table-cell office:value-type="float" office:value="0.950036" calcext:value-type="float">
            <text:p>0.950036</text:p>
          </table:table-cell>
          <table:table-cell office:value-type="float" office:value="0.752986" calcext:value-type="float">
            <text:p>0.752986</text:p>
          </table:table-cell>
          <table:table-cell office:value-type="float" office:value="0.942457" calcext:value-type="float">
            <text:p>0.942457</text:p>
          </table:table-cell>
          <table:table-cell office:value-type="float" office:value="0.916672" calcext:value-type="float">
            <text:p>0.916672</text:p>
          </table:table-cell>
          <table:table-cell office:value-type="float" office:value="1.00259" calcext:value-type="float">
            <text:p>1.00259</text:p>
          </table:table-cell>
          <table:table-cell office:value-type="float" office:value="0.791793" calcext:value-type="float">
            <text:p>0.791793</text:p>
          </table:table-cell>
          <table:table-cell office:value-type="float" office:value="0.878979" calcext:value-type="float">
            <text:p>0.878979</text:p>
          </table:table-cell>
          <table:table-cell office:value-type="float" office:value="0.682671" calcext:value-type="float">
            <text:p>0.682671</text:p>
          </table:table-cell>
          <table:table-cell office:value-type="float" office:value="0.696506" calcext:value-type="float">
            <text:p>0.696506</text:p>
          </table:table-cell>
          <table:table-cell office:value-type="float" office:value="0.908353" calcext:value-type="float">
            <text:p>0.908353</text:p>
          </table:table-cell>
          <table:table-cell office:value-type="float" office:value="0.894039" calcext:value-type="float">
            <text:p>0.894039</text:p>
          </table:table-cell>
          <table:table-cell office:value-type="float" office:value="1.00153" calcext:value-type="float">
            <text:p>1.00153</text:p>
          </table:table-cell>
          <table:table-cell office:value-type="float" office:value="0.974654" calcext:value-type="float">
            <text:p>0.974654</text:p>
          </table:table-cell>
          <table:table-cell office:value-type="float" office:value="0.838209" calcext:value-type="float">
            <text:p>0.838209</text:p>
          </table:table-cell>
          <table:table-cell office:value-type="float" office:value="0.855886" calcext:value-type="float">
            <text:p>0.855886</text:p>
          </table:table-cell>
          <table:table-cell office:value-type="float" office:value="0.741791" calcext:value-type="float">
            <text:p>0.741791</text:p>
          </table:table-cell>
          <table:table-cell office:value-type="float" office:value="0.846387" calcext:value-type="float">
            <text:p>0.846387</text:p>
          </table:table-cell>
          <table:table-cell office:value-type="float" office:value="0.706227" calcext:value-type="float">
            <text:p>0.706227</text:p>
          </table:table-cell>
          <table:table-cell office:value-type="float" office:value="0.618472" calcext:value-type="float">
            <text:p>0.618472</text:p>
          </table:table-cell>
          <table:table-cell office:value-type="float" office:value="0.807741" calcext:value-type="float">
            <text:p>0.807741</text:p>
          </table:table-cell>
          <table:table-cell office:value-type="float" office:value="0.806161" calcext:value-type="float">
            <text:p>0.806161</text:p>
          </table:table-cell>
          <table:table-cell office:value-type="float" office:value="0.822267" calcext:value-type="float">
            <text:p>0.822267</text:p>
          </table:table-cell>
          <table:table-cell office:value-type="float" office:value="0.79279" calcext:value-type="float">
            <text:p>0.79279</text:p>
          </table:table-cell>
          <table:table-cell office:value-type="float" office:value="0.858631" calcext:value-type="float">
            <text:p>0.858631</text:p>
          </table:table-cell>
          <table:table-cell office:value-type="float" office:value="1.07641" calcext:value-type="float">
            <text:p>1.07641</text:p>
          </table:table-cell>
          <table:table-cell office:value-type="float" office:value="0.763101" calcext:value-type="float">
            <text:p>0.763101</text:p>
          </table:table-cell>
          <table:table-cell office:value-type="float" office:value="0.90048" calcext:value-type="float">
            <text:p>0.90048</text:p>
          </table:table-cell>
          <table:table-cell office:value-type="float" office:value="0.963212" calcext:value-type="float">
            <text:p>0.963212</text:p>
          </table:table-cell>
          <table:table-cell office:value-type="float" office:value="0.801971" calcext:value-type="float">
            <text:p>0.801971</text:p>
          </table:table-cell>
          <table:table-cell office:value-type="float" office:value="0.927948" calcext:value-type="float">
            <text:p>0.927948</text:p>
          </table:table-cell>
          <table:table-cell office:value-type="float" office:value="0.862526" calcext:value-type="float">
            <text:p>0.862526</text:p>
          </table:table-cell>
          <table:table-cell office:value-type="float" office:value="0.762305" calcext:value-type="float">
            <text:p>0.762305</text:p>
          </table:table-cell>
          <table:table-cell office:value-type="float" office:value="0.728716" calcext:value-type="float">
            <text:p>0.728716</text:p>
          </table:table-cell>
          <table:table-cell office:value-type="float" office:value="0.780874" calcext:value-type="float">
            <text:p>0.780874</text:p>
          </table:table-cell>
          <table:table-cell office:value-type="float" office:value="0.732385" calcext:value-type="float">
            <text:p>0.732385</text:p>
          </table:table-cell>
          <table:table-cell office:value-type="float" office:value="0.847951" calcext:value-type="float">
            <text:p>0.847951</text:p>
          </table:table-cell>
          <table:table-cell office:value-type="float" office:value="0.878474" calcext:value-type="float">
            <text:p>0.878474</text:p>
          </table:table-cell>
          <table:table-cell office:value-type="float" office:value="0.650331" calcext:value-type="float">
            <text:p>0.650331</text:p>
          </table:table-cell>
          <table:table-cell office:value-type="float" office:value="0.791923" calcext:value-type="float">
            <text:p>0.791923</text:p>
          </table:table-cell>
          <table:table-cell office:value-type="float" office:value="0.694682" calcext:value-type="float">
            <text:p>0.694682</text:p>
          </table:table-cell>
          <table:table-cell office:value-type="float" office:value="0.932771" calcext:value-type="float">
            <text:p>0.932771</text:p>
          </table:table-cell>
          <table:table-cell office:value-type="float" office:value="0.690174" calcext:value-type="float">
            <text:p>0.690174</text:p>
          </table:table-cell>
          <table:table-cell office:value-type="float" office:value="0.71107" calcext:value-type="float">
            <text:p>0.71107</text:p>
          </table:table-cell>
          <table:table-cell office:value-type="float" office:value="0.755744" calcext:value-type="float">
            <text:p>0.755744</text:p>
          </table:table-cell>
          <table:table-cell office:value-type="float" office:value="0.592677" calcext:value-type="float">
            <text:p>0.592677</text:p>
          </table:table-cell>
          <table:table-cell office:value-type="float" office:value="0.469854" calcext:value-type="float">
            <text:p>0.469854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27029" calcext:value-type="float">
            <text:p>0.227029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92655" calcext:value-type="float">
            <text:p>0.239265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8278" calcext:value-type="float">
            <text:p>0.78278</text:p>
          </table:table-cell>
          <table:table-cell table:number-columns-repeated="149"/>
        </table:table-row>
      </table:table>
      <table:table table:name="firefoxy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85135" calcext:value-type="float">
            <text:p>0.285135</text:p>
          </table:table-cell>
          <table:table-cell office:value-type="float" office:value="0.173709" calcext:value-type="float">
            <text:p>0.173709</text:p>
          </table:table-cell>
          <table:table-cell office:value-type="float" office:value="0.198989" calcext:value-type="float">
            <text:p>0.198989</text:p>
          </table:table-cell>
          <table:table-cell office:value-type="float" office:value="0.25643" calcext:value-type="float">
            <text:p>0.25643</text:p>
          </table:table-cell>
          <table:table-cell office:value-type="float" office:value="0.185466" calcext:value-type="float">
            <text:p>0.185466</text:p>
          </table:table-cell>
          <table:table-cell office:value-type="float" office:value="0.304523" calcext:value-type="float">
            <text:p>0.304523</text:p>
          </table:table-cell>
          <table:table-cell office:value-type="float" office:value="0.187777" calcext:value-type="float">
            <text:p>0.187777</text:p>
          </table:table-cell>
          <table:table-cell office:value-type="float" office:value="0.186242" calcext:value-type="float">
            <text:p>0.186242</text:p>
          </table:table-cell>
          <table:table-cell office:value-type="float" office:value="0.353323" calcext:value-type="float">
            <text:p>0.353323</text:p>
          </table:table-cell>
          <table:table-cell office:value-type="float" office:value="0.197295" calcext:value-type="float">
            <text:p>0.197295</text:p>
          </table:table-cell>
          <table:table-cell office:value-type="float" office:value="0.212853" calcext:value-type="float">
            <text:p>0.212853</text:p>
          </table:table-cell>
          <table:table-cell office:value-type="float" office:value="0.204738" calcext:value-type="float">
            <text:p>0.204738</text:p>
          </table:table-cell>
          <table:table-cell office:value-type="float" office:value="0.368386" calcext:value-type="float">
            <text:p>0.368386</text:p>
          </table:table-cell>
          <table:table-cell office:value-type="float" office:value="0.184672" calcext:value-type="float">
            <text:p>0.184672</text:p>
          </table:table-cell>
          <table:table-cell office:value-type="float" office:value="0.202762" calcext:value-type="float">
            <text:p>0.202762</text:p>
          </table:table-cell>
          <table:table-cell office:value-type="float" office:value="0.262808" calcext:value-type="float">
            <text:p>0.262808</text:p>
          </table:table-cell>
          <table:table-cell office:value-type="float" office:value="0.187059" calcext:value-type="float">
            <text:p>0.187059</text:p>
          </table:table-cell>
          <table:table-cell office:value-type="float" office:value="0.209718" calcext:value-type="float">
            <text:p>0.209718</text:p>
          </table:table-cell>
          <table:table-cell office:value-type="float" office:value="0.188241" calcext:value-type="float">
            <text:p>0.188241</text:p>
          </table:table-cell>
          <table:table-cell office:value-type="float" office:value="0.188746" calcext:value-type="float">
            <text:p>0.188746</text:p>
          </table:table-cell>
          <table:table-cell office:value-type="float" office:value="0.252778" calcext:value-type="float">
            <text:p>0.252778</text:p>
          </table:table-cell>
          <table:table-cell office:value-type="float" office:value="0.29116" calcext:value-type="float">
            <text:p>0.29116</text:p>
          </table:table-cell>
          <table:table-cell office:value-type="float" office:value="0.185342" calcext:value-type="float">
            <text:p>0.185342</text:p>
          </table:table-cell>
          <table:table-cell office:value-type="float" office:value="0.228068" calcext:value-type="float">
            <text:p>0.228068</text:p>
          </table:table-cell>
          <table:table-cell office:value-type="float" office:value="0.208164" calcext:value-type="float">
            <text:p>0.208164</text:p>
          </table:table-cell>
          <table:table-cell office:value-type="float" office:value="0.306522" calcext:value-type="float">
            <text:p>0.306522</text:p>
          </table:table-cell>
          <table:table-cell office:value-type="float" office:value="0.312773" calcext:value-type="float">
            <text:p>0.312773</text:p>
          </table:table-cell>
          <table:table-cell office:value-type="float" office:value="0.19182" calcext:value-type="float">
            <text:p>0.19182</text:p>
          </table:table-cell>
          <table:table-cell office:value-type="float" office:value="0.179918" calcext:value-type="float">
            <text:p>0.179918</text:p>
          </table:table-cell>
          <table:table-cell office:value-type="float" office:value="0.241291" calcext:value-type="float">
            <text:p>0.241291</text:p>
          </table:table-cell>
          <table:table-cell office:value-type="float" office:value="0.199714" calcext:value-type="float">
            <text:p>0.199714</text:p>
          </table:table-cell>
          <table:table-cell office:value-type="float" office:value="0.195595" calcext:value-type="float">
            <text:p>0.195595</text:p>
          </table:table-cell>
          <table:table-cell office:value-type="float" office:value="0.185806" calcext:value-type="float">
            <text:p>0.185806</text:p>
          </table:table-cell>
          <table:table-cell office:value-type="float" office:value="0.207192" calcext:value-type="float">
            <text:p>0.207192</text:p>
          </table:table-cell>
          <table:table-cell office:value-type="float" office:value="0.185669" calcext:value-type="float">
            <text:p>0.185669</text:p>
          </table:table-cell>
          <table:table-cell office:value-type="float" office:value="0.359346" calcext:value-type="float">
            <text:p>0.359346</text:p>
          </table:table-cell>
          <table:table-cell office:value-type="float" office:value="0.237243" calcext:value-type="float">
            <text:p>0.237243</text:p>
          </table:table-cell>
          <table:table-cell office:value-type="float" office:value="0.252101" calcext:value-type="float">
            <text:p>0.252101</text:p>
          </table:table-cell>
          <table:table-cell office:value-type="float" office:value="0.184003" calcext:value-type="float">
            <text:p>0.184003</text:p>
          </table:table-cell>
          <table:table-cell office:value-type="float" office:value="0.182635" calcext:value-type="float">
            <text:p>0.182635</text:p>
          </table:table-cell>
          <table:table-cell office:value-type="float" office:value="0.184858" calcext:value-type="float">
            <text:p>0.184858</text:p>
          </table:table-cell>
          <table:table-cell office:value-type="float" office:value="0.202392" calcext:value-type="float">
            <text:p>0.202392</text:p>
          </table:table-cell>
          <table:table-cell office:value-type="float" office:value="0.214092" calcext:value-type="float">
            <text:p>0.214092</text:p>
          </table:table-cell>
          <table:table-cell office:value-type="float" office:value="0.296652" calcext:value-type="float">
            <text:p>0.296652</text:p>
          </table:table-cell>
          <table:table-cell office:value-type="float" office:value="0.250003" calcext:value-type="float">
            <text:p>0.250003</text:p>
          </table:table-cell>
          <table:table-cell office:value-type="float" office:value="0.182772" calcext:value-type="float">
            <text:p>0.182772</text:p>
          </table:table-cell>
          <table:table-cell office:value-type="float" office:value="0.303718" calcext:value-type="float">
            <text:p>0.303718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0.246554" calcext:value-type="float">
            <text:p>0.246554</text:p>
          </table:table-cell>
          <table:table-cell office:value-type="float" office:value="0.194642" calcext:value-type="float">
            <text:p>0.194642</text:p>
          </table:table-cell>
          <table:table-cell office:value-type="float" office:value="0.190208" calcext:value-type="float">
            <text:p>0.190208</text:p>
          </table:table-cell>
          <table:table-cell office:value-type="float" office:value="0.329414" calcext:value-type="float">
            <text:p>0.329414</text:p>
          </table:table-cell>
          <table:table-cell office:value-type="float" office:value="0.248459" calcext:value-type="float">
            <text:p>0.248459</text:p>
          </table:table-cell>
          <table:table-cell office:value-type="float" office:value="0.189958" calcext:value-type="float">
            <text:p>0.189958</text:p>
          </table:table-cell>
          <table:table-cell office:value-type="float" office:value="0.247123" calcext:value-type="float">
            <text:p>0.247123</text:p>
          </table:table-cell>
          <table:table-cell office:value-type="float" office:value="0.286482" calcext:value-type="float">
            <text:p>0.286482</text:p>
          </table:table-cell>
          <table:table-cell office:value-type="float" office:value="0.180173" calcext:value-type="float">
            <text:p>0.180173</text:p>
          </table:table-cell>
          <table:table-cell office:value-type="float" office:value="0.253431" calcext:value-type="float">
            <text:p>0.253431</text:p>
          </table:table-cell>
          <table:table-cell office:value-type="float" office:value="0.269534" calcext:value-type="float">
            <text:p>0.269534</text:p>
          </table:table-cell>
          <table:table-cell office:value-type="float" office:value="0.245045" calcext:value-type="float">
            <text:p>0.245045</text:p>
          </table:table-cell>
          <table:table-cell office:value-type="float" office:value="0.203202" calcext:value-type="float">
            <text:p>0.203202</text:p>
          </table:table-cell>
          <table:table-cell office:value-type="float" office:value="0.211948" calcext:value-type="float">
            <text:p>0.211948</text:p>
          </table:table-cell>
          <table:table-cell office:value-type="float" office:value="0.202031" calcext:value-type="float">
            <text:p>0.202031</text:p>
          </table:table-cell>
          <table:table-cell office:value-type="float" office:value="0.174437" calcext:value-type="float">
            <text:p>0.174437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192645" calcext:value-type="float">
            <text:p>0.192645</text:p>
          </table:table-cell>
          <table:table-cell office:value-type="float" office:value="0.178947" calcext:value-type="float">
            <text:p>0.178947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183123" calcext:value-type="float">
            <text:p>0.183123</text:p>
          </table:table-cell>
          <table:table-cell office:value-type="float" office:value="0.206327" calcext:value-type="float">
            <text:p>0.206327</text:p>
          </table:table-cell>
          <table:table-cell office:value-type="float" office:value="0.227734" calcext:value-type="float">
            <text:p>0.227734</text:p>
          </table:table-cell>
          <table:table-cell office:value-type="float" office:value="0.233954" calcext:value-type="float">
            <text:p>0.233954</text:p>
          </table:table-cell>
          <table:table-cell office:value-type="float" office:value="0.230191" calcext:value-type="float">
            <text:p>0.230191</text:p>
          </table:table-cell>
          <table:table-cell office:value-type="float" office:value="0.20114" calcext:value-type="float">
            <text:p>0.20114</text:p>
          </table:table-cell>
          <table:table-cell office:value-type="float" office:value="0.199946" calcext:value-type="float">
            <text:p>0.199946</text:p>
          </table:table-cell>
          <table:table-cell office:value-type="float" office:value="0.188289" calcext:value-type="float">
            <text:p>0.188289</text:p>
          </table:table-cell>
          <table:table-cell office:value-type="float" office:value="0.316993" calcext:value-type="float">
            <text:p>0.316993</text:p>
          </table:table-cell>
          <table:table-cell office:value-type="float" office:value="0.254778" calcext:value-type="float">
            <text:p>0.254778</text:p>
          </table:table-cell>
          <table:table-cell office:value-type="float" office:value="0.23678" calcext:value-type="float">
            <text:p>0.23678</text:p>
          </table:table-cell>
          <table:table-cell office:value-type="float" office:value="0.196667" calcext:value-type="float">
            <text:p>0.196667</text:p>
          </table:table-cell>
          <table:table-cell office:value-type="float" office:value="0.192905" calcext:value-type="float">
            <text:p>0.192905</text:p>
          </table:table-cell>
          <table:table-cell office:value-type="float" office:value="0.186645" calcext:value-type="float">
            <text:p>0.186645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290179" calcext:value-type="float">
            <text:p>0.290179</text:p>
          </table:table-cell>
          <table:table-cell office:value-type="float" office:value="0.190874" calcext:value-type="float">
            <text:p>0.190874</text:p>
          </table:table-cell>
          <table:table-cell office:value-type="float" office:value="0.182425" calcext:value-type="float">
            <text:p>0.182425</text:p>
          </table:table-cell>
          <table:table-cell office:value-type="float" office:value="0.192041" calcext:value-type="float">
            <text:p>0.192041</text:p>
          </table:table-cell>
          <table:table-cell office:value-type="float" office:value="0.248325" calcext:value-type="float">
            <text:p>0.248325</text:p>
          </table:table-cell>
          <table:table-cell office:value-type="float" office:value="0.27365" calcext:value-type="float">
            <text:p>0.27365</text:p>
          </table:table-cell>
          <table:table-cell office:value-type="float" office:value="0.208918" calcext:value-type="float">
            <text:p>0.208918</text:p>
          </table:table-cell>
          <table:table-cell office:value-type="float" office:value="0.245037" calcext:value-type="float">
            <text:p>0.245037</text:p>
          </table:table-cell>
          <table:table-cell office:value-type="float" office:value="0.202664" calcext:value-type="float">
            <text:p>0.202664</text:p>
          </table:table-cell>
          <table:table-cell office:value-type="float" office:value="0.184737" calcext:value-type="float">
            <text:p>0.184737</text:p>
          </table:table-cell>
          <table:table-cell office:value-type="float" office:value="0.303929" calcext:value-type="float">
            <text:p>0.303929</text:p>
          </table:table-cell>
          <table:table-cell office:value-type="float" office:value="0.204961" calcext:value-type="float">
            <text:p>0.204961</text:p>
          </table:table-cell>
          <table:table-cell office:value-type="float" office:value="0.194293" calcext:value-type="float">
            <text:p>0.194293</text:p>
          </table:table-cell>
          <table:table-cell office:value-type="float" office:value="0.200193" calcext:value-type="float">
            <text:p>0.200193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0.254818" calcext:value-type="float">
            <text:p>0.254818</text:p>
          </table:table-cell>
          <table:table-cell office:value-type="float" office:value="0.203741" calcext:value-type="float">
            <text:p>0.203741</text:p>
          </table:table-cell>
          <table:table-cell office:value-type="float" office:value="0.217838" calcext:value-type="float">
            <text:p>0.217838</text:p>
          </table:table-cell>
          <table:table-cell office:value-type="float" office:value="0.321562" calcext:value-type="float">
            <text:p>0.321562</text:p>
          </table:table-cell>
          <table:table-cell office:value-type="float" office:value="0.233163" calcext:value-type="float">
            <text:p>0.233163</text:p>
          </table:table-cell>
          <table:table-cell office:value-type="float" office:value="0.193737" calcext:value-type="float">
            <text:p>0.193737</text:p>
          </table:table-cell>
          <table:table-cell office:value-type="float" office:value="0.294449" calcext:value-type="float">
            <text:p>0.294449</text:p>
          </table:table-cell>
          <table:table-cell office:value-type="float" office:value="0.378596" calcext:value-type="float">
            <text:p>0.378596</text:p>
          </table:table-cell>
          <table:table-cell office:value-type="float" office:value="0.216262" calcext:value-type="float">
            <text:p>0.216262</text:p>
          </table:table-cell>
          <table:table-cell office:value-type="float" office:value="0.201697" calcext:value-type="float">
            <text:p>0.201697</text:p>
          </table:table-cell>
          <table:table-cell office:value-type="float" office:value="0.180073" calcext:value-type="float">
            <text:p>0.180073</text:p>
          </table:table-cell>
          <table:table-cell office:value-type="float" office:value="0.173448" calcext:value-type="float">
            <text:p>0.173448</text:p>
          </table:table-cell>
          <table:table-cell office:value-type="float" office:value="0.19088" calcext:value-type="float">
            <text:p>0.19088</text:p>
          </table:table-cell>
          <table:table-cell office:value-type="float" office:value="0.224216" calcext:value-type="float">
            <text:p>0.224216</text:p>
          </table:table-cell>
          <table:table-cell office:value-type="float" office:value="0.283949" calcext:value-type="float">
            <text:p>0.283949</text:p>
          </table:table-cell>
          <table:table-cell office:value-type="float" office:value="0.293829" calcext:value-type="float">
            <text:p>0.293829</text:p>
          </table:table-cell>
          <table:table-cell office:value-type="float" office:value="0.231575" calcext:value-type="float">
            <text:p>0.231575</text:p>
          </table:table-cell>
          <table:table-cell office:value-type="float" office:value="0.283376" calcext:value-type="float">
            <text:p>0.283376</text:p>
          </table:table-cell>
          <table:table-cell office:value-type="float" office:value="0.287429" calcext:value-type="float">
            <text:p>0.287429</text:p>
          </table:table-cell>
          <table:table-cell office:value-type="float" office:value="0.334913" calcext:value-type="float">
            <text:p>0.334913</text:p>
          </table:table-cell>
          <table:table-cell office:value-type="float" office:value="0.385297" calcext:value-type="float">
            <text:p>0.385297</text:p>
          </table:table-cell>
          <table:table-cell office:value-type="float" office:value="0.238441" calcext:value-type="float">
            <text:p>0.238441</text:p>
          </table:table-cell>
          <table:table-cell office:value-type="float" office:value="0.251345" calcext:value-type="float">
            <text:p>0.251345</text:p>
          </table:table-cell>
          <table:table-cell office:value-type="float" office:value="0.204428" calcext:value-type="float">
            <text:p>0.204428</text:p>
          </table:table-cell>
          <table:table-cell office:value-type="float" office:value="0.414338" calcext:value-type="float">
            <text:p>0.414338</text:p>
          </table:table-cell>
          <table:table-cell office:value-type="float" office:value="0.190921" calcext:value-type="float">
            <text:p>0.190921</text:p>
          </table:table-cell>
          <table:table-cell office:value-type="float" office:value="0.194253" calcext:value-type="float">
            <text:p>0.194253</text:p>
          </table:table-cell>
          <table:table-cell office:value-type="float" office:value="0.184113" calcext:value-type="float">
            <text:p>0.184113</text:p>
          </table:table-cell>
          <table:table-cell office:value-type="float" office:value="0.258202" calcext:value-type="float">
            <text:p>0.258202</text:p>
          </table:table-cell>
          <table:table-cell office:value-type="float" office:value="0.229128" calcext:value-type="float">
            <text:p>0.229128</text:p>
          </table:table-cell>
          <table:table-cell office:value-type="float" office:value="0.321899" calcext:value-type="float">
            <text:p>0.321899</text:p>
          </table:table-cell>
          <table:table-cell office:value-type="float" office:value="0.19526" calcext:value-type="float">
            <text:p>0.19526</text:p>
          </table:table-cell>
          <table:table-cell office:value-type="float" office:value="0.174386" calcext:value-type="float">
            <text:p>0.174386</text:p>
          </table:table-cell>
          <table:table-cell office:value-type="float" office:value="0.21061" calcext:value-type="float">
            <text:p>0.21061</text:p>
          </table:table-cell>
          <table:table-cell office:value-type="float" office:value="0.328321" calcext:value-type="float">
            <text:p>0.328321</text:p>
          </table:table-cell>
          <table:table-cell office:value-type="float" office:value="0.28897" calcext:value-type="float">
            <text:p>0.28897</text:p>
          </table:table-cell>
          <table:table-cell office:value-type="float" office:value="0.184478" calcext:value-type="float">
            <text:p>0.184478</text:p>
          </table:table-cell>
          <table:table-cell office:value-type="float" office:value="0.199457" calcext:value-type="float">
            <text:p>0.199457</text:p>
          </table:table-cell>
          <table:table-cell office:value-type="float" office:value="0.213474" calcext:value-type="float">
            <text:p>0.213474</text:p>
          </table:table-cell>
          <table:table-cell office:value-type="float" office:value="0.186845" calcext:value-type="float">
            <text:p>0.186845</text:p>
          </table:table-cell>
          <table:table-cell office:value-type="float" office:value="0.298852" calcext:value-type="float">
            <text:p>0.298852</text:p>
          </table:table-cell>
          <table:table-cell office:value-type="float" office:value="0.220284" calcext:value-type="float">
            <text:p>0.220284</text:p>
          </table:table-cell>
          <table:table-cell office:value-type="float" office:value="0.385258" calcext:value-type="float">
            <text:p>0.385258</text:p>
          </table:table-cell>
          <table:table-cell office:value-type="float" office:value="0.200227" calcext:value-type="float">
            <text:p>0.200227</text:p>
          </table:table-cell>
          <table:table-cell office:value-type="float" office:value="0.382884" calcext:value-type="float">
            <text:p>0.382884</text:p>
          </table:table-cell>
          <table:table-cell office:value-type="float" office:value="0.178809" calcext:value-type="float">
            <text:p>0.178809</text:p>
          </table:table-cell>
          <table:table-cell office:value-type="float" office:value="0.202284" calcext:value-type="float">
            <text:p>0.202284</text:p>
          </table:table-cell>
          <table:table-cell office:value-type="float" office:value="0.38329" calcext:value-type="float">
            <text:p>0.38329</text:p>
          </table:table-cell>
          <table:table-cell office:value-type="float" office:value="0.174204" calcext:value-type="float">
            <text:p>0.174204</text:p>
          </table:table-cell>
          <table:table-cell office:value-type="float" office:value="0.174621" calcext:value-type="float">
            <text:p>0.174621</text:p>
          </table:table-cell>
          <table:table-cell office:value-type="float" office:value="0.172718" calcext:value-type="float">
            <text:p>0.172718</text:p>
          </table:table-cell>
          <table:table-cell office:value-type="float" office:value="0.187593" calcext:value-type="float">
            <text:p>0.187593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0.249068" calcext:value-type="float">
            <text:p>0.249068</text:p>
          </table:table-cell>
          <table:table-cell office:value-type="float" office:value="0.311364" calcext:value-type="float">
            <text:p>0.311364</text:p>
          </table:table-cell>
          <table:table-cell office:value-type="float" office:value="0.227975" calcext:value-type="float">
            <text:p>0.227975</text:p>
          </table:table-cell>
          <table:table-cell office:value-type="float" office:value="0.216375" calcext:value-type="float">
            <text:p>0.216375</text:p>
          </table:table-cell>
          <table:table-cell office:value-type="float" office:value="0.316102" calcext:value-type="float">
            <text:p>0.316102</text:p>
          </table:table-cell>
          <table:table-cell office:value-type="float" office:value="0.256885" calcext:value-type="float">
            <text:p>0.256885</text:p>
          </table:table-cell>
          <table:table-cell office:value-type="float" office:value="0.305945" calcext:value-type="float">
            <text:p>0.305945</text:p>
          </table:table-cell>
          <table:table-cell office:value-type="float" office:value="0.205403" calcext:value-type="float">
            <text:p>0.205403</text:p>
          </table:table-cell>
          <table:table-cell office:value-type="float" office:value="0.239467" calcext:value-type="float">
            <text:p>0.239467</text:p>
          </table:table-cell>
          <table:table-cell office:value-type="float" office:value="0.215341" calcext:value-type="float">
            <text:p>0.215341</text:p>
          </table:table-cell>
          <table:table-cell office:value-type="float" office:value="0.224772" calcext:value-type="float">
            <text:p>0.224772</text:p>
          </table:table-cell>
          <table:table-cell office:value-type="float" office:value="0.303592" calcext:value-type="float">
            <text:p>0.303592</text:p>
          </table:table-cell>
          <table:table-cell office:value-type="float" office:value="0.215714" calcext:value-type="float">
            <text:p>0.215714</text:p>
          </table:table-cell>
          <table:table-cell office:value-type="float" office:value="0.264386" calcext:value-type="float">
            <text:p>0.264386</text:p>
          </table:table-cell>
          <table:table-cell office:value-type="float" office:value="0.194087" calcext:value-type="float">
            <text:p>0.194087</text:p>
          </table:table-cell>
          <table:table-cell office:value-type="float" office:value="0.28495" calcext:value-type="float">
            <text:p>0.28495</text:p>
          </table:table-cell>
          <table:table-cell office:value-type="float" office:value="0.304279" calcext:value-type="float">
            <text:p>0.304279</text:p>
          </table:table-cell>
          <table:table-cell office:value-type="float" office:value="0.191441" calcext:value-type="float">
            <text:p>0.191441</text:p>
          </table:table-cell>
          <table:table-cell office:value-type="float" office:value="0.194165" calcext:value-type="float">
            <text:p>0.194165</text:p>
          </table:table-cell>
          <table:table-cell office:value-type="float" office:value="0.205582" calcext:value-type="float">
            <text:p>0.205582</text:p>
          </table:table-cell>
          <table:table-cell office:value-type="float" office:value="0.356905" calcext:value-type="float">
            <text:p>0.356905</text:p>
          </table:table-cell>
          <table:table-cell office:value-type="float" office:value="0.206759" calcext:value-type="float">
            <text:p>0.206759</text:p>
          </table:table-cell>
          <table:table-cell office:value-type="float" office:value="0.214063" calcext:value-type="float">
            <text:p>0.214063</text:p>
          </table:table-cell>
          <table:table-cell office:value-type="float" office:value="0.25048" calcext:value-type="float">
            <text:p>0.25048</text:p>
          </table:table-cell>
          <table:table-cell office:value-type="float" office:value="0.217219" calcext:value-type="float">
            <text:p>0.217219</text:p>
          </table:table-cell>
          <table:table-cell office:value-type="float" office:value="0.267761" calcext:value-type="float">
            <text:p>0.267761</text:p>
          </table:table-cell>
          <table:table-cell office:value-type="float" office:value="0.24408" calcext:value-type="float">
            <text:p>0.24408</text:p>
          </table:table-cell>
          <table:table-cell office:value-type="float" office:value="0.213731" calcext:value-type="float">
            <text:p>0.213731</text:p>
          </table:table-cell>
          <table:table-cell office:value-type="float" office:value="0.192159" calcext:value-type="float">
            <text:p>0.192159</text:p>
          </table:table-cell>
          <table:table-cell office:value-type="float" office:value="0.276463" calcext:value-type="float">
            <text:p>0.276463</text:p>
          </table:table-cell>
          <table:table-cell office:value-type="float" office:value="0.230163" calcext:value-type="float">
            <text:p>0.230163</text:p>
          </table:table-cell>
          <table:table-cell office:value-type="float" office:value="0.194182" calcext:value-type="float">
            <text:p>0.194182</text:p>
          </table:table-cell>
          <table:table-cell office:value-type="float" office:value="0.243472" calcext:value-type="float">
            <text:p>0.243472</text:p>
          </table:table-cell>
          <table:table-cell office:value-type="float" office:value="0.211187" calcext:value-type="float">
            <text:p>0.211187</text:p>
          </table:table-cell>
          <table:table-cell office:value-type="float" office:value="0.231298" calcext:value-type="float">
            <text:p>0.231298</text:p>
          </table:table-cell>
          <table:table-cell office:value-type="float" office:value="0.335349" calcext:value-type="float">
            <text:p>0.335349</text:p>
          </table:table-cell>
          <table:table-cell office:value-type="float" office:value="0.206804" calcext:value-type="float">
            <text:p>0.206804</text:p>
          </table:table-cell>
          <table:table-cell office:value-type="float" office:value="0.248641" calcext:value-type="float">
            <text:p>0.248641</text:p>
          </table:table-cell>
          <table:table-cell office:value-type="float" office:value="0.31602" calcext:value-type="float">
            <text:p>0.31602</text:p>
          </table:table-cell>
          <table:table-cell office:value-type="float" office:value="0.22941" calcext:value-type="float">
            <text:p>0.22941</text:p>
          </table:table-cell>
          <table:table-cell office:value-type="float" office:value="0.213516" calcext:value-type="float">
            <text:p>0.213516</text:p>
          </table:table-cell>
          <table:table-cell office:value-type="float" office:value="0.299823" calcext:value-type="float">
            <text:p>0.299823</text:p>
          </table:table-cell>
          <table:table-cell office:value-type="float" office:value="0.33546" calcext:value-type="float">
            <text:p>0.33546</text:p>
          </table:table-cell>
          <table:table-cell office:value-type="float" office:value="0.314554" calcext:value-type="float">
            <text:p>0.314554</text:p>
          </table:table-cell>
          <table:table-cell office:value-type="float" office:value="0.240355" calcext:value-type="float">
            <text:p>0.240355</text:p>
          </table:table-cell>
          <table:table-cell office:value-type="float" office:value="0.217767" calcext:value-type="float">
            <text:p>0.217767</text:p>
          </table:table-cell>
          <table:table-cell office:value-type="float" office:value="0.208141" calcext:value-type="float">
            <text:p>0.208141</text:p>
          </table:table-cell>
          <table:table-cell office:value-type="float" office:value="0.202896" calcext:value-type="float">
            <text:p>0.202896</text:p>
          </table:table-cell>
          <table:table-cell office:value-type="float" office:value="0.280507" calcext:value-type="float">
            <text:p>0.280507</text:p>
          </table:table-cell>
          <table:table-cell office:value-type="float" office:value="0.197506" calcext:value-type="float">
            <text:p>0.197506</text:p>
          </table:table-cell>
          <table:table-cell office:value-type="float" office:value="0.217623" calcext:value-type="float">
            <text:p>0.217623</text:p>
          </table:table-cell>
          <table:table-cell office:value-type="float" office:value="0.250559" calcext:value-type="float">
            <text:p>0.250559</text:p>
          </table:table-cell>
          <table:table-cell office:value-type="float" office:value="0.207452" calcext:value-type="float">
            <text:p>0.207452</text:p>
          </table:table-cell>
          <table:table-cell office:value-type="float" office:value="0.320847" calcext:value-type="float">
            <text:p>0.320847</text:p>
          </table:table-cell>
          <table:table-cell office:value-type="float" office:value="0.254801" calcext:value-type="float">
            <text:p>0.254801</text:p>
          </table:table-cell>
          <table:table-cell office:value-type="float" office:value="0.306325" calcext:value-type="float">
            <text:p>0.306325</text:p>
          </table:table-cell>
          <table:table-cell office:value-type="float" office:value="0.280156" calcext:value-type="float">
            <text:p>0.280156</text:p>
          </table:table-cell>
          <table:table-cell office:value-type="float" office:value="0.213112" calcext:value-type="float">
            <text:p>0.213112</text:p>
          </table:table-cell>
          <table:table-cell office:value-type="float" office:value="0.212864" calcext:value-type="float">
            <text:p>0.212864</text:p>
          </table:table-cell>
          <table:table-cell office:value-type="float" office:value="0.204519" calcext:value-type="float">
            <text:p>0.204519</text:p>
          </table:table-cell>
          <table:table-cell office:value-type="float" office:value="0.219777" calcext:value-type="float">
            <text:p>0.219777</text:p>
          </table:table-cell>
          <table:table-cell office:value-type="float" office:value="0.220089" calcext:value-type="float">
            <text:p>0.220089</text:p>
          </table:table-cell>
          <table:table-cell office:value-type="float" office:value="0.218786" calcext:value-type="float">
            <text:p>0.218786</text:p>
          </table:table-cell>
          <table:table-cell office:value-type="float" office:value="0.203379" calcext:value-type="float">
            <text:p>0.203379</text:p>
          </table:table-cell>
          <table:table-cell office:value-type="float" office:value="0.327954" calcext:value-type="float">
            <text:p>0.327954</text:p>
          </table:table-cell>
          <table:table-cell office:value-type="float" office:value="0.252197" calcext:value-type="float">
            <text:p>0.252197</text:p>
          </table:table-cell>
          <table:table-cell office:value-type="float" office:value="0.288826" calcext:value-type="float">
            <text:p>0.288826</text:p>
          </table:table-cell>
          <table:table-cell office:value-type="float" office:value="0.26949" calcext:value-type="float">
            <text:p>0.26949</text:p>
          </table:table-cell>
          <table:table-cell office:value-type="float" office:value="0.200256" calcext:value-type="float">
            <text:p>0.200256</text:p>
          </table:table-cell>
          <table:table-cell office:value-type="float" office:value="0.236085" calcext:value-type="float">
            <text:p>0.236085</text:p>
          </table:table-cell>
          <table:table-cell office:value-type="float" office:value="0.215557" calcext:value-type="float">
            <text:p>0.215557</text:p>
          </table:table-cell>
          <table:table-cell office:value-type="float" office:value="0.308715" calcext:value-type="float">
            <text:p>0.308715</text:p>
          </table:table-cell>
          <table:table-cell office:value-type="float" office:value="0.365341" calcext:value-type="float">
            <text:p>0.365341</text:p>
          </table:table-cell>
          <table:table-cell office:value-type="float" office:value="0.210533" calcext:value-type="float">
            <text:p>0.210533</text:p>
          </table:table-cell>
          <table:table-cell office:value-type="float" office:value="0.323599" calcext:value-type="float">
            <text:p>0.323599</text:p>
          </table:table-cell>
          <table:table-cell office:value-type="float" office:value="0.228251" calcext:value-type="float">
            <text:p>0.228251</text:p>
          </table:table-cell>
          <table:table-cell office:value-type="float" office:value="0.298521" calcext:value-type="float">
            <text:p>0.298521</text:p>
          </table:table-cell>
          <table:table-cell office:value-type="float" office:value="0.194539" calcext:value-type="float">
            <text:p>0.194539</text:p>
          </table:table-cell>
          <table:table-cell office:value-type="float" office:value="0.29538" calcext:value-type="float">
            <text:p>0.29538</text:p>
          </table:table-cell>
          <table:table-cell office:value-type="float" office:value="0.293074" calcext:value-type="float">
            <text:p>0.293074</text:p>
          </table:table-cell>
          <table:table-cell office:value-type="float" office:value="0.281512" calcext:value-type="float">
            <text:p>0.281512</text:p>
          </table:table-cell>
          <table:table-cell office:value-type="float" office:value="0.241926" calcext:value-type="float">
            <text:p>0.241926</text:p>
          </table:table-cell>
          <table:table-cell office:value-type="float" office:value="0.372472" calcext:value-type="float">
            <text:p>0.372472</text:p>
          </table:table-cell>
          <table:table-cell office:value-type="float" office:value="0.35219" calcext:value-type="float">
            <text:p>0.35219</text:p>
          </table:table-cell>
          <table:table-cell office:value-type="float" office:value="0.304301" calcext:value-type="float">
            <text:p>0.304301</text:p>
          </table:table-cell>
          <table:table-cell office:value-type="float" office:value="0.226563" calcext:value-type="float">
            <text:p>0.226563</text:p>
          </table:table-cell>
          <table:table-cell office:value-type="float" office:value="0.214205" calcext:value-type="float">
            <text:p>0.214205</text:p>
          </table:table-cell>
          <table:table-cell office:value-type="float" office:value="0.212192" calcext:value-type="float">
            <text:p>0.212192</text:p>
          </table:table-cell>
          <table:table-cell office:value-type="float" office:value="0.276702" calcext:value-type="float">
            <text:p>0.276702</text:p>
          </table:table-cell>
          <table:table-cell office:value-type="float" office:value="0.20491" calcext:value-type="float">
            <text:p>0.20491</text:p>
          </table:table-cell>
          <table:table-cell office:value-type="float" office:value="0.264889" calcext:value-type="float">
            <text:p>0.264889</text:p>
          </table:table-cell>
          <table:table-cell office:value-type="float" office:value="0.204392" calcext:value-type="float">
            <text:p>0.204392</text:p>
          </table:table-cell>
          <table:table-cell office:value-type="float" office:value="0.229315" calcext:value-type="float">
            <text:p>0.229315</text:p>
          </table:table-cell>
          <table:table-cell office:value-type="float" office:value="0.232379" calcext:value-type="float">
            <text:p>0.232379</text:p>
          </table:table-cell>
          <table:table-cell office:value-type="float" office:value="0.248928" calcext:value-type="float">
            <text:p>0.248928</text:p>
          </table:table-cell>
          <table:table-cell office:value-type="float" office:value="0.215258" calcext:value-type="float">
            <text:p>0.215258</text:p>
          </table:table-cell>
          <table:table-cell office:value-type="float" office:value="0.212186" calcext:value-type="float">
            <text:p>0.212186</text:p>
          </table:table-cell>
          <table:table-cell office:value-type="float" office:value="0.220215" calcext:value-type="float">
            <text:p>0.220215</text:p>
          </table:table-cell>
          <table:table-cell office:value-type="float" office:value="0.218033" calcext:value-type="float">
            <text:p>0.218033</text:p>
          </table:table-cell>
          <table:table-cell office:value-type="float" office:value="0.223234" calcext:value-type="float">
            <text:p>0.223234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0.231375" calcext:value-type="float">
            <text:p>0.231375</text:p>
          </table:table-cell>
          <table:table-cell office:value-type="float" office:value="0.366007" calcext:value-type="float">
            <text:p>0.366007</text:p>
          </table:table-cell>
          <table:table-cell office:value-type="float" office:value="0.378455" calcext:value-type="float">
            <text:p>0.378455</text:p>
          </table:table-cell>
          <table:table-cell office:value-type="float" office:value="0.285013" calcext:value-type="float">
            <text:p>0.285013</text:p>
          </table:table-cell>
          <table:table-cell office:value-type="float" office:value="0.273963" calcext:value-type="float">
            <text:p>0.273963</text:p>
          </table:table-cell>
          <table:table-cell office:value-type="float" office:value="0.248772" calcext:value-type="float">
            <text:p>0.248772</text:p>
          </table:table-cell>
          <table:table-cell office:value-type="float" office:value="0.237459" calcext:value-type="float">
            <text:p>0.237459</text:p>
          </table:table-cell>
          <table:table-cell office:value-type="float" office:value="0.337298" calcext:value-type="float">
            <text:p>0.337298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260217" calcext:value-type="float">
            <text:p>0.260217</text:p>
          </table:table-cell>
          <table:table-cell office:value-type="float" office:value="0.375254" calcext:value-type="float">
            <text:p>0.375254</text:p>
          </table:table-cell>
          <table:table-cell office:value-type="float" office:value="0.252865" calcext:value-type="float">
            <text:p>0.252865</text:p>
          </table:table-cell>
          <table:table-cell office:value-type="float" office:value="0.214295" calcext:value-type="float">
            <text:p>0.214295</text:p>
          </table:table-cell>
          <table:table-cell office:value-type="float" office:value="0.216427" calcext:value-type="float">
            <text:p>0.216427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0.360137" calcext:value-type="float">
            <text:p>0.360137</text:p>
          </table:table-cell>
          <table:table-cell office:value-type="float" office:value="0.229035" calcext:value-type="float">
            <text:p>0.229035</text:p>
          </table:table-cell>
          <table:table-cell office:value-type="float" office:value="0.195003" calcext:value-type="float">
            <text:p>0.195003</text:p>
          </table:table-cell>
          <table:table-cell office:value-type="float" office:value="0.205407" calcext:value-type="float">
            <text:p>0.205407</text:p>
          </table:table-cell>
          <table:table-cell office:value-type="float" office:value="0.241512" calcext:value-type="float">
            <text:p>0.241512</text:p>
          </table:table-cell>
          <table:table-cell office:value-type="float" office:value="0.203795" calcext:value-type="float">
            <text:p>0.203795</text:p>
          </table:table-cell>
          <table:table-cell office:value-type="float" office:value="0.214522" calcext:value-type="float">
            <text:p>0.214522</text:p>
          </table:table-cell>
          <table:table-cell office:value-type="float" office:value="0.194033" calcext:value-type="float">
            <text:p>0.194033</text:p>
          </table:table-cell>
          <table:table-cell office:value-type="float" office:value="0.282914" calcext:value-type="float">
            <text:p>0.282914</text:p>
          </table:table-cell>
          <table:table-cell office:value-type="float" office:value="0.291591" calcext:value-type="float">
            <text:p>0.291591</text:p>
          </table:table-cell>
          <table:table-cell office:value-type="float" office:value="0.214247" calcext:value-type="float">
            <text:p>0.214247</text:p>
          </table:table-cell>
          <table:table-cell office:value-type="float" office:value="0.231312" calcext:value-type="float">
            <text:p>0.231312</text:p>
          </table:table-cell>
          <table:table-cell office:value-type="float" office:value="0.25169" calcext:value-type="float">
            <text:p>0.25169</text:p>
          </table:table-cell>
          <table:table-cell office:value-type="float" office:value="0.266664" calcext:value-type="float">
            <text:p>0.266664</text:p>
          </table:table-cell>
          <table:table-cell office:value-type="float" office:value="0.226728" calcext:value-type="float">
            <text:p>0.226728</text:p>
          </table:table-cell>
          <table:table-cell office:value-type="float" office:value="0.262717" calcext:value-type="float">
            <text:p>0.262717</text:p>
          </table:table-cell>
          <table:table-cell office:value-type="float" office:value="0.242786" calcext:value-type="float">
            <text:p>0.242786</text:p>
          </table:table-cell>
          <table:table-cell office:value-type="float" office:value="0.256614" calcext:value-type="float">
            <text:p>0.256614</text:p>
          </table:table-cell>
          <table:table-cell office:value-type="float" office:value="0.202769" calcext:value-type="float">
            <text:p>0.202769</text:p>
          </table:table-cell>
          <table:table-cell office:value-type="float" office:value="0.223658" calcext:value-type="float">
            <text:p>0.223658</text:p>
          </table:table-cell>
          <table:table-cell office:value-type="float" office:value="0.223927" calcext:value-type="float">
            <text:p>0.223927</text:p>
          </table:table-cell>
          <table:table-cell office:value-type="float" office:value="0.23823" calcext:value-type="float">
            <text:p>0.23823</text:p>
          </table:table-cell>
          <table:table-cell office:value-type="float" office:value="0.219097" calcext:value-type="float">
            <text:p>0.219097</text:p>
          </table:table-cell>
          <table:table-cell office:value-type="float" office:value="0.269787" calcext:value-type="float">
            <text:p>0.269787</text:p>
          </table:table-cell>
          <table:table-cell office:value-type="float" office:value="0.217811" calcext:value-type="float">
            <text:p>0.217811</text:p>
          </table:table-cell>
          <table:table-cell office:value-type="float" office:value="0.246014" calcext:value-type="float">
            <text:p>0.246014</text:p>
          </table:table-cell>
          <table:table-cell office:value-type="float" office:value="0.214322" calcext:value-type="float">
            <text:p>0.214322</text:p>
          </table:table-cell>
          <table:table-cell office:value-type="float" office:value="0.238133" calcext:value-type="float">
            <text:p>0.238133</text:p>
          </table:table-cell>
          <table:table-cell office:value-type="float" office:value="0.201689" calcext:value-type="float">
            <text:p>0.201689</text:p>
          </table:table-cell>
          <table:table-cell office:value-type="float" office:value="0.30394" calcext:value-type="float">
            <text:p>0.30394</text:p>
          </table:table-cell>
          <table:table-cell office:value-type="float" office:value="0.251965" calcext:value-type="float">
            <text:p>0.251965</text:p>
          </table:table-cell>
          <table:table-cell office:value-type="float" office:value="0.217356" calcext:value-type="float">
            <text:p>0.217356</text:p>
          </table:table-cell>
          <table:table-cell office:value-type="float" office:value="0.204571" calcext:value-type="float">
            <text:p>0.20457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772459" calcext:value-type="float">
            <text:p>0.772459</text:p>
          </table:table-cell>
          <table:table-cell office:value-type="float" office:value="0.640671" calcext:value-type="float">
            <text:p>0.640671</text:p>
          </table:table-cell>
          <table:table-cell office:value-type="float" office:value="0.840926" calcext:value-type="float">
            <text:p>0.840926</text:p>
          </table:table-cell>
          <table:table-cell office:value-type="float" office:value="0.639593" calcext:value-type="float">
            <text:p>0.639593</text:p>
          </table:table-cell>
          <table:table-cell office:value-type="float" office:value="0.608912" calcext:value-type="float">
            <text:p>0.608912</text:p>
          </table:table-cell>
          <table:table-cell office:value-type="float" office:value="0.939918" calcext:value-type="float">
            <text:p>0.939918</text:p>
          </table:table-cell>
          <table:table-cell office:value-type="float" office:value="0.768865" calcext:value-type="float">
            <text:p>0.768865</text:p>
          </table:table-cell>
          <table:table-cell office:value-type="float" office:value="0.712851" calcext:value-type="float">
            <text:p>0.712851</text:p>
          </table:table-cell>
          <table:table-cell office:value-type="float" office:value="0.648737" calcext:value-type="float">
            <text:p>0.648737</text:p>
          </table:table-cell>
          <table:table-cell office:value-type="float" office:value="0.669182" calcext:value-type="float">
            <text:p>0.669182</text:p>
          </table:table-cell>
          <table:table-cell office:value-type="float" office:value="0.787495" calcext:value-type="float">
            <text:p>0.787495</text:p>
          </table:table-cell>
          <table:table-cell office:value-type="float" office:value="0.769485" calcext:value-type="float">
            <text:p>0.769485</text:p>
          </table:table-cell>
          <table:table-cell office:value-type="float" office:value="0.891508" calcext:value-type="float">
            <text:p>0.891508</text:p>
          </table:table-cell>
          <table:table-cell office:value-type="float" office:value="0.657284" calcext:value-type="float">
            <text:p>0.657284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630381" calcext:value-type="float">
            <text:p>0.630381</text:p>
          </table:table-cell>
          <table:table-cell office:value-type="float" office:value="0.700739" calcext:value-type="float">
            <text:p>0.700739</text:p>
          </table:table-cell>
          <table:table-cell office:value-type="float" office:value="0.645363" calcext:value-type="float">
            <text:p>0.645363</text:p>
          </table:table-cell>
          <table:table-cell office:value-type="float" office:value="0.820266" calcext:value-type="float">
            <text:p>0.820266</text:p>
          </table:table-cell>
          <table:table-cell office:value-type="float" office:value="0.76201" calcext:value-type="float">
            <text:p>0.76201</text:p>
          </table:table-cell>
          <table:table-cell office:value-type="float" office:value="0.65286" calcext:value-type="float">
            <text:p>0.65286</text:p>
          </table:table-cell>
          <table:table-cell office:value-type="float" office:value="0.860362" calcext:value-type="float">
            <text:p>0.860362</text:p>
          </table:table-cell>
          <table:table-cell office:value-type="float" office:value="0.687982" calcext:value-type="float">
            <text:p>0.687982</text:p>
          </table:table-cell>
          <table:table-cell office:value-type="float" office:value="0.765342" calcext:value-type="float">
            <text:p>0.765342</text:p>
          </table:table-cell>
          <table:table-cell office:value-type="float" office:value="0.686064" calcext:value-type="float">
            <text:p>0.686064</text:p>
          </table:table-cell>
          <table:table-cell office:value-type="float" office:value="0.687002" calcext:value-type="float">
            <text:p>0.687002</text:p>
          </table:table-cell>
          <table:table-cell office:value-type="float" office:value="0.928507" calcext:value-type="float">
            <text:p>0.928507</text:p>
          </table:table-cell>
          <table:table-cell office:value-type="float" office:value="1.17192" calcext:value-type="float">
            <text:p>1.17192</text:p>
          </table:table-cell>
          <table:table-cell office:value-type="float" office:value="0.850295" calcext:value-type="float">
            <text:p>0.850295</text:p>
          </table:table-cell>
          <table:table-cell office:value-type="float" office:value="0.650751" calcext:value-type="float">
            <text:p>0.650751</text:p>
          </table:table-cell>
          <table:table-cell office:value-type="float" office:value="0.590719" calcext:value-type="float">
            <text:p>0.590719</text:p>
          </table:table-cell>
          <table:table-cell office:value-type="float" office:value="0.580508" calcext:value-type="float">
            <text:p>0.580508</text:p>
          </table:table-cell>
          <table:table-cell office:value-type="float" office:value="0.641516" calcext:value-type="float">
            <text:p>0.641516</text:p>
          </table:table-cell>
          <table:table-cell office:value-type="float" office:value="0.821675" calcext:value-type="float">
            <text:p>0.821675</text:p>
          </table:table-cell>
          <table:table-cell office:value-type="float" office:value="0.716937" calcext:value-type="float">
            <text:p>0.716937</text:p>
          </table:table-cell>
          <table:table-cell office:value-type="float" office:value="0.618807" calcext:value-type="float">
            <text:p>0.618807</text:p>
          </table:table-cell>
          <table:table-cell office:value-type="float" office:value="0.628808" calcext:value-type="float">
            <text:p>0.628808</text:p>
          </table:table-cell>
          <table:table-cell office:value-type="float" office:value="0.977332" calcext:value-type="float">
            <text:p>0.977332</text:p>
          </table:table-cell>
          <table:table-cell office:value-type="float" office:value="0.744313" calcext:value-type="float">
            <text:p>0.744313</text:p>
          </table:table-cell>
          <table:table-cell office:value-type="float" office:value="0.76737" calcext:value-type="float">
            <text:p>0.76737</text:p>
          </table:table-cell>
          <table:table-cell office:value-type="float" office:value="0.714081" calcext:value-type="float">
            <text:p>0.714081</text:p>
          </table:table-cell>
          <table:table-cell office:value-type="float" office:value="0.593253" calcext:value-type="float">
            <text:p>0.593253</text:p>
          </table:table-cell>
          <table:table-cell office:value-type="float" office:value="0.851191" calcext:value-type="float">
            <text:p>0.851191</text:p>
          </table:table-cell>
          <table:table-cell office:value-type="float" office:value="0.683378" calcext:value-type="float">
            <text:p>0.683378</text:p>
          </table:table-cell>
          <table:table-cell office:value-type="float" office:value="0.682778" calcext:value-type="float">
            <text:p>0.682778</text:p>
          </table:table-cell>
          <table:table-cell office:value-type="float" office:value="0.730198" calcext:value-type="float">
            <text:p>0.730198</text:p>
          </table:table-cell>
          <table:table-cell office:value-type="float" office:value="0.625918" calcext:value-type="float">
            <text:p>0.625918</text:p>
          </table:table-cell>
          <table:table-cell office:value-type="float" office:value="0.785415" calcext:value-type="float">
            <text:p>0.785415</text:p>
          </table:table-cell>
          <table:table-cell office:value-type="float" office:value="0.700081" calcext:value-type="float">
            <text:p>0.700081</text:p>
          </table:table-cell>
          <table:table-cell office:value-type="float" office:value="0.745514" calcext:value-type="float">
            <text:p>0.745514</text:p>
          </table:table-cell>
          <table:table-cell office:value-type="float" office:value="0.826475" calcext:value-type="float">
            <text:p>0.826475</text:p>
          </table:table-cell>
          <table:table-cell office:value-type="float" office:value="0.614949" calcext:value-type="float">
            <text:p>0.614949</text:p>
          </table:table-cell>
          <table:table-cell office:value-type="float" office:value="0.655026" calcext:value-type="float">
            <text:p>0.655026</text:p>
          </table:table-cell>
          <table:table-cell office:value-type="float" office:value="0.825802" calcext:value-type="float">
            <text:p>0.825802</text:p>
          </table:table-cell>
          <table:table-cell office:value-type="float" office:value="0.792512" calcext:value-type="float">
            <text:p>0.792512</text:p>
          </table:table-cell>
          <table:table-cell office:value-type="float" office:value="0.588393" calcext:value-type="float">
            <text:p>0.588393</text:p>
          </table:table-cell>
          <table:table-cell office:value-type="float" office:value="0.605811" calcext:value-type="float">
            <text:p>0.605811</text:p>
          </table:table-cell>
          <table:table-cell office:value-type="float" office:value="0.69221" calcext:value-type="float">
            <text:p>0.69221</text:p>
          </table:table-cell>
          <table:table-cell office:value-type="float" office:value="0.789659" calcext:value-type="float">
            <text:p>0.789659</text:p>
          </table:table-cell>
          <table:table-cell office:value-type="float" office:value="0.739219" calcext:value-type="float">
            <text:p>0.739219</text:p>
          </table:table-cell>
          <table:table-cell office:value-type="float" office:value="0.615934" calcext:value-type="float">
            <text:p>0.615934</text:p>
          </table:table-cell>
          <table:table-cell office:value-type="float" office:value="0.694519" calcext:value-type="float">
            <text:p>0.694519</text:p>
          </table:table-cell>
          <table:table-cell office:value-type="float" office:value="0.780063" calcext:value-type="float">
            <text:p>0.780063</text:p>
          </table:table-cell>
          <table:table-cell office:value-type="float" office:value="0.608303" calcext:value-type="float">
            <text:p>0.608303</text:p>
          </table:table-cell>
          <table:table-cell office:value-type="float" office:value="0.711819" calcext:value-type="float">
            <text:p>0.711819</text:p>
          </table:table-cell>
          <table:table-cell office:value-type="float" office:value="0.875703" calcext:value-type="float">
            <text:p>0.875703</text:p>
          </table:table-cell>
          <table:table-cell office:value-type="float" office:value="0.660611" calcext:value-type="float">
            <text:p>0.660611</text:p>
          </table:table-cell>
          <table:table-cell office:value-type="float" office:value="0.822899" calcext:value-type="float">
            <text:p>0.822899</text:p>
          </table:table-cell>
          <table:table-cell office:value-type="float" office:value="0.665848" calcext:value-type="float">
            <text:p>0.665848</text:p>
          </table:table-cell>
          <table:table-cell office:value-type="float" office:value="0.749254" calcext:value-type="float">
            <text:p>0.749254</text:p>
          </table:table-cell>
          <table:table-cell office:value-type="float" office:value="0.753269" calcext:value-type="float">
            <text:p>0.753269</text:p>
          </table:table-cell>
          <table:table-cell office:value-type="float" office:value="0.63211" calcext:value-type="float">
            <text:p>0.63211</text:p>
          </table:table-cell>
          <table:table-cell office:value-type="float" office:value="0.989346" calcext:value-type="float">
            <text:p>0.989346</text:p>
          </table:table-cell>
          <table:table-cell office:value-type="float" office:value="0.652965" calcext:value-type="float">
            <text:p>0.652965</text:p>
          </table:table-cell>
          <table:table-cell office:value-type="float" office:value="0.631557" calcext:value-type="float">
            <text:p>0.631557</text:p>
          </table:table-cell>
          <table:table-cell office:value-type="float" office:value="0.849928" calcext:value-type="float">
            <text:p>0.849928</text:p>
          </table:table-cell>
          <table:table-cell office:value-type="float" office:value="0.593706" calcext:value-type="float">
            <text:p>0.593706</text:p>
          </table:table-cell>
          <table:table-cell office:value-type="float" office:value="0.767341" calcext:value-type="float">
            <text:p>0.767341</text:p>
          </table:table-cell>
          <table:table-cell office:value-type="float" office:value="0.613765" calcext:value-type="float">
            <text:p>0.613765</text:p>
          </table:table-cell>
          <table:table-cell office:value-type="float" office:value="0.586817" calcext:value-type="float">
            <text:p>0.586817</text:p>
          </table:table-cell>
          <table:table-cell office:value-type="float" office:value="0.862514" calcext:value-type="float">
            <text:p>0.862514</text:p>
          </table:table-cell>
          <table:table-cell office:value-type="float" office:value="0.614394" calcext:value-type="float">
            <text:p>0.614394</text:p>
          </table:table-cell>
          <table:table-cell office:value-type="float" office:value="0.941654" calcext:value-type="float">
            <text:p>0.941654</text:p>
          </table:table-cell>
          <table:table-cell office:value-type="float" office:value="0.89251" calcext:value-type="float">
            <text:p>0.89251</text:p>
          </table:table-cell>
          <table:table-cell office:value-type="float" office:value="0.959224" calcext:value-type="float">
            <text:p>0.959224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652496" calcext:value-type="float">
            <text:p>0.65249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656491" calcext:value-type="float">
            <text:p>0.656491</text:p>
          </table:table-cell>
          <table:table-cell office:value-type="float" office:value="0.770091" calcext:value-type="float">
            <text:p>0.770091</text:p>
          </table:table-cell>
          <table:table-cell office:value-type="float" office:value="0.596337" calcext:value-type="float">
            <text:p>0.596337</text:p>
          </table:table-cell>
          <table:table-cell office:value-type="float" office:value="0.765446" calcext:value-type="float">
            <text:p>0.765446</text:p>
          </table:table-cell>
          <table:table-cell office:value-type="float" office:value="0.908361" calcext:value-type="float">
            <text:p>0.908361</text:p>
          </table:table-cell>
          <table:table-cell office:value-type="float" office:value="0.833574" calcext:value-type="float">
            <text:p>0.833574</text:p>
          </table:table-cell>
          <table:table-cell office:value-type="float" office:value="0.901297" calcext:value-type="float">
            <text:p>0.901297</text:p>
          </table:table-cell>
          <table:table-cell office:value-type="float" office:value="0.694153" calcext:value-type="float">
            <text:p>0.694153</text:p>
          </table:table-cell>
          <table:table-cell office:value-type="float" office:value="0.842543" calcext:value-type="float">
            <text:p>0.842543</text:p>
          </table:table-cell>
          <table:table-cell office:value-type="float" office:value="0.575853" calcext:value-type="float">
            <text:p>0.575853</text:p>
          </table:table-cell>
          <table:table-cell office:value-type="float" office:value="1.12284" calcext:value-type="float">
            <text:p>1.12284</text:p>
          </table:table-cell>
          <table:table-cell office:value-type="float" office:value="0.833887" calcext:value-type="float">
            <text:p>0.833887</text:p>
          </table:table-cell>
          <table:table-cell office:value-type="float" office:value="0.736499" calcext:value-type="float">
            <text:p>0.736499</text:p>
          </table:table-cell>
          <table:table-cell office:value-type="float" office:value="0.898382" calcext:value-type="float">
            <text:p>0.898382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600157" calcext:value-type="float">
            <text:p>0.600157</text:p>
          </table:table-cell>
          <table:table-cell office:value-type="float" office:value="0.824757" calcext:value-type="float">
            <text:p>0.824757</text:p>
          </table:table-cell>
          <table:table-cell office:value-type="float" office:value="0.970866" calcext:value-type="float">
            <text:p>0.970866</text:p>
          </table:table-cell>
          <table:table-cell office:value-type="float" office:value="0.933366" calcext:value-type="float">
            <text:p>0.933366</text:p>
          </table:table-cell>
          <table:table-cell office:value-type="float" office:value="0.848271" calcext:value-type="float">
            <text:p>0.848271</text:p>
          </table:table-cell>
          <table:table-cell office:value-type="float" office:value="0.846371" calcext:value-type="float">
            <text:p>0.846371</text:p>
          </table:table-cell>
          <table:table-cell office:value-type="float" office:value="0.805131" calcext:value-type="float">
            <text:p>0.805131</text:p>
          </table:table-cell>
          <table:table-cell office:value-type="float" office:value="0.827924" calcext:value-type="float">
            <text:p>0.827924</text:p>
          </table:table-cell>
          <table:table-cell office:value-type="float" office:value="0.702068" calcext:value-type="float">
            <text:p>0.702068</text:p>
          </table:table-cell>
          <table:table-cell office:value-type="float" office:value="0.658916" calcext:value-type="float">
            <text:p>0.658916</text:p>
          </table:table-cell>
          <table:table-cell office:value-type="float" office:value="0.797566" calcext:value-type="float">
            <text:p>0.797566</text:p>
          </table:table-cell>
          <table:table-cell office:value-type="float" office:value="0.712081" calcext:value-type="float">
            <text:p>0.712081</text:p>
          </table:table-cell>
          <table:table-cell office:value-type="float" office:value="0.606029" calcext:value-type="float">
            <text:p>0.606029</text:p>
          </table:table-cell>
          <table:table-cell office:value-type="float" office:value="0.64924" calcext:value-type="float">
            <text:p>0.64924</text:p>
          </table:table-cell>
          <table:table-cell office:value-type="float" office:value="0.722948" calcext:value-type="float">
            <text:p>0.722948</text:p>
          </table:table-cell>
          <table:table-cell office:value-type="float" office:value="0.748323" calcext:value-type="float">
            <text:p>0.748323</text:p>
          </table:table-cell>
          <table:table-cell office:value-type="float" office:value="0.946456" calcext:value-type="float">
            <text:p>0.946456</text:p>
          </table:table-cell>
          <table:table-cell office:value-type="float" office:value="0.690431" calcext:value-type="float">
            <text:p>0.690431</text:p>
          </table:table-cell>
          <table:table-cell office:value-type="float" office:value="0.57988" calcext:value-type="float">
            <text:p>0.57988</text:p>
          </table:table-cell>
          <table:table-cell office:value-type="float" office:value="0.722174" calcext:value-type="float">
            <text:p>0.722174</text:p>
          </table:table-cell>
          <table:table-cell office:value-type="float" office:value="0.797758" calcext:value-type="float">
            <text:p>0.797758</text:p>
          </table:table-cell>
          <table:table-cell office:value-type="float" office:value="0.813873" calcext:value-type="float">
            <text:p>0.813873</text:p>
          </table:table-cell>
          <table:table-cell office:value-type="float" office:value="0.78501" calcext:value-type="float">
            <text:p>0.78501</text:p>
          </table:table-cell>
          <table:table-cell office:value-type="float" office:value="0.65392" calcext:value-type="float">
            <text:p>0.65392</text:p>
          </table:table-cell>
          <table:table-cell office:value-type="float" office:value="0.840504" calcext:value-type="float">
            <text:p>0.840504</text:p>
          </table:table-cell>
          <table:table-cell office:value-type="float" office:value="0.754273" calcext:value-type="float">
            <text:p>0.754273</text:p>
          </table:table-cell>
          <table:table-cell office:value-type="float" office:value="0.789721" calcext:value-type="float">
            <text:p>0.789721</text:p>
          </table:table-cell>
          <table:table-cell office:value-type="float" office:value="0.875501" calcext:value-type="float">
            <text:p>0.875501</text:p>
          </table:table-cell>
          <table:table-cell office:value-type="float" office:value="0.816778" calcext:value-type="float">
            <text:p>0.816778</text:p>
          </table:table-cell>
          <table:table-cell office:value-type="float" office:value="0.638118" calcext:value-type="float">
            <text:p>0.638118</text:p>
          </table:table-cell>
          <table:table-cell office:value-type="float" office:value="0.776924" calcext:value-type="float">
            <text:p>0.776924</text:p>
          </table:table-cell>
          <table:table-cell office:value-type="float" office:value="0.811461" calcext:value-type="float">
            <text:p>0.811461</text:p>
          </table:table-cell>
          <table:table-cell office:value-type="float" office:value="0.739945" calcext:value-type="float">
            <text:p>0.739945</text:p>
          </table:table-cell>
          <table:table-cell office:value-type="float" office:value="0.587262" calcext:value-type="float">
            <text:p>0.587262</text:p>
          </table:table-cell>
          <table:table-cell office:value-type="float" office:value="0.82846" calcext:value-type="float">
            <text:p>0.82846</text:p>
          </table:table-cell>
          <table:table-cell office:value-type="float" office:value="0.584892" calcext:value-type="float">
            <text:p>0.584892</text:p>
          </table:table-cell>
          <table:table-cell office:value-type="float" office:value="0.814793" calcext:value-type="float">
            <text:p>0.814793</text:p>
          </table:table-cell>
          <table:table-cell office:value-type="float" office:value="0.701473" calcext:value-type="float">
            <text:p>0.701473</text:p>
          </table:table-cell>
          <table:table-cell office:value-type="float" office:value="0.587077" calcext:value-type="float">
            <text:p>0.587077</text:p>
          </table:table-cell>
          <table:table-cell office:value-type="float" office:value="0.733032" calcext:value-type="float">
            <text:p>0.733032</text:p>
          </table:table-cell>
          <table:table-cell office:value-type="float" office:value="0.763481" calcext:value-type="float">
            <text:p>0.763481</text:p>
          </table:table-cell>
          <table:table-cell office:value-type="float" office:value="0.899946" calcext:value-type="float">
            <text:p>0.899946</text:p>
          </table:table-cell>
          <table:table-cell office:value-type="float" office:value="0.799999" calcext:value-type="float">
            <text:p>0.799999</text:p>
          </table:table-cell>
          <table:table-cell office:value-type="float" office:value="0.940988" calcext:value-type="float">
            <text:p>0.940988</text:p>
          </table:table-cell>
          <table:table-cell office:value-type="float" office:value="0.86929" calcext:value-type="float">
            <text:p>0.86929</text:p>
          </table:table-cell>
          <table:table-cell office:value-type="float" office:value="0.846014" calcext:value-type="float">
            <text:p>0.846014</text:p>
          </table:table-cell>
          <table:table-cell office:value-type="float" office:value="0.601603" calcext:value-type="float">
            <text:p>0.601603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067595" calcext:value-type="float">
            <text:p>0.206759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36772" calcext:value-type="float">
            <text:p>0.236772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739582" calcext:value-type="float">
            <text:p>0.739582</text:p>
          </table:table-cell>
          <table:table-cell table:number-columns-repeated="149"/>
        </table:table-row>
      </table:table>
      <table:table table:name="libreoffic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189639" calcext:value-type="float">
            <text:p>0.189639</text:p>
          </table:table-cell>
          <table:table-cell office:value-type="float" office:value="0.172982" calcext:value-type="float">
            <text:p>0.172982</text:p>
          </table:table-cell>
          <table:table-cell office:value-type="float" office:value="0.17633" calcext:value-type="float">
            <text:p>0.17633</text:p>
          </table:table-cell>
          <table:table-cell office:value-type="float" office:value="0.254527" calcext:value-type="float">
            <text:p>0.254527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176524" calcext:value-type="float">
            <text:p>0.176524</text:p>
          </table:table-cell>
          <table:table-cell office:value-type="float" office:value="0.229473" calcext:value-type="float">
            <text:p>0.229473</text:p>
          </table:table-cell>
          <table:table-cell office:value-type="float" office:value="0.188584" calcext:value-type="float">
            <text:p>0.188584</text:p>
          </table:table-cell>
          <table:table-cell office:value-type="float" office:value="0.208836" calcext:value-type="float">
            <text:p>0.208836</text:p>
          </table:table-cell>
          <table:table-cell office:value-type="float" office:value="0.272825" calcext:value-type="float">
            <text:p>0.272825</text:p>
          </table:table-cell>
          <table:table-cell office:value-type="float" office:value="0.256387" calcext:value-type="float">
            <text:p>0.256387</text:p>
          </table:table-cell>
          <table:table-cell office:value-type="float" office:value="0.297662" calcext:value-type="float">
            <text:p>0.297662</text:p>
          </table:table-cell>
          <table:table-cell office:value-type="float" office:value="0.182732" calcext:value-type="float">
            <text:p>0.182732</text:p>
          </table:table-cell>
          <table:table-cell office:value-type="float" office:value="0.25836" calcext:value-type="float">
            <text:p>0.25836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0.181097" calcext:value-type="float">
            <text:p>0.181097</text:p>
          </table:table-cell>
          <table:table-cell office:value-type="float" office:value="0.181585" calcext:value-type="float">
            <text:p>0.181585</text:p>
          </table:table-cell>
          <table:table-cell office:value-type="float" office:value="0.179675" calcext:value-type="float">
            <text:p>0.179675</text:p>
          </table:table-cell>
          <table:table-cell office:value-type="float" office:value="0.220532" calcext:value-type="float">
            <text:p>0.220532</text:p>
          </table:table-cell>
          <table:table-cell office:value-type="float" office:value="0.231517" calcext:value-type="float">
            <text:p>0.231517</text:p>
          </table:table-cell>
          <table:table-cell office:value-type="float" office:value="0.189068" calcext:value-type="float">
            <text:p>0.189068</text:p>
          </table:table-cell>
          <table:table-cell office:value-type="float" office:value="0.382207" calcext:value-type="float">
            <text:p>0.382207</text:p>
          </table:table-cell>
          <table:table-cell office:value-type="float" office:value="0.310526" calcext:value-type="float">
            <text:p>0.310526</text:p>
          </table:table-cell>
          <table:table-cell office:value-type="float" office:value="0.184296" calcext:value-type="float">
            <text:p>0.184296</text:p>
          </table:table-cell>
          <table:table-cell office:value-type="float" office:value="0.31804" calcext:value-type="float">
            <text:p>0.31804</text:p>
          </table:table-cell>
          <table:table-cell office:value-type="float" office:value="0.192305" calcext:value-type="float">
            <text:p>0.192305</text:p>
          </table:table-cell>
          <table:table-cell office:value-type="float" office:value="0.19491" calcext:value-type="float">
            <text:p>0.19491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186574" calcext:value-type="float">
            <text:p>0.186574</text:p>
          </table:table-cell>
          <table:table-cell office:value-type="float" office:value="0.247542" calcext:value-type="float">
            <text:p>0.247542</text:p>
          </table:table-cell>
          <table:table-cell office:value-type="float" office:value="0.214971" calcext:value-type="float">
            <text:p>0.214971</text:p>
          </table:table-cell>
          <table:table-cell office:value-type="float" office:value="0.232876" calcext:value-type="float">
            <text:p>0.232876</text:p>
          </table:table-cell>
          <table:table-cell office:value-type="float" office:value="0.189873" calcext:value-type="float">
            <text:p>0.189873</text:p>
          </table:table-cell>
          <table:table-cell office:value-type="float" office:value="0.22658" calcext:value-type="float">
            <text:p>0.22658</text:p>
          </table:table-cell>
          <table:table-cell office:value-type="float" office:value="0.208654" calcext:value-type="float">
            <text:p>0.208654</text:p>
          </table:table-cell>
          <table:table-cell office:value-type="float" office:value="0.187728" calcext:value-type="float">
            <text:p>0.187728</text:p>
          </table:table-cell>
          <table:table-cell office:value-type="float" office:value="0.216119" calcext:value-type="float">
            <text:p>0.216119</text:p>
          </table:table-cell>
          <table:table-cell office:value-type="float" office:value="0.268908" calcext:value-type="float">
            <text:p>0.268908</text:p>
          </table:table-cell>
          <table:table-cell office:value-type="float" office:value="0.215821" calcext:value-type="float">
            <text:p>0.215821</text:p>
          </table:table-cell>
          <table:table-cell office:value-type="float" office:value="0.27094" calcext:value-type="float">
            <text:p>0.27094</text:p>
          </table:table-cell>
          <table:table-cell office:value-type="float" office:value="0.26933" calcext:value-type="float">
            <text:p>0.26933</text:p>
          </table:table-cell>
          <table:table-cell office:value-type="float" office:value="0.228203" calcext:value-type="float">
            <text:p>0.228203</text:p>
          </table:table-cell>
          <table:table-cell office:value-type="float" office:value="0.328812" calcext:value-type="float">
            <text:p>0.328812</text:p>
          </table:table-cell>
          <table:table-cell office:value-type="float" office:value="0.192008" calcext:value-type="float">
            <text:p>0.192008</text:p>
          </table:table-cell>
          <table:table-cell office:value-type="float" office:value="0.248968" calcext:value-type="float">
            <text:p>0.248968</text:p>
          </table:table-cell>
          <table:table-cell office:value-type="float" office:value="0.320695" calcext:value-type="float">
            <text:p>0.320695</text:p>
          </table:table-cell>
          <table:table-cell office:value-type="float" office:value="0.204771" calcext:value-type="float">
            <text:p>0.204771</text:p>
          </table:table-cell>
          <table:table-cell office:value-type="float" office:value="0.190289" calcext:value-type="float">
            <text:p>0.190289</text:p>
          </table:table-cell>
          <table:table-cell office:value-type="float" office:value="0.203027" calcext:value-type="float">
            <text:p>0.203027</text:p>
          </table:table-cell>
          <table:table-cell office:value-type="float" office:value="0.289321" calcext:value-type="float">
            <text:p>0.289321</text:p>
          </table:table-cell>
          <table:table-cell office:value-type="float" office:value="0.194864" calcext:value-type="float">
            <text:p>0.194864</text:p>
          </table:table-cell>
          <table:table-cell office:value-type="float" office:value="0.18328" calcext:value-type="float">
            <text:p>0.18328</text:p>
          </table:table-cell>
          <table:table-cell office:value-type="float" office:value="0.311977" calcext:value-type="float">
            <text:p>0.311977</text:p>
          </table:table-cell>
          <table:table-cell office:value-type="float" office:value="0.183058" calcext:value-type="float">
            <text:p>0.183058</text:p>
          </table:table-cell>
          <table:table-cell office:value-type="float" office:value="0.213854" calcext:value-type="float">
            <text:p>0.213854</text:p>
          </table:table-cell>
          <table:table-cell office:value-type="float" office:value="0.285397" calcext:value-type="float">
            <text:p>0.285397</text:p>
          </table:table-cell>
          <table:table-cell office:value-type="float" office:value="0.212213" calcext:value-type="float">
            <text:p>0.212213</text:p>
          </table:table-cell>
          <table:table-cell office:value-type="float" office:value="0.313841" calcext:value-type="float">
            <text:p>0.313841</text:p>
          </table:table-cell>
          <table:table-cell office:value-type="float" office:value="0.238243" calcext:value-type="float">
            <text:p>0.238243</text:p>
          </table:table-cell>
          <table:table-cell office:value-type="float" office:value="0.292784" calcext:value-type="float">
            <text:p>0.292784</text:p>
          </table:table-cell>
          <table:table-cell office:value-type="float" office:value="0.255711" calcext:value-type="float">
            <text:p>0.255711</text:p>
          </table:table-cell>
          <table:table-cell office:value-type="float" office:value="0.184976" calcext:value-type="float">
            <text:p>0.184976</text:p>
          </table:table-cell>
          <table:table-cell office:value-type="float" office:value="0.239026" calcext:value-type="float">
            <text:p>0.239026</text:p>
          </table:table-cell>
          <table:table-cell office:value-type="float" office:value="0.246648" calcext:value-type="float">
            <text:p>0.246648</text:p>
          </table:table-cell>
          <table:table-cell office:value-type="float" office:value="0.224602" calcext:value-type="float">
            <text:p>0.224602</text:p>
          </table:table-cell>
          <table:table-cell office:value-type="float" office:value="0.390033" calcext:value-type="float">
            <text:p>0.390033</text:p>
          </table:table-cell>
          <table:table-cell office:value-type="float" office:value="0.203332" calcext:value-type="float">
            <text:p>0.203332</text:p>
          </table:table-cell>
          <table:table-cell office:value-type="float" office:value="0.276893" calcext:value-type="float">
            <text:p>0.276893</text:p>
          </table:table-cell>
          <table:table-cell office:value-type="float" office:value="0.208505" calcext:value-type="float">
            <text:p>0.208505</text:p>
          </table:table-cell>
          <table:table-cell office:value-type="float" office:value="0.217519" calcext:value-type="float">
            <text:p>0.217519</text:p>
          </table:table-cell>
          <table:table-cell office:value-type="float" office:value="0.191875" calcext:value-type="float">
            <text:p>0.191875</text:p>
          </table:table-cell>
          <table:table-cell office:value-type="float" office:value="0.192899" calcext:value-type="float">
            <text:p>0.192899</text:p>
          </table:table-cell>
          <table:table-cell office:value-type="float" office:value="0.192724" calcext:value-type="float">
            <text:p>0.192724</text:p>
          </table:table-cell>
          <table:table-cell office:value-type="float" office:value="0.183655" calcext:value-type="float">
            <text:p>0.183655</text:p>
          </table:table-cell>
          <table:table-cell office:value-type="float" office:value="0.345746" calcext:value-type="float">
            <text:p>0.345746</text:p>
          </table:table-cell>
          <table:table-cell office:value-type="float" office:value="0.187237" calcext:value-type="float">
            <text:p>0.187237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185641" calcext:value-type="float">
            <text:p>0.185641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385408" calcext:value-type="float">
            <text:p>0.385408</text:p>
          </table:table-cell>
          <table:table-cell office:value-type="float" office:value="0.273473" calcext:value-type="float">
            <text:p>0.273473</text:p>
          </table:table-cell>
          <table:table-cell office:value-type="float" office:value="0.186275" calcext:value-type="float">
            <text:p>0.186275</text:p>
          </table:table-cell>
          <table:table-cell office:value-type="float" office:value="0.339453" calcext:value-type="float">
            <text:p>0.339453</text:p>
          </table:table-cell>
          <table:table-cell office:value-type="float" office:value="0.378322" calcext:value-type="float">
            <text:p>0.378322</text:p>
          </table:table-cell>
          <table:table-cell office:value-type="float" office:value="0.337503" calcext:value-type="float">
            <text:p>0.337503</text:p>
          </table:table-cell>
          <table:table-cell office:value-type="float" office:value="0.289997" calcext:value-type="float">
            <text:p>0.289997</text:p>
          </table:table-cell>
          <table:table-cell office:value-type="float" office:value="0.37465" calcext:value-type="float">
            <text:p>0.37465</text:p>
          </table:table-cell>
          <table:table-cell office:value-type="float" office:value="0.188357" calcext:value-type="float">
            <text:p>0.188357</text:p>
          </table:table-cell>
          <table:table-cell office:value-type="float" office:value="0.228444" calcext:value-type="float">
            <text:p>0.228444</text:p>
          </table:table-cell>
          <table:table-cell office:value-type="float" office:value="0.195485" calcext:value-type="float">
            <text:p>0.195485</text:p>
          </table:table-cell>
          <table:table-cell office:value-type="float" office:value="0.194551" calcext:value-type="float">
            <text:p>0.194551</text:p>
          </table:table-cell>
          <table:table-cell office:value-type="float" office:value="0.216623" calcext:value-type="float">
            <text:p>0.216623</text:p>
          </table:table-cell>
          <table:table-cell office:value-type="float" office:value="0.236737" calcext:value-type="float">
            <text:p>0.236737</text:p>
          </table:table-cell>
          <table:table-cell office:value-type="float" office:value="0.193836" calcext:value-type="float">
            <text:p>0.193836</text:p>
          </table:table-cell>
          <table:table-cell office:value-type="float" office:value="0.219933" calcext:value-type="float">
            <text:p>0.219933</text:p>
          </table:table-cell>
          <table:table-cell office:value-type="float" office:value="0.198254" calcext:value-type="float">
            <text:p>0.198254</text:p>
          </table:table-cell>
          <table:table-cell office:value-type="float" office:value="0.198518" calcext:value-type="float">
            <text:p>0.198518</text:p>
          </table:table-cell>
          <table:table-cell office:value-type="float" office:value="0.242968" calcext:value-type="float">
            <text:p>0.242968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223729" calcext:value-type="float">
            <text:p>0.223729</text:p>
          </table:table-cell>
          <table:table-cell office:value-type="float" office:value="0.189977" calcext:value-type="float">
            <text:p>0.189977</text:p>
          </table:table-cell>
          <table:table-cell office:value-type="float" office:value="0.281933" calcext:value-type="float">
            <text:p>0.281933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0.206" calcext:value-type="float">
            <text:p>0.206</text:p>
          </table:table-cell>
          <table:table-cell office:value-type="float" office:value="0.204281" calcext:value-type="float">
            <text:p>0.204281</text:p>
          </table:table-cell>
          <table:table-cell office:value-type="float" office:value="0.225991" calcext:value-type="float">
            <text:p>0.225991</text:p>
          </table:table-cell>
          <table:table-cell office:value-type="float" office:value="0.188701" calcext:value-type="float">
            <text:p>0.188701</text:p>
          </table:table-cell>
          <table:table-cell office:value-type="float" office:value="0.228709" calcext:value-type="float">
            <text:p>0.228709</text:p>
          </table:table-cell>
          <table:table-cell office:value-type="float" office:value="0.200805" calcext:value-type="float">
            <text:p>0.200805</text:p>
          </table:table-cell>
          <table:table-cell office:value-type="float" office:value="0.221066" calcext:value-type="float">
            <text:p>0.221066</text:p>
          </table:table-cell>
          <table:table-cell office:value-type="float" office:value="0.301735" calcext:value-type="float">
            <text:p>0.301735</text:p>
          </table:table-cell>
          <table:table-cell office:value-type="float" office:value="0.194256" calcext:value-type="float">
            <text:p>0.194256</text:p>
          </table:table-cell>
          <table:table-cell office:value-type="float" office:value="0.321607" calcext:value-type="float">
            <text:p>0.321607</text:p>
          </table:table-cell>
          <table:table-cell office:value-type="float" office:value="0.188443" calcext:value-type="float">
            <text:p>0.188443</text:p>
          </table:table-cell>
          <table:table-cell office:value-type="float" office:value="0.423159" calcext:value-type="float">
            <text:p>0.423159</text:p>
          </table:table-cell>
          <table:table-cell office:value-type="float" office:value="0.227641" calcext:value-type="float">
            <text:p>0.227641</text:p>
          </table:table-cell>
          <table:table-cell office:value-type="float" office:value="0.203533" calcext:value-type="float">
            <text:p>0.203533</text:p>
          </table:table-cell>
          <table:table-cell office:value-type="float" office:value="0.193925" calcext:value-type="float">
            <text:p>0.193925</text:p>
          </table:table-cell>
          <table:table-cell office:value-type="float" office:value="0.211689" calcext:value-type="float">
            <text:p>0.211689</text:p>
          </table:table-cell>
          <table:table-cell office:value-type="float" office:value="0.293629" calcext:value-type="float">
            <text:p>0.293629</text:p>
          </table:table-cell>
          <table:table-cell office:value-type="float" office:value="0.190714" calcext:value-type="float">
            <text:p>0.190714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191039" calcext:value-type="float">
            <text:p>0.191039</text:p>
          </table:table-cell>
          <table:table-cell office:value-type="float" office:value="0.263065" calcext:value-type="float">
            <text:p>0.263065</text:p>
          </table:table-cell>
          <table:table-cell office:value-type="float" office:value="0.186091" calcext:value-type="float">
            <text:p>0.186091</text:p>
          </table:table-cell>
          <table:table-cell office:value-type="float" office:value="0.324705" calcext:value-type="float">
            <text:p>0.324705</text:p>
          </table:table-cell>
          <table:table-cell office:value-type="float" office:value="0.29836" calcext:value-type="float">
            <text:p>0.29836</text:p>
          </table:table-cell>
          <table:table-cell office:value-type="float" office:value="0.303592" calcext:value-type="float">
            <text:p>0.303592</text:p>
          </table:table-cell>
          <table:table-cell office:value-type="float" office:value="0.35877" calcext:value-type="float">
            <text:p>0.35877</text:p>
          </table:table-cell>
          <table:table-cell office:value-type="float" office:value="0.24552" calcext:value-type="float">
            <text:p>0.24552</text:p>
          </table:table-cell>
          <table:table-cell office:value-type="float" office:value="0.190264" calcext:value-type="float">
            <text:p>0.190264</text:p>
          </table:table-cell>
          <table:table-cell office:value-type="float" office:value="0.221604" calcext:value-type="float">
            <text:p>0.221604</text:p>
          </table:table-cell>
          <table:table-cell office:value-type="float" office:value="0.177658" calcext:value-type="float">
            <text:p>0.177658</text:p>
          </table:table-cell>
          <table:table-cell office:value-type="float" office:value="0.260206" calcext:value-type="float">
            <text:p>0.260206</text:p>
          </table:table-cell>
          <table:table-cell office:value-type="float" office:value="0.209819" calcext:value-type="float">
            <text:p>0.209819</text:p>
          </table:table-cell>
          <table:table-cell office:value-type="float" office:value="0.208548" calcext:value-type="float">
            <text:p>0.208548</text:p>
          </table:table-cell>
          <table:table-cell office:value-type="float" office:value="0.181878" calcext:value-type="float">
            <text:p>0.181878</text:p>
          </table:table-cell>
          <table:table-cell office:value-type="float" office:value="0.181005" calcext:value-type="float">
            <text:p>0.181005</text:p>
          </table:table-cell>
          <table:table-cell office:value-type="float" office:value="0.19982" calcext:value-type="float">
            <text:p>0.19982</text:p>
          </table:table-cell>
          <table:table-cell office:value-type="float" office:value="0.296812" calcext:value-type="float">
            <text:p>0.296812</text:p>
          </table:table-cell>
          <table:table-cell office:value-type="float" office:value="0.335346" calcext:value-type="float">
            <text:p>0.335346</text:p>
          </table:table-cell>
          <table:table-cell office:value-type="float" office:value="0.28712" calcext:value-type="float">
            <text:p>0.28712</text:p>
          </table:table-cell>
          <table:table-cell office:value-type="float" office:value="0.251152" calcext:value-type="float">
            <text:p>0.251152</text:p>
          </table:table-cell>
          <table:table-cell office:value-type="float" office:value="0.236229" calcext:value-type="float">
            <text:p>0.236229</text:p>
          </table:table-cell>
          <table:table-cell office:value-type="float" office:value="0.187237" calcext:value-type="float">
            <text:p>0.187237</text:p>
          </table:table-cell>
          <table:table-cell office:value-type="float" office:value="0.231217" calcext:value-type="float">
            <text:p>0.231217</text:p>
          </table:table-cell>
          <table:table-cell office:value-type="float" office:value="0.235973" calcext:value-type="float">
            <text:p>0.235973</text:p>
          </table:table-cell>
          <table:table-cell office:value-type="float" office:value="0.195307" calcext:value-type="float">
            <text:p>0.195307</text:p>
          </table:table-cell>
          <table:table-cell office:value-type="float" office:value="0.102064" calcext:value-type="float">
            <text:p>0.102064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196434" calcext:value-type="float">
            <text:p>0.196434</text:p>
          </table:table-cell>
          <table:table-cell office:value-type="float" office:value="0.199733" calcext:value-type="float">
            <text:p>0.199733</text:p>
          </table:table-cell>
          <table:table-cell office:value-type="float" office:value="0.204202" calcext:value-type="float">
            <text:p>0.204202</text:p>
          </table:table-cell>
          <table:table-cell office:value-type="float" office:value="0.220154" calcext:value-type="float">
            <text:p>0.220154</text:p>
          </table:table-cell>
          <table:table-cell office:value-type="float" office:value="0.209481" calcext:value-type="float">
            <text:p>0.209481</text:p>
          </table:table-cell>
          <table:table-cell office:value-type="float" office:value="0.224484" calcext:value-type="float">
            <text:p>0.224484</text:p>
          </table:table-cell>
          <table:table-cell office:value-type="float" office:value="0.219846" calcext:value-type="float">
            <text:p>0.219846</text:p>
          </table:table-cell>
          <table:table-cell office:value-type="float" office:value="0.198779" calcext:value-type="float">
            <text:p>0.198779</text:p>
          </table:table-cell>
          <table:table-cell office:value-type="float" office:value="0.223585" calcext:value-type="float">
            <text:p>0.223585</text:p>
          </table:table-cell>
          <table:table-cell office:value-type="float" office:value="0.249202" calcext:value-type="float">
            <text:p>0.249202</text:p>
          </table:table-cell>
          <table:table-cell office:value-type="float" office:value="0.24908" calcext:value-type="float">
            <text:p>0.24908</text:p>
          </table:table-cell>
          <table:table-cell office:value-type="float" office:value="0.255057" calcext:value-type="float">
            <text:p>0.255057</text:p>
          </table:table-cell>
          <table:table-cell office:value-type="float" office:value="0.2498" calcext:value-type="float">
            <text:p>0.2498</text:p>
          </table:table-cell>
          <table:table-cell office:value-type="float" office:value="0.220564" calcext:value-type="float">
            <text:p>0.220564</text:p>
          </table:table-cell>
          <table:table-cell office:value-type="float" office:value="0.278937" calcext:value-type="float">
            <text:p>0.278937</text:p>
          </table:table-cell>
          <table:table-cell office:value-type="float" office:value="0.259522" calcext:value-type="float">
            <text:p>0.259522</text:p>
          </table:table-cell>
          <table:table-cell office:value-type="float" office:value="0.2243" calcext:value-type="float">
            <text:p>0.2243</text:p>
          </table:table-cell>
          <table:table-cell office:value-type="float" office:value="0.236488" calcext:value-type="float">
            <text:p>0.236488</text:p>
          </table:table-cell>
          <table:table-cell office:value-type="float" office:value="0.24466" calcext:value-type="float">
            <text:p>0.24466</text:p>
          </table:table-cell>
          <table:table-cell office:value-type="float" office:value="0.216454" calcext:value-type="float">
            <text:p>0.216454</text:p>
          </table:table-cell>
          <table:table-cell office:value-type="float" office:value="0.222225" calcext:value-type="float">
            <text:p>0.222225</text:p>
          </table:table-cell>
          <table:table-cell office:value-type="float" office:value="0.249118" calcext:value-type="float">
            <text:p>0.249118</text:p>
          </table:table-cell>
          <table:table-cell office:value-type="float" office:value="0.292079" calcext:value-type="float">
            <text:p>0.292079</text:p>
          </table:table-cell>
          <table:table-cell office:value-type="float" office:value="0.22584" calcext:value-type="float">
            <text:p>0.22584</text:p>
          </table:table-cell>
          <table:table-cell office:value-type="float" office:value="0.206995" calcext:value-type="float">
            <text:p>0.206995</text:p>
          </table:table-cell>
          <table:table-cell office:value-type="float" office:value="0.32726" calcext:value-type="float">
            <text:p>0.32726</text:p>
          </table:table-cell>
          <table:table-cell office:value-type="float" office:value="0.204916" calcext:value-type="float">
            <text:p>0.204916</text:p>
          </table:table-cell>
          <table:table-cell office:value-type="float" office:value="0.217508" calcext:value-type="float">
            <text:p>0.217508</text:p>
          </table:table-cell>
          <table:table-cell office:value-type="float" office:value="0.229941" calcext:value-type="float">
            <text:p>0.229941</text:p>
          </table:table-cell>
          <table:table-cell office:value-type="float" office:value="0.299434" calcext:value-type="float">
            <text:p>0.299434</text:p>
          </table:table-cell>
          <table:table-cell office:value-type="float" office:value="0.204662" calcext:value-type="float">
            <text:p>0.204662</text:p>
          </table:table-cell>
          <table:table-cell office:value-type="float" office:value="0.213224" calcext:value-type="float">
            <text:p>0.213224</text:p>
          </table:table-cell>
          <table:table-cell office:value-type="float" office:value="0.231853" calcext:value-type="float">
            <text:p>0.231853</text:p>
          </table:table-cell>
          <table:table-cell office:value-type="float" office:value="0.257789" calcext:value-type="float">
            <text:p>0.257789</text:p>
          </table:table-cell>
          <table:table-cell office:value-type="float" office:value="0.377207" calcext:value-type="float">
            <text:p>0.377207</text:p>
          </table:table-cell>
          <table:table-cell office:value-type="float" office:value="0.345575" calcext:value-type="float">
            <text:p>0.345575</text:p>
          </table:table-cell>
          <table:table-cell office:value-type="float" office:value="0.217352" calcext:value-type="float">
            <text:p>0.217352</text:p>
          </table:table-cell>
          <table:table-cell office:value-type="float" office:value="0.287118" calcext:value-type="float">
            <text:p>0.287118</text:p>
          </table:table-cell>
          <table:table-cell office:value-type="float" office:value="0.228923" calcext:value-type="float">
            <text:p>0.228923</text:p>
          </table:table-cell>
          <table:table-cell office:value-type="float" office:value="0.230137" calcext:value-type="float">
            <text:p>0.230137</text:p>
          </table:table-cell>
          <table:table-cell office:value-type="float" office:value="0.368599" calcext:value-type="float">
            <text:p>0.368599</text:p>
          </table:table-cell>
          <table:table-cell office:value-type="float" office:value="0.237088" calcext:value-type="float">
            <text:p>0.237088</text:p>
          </table:table-cell>
          <table:table-cell office:value-type="float" office:value="0.283245" calcext:value-type="float">
            <text:p>0.283245</text:p>
          </table:table-cell>
          <table:table-cell office:value-type="float" office:value="0.230985" calcext:value-type="float">
            <text:p>0.230985</text:p>
          </table:table-cell>
          <table:table-cell office:value-type="float" office:value="0.270795" calcext:value-type="float">
            <text:p>0.270795</text:p>
          </table:table-cell>
          <table:table-cell office:value-type="float" office:value="0.26432" calcext:value-type="float">
            <text:p>0.26432</text:p>
          </table:table-cell>
          <table:table-cell office:value-type="float" office:value="0.208595" calcext:value-type="float">
            <text:p>0.208595</text:p>
          </table:table-cell>
          <table:table-cell office:value-type="float" office:value="0.252294" calcext:value-type="float">
            <text:p>0.252294</text:p>
          </table:table-cell>
          <table:table-cell office:value-type="float" office:value="0.265423" calcext:value-type="float">
            <text:p>0.265423</text:p>
          </table:table-cell>
          <table:table-cell office:value-type="float" office:value="0.239488" calcext:value-type="float">
            <text:p>0.239488</text:p>
          </table:table-cell>
          <table:table-cell office:value-type="float" office:value="0.413001" calcext:value-type="float">
            <text:p>0.413001</text:p>
          </table:table-cell>
          <table:table-cell office:value-type="float" office:value="0.210756" calcext:value-type="float">
            <text:p>0.210756</text:p>
          </table:table-cell>
          <table:table-cell office:value-type="float" office:value="0.273454" calcext:value-type="float">
            <text:p>0.273454</text:p>
          </table:table-cell>
          <table:table-cell office:value-type="float" office:value="0.277879" calcext:value-type="float">
            <text:p>0.277879</text:p>
          </table:table-cell>
          <table:table-cell office:value-type="float" office:value="0.240096" calcext:value-type="float">
            <text:p>0.240096</text:p>
          </table:table-cell>
          <table:table-cell office:value-type="float" office:value="0.215659" calcext:value-type="float">
            <text:p>0.215659</text:p>
          </table:table-cell>
          <table:table-cell office:value-type="float" office:value="0.314189" calcext:value-type="float">
            <text:p>0.314189</text:p>
          </table:table-cell>
          <table:table-cell office:value-type="float" office:value="0.231547" calcext:value-type="float">
            <text:p>0.231547</text:p>
          </table:table-cell>
          <table:table-cell office:value-type="float" office:value="0.287342" calcext:value-type="float">
            <text:p>0.287342</text:p>
          </table:table-cell>
          <table:table-cell office:value-type="float" office:value="0.25354" calcext:value-type="float">
            <text:p>0.25354</text:p>
          </table:table-cell>
          <table:table-cell office:value-type="float" office:value="0.248133" calcext:value-type="float">
            <text:p>0.248133</text:p>
          </table:table-cell>
          <table:table-cell office:value-type="float" office:value="0.222193" calcext:value-type="float">
            <text:p>0.222193</text:p>
          </table:table-cell>
          <table:table-cell office:value-type="float" office:value="0.426696" calcext:value-type="float">
            <text:p>0.426696</text:p>
          </table:table-cell>
          <table:table-cell office:value-type="float" office:value="0.289754" calcext:value-type="float">
            <text:p>0.289754</text:p>
          </table:table-cell>
          <table:table-cell office:value-type="float" office:value="0.218639" calcext:value-type="float">
            <text:p>0.218639</text:p>
          </table:table-cell>
          <table:table-cell office:value-type="float" office:value="0.335738" calcext:value-type="float">
            <text:p>0.335738</text:p>
          </table:table-cell>
          <table:table-cell office:value-type="float" office:value="0.298024" calcext:value-type="float">
            <text:p>0.298024</text:p>
          </table:table-cell>
          <table:table-cell office:value-type="float" office:value="0.213929" calcext:value-type="float">
            <text:p>0.213929</text:p>
          </table:table-cell>
          <table:table-cell office:value-type="float" office:value="0.230604" calcext:value-type="float">
            <text:p>0.230604</text:p>
          </table:table-cell>
          <table:table-cell office:value-type="float" office:value="0.290549" calcext:value-type="float">
            <text:p>0.290549</text:p>
          </table:table-cell>
          <table:table-cell office:value-type="float" office:value="0.288462" calcext:value-type="float">
            <text:p>0.288462</text:p>
          </table:table-cell>
          <table:table-cell office:value-type="float" office:value="0.221604" calcext:value-type="float">
            <text:p>0.221604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236218" calcext:value-type="float">
            <text:p>0.236218</text:p>
          </table:table-cell>
          <table:table-cell office:value-type="float" office:value="0.255645" calcext:value-type="float">
            <text:p>0.255645</text:p>
          </table:table-cell>
          <table:table-cell office:value-type="float" office:value="0.221159" calcext:value-type="float">
            <text:p>0.221159</text:p>
          </table:table-cell>
          <table:table-cell office:value-type="float" office:value="0.427601" calcext:value-type="float">
            <text:p>0.427601</text:p>
          </table:table-cell>
          <table:table-cell office:value-type="float" office:value="0.311806" calcext:value-type="float">
            <text:p>0.311806</text:p>
          </table:table-cell>
          <table:table-cell office:value-type="float" office:value="0.399981" calcext:value-type="float">
            <text:p>0.399981</text:p>
          </table:table-cell>
          <table:table-cell office:value-type="float" office:value="0.220289" calcext:value-type="float">
            <text:p>0.220289</text:p>
          </table:table-cell>
          <table:table-cell office:value-type="float" office:value="0.252384" calcext:value-type="float">
            <text:p>0.252384</text:p>
          </table:table-cell>
          <table:table-cell office:value-type="float" office:value="0.233498" calcext:value-type="float">
            <text:p>0.233498</text:p>
          </table:table-cell>
          <table:table-cell office:value-type="float" office:value="0.35085" calcext:value-type="float">
            <text:p>0.35085</text:p>
          </table:table-cell>
          <table:table-cell office:value-type="float" office:value="0.232002" calcext:value-type="float">
            <text:p>0.232002</text:p>
          </table:table-cell>
          <table:table-cell office:value-type="float" office:value="0.269533" calcext:value-type="float">
            <text:p>0.269533</text:p>
          </table:table-cell>
          <table:table-cell office:value-type="float" office:value="0.283595" calcext:value-type="float">
            <text:p>0.283595</text:p>
          </table:table-cell>
          <table:table-cell office:value-type="float" office:value="0.214919" calcext:value-type="float">
            <text:p>0.214919</text:p>
          </table:table-cell>
          <table:table-cell office:value-type="float" office:value="0.222243" calcext:value-type="float">
            <text:p>0.222243</text:p>
          </table:table-cell>
          <table:table-cell office:value-type="float" office:value="0.37871" calcext:value-type="float">
            <text:p>0.37871</text:p>
          </table:table-cell>
          <table:table-cell office:value-type="float" office:value="0.375634" calcext:value-type="float">
            <text:p>0.375634</text:p>
          </table:table-cell>
          <table:table-cell office:value-type="float" office:value="0.230204" calcext:value-type="float">
            <text:p>0.230204</text:p>
          </table:table-cell>
          <table:table-cell office:value-type="float" office:value="0.209257" calcext:value-type="float">
            <text:p>0.209257</text:p>
          </table:table-cell>
          <table:table-cell office:value-type="float" office:value="0.353589" calcext:value-type="float">
            <text:p>0.353589</text:p>
          </table:table-cell>
          <table:table-cell office:value-type="float" office:value="0.345158" calcext:value-type="float">
            <text:p>0.345158</text:p>
          </table:table-cell>
          <table:table-cell office:value-type="float" office:value="0.326825" calcext:value-type="float">
            <text:p>0.326825</text:p>
          </table:table-cell>
          <table:table-cell office:value-type="float" office:value="0.362198" calcext:value-type="float">
            <text:p>0.362198</text:p>
          </table:table-cell>
          <table:table-cell office:value-type="float" office:value="0.295634" calcext:value-type="float">
            <text:p>0.295634</text:p>
          </table:table-cell>
          <table:table-cell office:value-type="float" office:value="0.315335" calcext:value-type="float">
            <text:p>0.315335</text:p>
          </table:table-cell>
          <table:table-cell office:value-type="float" office:value="0.227751" calcext:value-type="float">
            <text:p>0.227751</text:p>
          </table:table-cell>
          <table:table-cell office:value-type="float" office:value="0.270676" calcext:value-type="float">
            <text:p>0.270676</text:p>
          </table:table-cell>
          <table:table-cell office:value-type="float" office:value="0.320643" calcext:value-type="float">
            <text:p>0.320643</text:p>
          </table:table-cell>
          <table:table-cell office:value-type="float" office:value="0.26065" calcext:value-type="float">
            <text:p>0.26065</text:p>
          </table:table-cell>
          <table:table-cell office:value-type="float" office:value="0.265473" calcext:value-type="float">
            <text:p>0.265473</text:p>
          </table:table-cell>
          <table:table-cell office:value-type="float" office:value="0.235633" calcext:value-type="float">
            <text:p>0.235633</text:p>
          </table:table-cell>
          <table:table-cell office:value-type="float" office:value="0.282569" calcext:value-type="float">
            <text:p>0.282569</text:p>
          </table:table-cell>
          <table:table-cell office:value-type="float" office:value="0.26482" calcext:value-type="float">
            <text:p>0.26482</text:p>
          </table:table-cell>
          <table:table-cell office:value-type="float" office:value="0.248202" calcext:value-type="float">
            <text:p>0.248202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216067" calcext:value-type="float">
            <text:p>0.216067</text:p>
          </table:table-cell>
          <table:table-cell office:value-type="float" office:value="0.210017" calcext:value-type="float">
            <text:p>0.210017</text:p>
          </table:table-cell>
          <table:table-cell office:value-type="float" office:value="0.336349" calcext:value-type="float">
            <text:p>0.336349</text:p>
          </table:table-cell>
          <table:table-cell office:value-type="float" office:value="0.213248" calcext:value-type="float">
            <text:p>0.213248</text:p>
          </table:table-cell>
          <table:table-cell office:value-type="float" office:value="0.253418" calcext:value-type="float">
            <text:p>0.253418</text:p>
          </table:table-cell>
          <table:table-cell office:value-type="float" office:value="0.22189" calcext:value-type="float">
            <text:p>0.22189</text:p>
          </table:table-cell>
          <table:table-cell office:value-type="float" office:value="0.223893" calcext:value-type="float">
            <text:p>0.223893</text:p>
          </table:table-cell>
          <table:table-cell office:value-type="float" office:value="0.244685" calcext:value-type="float">
            <text:p>0.244685</text:p>
          </table:table-cell>
          <table:table-cell office:value-type="float" office:value="0.227078" calcext:value-type="float">
            <text:p>0.227078</text:p>
          </table:table-cell>
          <table:table-cell office:value-type="float" office:value="0.230218" calcext:value-type="float">
            <text:p>0.230218</text:p>
          </table:table-cell>
          <table:table-cell office:value-type="float" office:value="0.319144" calcext:value-type="float">
            <text:p>0.319144</text:p>
          </table:table-cell>
          <table:table-cell office:value-type="float" office:value="0.244813" calcext:value-type="float">
            <text:p>0.244813</text:p>
          </table:table-cell>
          <table:table-cell office:value-type="float" office:value="0.240777" calcext:value-type="float">
            <text:p>0.240777</text:p>
          </table:table-cell>
          <table:table-cell office:value-type="float" office:value="0.304601" calcext:value-type="float">
            <text:p>0.304601</text:p>
          </table:table-cell>
          <table:table-cell office:value-type="float" office:value="0.277485" calcext:value-type="float">
            <text:p>0.277485</text:p>
          </table:table-cell>
          <table:table-cell office:value-type="float" office:value="0.212173" calcext:value-type="float">
            <text:p>0.212173</text:p>
          </table:table-cell>
          <table:table-cell office:value-type="float" office:value="0.286652" calcext:value-type="float">
            <text:p>0.286652</text:p>
          </table:table-cell>
          <table:table-cell office:value-type="float" office:value="0.216113" calcext:value-type="float">
            <text:p>0.216113</text:p>
          </table:table-cell>
          <table:table-cell office:value-type="float" office:value="0.330578" calcext:value-type="float">
            <text:p>0.330578</text:p>
          </table:table-cell>
          <table:table-cell office:value-type="float" office:value="0.265036" calcext:value-type="float">
            <text:p>0.265036</text:p>
          </table:table-cell>
          <table:table-cell office:value-type="float" office:value="0.23824" calcext:value-type="float">
            <text:p>0.23824</text:p>
          </table:table-cell>
          <table:table-cell office:value-type="float" office:value="0.225967" calcext:value-type="float">
            <text:p>0.225967</text:p>
          </table:table-cell>
          <table:table-cell office:value-type="float" office:value="0.217969" calcext:value-type="float">
            <text:p>0.217969</text:p>
          </table:table-cell>
          <table:table-cell office:value-type="float" office:value="0.267521" calcext:value-type="float">
            <text:p>0.267521</text:p>
          </table:table-cell>
          <table:table-cell office:value-type="float" office:value="0.292887" calcext:value-type="float">
            <text:p>0.292887</text:p>
          </table:table-cell>
          <table:table-cell office:value-type="float" office:value="0.265957" calcext:value-type="float">
            <text:p>0.265957</text:p>
          </table:table-cell>
          <table:table-cell office:value-type="float" office:value="0.270239" calcext:value-type="float">
            <text:p>0.270239</text:p>
          </table:table-cell>
          <table:table-cell office:value-type="float" office:value="0.291811" calcext:value-type="float">
            <text:p>0.291811</text:p>
          </table:table-cell>
          <table:table-cell office:value-type="float" office:value="0.355697" calcext:value-type="float">
            <text:p>0.355697</text:p>
          </table:table-cell>
          <table:table-cell office:value-type="float" office:value="0.258755" calcext:value-type="float">
            <text:p>0.258755</text:p>
          </table:table-cell>
          <table:table-cell office:value-type="float" office:value="0.364414" calcext:value-type="float">
            <text:p>0.364414</text:p>
          </table:table-cell>
          <table:table-cell office:value-type="float" office:value="0.248319" calcext:value-type="float">
            <text:p>0.248319</text:p>
          </table:table-cell>
          <table:table-cell office:value-type="float" office:value="0.257726" calcext:value-type="float">
            <text:p>0.257726</text:p>
          </table:table-cell>
          <table:table-cell office:value-type="float" office:value="0.329127" calcext:value-type="float">
            <text:p>0.329127</text:p>
          </table:table-cell>
          <table:table-cell office:value-type="float" office:value="0.233309" calcext:value-type="float">
            <text:p>0.233309</text:p>
          </table:table-cell>
          <table:table-cell office:value-type="float" office:value="0.234055" calcext:value-type="float">
            <text:p>0.234055</text:p>
          </table:table-cell>
          <table:table-cell office:value-type="float" office:value="0.277095" calcext:value-type="float">
            <text:p>0.277095</text:p>
          </table:table-cell>
          <table:table-cell office:value-type="float" office:value="0.272905" calcext:value-type="float">
            <text:p>0.272905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17769" calcext:value-type="float">
            <text:p>0.217769</text:p>
          </table:table-cell>
          <table:table-cell office:value-type="float" office:value="0.155247" calcext:value-type="float">
            <text:p>0.155247</text:p>
          </table:table-cell>
          <table:table-cell office:value-type="float" office:value="0.103472" calcext:value-type="float">
            <text:p>0.103472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659735" calcext:value-type="float">
            <text:p>0.659735</text:p>
          </table:table-cell>
          <table:table-cell office:value-type="float" office:value="0.764943" calcext:value-type="float">
            <text:p>0.764943</text:p>
          </table:table-cell>
          <table:table-cell office:value-type="float" office:value="0.673265" calcext:value-type="float">
            <text:p>0.673265</text:p>
          </table:table-cell>
          <table:table-cell office:value-type="float" office:value="0.725224" calcext:value-type="float">
            <text:p>0.725224</text:p>
          </table:table-cell>
          <table:table-cell office:value-type="float" office:value="0.817011" calcext:value-type="float">
            <text:p>0.817011</text:p>
          </table:table-cell>
          <table:table-cell office:value-type="float" office:value="0.765226" calcext:value-type="float">
            <text:p>0.765226</text:p>
          </table:table-cell>
          <table:table-cell office:value-type="float" office:value="0.783864" calcext:value-type="float">
            <text:p>0.783864</text:p>
          </table:table-cell>
          <table:table-cell office:value-type="float" office:value="0.83069" calcext:value-type="float">
            <text:p>0.83069</text:p>
          </table:table-cell>
          <table:table-cell office:value-type="float" office:value="1.04295" calcext:value-type="float">
            <text:p>1.04295</text:p>
          </table:table-cell>
          <table:table-cell office:value-type="float" office:value="0.655816" calcext:value-type="float">
            <text:p>0.655816</text:p>
          </table:table-cell>
          <table:table-cell office:value-type="float" office:value="1.05595" calcext:value-type="float">
            <text:p>1.05595</text:p>
          </table:table-cell>
          <table:table-cell office:value-type="float" office:value="0.64665" calcext:value-type="float">
            <text:p>0.64665</text:p>
          </table:table-cell>
          <table:table-cell office:value-type="float" office:value="0.699841" calcext:value-type="float">
            <text:p>0.699841</text:p>
          </table:table-cell>
          <table:table-cell office:value-type="float" office:value="0.826151" calcext:value-type="float">
            <text:p>0.826151</text:p>
          </table:table-cell>
          <table:table-cell office:value-type="float" office:value="0.878306" calcext:value-type="float">
            <text:p>0.878306</text:p>
          </table:table-cell>
          <table:table-cell office:value-type="float" office:value="0.707249" calcext:value-type="float">
            <text:p>0.707249</text:p>
          </table:table-cell>
          <table:table-cell office:value-type="float" office:value="0.701479" calcext:value-type="float">
            <text:p>0.701479</text:p>
          </table:table-cell>
          <table:table-cell office:value-type="float" office:value="0.837658" calcext:value-type="float">
            <text:p>0.837658</text:p>
          </table:table-cell>
          <table:table-cell office:value-type="float" office:value="0.814706" calcext:value-type="float">
            <text:p>0.814706</text:p>
          </table:table-cell>
          <table:table-cell office:value-type="float" office:value="0.942692" calcext:value-type="float">
            <text:p>0.942692</text:p>
          </table:table-cell>
          <table:table-cell office:value-type="float" office:value="0.825392" calcext:value-type="float">
            <text:p>0.825392</text:p>
          </table:table-cell>
          <table:table-cell office:value-type="float" office:value="0.73636" calcext:value-type="float">
            <text:p>0.73636</text:p>
          </table:table-cell>
          <table:table-cell office:value-type="float" office:value="0.851326" calcext:value-type="float">
            <text:p>0.851326</text:p>
          </table:table-cell>
          <table:table-cell office:value-type="float" office:value="1.00676" calcext:value-type="float">
            <text:p>1.00676</text:p>
          </table:table-cell>
          <table:table-cell office:value-type="float" office:value="0.725655" calcext:value-type="float">
            <text:p>0.725655</text:p>
          </table:table-cell>
          <table:table-cell office:value-type="float" office:value="0.769287" calcext:value-type="float">
            <text:p>0.769287</text:p>
          </table:table-cell>
          <table:table-cell office:value-type="float" office:value="0.749254" calcext:value-type="float">
            <text:p>0.749254</text:p>
          </table:table-cell>
          <table:table-cell office:value-type="float" office:value="0.778197" calcext:value-type="float">
            <text:p>0.778197</text:p>
          </table:table-cell>
          <table:table-cell office:value-type="float" office:value="0.902365" calcext:value-type="float">
            <text:p>0.902365</text:p>
          </table:table-cell>
          <table:table-cell office:value-type="float" office:value="0.805965" calcext:value-type="float">
            <text:p>0.805965</text:p>
          </table:table-cell>
          <table:table-cell office:value-type="float" office:value="0.85287" calcext:value-type="float">
            <text:p>0.85287</text:p>
          </table:table-cell>
          <table:table-cell office:value-type="float" office:value="0.688838" calcext:value-type="float">
            <text:p>0.688838</text:p>
          </table:table-cell>
          <table:table-cell office:value-type="float" office:value="0.746077" calcext:value-type="float">
            <text:p>0.746077</text:p>
          </table:table-cell>
          <table:table-cell office:value-type="float" office:value="1.02297" calcext:value-type="float">
            <text:p>1.02297</text:p>
          </table:table-cell>
          <table:table-cell office:value-type="float" office:value="0.956921" calcext:value-type="float">
            <text:p>0.956921</text:p>
          </table:table-cell>
          <table:table-cell office:value-type="float" office:value="0.777424" calcext:value-type="float">
            <text:p>0.777424</text:p>
          </table:table-cell>
          <table:table-cell office:value-type="float" office:value="0.82478" calcext:value-type="float">
            <text:p>0.82478</text:p>
          </table:table-cell>
          <table:table-cell office:value-type="float" office:value="0.842331" calcext:value-type="float">
            <text:p>0.842331</text:p>
          </table:table-cell>
          <table:table-cell office:value-type="float" office:value="0.808454" calcext:value-type="float">
            <text:p>0.808454</text:p>
          </table:table-cell>
          <table:table-cell office:value-type="float" office:value="0.777847" calcext:value-type="float">
            <text:p>0.777847</text:p>
          </table:table-cell>
          <table:table-cell office:value-type="float" office:value="0.898064" calcext:value-type="float">
            <text:p>0.898064</text:p>
          </table:table-cell>
          <table:table-cell office:value-type="float" office:value="0.700706" calcext:value-type="float">
            <text:p>0.700706</text:p>
          </table:table-cell>
          <table:table-cell office:value-type="float" office:value="0.777437" calcext:value-type="float">
            <text:p>0.777437</text:p>
          </table:table-cell>
          <table:table-cell office:value-type="float" office:value="0.811632" calcext:value-type="float">
            <text:p>0.811632</text:p>
          </table:table-cell>
          <table:table-cell office:value-type="float" office:value="0.883931" calcext:value-type="float">
            <text:p>0.883931</text:p>
          </table:table-cell>
          <table:table-cell office:value-type="float" office:value="0.702321" calcext:value-type="float">
            <text:p>0.702321</text:p>
          </table:table-cell>
          <table:table-cell office:value-type="float" office:value="0.669233" calcext:value-type="float">
            <text:p>0.669233</text:p>
          </table:table-cell>
          <table:table-cell office:value-type="float" office:value="0.663497" calcext:value-type="float">
            <text:p>0.663497</text:p>
          </table:table-cell>
          <table:table-cell office:value-type="float" office:value="0.729574" calcext:value-type="float">
            <text:p>0.729574</text:p>
          </table:table-cell>
          <table:table-cell office:value-type="float" office:value="0.712257" calcext:value-type="float">
            <text:p>0.712257</text:p>
          </table:table-cell>
          <table:table-cell office:value-type="float" office:value="0.78438" calcext:value-type="float">
            <text:p>0.78438</text:p>
          </table:table-cell>
          <table:table-cell office:value-type="float" office:value="0.851355" calcext:value-type="float">
            <text:p>0.851355</text:p>
          </table:table-cell>
          <table:table-cell office:value-type="float" office:value="1.07111" calcext:value-type="float">
            <text:p>1.07111</text:p>
          </table:table-cell>
          <table:table-cell office:value-type="float" office:value="0.81487" calcext:value-type="float">
            <text:p>0.81487</text:p>
          </table:table-cell>
          <table:table-cell office:value-type="float" office:value="1.04934" calcext:value-type="float">
            <text:p>1.04934</text:p>
          </table:table-cell>
          <table:table-cell office:value-type="float" office:value="0.736275" calcext:value-type="float">
            <text:p>0.736275</text:p>
          </table:table-cell>
          <table:table-cell office:value-type="float" office:value="0.924748" calcext:value-type="float">
            <text:p>0.924748</text:p>
          </table:table-cell>
          <table:table-cell office:value-type="float" office:value="0.896773" calcext:value-type="float">
            <text:p>0.896773</text:p>
          </table:table-cell>
          <table:table-cell office:value-type="float" office:value="0.75176" calcext:value-type="float">
            <text:p>0.75176</text:p>
          </table:table-cell>
          <table:table-cell office:value-type="float" office:value="0.93641" calcext:value-type="float">
            <text:p>0.93641</text:p>
          </table:table-cell>
          <table:table-cell office:value-type="float" office:value="0.843569" calcext:value-type="float">
            <text:p>0.843569</text:p>
          </table:table-cell>
          <table:table-cell office:value-type="float" office:value="0.685112" calcext:value-type="float">
            <text:p>0.685112</text:p>
          </table:table-cell>
          <table:table-cell office:value-type="float" office:value="0.740195" calcext:value-type="float">
            <text:p>0.740195</text:p>
          </table:table-cell>
          <table:table-cell office:value-type="float" office:value="0.720839" calcext:value-type="float">
            <text:p>0.720839</text:p>
          </table:table-cell>
          <table:table-cell office:value-type="float" office:value="0.931835" calcext:value-type="float">
            <text:p>0.931835</text:p>
          </table:table-cell>
          <table:table-cell office:value-type="float" office:value="0.991816" calcext:value-type="float">
            <text:p>0.991816</text:p>
          </table:table-cell>
          <table:table-cell office:value-type="float" office:value="0.687503" calcext:value-type="float">
            <text:p>0.687503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890653" calcext:value-type="float">
            <text:p>0.890653</text:p>
          </table:table-cell>
          <table:table-cell office:value-type="float" office:value="1.03242" calcext:value-type="float">
            <text:p>1.03242</text:p>
          </table:table-cell>
          <table:table-cell office:value-type="float" office:value="0.826853" calcext:value-type="float">
            <text:p>0.826853</text:p>
          </table:table-cell>
          <table:table-cell office:value-type="float" office:value="0.854368" calcext:value-type="float">
            <text:p>0.854368</text:p>
          </table:table-cell>
          <table:table-cell office:value-type="float" office:value="0.736497" calcext:value-type="float">
            <text:p>0.736497</text:p>
          </table:table-cell>
          <table:table-cell office:value-type="float" office:value="0.773782" calcext:value-type="float">
            <text:p>0.773782</text:p>
          </table:table-cell>
          <table:table-cell office:value-type="float" office:value="0.838767" calcext:value-type="float">
            <text:p>0.838767</text:p>
          </table:table-cell>
          <table:table-cell office:value-type="float" office:value="0.950321" calcext:value-type="float">
            <text:p>0.950321</text:p>
          </table:table-cell>
          <table:table-cell office:value-type="float" office:value="0.821455" calcext:value-type="float">
            <text:p>0.821455</text:p>
          </table:table-cell>
          <table:table-cell office:value-type="float" office:value="1.11584" calcext:value-type="float">
            <text:p>1.11584</text:p>
          </table:table-cell>
          <table:table-cell office:value-type="float" office:value="0.958644" calcext:value-type="float">
            <text:p>0.958644</text:p>
          </table:table-cell>
          <table:table-cell office:value-type="float" office:value="0.755353" calcext:value-type="float">
            <text:p>0.755353</text:p>
          </table:table-cell>
          <table:table-cell office:value-type="float" office:value="0.820612" calcext:value-type="float">
            <text:p>0.820612</text:p>
          </table:table-cell>
          <table:table-cell office:value-type="float" office:value="0.725767" calcext:value-type="float">
            <text:p>0.725767</text:p>
          </table:table-cell>
          <table:table-cell office:value-type="float" office:value="0.776692" calcext:value-type="float">
            <text:p>0.776692</text:p>
          </table:table-cell>
          <table:table-cell office:value-type="float" office:value="0.763774" calcext:value-type="float">
            <text:p>0.763774</text:p>
          </table:table-cell>
          <table:table-cell office:value-type="float" office:value="0.900086" calcext:value-type="float">
            <text:p>0.900086</text:p>
          </table:table-cell>
          <table:table-cell office:value-type="float" office:value="0.847886" calcext:value-type="float">
            <text:p>0.847886</text:p>
          </table:table-cell>
          <table:table-cell office:value-type="float" office:value="0.90435" calcext:value-type="float">
            <text:p>0.90435</text:p>
          </table:table-cell>
          <table:table-cell office:value-type="float" office:value="0.667948" calcext:value-type="float">
            <text:p>0.667948</text:p>
          </table:table-cell>
          <table:table-cell office:value-type="float" office:value="0.680614" calcext:value-type="float">
            <text:p>0.680614</text:p>
          </table:table-cell>
          <table:table-cell office:value-type="float" office:value="0.759072" calcext:value-type="float">
            <text:p>0.759072</text:p>
          </table:table-cell>
          <table:table-cell office:value-type="float" office:value="0.825365" calcext:value-type="float">
            <text:p>0.825365</text:p>
          </table:table-cell>
          <table:table-cell office:value-type="float" office:value="1.00494" calcext:value-type="float">
            <text:p>1.00494</text:p>
          </table:table-cell>
          <table:table-cell office:value-type="float" office:value="0.831078" calcext:value-type="float">
            <text:p>0.831078</text:p>
          </table:table-cell>
          <table:table-cell office:value-type="float" office:value="0.731344" calcext:value-type="float">
            <text:p>0.731344</text:p>
          </table:table-cell>
          <table:table-cell office:value-type="float" office:value="0.77511" calcext:value-type="float">
            <text:p>0.77511</text:p>
          </table:table-cell>
          <table:table-cell office:value-type="float" office:value="0.707471" calcext:value-type="float">
            <text:p>0.707471</text:p>
          </table:table-cell>
          <table:table-cell office:value-type="float" office:value="0.792818" calcext:value-type="float">
            <text:p>0.792818</text:p>
          </table:table-cell>
          <table:table-cell office:value-type="float" office:value="0.895397" calcext:value-type="float">
            <text:p>0.895397</text:p>
          </table:table-cell>
          <table:table-cell office:value-type="float" office:value="0.675615" calcext:value-type="float">
            <text:p>0.675615</text:p>
          </table:table-cell>
          <table:table-cell office:value-type="float" office:value="0.907266" calcext:value-type="float">
            <text:p>0.907266</text:p>
          </table:table-cell>
          <table:table-cell office:value-type="float" office:value="0.963694" calcext:value-type="float">
            <text:p>0.963694</text:p>
          </table:table-cell>
          <table:table-cell office:value-type="float" office:value="0.932914" calcext:value-type="float">
            <text:p>0.932914</text:p>
          </table:table-cell>
          <table:table-cell office:value-type="float" office:value="0.704662" calcext:value-type="float">
            <text:p>0.704662</text:p>
          </table:table-cell>
          <table:table-cell office:value-type="float" office:value="0.799351" calcext:value-type="float">
            <text:p>0.799351</text:p>
          </table:table-cell>
          <table:table-cell office:value-type="float" office:value="1.07858" calcext:value-type="float">
            <text:p>1.07858</text:p>
          </table:table-cell>
          <table:table-cell office:value-type="float" office:value="0.746933" calcext:value-type="float">
            <text:p>0.746933</text:p>
          </table:table-cell>
          <table:table-cell office:value-type="float" office:value="0.735964" calcext:value-type="float">
            <text:p>0.735964</text:p>
          </table:table-cell>
          <table:table-cell office:value-type="float" office:value="0.85689" calcext:value-type="float">
            <text:p>0.85689</text:p>
          </table:table-cell>
          <table:table-cell office:value-type="float" office:value="1.02083" calcext:value-type="float">
            <text:p>1.02083</text:p>
          </table:table-cell>
          <table:table-cell office:value-type="float" office:value="0.871787" calcext:value-type="float">
            <text:p>0.871787</text:p>
          </table:table-cell>
          <table:table-cell office:value-type="float" office:value="0.927632" calcext:value-type="float">
            <text:p>0.927632</text:p>
          </table:table-cell>
          <table:table-cell office:value-type="float" office:value="0.779004" calcext:value-type="float">
            <text:p>0.779004</text:p>
          </table:table-cell>
          <table:table-cell office:value-type="float" office:value="0.785629" calcext:value-type="float">
            <text:p>0.785629</text:p>
          </table:table-cell>
          <table:table-cell office:value-type="float" office:value="0.707269" calcext:value-type="float">
            <text:p>0.707269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.817723" calcext:value-type="float">
            <text:p>0.817723</text:p>
          </table:table-cell>
          <table:table-cell office:value-type="float" office:value="0.89112" calcext:value-type="float">
            <text:p>0.89112</text:p>
          </table:table-cell>
          <table:table-cell office:value-type="float" office:value="1.02561" calcext:value-type="float">
            <text:p>1.02561</text:p>
          </table:table-cell>
          <table:table-cell office:value-type="float" office:value="0.720363" calcext:value-type="float">
            <text:p>0.720363</text:p>
          </table:table-cell>
          <table:table-cell office:value-type="float" office:value="0.969022" calcext:value-type="float">
            <text:p>0.969022</text:p>
          </table:table-cell>
          <table:table-cell office:value-type="float" office:value="0.956425" calcext:value-type="float">
            <text:p>0.956425</text:p>
          </table:table-cell>
          <table:table-cell office:value-type="float" office:value="0.90088" calcext:value-type="float">
            <text:p>0.90088</text:p>
          </table:table-cell>
          <table:table-cell office:value-type="float" office:value="0.928886" calcext:value-type="float">
            <text:p>0.928886</text:p>
          </table:table-cell>
          <table:table-cell office:value-type="float" office:value="0.946047" calcext:value-type="float">
            <text:p>0.946047</text:p>
          </table:table-cell>
          <table:table-cell office:value-type="float" office:value="0.790125" calcext:value-type="float">
            <text:p>0.790125</text:p>
          </table:table-cell>
          <table:table-cell office:value-type="float" office:value="0.849459" calcext:value-type="float">
            <text:p>0.849459</text:p>
          </table:table-cell>
          <table:table-cell office:value-type="float" office:value="0.830215" calcext:value-type="float">
            <text:p>0.830215</text:p>
          </table:table-cell>
          <table:table-cell office:value-type="float" office:value="0.835065" calcext:value-type="float">
            <text:p>0.835065</text:p>
          </table:table-cell>
          <table:table-cell office:value-type="float" office:value="0.676408" calcext:value-type="float">
            <text:p>0.676408</text:p>
          </table:table-cell>
          <table:table-cell office:value-type="float" office:value="1.00524" calcext:value-type="float">
            <text:p>1.00524</text:p>
          </table:table-cell>
          <table:table-cell office:value-type="float" office:value="0.921901" calcext:value-type="float">
            <text:p>0.921901</text:p>
          </table:table-cell>
          <table:table-cell office:value-type="float" office:value="0.779971" calcext:value-type="float">
            <text:p>0.779971</text:p>
          </table:table-cell>
          <table:table-cell office:value-type="float" office:value="0.967426" calcext:value-type="float">
            <text:p>0.967426</text:p>
          </table:table-cell>
          <table:table-cell office:value-type="float" office:value="0.847968" calcext:value-type="float">
            <text:p>0.847968</text:p>
          </table:table-cell>
          <table:table-cell office:value-type="float" office:value="0.865359" calcext:value-type="float">
            <text:p>0.865359</text:p>
          </table:table-cell>
          <table:table-cell office:value-type="float" office:value="0.905589" calcext:value-type="float">
            <text:p>0.905589</text:p>
          </table:table-cell>
          <table:table-cell office:value-type="float" office:value="0.735876" calcext:value-type="float">
            <text:p>0.735876</text:p>
          </table:table-cell>
          <table:table-cell office:value-type="float" office:value="0.691403" calcext:value-type="float">
            <text:p>0.691403</text:p>
          </table:table-cell>
          <table:table-cell office:value-type="float" office:value="0.852591" calcext:value-type="float">
            <text:p>0.852591</text:p>
          </table:table-cell>
          <table:table-cell office:value-type="float" office:value="0.797183" calcext:value-type="float">
            <text:p>0.797183</text:p>
          </table:table-cell>
          <table:table-cell office:value-type="float" office:value="0.727279" calcext:value-type="float">
            <text:p>0.727279</text:p>
          </table:table-cell>
          <table:table-cell office:value-type="float" office:value="0.903399" calcext:value-type="float">
            <text:p>0.903399</text:p>
          </table:table-cell>
          <table:table-cell office:value-type="float" office:value="0.738488" calcext:value-type="float">
            <text:p>0.738488</text:p>
          </table:table-cell>
          <table:table-cell office:value-type="float" office:value="0.90531" calcext:value-type="float">
            <text:p>0.90531</text:p>
          </table:table-cell>
          <table:table-cell office:value-type="float" office:value="0.860439" calcext:value-type="float">
            <text:p>0.860439</text:p>
          </table:table-cell>
          <table:table-cell office:value-type="float" office:value="0.939866" calcext:value-type="float">
            <text:p>0.939866</text:p>
          </table:table-cell>
          <table:table-cell office:value-type="float" office:value="0.724354" calcext:value-type="float">
            <text:p>0.724354</text:p>
          </table:table-cell>
          <table:table-cell office:value-type="float" office:value="0.794079" calcext:value-type="float">
            <text:p>0.794079</text:p>
          </table:table-cell>
          <table:table-cell office:value-type="float" office:value="0.591159" calcext:value-type="float">
            <text:p>0.591159</text:p>
          </table:table-cell>
          <table:table-cell office:value-type="float" office:value="0.37917" calcext:value-type="float">
            <text:p>0.37917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7071" calcext:value-type="float">
            <text:p>0.217071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482605" calcext:value-type="float">
            <text:p>0.248260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8191675" calcext:value-type="float">
            <text:p>0.8191675</text:p>
          </table:table-cell>
          <table:table-cell table:number-columns-repeated="149"/>
        </table:table-row>
      </table:table>
      <table:table table:name="texlive" table:style-name="ta1">
        <table:table-column table:style-name="co1" table:number-columns-repeated="151" table:default-cell-style-name="Default"/>
        <table:table-row table:style-name="ro1">
          <table:table-cell office:value-type="string" calcext:value-type="string">
            <text:p>Rabin-Karp</text:p>
          </table:table-cell>
          <table:table-cell office:value-type="float" office:value="0.217511" calcext:value-type="float">
            <text:p>0.217511</text:p>
          </table:table-cell>
          <table:table-cell office:value-type="float" office:value="0.214699" calcext:value-type="float">
            <text:p>0.214699</text:p>
          </table:table-cell>
          <table:table-cell office:value-type="float" office:value="0.228557" calcext:value-type="float">
            <text:p>0.228557</text:p>
          </table:table-cell>
          <table:table-cell office:value-type="float" office:value="0.182471" calcext:value-type="float">
            <text:p>0.182471</text:p>
          </table:table-cell>
          <table:table-cell office:value-type="float" office:value="0.21459" calcext:value-type="float">
            <text:p>0.21459</text:p>
          </table:table-cell>
          <table:table-cell office:value-type="float" office:value="0.243519" calcext:value-type="float">
            <text:p>0.243519</text:p>
          </table:table-cell>
          <table:table-cell office:value-type="float" office:value="0.31511" calcext:value-type="float">
            <text:p>0.31511</text:p>
          </table:table-cell>
          <table:table-cell office:value-type="float" office:value="0.184909" calcext:value-type="float">
            <text:p>0.184909</text:p>
          </table:table-cell>
          <table:table-cell office:value-type="float" office:value="0.18998" calcext:value-type="float">
            <text:p>0.18998</text:p>
          </table:table-cell>
          <table:table-cell office:value-type="float" office:value="0.25051" calcext:value-type="float">
            <text:p>0.25051</text:p>
          </table:table-cell>
          <table:table-cell office:value-type="float" office:value="0.235661" calcext:value-type="float">
            <text:p>0.235661</text:p>
          </table:table-cell>
          <table:table-cell office:value-type="float" office:value="0.21338" calcext:value-type="float">
            <text:p>0.21338</text:p>
          </table:table-cell>
          <table:table-cell office:value-type="float" office:value="0.177584" calcext:value-type="float">
            <text:p>0.177584</text:p>
          </table:table-cell>
          <table:table-cell office:value-type="float" office:value="0.242348" calcext:value-type="float">
            <text:p>0.242348</text:p>
          </table:table-cell>
          <table:table-cell office:value-type="float" office:value="0.222104" calcext:value-type="float">
            <text:p>0.222104</text:p>
          </table:table-cell>
          <table:table-cell office:value-type="float" office:value="0.204412" calcext:value-type="float">
            <text:p>0.204412</text:p>
          </table:table-cell>
          <table:table-cell office:value-type="float" office:value="0.179851" calcext:value-type="float">
            <text:p>0.179851</text:p>
          </table:table-cell>
          <table:table-cell office:value-type="float" office:value="0.184124" calcext:value-type="float">
            <text:p>0.184124</text:p>
          </table:table-cell>
          <table:table-cell office:value-type="float" office:value="0.231646" calcext:value-type="float">
            <text:p>0.231646</text:p>
          </table:table-cell>
          <table:table-cell office:value-type="float" office:value="0.184443" calcext:value-type="float">
            <text:p>0.184443</text:p>
          </table:table-cell>
          <table:table-cell office:value-type="float" office:value="0.195722" calcext:value-type="float">
            <text:p>0.195722</text:p>
          </table:table-cell>
          <table:table-cell office:value-type="float" office:value="0.233859" calcext:value-type="float">
            <text:p>0.233859</text:p>
          </table:table-cell>
          <table:table-cell office:value-type="float" office:value="0.211306" calcext:value-type="float">
            <text:p>0.211306</text:p>
          </table:table-cell>
          <table:table-cell office:value-type="float" office:value="0.310059" calcext:value-type="float">
            <text:p>0.310059</text:p>
          </table:table-cell>
          <table:table-cell office:value-type="float" office:value="0.277175" calcext:value-type="float">
            <text:p>0.277175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325904" calcext:value-type="float">
            <text:p>0.325904</text:p>
          </table:table-cell>
          <table:table-cell office:value-type="float" office:value="0.321834" calcext:value-type="float">
            <text:p>0.321834</text:p>
          </table:table-cell>
          <table:table-cell office:value-type="float" office:value="0.203799" calcext:value-type="float">
            <text:p>0.203799</text:p>
          </table:table-cell>
          <table:table-cell office:value-type="float" office:value="0.234491" calcext:value-type="float">
            <text:p>0.234491</text:p>
          </table:table-cell>
          <table:table-cell office:value-type="float" office:value="0.25749" calcext:value-type="float">
            <text:p>0.25749</text:p>
          </table:table-cell>
          <table:table-cell office:value-type="float" office:value="0.189337" calcext:value-type="float">
            <text:p>0.189337</text:p>
          </table:table-cell>
          <table:table-cell office:value-type="float" office:value="0.340001" calcext:value-type="float">
            <text:p>0.340001</text:p>
          </table:table-cell>
          <table:table-cell office:value-type="float" office:value="0.195435" calcext:value-type="float">
            <text:p>0.195435</text:p>
          </table:table-cell>
          <table:table-cell office:value-type="float" office:value="0.192133" calcext:value-type="float">
            <text:p>0.192133</text:p>
          </table:table-cell>
          <table:table-cell office:value-type="float" office:value="0.209599" calcext:value-type="float">
            <text:p>0.209599</text:p>
          </table:table-cell>
          <table:table-cell office:value-type="float" office:value="0.187965" calcext:value-type="float">
            <text:p>0.187965</text:p>
          </table:table-cell>
          <table:table-cell office:value-type="float" office:value="0.281311" calcext:value-type="float">
            <text:p>0.281311</text:p>
          </table:table-cell>
          <table:table-cell office:value-type="float" office:value="0.260264" calcext:value-type="float">
            <text:p>0.260264</text:p>
          </table:table-cell>
          <table:table-cell office:value-type="float" office:value="0.208635" calcext:value-type="float">
            <text:p>0.208635</text:p>
          </table:table-cell>
          <table:table-cell office:value-type="float" office:value="0.190724" calcext:value-type="float">
            <text:p>0.190724</text:p>
          </table:table-cell>
          <table:table-cell office:value-type="float" office:value="0.19413" calcext:value-type="float">
            <text:p>0.19413</text:p>
          </table:table-cell>
          <table:table-cell office:value-type="float" office:value="0.342003" calcext:value-type="float">
            <text:p>0.342003</text:p>
          </table:table-cell>
          <table:table-cell office:value-type="float" office:value="0.220216" calcext:value-type="float">
            <text:p>0.220216</text:p>
          </table:table-cell>
          <table:table-cell office:value-type="float" office:value="0.197738" calcext:value-type="float">
            <text:p>0.197738</text:p>
          </table:table-cell>
          <table:table-cell office:value-type="float" office:value="0.365787" calcext:value-type="float">
            <text:p>0.365787</text:p>
          </table:table-cell>
          <table:table-cell office:value-type="float" office:value="0.266164" calcext:value-type="float">
            <text:p>0.266164</text:p>
          </table:table-cell>
          <table:table-cell office:value-type="float" office:value="0.363727" calcext:value-type="float">
            <text:p>0.363727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211898" calcext:value-type="float">
            <text:p>0.211898</text:p>
          </table:table-cell>
          <table:table-cell office:value-type="float" office:value="0.205755" calcext:value-type="float">
            <text:p>0.205755</text:p>
          </table:table-cell>
          <table:table-cell office:value-type="float" office:value="0.192217" calcext:value-type="float">
            <text:p>0.192217</text:p>
          </table:table-cell>
          <table:table-cell office:value-type="float" office:value="0.188271" calcext:value-type="float">
            <text:p>0.188271</text:p>
          </table:table-cell>
          <table:table-cell office:value-type="float" office:value="0.187175" calcext:value-type="float">
            <text:p>0.187175</text:p>
          </table:table-cell>
          <table:table-cell office:value-type="float" office:value="0.297291" calcext:value-type="float">
            <text:p>0.297291</text:p>
          </table:table-cell>
          <table:table-cell office:value-type="float" office:value="0.199334" calcext:value-type="float">
            <text:p>0.199334</text:p>
          </table:table-cell>
          <table:table-cell office:value-type="float" office:value="0.273062" calcext:value-type="float">
            <text:p>0.273062</text:p>
          </table:table-cell>
          <table:table-cell office:value-type="float" office:value="0.263635" calcext:value-type="float">
            <text:p>0.263635</text:p>
          </table:table-cell>
          <table:table-cell office:value-type="float" office:value="0.188751" calcext:value-type="float">
            <text:p>0.188751</text:p>
          </table:table-cell>
          <table:table-cell office:value-type="float" office:value="0.196644" calcext:value-type="float">
            <text:p>0.196644</text:p>
          </table:table-cell>
          <table:table-cell office:value-type="float" office:value="0.188322" calcext:value-type="float">
            <text:p>0.188322</text:p>
          </table:table-cell>
          <table:table-cell office:value-type="float" office:value="0.191678" calcext:value-type="float">
            <text:p>0.191678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224057" calcext:value-type="float">
            <text:p>0.224057</text:p>
          </table:table-cell>
          <table:table-cell office:value-type="float" office:value="0.205512" calcext:value-type="float">
            <text:p>0.205512</text:p>
          </table:table-cell>
          <table:table-cell office:value-type="float" office:value="0.256748" calcext:value-type="float">
            <text:p>0.256748</text:p>
          </table:table-cell>
          <table:table-cell office:value-type="float" office:value="0.217053" calcext:value-type="float">
            <text:p>0.217053</text:p>
          </table:table-cell>
          <table:table-cell office:value-type="float" office:value="0.195267" calcext:value-type="float">
            <text:p>0.195267</text:p>
          </table:table-cell>
          <table:table-cell office:value-type="float" office:value="0.251913" calcext:value-type="float">
            <text:p>0.251913</text:p>
          </table:table-cell>
          <table:table-cell office:value-type="float" office:value="0.265063" calcext:value-type="float">
            <text:p>0.265063</text:p>
          </table:table-cell>
          <table:table-cell office:value-type="float" office:value="0.177115" calcext:value-type="float">
            <text:p>0.177115</text:p>
          </table:table-cell>
          <table:table-cell office:value-type="float" office:value="0.208511" calcext:value-type="float">
            <text:p>0.208511</text:p>
          </table:table-cell>
          <table:table-cell office:value-type="float" office:value="0.177235" calcext:value-type="float">
            <text:p>0.177235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0.266309" calcext:value-type="float">
            <text:p>0.266309</text:p>
          </table:table-cell>
          <table:table-cell office:value-type="float" office:value="0.225994" calcext:value-type="float">
            <text:p>0.225994</text:p>
          </table:table-cell>
          <table:table-cell office:value-type="float" office:value="0.199791" calcext:value-type="float">
            <text:p>0.199791</text:p>
          </table:table-cell>
          <table:table-cell office:value-type="float" office:value="0.367468" calcext:value-type="float">
            <text:p>0.367468</text:p>
          </table:table-cell>
          <table:table-cell office:value-type="float" office:value="0.205472" calcext:value-type="float">
            <text:p>0.205472</text:p>
          </table:table-cell>
          <table:table-cell office:value-type="float" office:value="0.303244" calcext:value-type="float">
            <text:p>0.303244</text:p>
          </table:table-cell>
          <table:table-cell office:value-type="float" office:value="0.279516" calcext:value-type="float">
            <text:p>0.279516</text:p>
          </table:table-cell>
          <table:table-cell office:value-type="float" office:value="0.228257" calcext:value-type="float">
            <text:p>0.228257</text:p>
          </table:table-cell>
          <table:table-cell office:value-type="float" office:value="0.217579" calcext:value-type="float">
            <text:p>0.217579</text:p>
          </table:table-cell>
          <table:table-cell office:value-type="float" office:value="0.216596" calcext:value-type="float">
            <text:p>0.216596</text:p>
          </table:table-cell>
          <table:table-cell office:value-type="float" office:value="0.267825" calcext:value-type="float">
            <text:p>0.267825</text:p>
          </table:table-cell>
          <table:table-cell office:value-type="float" office:value="0.19926" calcext:value-type="float">
            <text:p>0.19926</text:p>
          </table:table-cell>
          <table:table-cell office:value-type="float" office:value="0.19037" calcext:value-type="float">
            <text:p>0.19037</text:p>
          </table:table-cell>
          <table:table-cell office:value-type="float" office:value="0.26893" calcext:value-type="float">
            <text:p>0.26893</text:p>
          </table:table-cell>
          <table:table-cell office:value-type="float" office:value="0.20747" calcext:value-type="float">
            <text:p>0.20747</text:p>
          </table:table-cell>
          <table:table-cell office:value-type="float" office:value="0.195142" calcext:value-type="float">
            <text:p>0.195142</text:p>
          </table:table-cell>
          <table:table-cell office:value-type="float" office:value="0.190376" calcext:value-type="float">
            <text:p>0.190376</text:p>
          </table:table-cell>
          <table:table-cell office:value-type="float" office:value="0.283669" calcext:value-type="float">
            <text:p>0.283669</text:p>
          </table:table-cell>
          <table:table-cell office:value-type="float" office:value="0.229946" calcext:value-type="float">
            <text:p>0.229946</text:p>
          </table:table-cell>
          <table:table-cell office:value-type="float" office:value="0.192231" calcext:value-type="float">
            <text:p>0.192231</text:p>
          </table:table-cell>
          <table:table-cell office:value-type="float" office:value="0.379758" calcext:value-type="float">
            <text:p>0.379758</text:p>
          </table:table-cell>
          <table:table-cell office:value-type="float" office:value="0.189299" calcext:value-type="float">
            <text:p>0.189299</text:p>
          </table:table-cell>
          <table:table-cell office:value-type="float" office:value="0.179258" calcext:value-type="float">
            <text:p>0.179258</text:p>
          </table:table-cell>
          <table:table-cell office:value-type="float" office:value="0.224473" calcext:value-type="float">
            <text:p>0.224473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313991" calcext:value-type="float">
            <text:p>0.313991</text:p>
          </table:table-cell>
          <table:table-cell office:value-type="float" office:value="0.19849" calcext:value-type="float">
            <text:p>0.19849</text:p>
          </table:table-cell>
          <table:table-cell office:value-type="float" office:value="0.289778" calcext:value-type="float">
            <text:p>0.289778</text:p>
          </table:table-cell>
          <table:table-cell office:value-type="float" office:value="0.317908" calcext:value-type="float">
            <text:p>0.317908</text:p>
          </table:table-cell>
          <table:table-cell office:value-type="float" office:value="0.376865" calcext:value-type="float">
            <text:p>0.376865</text:p>
          </table:table-cell>
          <table:table-cell office:value-type="float" office:value="0.189925" calcext:value-type="float">
            <text:p>0.189925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0.188147" calcext:value-type="float">
            <text:p>0.188147</text:p>
          </table:table-cell>
          <table:table-cell office:value-type="float" office:value="0.187053" calcext:value-type="float">
            <text:p>0.187053</text:p>
          </table:table-cell>
          <table:table-cell office:value-type="float" office:value="0.277363" calcext:value-type="float">
            <text:p>0.277363</text:p>
          </table:table-cell>
          <table:table-cell office:value-type="float" office:value="0.178566" calcext:value-type="float">
            <text:p>0.178566</text:p>
          </table:table-cell>
          <table:table-cell office:value-type="float" office:value="0.251815" calcext:value-type="float">
            <text:p>0.251815</text:p>
          </table:table-cell>
          <table:table-cell office:value-type="float" office:value="0.178263" calcext:value-type="float">
            <text:p>0.178263</text:p>
          </table:table-cell>
          <table:table-cell office:value-type="float" office:value="0.195095" calcext:value-type="float">
            <text:p>0.195095</text:p>
          </table:table-cell>
          <table:table-cell office:value-type="float" office:value="0.188895" calcext:value-type="float">
            <text:p>0.188895</text:p>
          </table:table-cell>
          <table:table-cell office:value-type="float" office:value="0.221296" calcext:value-type="float">
            <text:p>0.221296</text:p>
          </table:table-cell>
          <table:table-cell office:value-type="float" office:value="0.190003" calcext:value-type="float">
            <text:p>0.190003</text:p>
          </table:table-cell>
          <table:table-cell office:value-type="float" office:value="0.28257" calcext:value-type="float">
            <text:p>0.28257</text:p>
          </table:table-cell>
          <table:table-cell office:value-type="float" office:value="0.192781" calcext:value-type="float">
            <text:p>0.192781</text:p>
          </table:table-cell>
          <table:table-cell office:value-type="float" office:value="0.189938" calcext:value-type="float">
            <text:p>0.189938</text:p>
          </table:table-cell>
          <table:table-cell office:value-type="float" office:value="0.237472" calcext:value-type="float">
            <text:p>0.237472</text:p>
          </table:table-cell>
          <table:table-cell office:value-type="float" office:value="0.22335" calcext:value-type="float">
            <text:p>0.22335</text:p>
          </table:table-cell>
          <table:table-cell office:value-type="float" office:value="0.341158" calcext:value-type="float">
            <text:p>0.341158</text:p>
          </table:table-cell>
          <table:table-cell office:value-type="float" office:value="0.252579" calcext:value-type="float">
            <text:p>0.252579</text:p>
          </table:table-cell>
          <table:table-cell office:value-type="float" office:value="0.250535" calcext:value-type="float">
            <text:p>0.250535</text:p>
          </table:table-cell>
          <table:table-cell office:value-type="float" office:value="0.268609" calcext:value-type="float">
            <text:p>0.268609</text:p>
          </table:table-cell>
          <table:table-cell office:value-type="float" office:value="0.397645" calcext:value-type="float">
            <text:p>0.397645</text:p>
          </table:table-cell>
          <table:table-cell office:value-type="float" office:value="0.449962" calcext:value-type="float">
            <text:p>0.449962</text:p>
          </table:table-cell>
          <table:table-cell office:value-type="float" office:value="0.240132" calcext:value-type="float">
            <text:p>0.240132</text:p>
          </table:table-cell>
          <table:table-cell office:value-type="float" office:value="0.248072" calcext:value-type="float">
            <text:p>0.248072</text:p>
          </table:table-cell>
          <table:table-cell office:value-type="float" office:value="0.188923" calcext:value-type="float">
            <text:p>0.188923</text:p>
          </table:table-cell>
          <table:table-cell office:value-type="float" office:value="0.19318" calcext:value-type="float">
            <text:p>0.19318</text:p>
          </table:table-cell>
          <table:table-cell office:value-type="float" office:value="0.283602" calcext:value-type="float">
            <text:p>0.283602</text:p>
          </table:table-cell>
          <table:table-cell office:value-type="float" office:value="0.211254" calcext:value-type="float">
            <text:p>0.211254</text:p>
          </table:table-cell>
          <table:table-cell office:value-type="float" office:value="0.19475" calcext:value-type="float">
            <text:p>0.19475</text:p>
          </table:table-cell>
          <table:table-cell office:value-type="float" office:value="0.183982" calcext:value-type="float">
            <text:p>0.183982</text:p>
          </table:table-cell>
          <table:table-cell office:value-type="float" office:value="0.28248" calcext:value-type="float">
            <text:p>0.28248</text:p>
          </table:table-cell>
          <table:table-cell office:value-type="float" office:value="0.328816" calcext:value-type="float">
            <text:p>0.328816</text:p>
          </table:table-cell>
          <table:table-cell office:value-type="float" office:value="0.223169" calcext:value-type="float">
            <text:p>0.223169</text:p>
          </table:table-cell>
          <table:table-cell office:value-type="float" office:value="0.383842" calcext:value-type="float">
            <text:p>0.383842</text:p>
          </table:table-cell>
          <table:table-cell office:value-type="float" office:value="0.217418" calcext:value-type="float">
            <text:p>0.217418</text:p>
          </table:table-cell>
          <table:table-cell office:value-type="float" office:value="0.209349" calcext:value-type="float">
            <text:p>0.209349</text:p>
          </table:table-cell>
          <table:table-cell office:value-type="float" office:value="0.239408" calcext:value-type="float">
            <text:p>0.239408</text:p>
          </table:table-cell>
          <table:table-cell office:value-type="float" office:value="0.237371" calcext:value-type="float">
            <text:p>0.237371</text:p>
          </table:table-cell>
          <table:table-cell office:value-type="float" office:value="0.210647" calcext:value-type="float">
            <text:p>0.210647</text:p>
          </table:table-cell>
          <table:table-cell office:value-type="float" office:value="0.215336" calcext:value-type="float">
            <text:p>0.215336</text:p>
          </table:table-cell>
          <table:table-cell office:value-type="float" office:value="0.256117" calcext:value-type="float">
            <text:p>0.256117</text:p>
          </table:table-cell>
          <table:table-cell office:value-type="float" office:value="0.217323" calcext:value-type="float">
            <text:p>0.217323</text:p>
          </table:table-cell>
          <table:table-cell office:value-type="float" office:value="0.185106" calcext:value-type="float">
            <text:p>0.185106</text:p>
          </table:table-cell>
        </table:table-row>
        <table:table-row table:style-name="ro1">
          <table:table-cell office:value-type="string" calcext:value-type="string">
            <text:p>KMP</text:p>
          </table:table-cell>
          <table:table-cell office:value-type="float" office:value="0.202262" calcext:value-type="float">
            <text:p>0.202262</text:p>
          </table:table-cell>
          <table:table-cell office:value-type="float" office:value="0.273087" calcext:value-type="float">
            <text:p>0.273087</text:p>
          </table:table-cell>
          <table:table-cell office:value-type="float" office:value="0.197771" calcext:value-type="float">
            <text:p>0.197771</text:p>
          </table:table-cell>
          <table:table-cell office:value-type="float" office:value="0.198152" calcext:value-type="float">
            <text:p>0.198152</text:p>
          </table:table-cell>
          <table:table-cell office:value-type="float" office:value="0.307914" calcext:value-type="float">
            <text:p>0.307914</text:p>
          </table:table-cell>
          <table:table-cell office:value-type="float" office:value="0.362551" calcext:value-type="float">
            <text:p>0.362551</text:p>
          </table:table-cell>
          <table:table-cell office:value-type="float" office:value="0.215665" calcext:value-type="float">
            <text:p>0.215665</text:p>
          </table:table-cell>
          <table:table-cell office:value-type="float" office:value="0.265215" calcext:value-type="float">
            <text:p>0.265215</text:p>
          </table:table-cell>
          <table:table-cell office:value-type="float" office:value="0.322304" calcext:value-type="float">
            <text:p>0.322304</text:p>
          </table:table-cell>
          <table:table-cell office:value-type="float" office:value="0.228124" calcext:value-type="float">
            <text:p>0.228124</text:p>
          </table:table-cell>
          <table:table-cell office:value-type="float" office:value="0.207406" calcext:value-type="float">
            <text:p>0.207406</text:p>
          </table:table-cell>
          <table:table-cell office:value-type="float" office:value="0.212537" calcext:value-type="float">
            <text:p>0.212537</text:p>
          </table:table-cell>
          <table:table-cell office:value-type="float" office:value="0.22962" calcext:value-type="float">
            <text:p>0.22962</text:p>
          </table:table-cell>
          <table:table-cell office:value-type="float" office:value="0.251936" calcext:value-type="float">
            <text:p>0.251936</text:p>
          </table:table-cell>
          <table:table-cell office:value-type="float" office:value="0.263632" calcext:value-type="float">
            <text:p>0.263632</text:p>
          </table:table-cell>
          <table:table-cell office:value-type="float" office:value="0.263476" calcext:value-type="float">
            <text:p>0.263476</text:p>
          </table:table-cell>
          <table:table-cell office:value-type="float" office:value="0.300043" calcext:value-type="float">
            <text:p>0.300043</text:p>
          </table:table-cell>
          <table:table-cell office:value-type="float" office:value="0.310354" calcext:value-type="float">
            <text:p>0.310354</text:p>
          </table:table-cell>
          <table:table-cell office:value-type="float" office:value="0.227572" calcext:value-type="float">
            <text:p>0.227572</text:p>
          </table:table-cell>
          <table:table-cell office:value-type="float" office:value="0.257327" calcext:value-type="float">
            <text:p>0.257327</text:p>
          </table:table-cell>
          <table:table-cell office:value-type="float" office:value="0.269492" calcext:value-type="float">
            <text:p>0.269492</text:p>
          </table:table-cell>
          <table:table-cell office:value-type="float" office:value="0.263468" calcext:value-type="float">
            <text:p>0.263468</text:p>
          </table:table-cell>
          <table:table-cell office:value-type="float" office:value="0.252412" calcext:value-type="float">
            <text:p>0.252412</text:p>
          </table:table-cell>
          <table:table-cell office:value-type="float" office:value="0.20246" calcext:value-type="float">
            <text:p>0.20246</text:p>
          </table:table-cell>
          <table:table-cell office:value-type="float" office:value="0.264876" calcext:value-type="float">
            <text:p>0.264876</text:p>
          </table:table-cell>
          <table:table-cell office:value-type="float" office:value="0.230207" calcext:value-type="float">
            <text:p>0.230207</text:p>
          </table:table-cell>
          <table:table-cell office:value-type="float" office:value="0.258021" calcext:value-type="float">
            <text:p>0.258021</text:p>
          </table:table-cell>
          <table:table-cell office:value-type="float" office:value="0.294158" calcext:value-type="float">
            <text:p>0.294158</text:p>
          </table:table-cell>
          <table:table-cell office:value-type="float" office:value="0.428109" calcext:value-type="float">
            <text:p>0.428109</text:p>
          </table:table-cell>
          <table:table-cell office:value-type="float" office:value="0.282043" calcext:value-type="float">
            <text:p>0.282043</text:p>
          </table:table-cell>
          <table:table-cell office:value-type="float" office:value="0.248075" calcext:value-type="float">
            <text:p>0.248075</text:p>
          </table:table-cell>
          <table:table-cell office:value-type="float" office:value="0.27031" calcext:value-type="float">
            <text:p>0.27031</text:p>
          </table:table-cell>
          <table:table-cell office:value-type="float" office:value="0.308825" calcext:value-type="float">
            <text:p>0.308825</text:p>
          </table:table-cell>
          <table:table-cell office:value-type="float" office:value="0.21823" calcext:value-type="float">
            <text:p>0.21823</text:p>
          </table:table-cell>
          <table:table-cell office:value-type="float" office:value="0.250279" calcext:value-type="float">
            <text:p>0.250279</text:p>
          </table:table-cell>
          <table:table-cell office:value-type="float" office:value="0.261273" calcext:value-type="float">
            <text:p>0.261273</text:p>
          </table:table-cell>
          <table:table-cell office:value-type="float" office:value="0.203067" calcext:value-type="float">
            <text:p>0.203067</text:p>
          </table:table-cell>
          <table:table-cell office:value-type="float" office:value="0.199909" calcext:value-type="float">
            <text:p>0.199909</text:p>
          </table:table-cell>
          <table:table-cell office:value-type="float" office:value="0.30143" calcext:value-type="float">
            <text:p>0.30143</text:p>
          </table:table-cell>
          <table:table-cell office:value-type="float" office:value="0.233521" calcext:value-type="float">
            <text:p>0.233521</text:p>
          </table:table-cell>
          <table:table-cell office:value-type="float" office:value="0.41178" calcext:value-type="float">
            <text:p>0.41178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218949" calcext:value-type="float">
            <text:p>0.218949</text:p>
          </table:table-cell>
          <table:table-cell office:value-type="float" office:value="0.291832" calcext:value-type="float">
            <text:p>0.291832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.215486" calcext:value-type="float">
            <text:p>0.215486</text:p>
          </table:table-cell>
          <table:table-cell office:value-type="float" office:value="0.336277" calcext:value-type="float">
            <text:p>0.336277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231612" calcext:value-type="float">
            <text:p>0.231612</text:p>
          </table:table-cell>
          <table:table-cell office:value-type="float" office:value="0.219658" calcext:value-type="float">
            <text:p>0.219658</text:p>
          </table:table-cell>
          <table:table-cell office:value-type="float" office:value="0.232804" calcext:value-type="float">
            <text:p>0.232804</text:p>
          </table:table-cell>
          <table:table-cell office:value-type="float" office:value="0.407356" calcext:value-type="float">
            <text:p>0.407356</text:p>
          </table:table-cell>
          <table:table-cell office:value-type="float" office:value="0.224972" calcext:value-type="float">
            <text:p>0.224972</text:p>
          </table:table-cell>
          <table:table-cell office:value-type="float" office:value="0.316928" calcext:value-type="float">
            <text:p>0.316928</text:p>
          </table:table-cell>
          <table:table-cell office:value-type="float" office:value="0.268368" calcext:value-type="float">
            <text:p>0.268368</text:p>
          </table:table-cell>
          <table:table-cell office:value-type="float" office:value="0.220759" calcext:value-type="float">
            <text:p>0.220759</text:p>
          </table:table-cell>
          <table:table-cell office:value-type="float" office:value="0.229183" calcext:value-type="float">
            <text:p>0.229183</text:p>
          </table:table-cell>
          <table:table-cell office:value-type="float" office:value="0.225978" calcext:value-type="float">
            <text:p>0.225978</text:p>
          </table:table-cell>
          <table:table-cell office:value-type="float" office:value="0.32228" calcext:value-type="float">
            <text:p>0.32228</text:p>
          </table:table-cell>
          <table:table-cell office:value-type="float" office:value="0.332705" calcext:value-type="float">
            <text:p>0.332705</text:p>
          </table:table-cell>
          <table:table-cell office:value-type="float" office:value="0.240593" calcext:value-type="float">
            <text:p>0.240593</text:p>
          </table:table-cell>
          <table:table-cell office:value-type="float" office:value="0.249304" calcext:value-type="float">
            <text:p>0.249304</text:p>
          </table:table-cell>
          <table:table-cell office:value-type="float" office:value="0.262362" calcext:value-type="float">
            <text:p>0.262362</text:p>
          </table:table-cell>
          <table:table-cell office:value-type="float" office:value="0.267189" calcext:value-type="float">
            <text:p>0.267189</text:p>
          </table:table-cell>
          <table:table-cell office:value-type="float" office:value="0.315353" calcext:value-type="float">
            <text:p>0.315353</text:p>
          </table:table-cell>
          <table:table-cell office:value-type="float" office:value="0.250222" calcext:value-type="float">
            <text:p>0.250222</text:p>
          </table:table-cell>
          <table:table-cell office:value-type="float" office:value="0.306462" calcext:value-type="float">
            <text:p>0.306462</text:p>
          </table:table-cell>
          <table:table-cell office:value-type="float" office:value="0.25789" calcext:value-type="float">
            <text:p>0.25789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341524" calcext:value-type="float">
            <text:p>0.341524</text:p>
          </table:table-cell>
          <table:table-cell office:value-type="float" office:value="0.307885" calcext:value-type="float">
            <text:p>0.307885</text:p>
          </table:table-cell>
          <table:table-cell office:value-type="float" office:value="0.25158" calcext:value-type="float">
            <text:p>0.25158</text:p>
          </table:table-cell>
          <table:table-cell office:value-type="float" office:value="0.228091" calcext:value-type="float">
            <text:p>0.228091</text:p>
          </table:table-cell>
          <table:table-cell office:value-type="float" office:value="0.215614" calcext:value-type="float">
            <text:p>0.215614</text:p>
          </table:table-cell>
          <table:table-cell office:value-type="float" office:value="0.221669" calcext:value-type="float">
            <text:p>0.221669</text:p>
          </table:table-cell>
          <table:table-cell office:value-type="float" office:value="0.296232" calcext:value-type="float">
            <text:p>0.296232</text:p>
          </table:table-cell>
          <table:table-cell office:value-type="float" office:value="0.227584" calcext:value-type="float">
            <text:p>0.227584</text:p>
          </table:table-cell>
          <table:table-cell office:value-type="float" office:value="0.347805" calcext:value-type="float">
            <text:p>0.347805</text:p>
          </table:table-cell>
          <table:table-cell office:value-type="float" office:value="0.215921" calcext:value-type="float">
            <text:p>0.215921</text:p>
          </table:table-cell>
          <table:table-cell office:value-type="float" office:value="0.234315" calcext:value-type="float">
            <text:p>0.234315</text:p>
          </table:table-cell>
          <table:table-cell office:value-type="float" office:value="0.250432" calcext:value-type="float">
            <text:p>0.250432</text:p>
          </table:table-cell>
          <table:table-cell office:value-type="float" office:value="0.218935" calcext:value-type="float">
            <text:p>0.218935</text:p>
          </table:table-cell>
          <table:table-cell office:value-type="float" office:value="0.25828" calcext:value-type="float">
            <text:p>0.25828</text:p>
          </table:table-cell>
          <table:table-cell office:value-type="float" office:value="0.249817" calcext:value-type="float">
            <text:p>0.249817</text:p>
          </table:table-cell>
          <table:table-cell office:value-type="float" office:value="0.336221" calcext:value-type="float">
            <text:p>0.336221</text:p>
          </table:table-cell>
          <table:table-cell office:value-type="float" office:value="0.33758" calcext:value-type="float">
            <text:p>0.33758</text:p>
          </table:table-cell>
          <table:table-cell office:value-type="float" office:value="0.202944" calcext:value-type="float">
            <text:p>0.202944</text:p>
          </table:table-cell>
          <table:table-cell office:value-type="float" office:value="0.218206" calcext:value-type="float">
            <text:p>0.218206</text:p>
          </table:table-cell>
          <table:table-cell office:value-type="float" office:value="0.224106" calcext:value-type="float">
            <text:p>0.224106</text:p>
          </table:table-cell>
          <table:table-cell office:value-type="float" office:value="0.258536" calcext:value-type="float">
            <text:p>0.258536</text:p>
          </table:table-cell>
          <table:table-cell office:value-type="float" office:value="0.257836" calcext:value-type="float">
            <text:p>0.257836</text:p>
          </table:table-cell>
          <table:table-cell office:value-type="float" office:value="0.251536" calcext:value-type="float">
            <text:p>0.251536</text:p>
          </table:table-cell>
          <table:table-cell office:value-type="float" office:value="0.399306" calcext:value-type="float">
            <text:p>0.399306</text:p>
          </table:table-cell>
          <table:table-cell office:value-type="float" office:value="0.418855" calcext:value-type="float">
            <text:p>0.418855</text:p>
          </table:table-cell>
          <table:table-cell office:value-type="float" office:value="0.317891" calcext:value-type="float">
            <text:p>0.317891</text:p>
          </table:table-cell>
          <table:table-cell office:value-type="float" office:value="0.230057" calcext:value-type="float">
            <text:p>0.230057</text:p>
          </table:table-cell>
          <table:table-cell office:value-type="float" office:value="0.229792" calcext:value-type="float">
            <text:p>0.229792</text:p>
          </table:table-cell>
          <table:table-cell office:value-type="float" office:value="0.333604" calcext:value-type="float">
            <text:p>0.333604</text:p>
          </table:table-cell>
          <table:table-cell office:value-type="float" office:value="0.247214" calcext:value-type="float">
            <text:p>0.247214</text:p>
          </table:table-cell>
          <table:table-cell office:value-type="float" office:value="0.221121" calcext:value-type="float">
            <text:p>0.221121</text:p>
          </table:table-cell>
          <table:table-cell office:value-type="float" office:value="0.351528" calcext:value-type="float">
            <text:p>0.351528</text:p>
          </table:table-cell>
          <table:table-cell office:value-type="float" office:value="0.225008" calcext:value-type="float">
            <text:p>0.225008</text:p>
          </table:table-cell>
          <table:table-cell office:value-type="float" office:value="0.220074" calcext:value-type="float">
            <text:p>0.220074</text:p>
          </table:table-cell>
          <table:table-cell office:value-type="float" office:value="0.23006" calcext:value-type="float">
            <text:p>0.23006</text:p>
          </table:table-cell>
          <table:table-cell office:value-type="float" office:value="0.326896" calcext:value-type="float">
            <text:p>0.326896</text:p>
          </table:table-cell>
          <table:table-cell office:value-type="float" office:value="0.229341" calcext:value-type="float">
            <text:p>0.229341</text:p>
          </table:table-cell>
          <table:table-cell office:value-type="float" office:value="0.377006" calcext:value-type="float">
            <text:p>0.377006</text:p>
          </table:table-cell>
          <table:table-cell office:value-type="float" office:value="0.229254" calcext:value-type="float">
            <text:p>0.229254</text:p>
          </table:table-cell>
          <table:table-cell office:value-type="float" office:value="0.298697" calcext:value-type="float">
            <text:p>0.298697</text:p>
          </table:table-cell>
          <table:table-cell office:value-type="float" office:value="0.229925" calcext:value-type="float">
            <text:p>0.229925</text:p>
          </table:table-cell>
          <table:table-cell office:value-type="float" office:value="0.251538" calcext:value-type="float">
            <text:p>0.251538</text:p>
          </table:table-cell>
          <table:table-cell office:value-type="float" office:value="0.241027" calcext:value-type="float">
            <text:p>0.241027</text:p>
          </table:table-cell>
          <table:table-cell office:value-type="float" office:value="0.232158" calcext:value-type="float">
            <text:p>0.232158</text:p>
          </table:table-cell>
          <table:table-cell office:value-type="float" office:value="0.292521" calcext:value-type="float">
            <text:p>0.292521</text:p>
          </table:table-cell>
          <table:table-cell office:value-type="float" office:value="0.27734" calcext:value-type="float">
            <text:p>0.27734</text:p>
          </table:table-cell>
          <table:table-cell office:value-type="float" office:value="0.278074" calcext:value-type="float">
            <text:p>0.278074</text:p>
          </table:table-cell>
          <table:table-cell office:value-type="float" office:value="0.233261" calcext:value-type="float">
            <text:p>0.233261</text:p>
          </table:table-cell>
          <table:table-cell office:value-type="float" office:value="0.272951" calcext:value-type="float">
            <text:p>0.272951</text:p>
          </table:table-cell>
          <table:table-cell office:value-type="float" office:value="0.277158" calcext:value-type="float">
            <text:p>0.277158</text:p>
          </table:table-cell>
          <table:table-cell office:value-type="float" office:value="0.220128" calcext:value-type="float">
            <text:p>0.220128</text:p>
          </table:table-cell>
          <table:table-cell office:value-type="float" office:value="0.246173" calcext:value-type="float">
            <text:p>0.246173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412" calcext:value-type="float">
            <text:p>0.412</text:p>
          </table:table-cell>
          <table:table-cell office:value-type="float" office:value="0.227436" calcext:value-type="float">
            <text:p>0.227436</text:p>
          </table:table-cell>
          <table:table-cell office:value-type="float" office:value="0.361731" calcext:value-type="float">
            <text:p>0.361731</text:p>
          </table:table-cell>
          <table:table-cell office:value-type="float" office:value="0.28087" calcext:value-type="float">
            <text:p>0.28087</text:p>
          </table:table-cell>
          <table:table-cell office:value-type="float" office:value="0.222286" calcext:value-type="float">
            <text:p>0.222286</text:p>
          </table:table-cell>
          <table:table-cell office:value-type="float" office:value="0.215262" calcext:value-type="float">
            <text:p>0.215262</text:p>
          </table:table-cell>
          <table:table-cell office:value-type="float" office:value="0.375886" calcext:value-type="float">
            <text:p>0.375886</text:p>
          </table:table-cell>
          <table:table-cell office:value-type="float" office:value="0.319159" calcext:value-type="float">
            <text:p>0.319159</text:p>
          </table:table-cell>
          <table:table-cell office:value-type="float" office:value="0.221194" calcext:value-type="float">
            <text:p>0.221194</text:p>
          </table:table-cell>
          <table:table-cell office:value-type="float" office:value="0.234883" calcext:value-type="float">
            <text:p>0.234883</text:p>
          </table:table-cell>
          <table:table-cell office:value-type="float" office:value="0.230773" calcext:value-type="float">
            <text:p>0.230773</text:p>
          </table:table-cell>
          <table:table-cell office:value-type="float" office:value="0.247791" calcext:value-type="float">
            <text:p>0.247791</text:p>
          </table:table-cell>
          <table:table-cell office:value-type="float" office:value="0.225948" calcext:value-type="float">
            <text:p>0.225948</text:p>
          </table:table-cell>
          <table:table-cell office:value-type="float" office:value="0.246606" calcext:value-type="float">
            <text:p>0.246606</text:p>
          </table:table-cell>
          <table:table-cell office:value-type="float" office:value="0.382064" calcext:value-type="float">
            <text:p>0.382064</text:p>
          </table:table-cell>
          <table:table-cell office:value-type="float" office:value="0.287913" calcext:value-type="float">
            <text:p>0.287913</text:p>
          </table:table-cell>
          <table:table-cell office:value-type="float" office:value="0.33263" calcext:value-type="float">
            <text:p>0.33263</text:p>
          </table:table-cell>
          <table:table-cell office:value-type="float" office:value="0.32396" calcext:value-type="float">
            <text:p>0.32396</text:p>
          </table:table-cell>
          <table:table-cell office:value-type="float" office:value="0.282715" calcext:value-type="float">
            <text:p>0.282715</text:p>
          </table:table-cell>
          <table:table-cell office:value-type="float" office:value="0.344278" calcext:value-type="float">
            <text:p>0.344278</text:p>
          </table:table-cell>
          <table:table-cell office:value-type="float" office:value="0.342985" calcext:value-type="float">
            <text:p>0.342985</text:p>
          </table:table-cell>
          <table:table-cell office:value-type="float" office:value="0.261318" calcext:value-type="float">
            <text:p>0.261318</text:p>
          </table:table-cell>
          <table:table-cell office:value-type="float" office:value="0.415463" calcext:value-type="float">
            <text:p>0.415463</text:p>
          </table:table-cell>
          <table:table-cell office:value-type="float" office:value="0.421674" calcext:value-type="float">
            <text:p>0.421674</text:p>
          </table:table-cell>
          <table:table-cell office:value-type="float" office:value="0.331264" calcext:value-type="float">
            <text:p>0.331264</text:p>
          </table:table-cell>
          <table:table-cell office:value-type="float" office:value="0.226556" calcext:value-type="float">
            <text:p>0.226556</text:p>
          </table:table-cell>
          <table:table-cell office:value-type="float" office:value="0.208754" calcext:value-type="float">
            <text:p>0.208754</text:p>
          </table:table-cell>
          <table:table-cell office:value-type="float" office:value="0.09571" calcext:value-type="float">
            <text:p>0.0957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0.893597" calcext:value-type="float">
            <text:p>0.893597</text:p>
          </table:table-cell>
          <table:table-cell office:value-type="float" office:value="0.903155" calcext:value-type="float">
            <text:p>0.903155</text:p>
          </table:table-cell>
          <table:table-cell office:value-type="float" office:value="0.853917" calcext:value-type="float">
            <text:p>0.853917</text:p>
          </table:table-cell>
          <table:table-cell office:value-type="float" office:value="0.946181" calcext:value-type="float">
            <text:p>0.946181</text:p>
          </table:table-cell>
          <table:table-cell office:value-type="float" office:value="0.924835" calcext:value-type="float">
            <text:p>0.924835</text:p>
          </table:table-cell>
          <table:table-cell office:value-type="float" office:value="0.832182" calcext:value-type="float">
            <text:p>0.832182</text:p>
          </table:table-cell>
          <table:table-cell office:value-type="float" office:value="0.976429" calcext:value-type="float">
            <text:p>0.976429</text:p>
          </table:table-cell>
          <table:table-cell office:value-type="float" office:value="0.733857" calcext:value-type="float">
            <text:p>0.733857</text:p>
          </table:table-cell>
          <table:table-cell office:value-type="float" office:value="0.996193" calcext:value-type="float">
            <text:p>0.996193</text:p>
          </table:table-cell>
          <table:table-cell office:value-type="float" office:value="1.02118" calcext:value-type="float">
            <text:p>1.02118</text:p>
          </table:table-cell>
          <table:table-cell office:value-type="float" office:value="0.878903" calcext:value-type="float">
            <text:p>0.878903</text:p>
          </table:table-cell>
          <table:table-cell office:value-type="float" office:value="0.82564" calcext:value-type="float">
            <text:p>0.82564</text:p>
          </table:table-cell>
          <table:table-cell office:value-type="float" office:value="0.831918" calcext:value-type="float">
            <text:p>0.831918</text:p>
          </table:table-cell>
          <table:table-cell office:value-type="float" office:value="1.1761" calcext:value-type="float">
            <text:p>1.1761</text:p>
          </table:table-cell>
          <table:table-cell office:value-type="float" office:value="0.948185" calcext:value-type="float">
            <text:p>0.948185</text:p>
          </table:table-cell>
          <table:table-cell office:value-type="float" office:value="0.894085" calcext:value-type="float">
            <text:p>0.894085</text:p>
          </table:table-cell>
          <table:table-cell office:value-type="float" office:value="0.981433" calcext:value-type="float">
            <text:p>0.981433</text:p>
          </table:table-cell>
          <table:table-cell office:value-type="float" office:value="0.894482" calcext:value-type="float">
            <text:p>0.894482</text:p>
          </table:table-cell>
          <table:table-cell office:value-type="float" office:value="1.07657" calcext:value-type="float">
            <text:p>1.07657</text:p>
          </table:table-cell>
          <table:table-cell office:value-type="float" office:value="0.885261" calcext:value-type="float">
            <text:p>0.885261</text:p>
          </table:table-cell>
          <table:table-cell office:value-type="float" office:value="1.00476" calcext:value-type="float">
            <text:p>1.00476</text:p>
          </table:table-cell>
          <table:table-cell office:value-type="float" office:value="0.985426" calcext:value-type="float">
            <text:p>0.985426</text:p>
          </table:table-cell>
          <table:table-cell office:value-type="float" office:value="0.840858" calcext:value-type="float">
            <text:p>0.840858</text:p>
          </table:table-cell>
          <table:table-cell office:value-type="float" office:value="0.919996" calcext:value-type="float">
            <text:p>0.919996</text:p>
          </table:table-cell>
          <table:table-cell office:value-type="float" office:value="1.0649" calcext:value-type="float">
            <text:p>1.0649</text:p>
          </table:table-cell>
          <table:table-cell office:value-type="float" office:value="0.882326" calcext:value-type="float">
            <text:p>0.882326</text:p>
          </table:table-cell>
          <table:table-cell office:value-type="float" office:value="0.755895" calcext:value-type="float">
            <text:p>0.755895</text:p>
          </table:table-cell>
          <table:table-cell office:value-type="float" office:value="0.822102" calcext:value-type="float">
            <text:p>0.822102</text:p>
          </table:table-cell>
          <table:table-cell office:value-type="float" office:value="0.934728" calcext:value-type="float">
            <text:p>0.934728</text:p>
          </table:table-cell>
          <table:table-cell office:value-type="float" office:value="0.740798" calcext:value-type="float">
            <text:p>0.740798</text:p>
          </table:table-cell>
          <table:table-cell office:value-type="float" office:value="0.793978" calcext:value-type="float">
            <text:p>0.793978</text:p>
          </table:table-cell>
          <table:table-cell office:value-type="float" office:value="0.854827" calcext:value-type="float">
            <text:p>0.854827</text:p>
          </table:table-cell>
          <table:table-cell office:value-type="float" office:value="0.759324" calcext:value-type="float">
            <text:p>0.759324</text:p>
          </table:table-cell>
          <table:table-cell office:value-type="float" office:value="0.839286" calcext:value-type="float">
            <text:p>0.839286</text:p>
          </table:table-cell>
          <table:table-cell office:value-type="float" office:value="0.912825" calcext:value-type="float">
            <text:p>0.912825</text:p>
          </table:table-cell>
          <table:table-cell office:value-type="float" office:value="0.76696" calcext:value-type="float">
            <text:p>0.76696</text:p>
          </table:table-cell>
          <table:table-cell office:value-type="float" office:value="0.780692" calcext:value-type="float">
            <text:p>0.780692</text:p>
          </table:table-cell>
          <table:table-cell office:value-type="float" office:value="1.09937" calcext:value-type="float">
            <text:p>1.09937</text:p>
          </table:table-cell>
          <table:table-cell office:value-type="float" office:value="1.06529" calcext:value-type="float">
            <text:p>1.06529</text:p>
          </table:table-cell>
          <table:table-cell office:value-type="float" office:value="0.909218" calcext:value-type="float">
            <text:p>0.909218</text:p>
          </table:table-cell>
          <table:table-cell office:value-type="float" office:value="0.91151" calcext:value-type="float">
            <text:p>0.91151</text:p>
          </table:table-cell>
          <table:table-cell office:value-type="float" office:value="0.777845" calcext:value-type="float">
            <text:p>0.777845</text:p>
          </table:table-cell>
          <table:table-cell office:value-type="float" office:value="1.10279" calcext:value-type="float">
            <text:p>1.10279</text:p>
          </table:table-cell>
          <table:table-cell office:value-type="float" office:value="0.744274" calcext:value-type="float">
            <text:p>0.744274</text:p>
          </table:table-cell>
          <table:table-cell office:value-type="float" office:value="0.910799" calcext:value-type="float">
            <text:p>0.910799</text:p>
          </table:table-cell>
          <table:table-cell office:value-type="float" office:value="0.952249" calcext:value-type="float">
            <text:p>0.952249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18793" calcext:value-type="float">
            <text:p>1.18793</text:p>
          </table:table-cell>
          <table:table-cell office:value-type="float" office:value="0.807788" calcext:value-type="float">
            <text:p>0.807788</text:p>
          </table:table-cell>
          <table:table-cell office:value-type="float" office:value="0.826287" calcext:value-type="float">
            <text:p>0.826287</text:p>
          </table:table-cell>
          <table:table-cell office:value-type="float" office:value="0.95814" calcext:value-type="float">
            <text:p>0.95814</text:p>
          </table:table-cell>
          <table:table-cell office:value-type="float" office:value="0.881099" calcext:value-type="float">
            <text:p>0.881099</text:p>
          </table:table-cell>
          <table:table-cell office:value-type="float" office:value="0.888681" calcext:value-type="float">
            <text:p>0.888681</text:p>
          </table:table-cell>
          <table:table-cell office:value-type="float" office:value="0.991156" calcext:value-type="float">
            <text:p>0.991156</text:p>
          </table:table-cell>
          <table:table-cell office:value-type="float" office:value="1.047" calcext:value-type="float">
            <text:p>1.047</text:p>
          </table:table-cell>
          <table:table-cell office:value-type="float" office:value="0.909034" calcext:value-type="float">
            <text:p>0.909034</text:p>
          </table:table-cell>
          <table:table-cell office:value-type="float" office:value="0.779805" calcext:value-type="float">
            <text:p>0.779805</text:p>
          </table:table-cell>
          <table:table-cell office:value-type="float" office:value="1.00171" calcext:value-type="float">
            <text:p>1.00171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2584" calcext:value-type="float">
            <text:p>0.92584</text:p>
          </table:table-cell>
          <table:table-cell office:value-type="float" office:value="0.935616" calcext:value-type="float">
            <text:p>0.935616</text:p>
          </table:table-cell>
          <table:table-cell office:value-type="float" office:value="0.938919" calcext:value-type="float">
            <text:p>0.938919</text:p>
          </table:table-cell>
          <table:table-cell office:value-type="float" office:value="0.993699" calcext:value-type="float">
            <text:p>0.993699</text:p>
          </table:table-cell>
          <table:table-cell office:value-type="float" office:value="0.859952" calcext:value-type="float">
            <text:p>0.859952</text:p>
          </table:table-cell>
          <table:table-cell office:value-type="float" office:value="0.967145" calcext:value-type="float">
            <text:p>0.967145</text:p>
          </table:table-cell>
          <table:table-cell office:value-type="float" office:value="1.14271" calcext:value-type="float">
            <text:p>1.14271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0.911982" calcext:value-type="float">
            <text:p>0.911982</text:p>
          </table:table-cell>
          <table:table-cell office:value-type="float" office:value="0.972377" calcext:value-type="float">
            <text:p>0.972377</text:p>
          </table:table-cell>
          <table:table-cell office:value-type="float" office:value="0.726015" calcext:value-type="float">
            <text:p>0.726015</text:p>
          </table:table-cell>
          <table:table-cell office:value-type="float" office:value="0.82031" calcext:value-type="float">
            <text:p>0.82031</text:p>
          </table:table-cell>
          <table:table-cell office:value-type="float" office:value="0.770334" calcext:value-type="float">
            <text:p>0.770334</text:p>
          </table:table-cell>
          <table:table-cell office:value-type="float" office:value="0.894156" calcext:value-type="float">
            <text:p>0.894156</text:p>
          </table:table-cell>
          <table:table-cell office:value-type="float" office:value="1.11287" calcext:value-type="float">
            <text:p>1.11287</text:p>
          </table:table-cell>
          <table:table-cell office:value-type="float" office:value="0.816907" calcext:value-type="float">
            <text:p>0.816907</text:p>
          </table:table-cell>
          <table:table-cell office:value-type="float" office:value="1.10426" calcext:value-type="float">
            <text:p>1.10426</text:p>
          </table:table-cell>
          <table:table-cell office:value-type="float" office:value="0.844501" calcext:value-type="float">
            <text:p>0.844501</text:p>
          </table:table-cell>
          <table:table-cell office:value-type="float" office:value="0.91856" calcext:value-type="float">
            <text:p>0.91856</text:p>
          </table:table-cell>
          <table:table-cell office:value-type="float" office:value="0.920789" calcext:value-type="float">
            <text:p>0.920789</text:p>
          </table:table-cell>
          <table:table-cell office:value-type="float" office:value="0.687398" calcext:value-type="float">
            <text:p>0.687398</text:p>
          </table:table-cell>
          <table:table-cell office:value-type="float" office:value="0.844036" calcext:value-type="float">
            <text:p>0.844036</text:p>
          </table:table-cell>
          <table:table-cell office:value-type="float" office:value="0.942436" calcext:value-type="float">
            <text:p>0.942436</text:p>
          </table:table-cell>
          <table:table-cell office:value-type="float" office:value="0.889773" calcext:value-type="float">
            <text:p>0.889773</text:p>
          </table:table-cell>
          <table:table-cell office:value-type="float" office:value="0.838545" calcext:value-type="float">
            <text:p>0.838545</text:p>
          </table:table-cell>
          <table:table-cell office:value-type="float" office:value="0.806832" calcext:value-type="float">
            <text:p>0.806832</text:p>
          </table:table-cell>
          <table:table-cell office:value-type="float" office:value="0.928193" calcext:value-type="float">
            <text:p>0.928193</text:p>
          </table:table-cell>
          <table:table-cell office:value-type="float" office:value="0.742052" calcext:value-type="float">
            <text:p>0.742052</text:p>
          </table:table-cell>
          <table:table-cell office:value-type="float" office:value="0.746812" calcext:value-type="float">
            <text:p>0.746812</text:p>
          </table:table-cell>
          <table:table-cell office:value-type="float" office:value="0.70144" calcext:value-type="float">
            <text:p>0.70144</text:p>
          </table:table-cell>
          <table:table-cell office:value-type="float" office:value="1.05712" calcext:value-type="float">
            <text:p>1.05712</text:p>
          </table:table-cell>
          <table:table-cell office:value-type="float" office:value="1.13887" calcext:value-type="float">
            <text:p>1.13887</text:p>
          </table:table-cell>
          <table:table-cell office:value-type="float" office:value="0.723487" calcext:value-type="float">
            <text:p>0.723487</text:p>
          </table:table-cell>
          <table:table-cell office:value-type="float" office:value="0.857342" calcext:value-type="float">
            <text:p>0.857342</text:p>
          </table:table-cell>
          <table:table-cell office:value-type="float" office:value="1.03504" calcext:value-type="float">
            <text:p>1.03504</text:p>
          </table:table-cell>
          <table:table-cell office:value-type="float" office:value="0.744334" calcext:value-type="float">
            <text:p>0.744334</text:p>
          </table:table-cell>
          <table:table-cell office:value-type="float" office:value="0.906284" calcext:value-type="float">
            <text:p>0.906284</text:p>
          </table:table-cell>
          <table:table-cell office:value-type="float" office:value="0.919662" calcext:value-type="float">
            <text:p>0.919662</text:p>
          </table:table-cell>
          <table:table-cell office:value-type="float" office:value="0.784347" calcext:value-type="float">
            <text:p>0.784347</text:p>
          </table:table-cell>
          <table:table-cell office:value-type="float" office:value="1.06262" calcext:value-type="float">
            <text:p>1.06262</text:p>
          </table:table-cell>
          <table:table-cell office:value-type="float" office:value="0.918964" calcext:value-type="float">
            <text:p>0.918964</text:p>
          </table:table-cell>
          <table:table-cell office:value-type="float" office:value="0.932903" calcext:value-type="float">
            <text:p>0.932903</text:p>
          </table:table-cell>
          <table:table-cell office:value-type="float" office:value="0.891697" calcext:value-type="float">
            <text:p>0.891697</text:p>
          </table:table-cell>
          <table:table-cell office:value-type="float" office:value="0.98618" calcext:value-type="float">
            <text:p>0.98618</text:p>
          </table:table-cell>
          <table:table-cell office:value-type="float" office:value="0.977591" calcext:value-type="float">
            <text:p>0.977591</text:p>
          </table:table-cell>
          <table:table-cell office:value-type="float" office:value="0.924489" calcext:value-type="float">
            <text:p>0.924489</text:p>
          </table:table-cell>
          <table:table-cell office:value-type="float" office:value="0.722718" calcext:value-type="float">
            <text:p>0.722718</text:p>
          </table:table-cell>
          <table:table-cell office:value-type="float" office:value="0.939615" calcext:value-type="float">
            <text:p>0.939615</text:p>
          </table:table-cell>
          <table:table-cell office:value-type="float" office:value="0.932402" calcext:value-type="float">
            <text:p>0.932402</text:p>
          </table:table-cell>
          <table:table-cell office:value-type="float" office:value="0.943386" calcext:value-type="float">
            <text:p>0.943386</text:p>
          </table:table-cell>
          <table:table-cell office:value-type="float" office:value="0.750898" calcext:value-type="float">
            <text:p>0.750898</text:p>
          </table:table-cell>
          <table:table-cell office:value-type="float" office:value="1.00563" calcext:value-type="float">
            <text:p>1.00563</text:p>
          </table:table-cell>
          <table:table-cell office:value-type="float" office:value="0.885914" calcext:value-type="float">
            <text:p>0.885914</text:p>
          </table:table-cell>
          <table:table-cell office:value-type="float" office:value="0.931147" calcext:value-type="float">
            <text:p>0.931147</text:p>
          </table:table-cell>
          <table:table-cell office:value-type="float" office:value="0.945985" calcext:value-type="float">
            <text:p>0.945985</text:p>
          </table:table-cell>
          <table:table-cell office:value-type="float" office:value="1.03283" calcext:value-type="float">
            <text:p>1.03283</text:p>
          </table:table-cell>
          <table:table-cell office:value-type="float" office:value="0.946642" calcext:value-type="float">
            <text:p>0.946642</text:p>
          </table:table-cell>
          <table:table-cell office:value-type="float" office:value="0.798831" calcext:value-type="float">
            <text:p>0.798831</text:p>
          </table:table-cell>
          <table:table-cell office:value-type="float" office:value="0.782371" calcext:value-type="float">
            <text:p>0.782371</text:p>
          </table:table-cell>
          <table:table-cell office:value-type="float" office:value="0.783931" calcext:value-type="float">
            <text:p>0.783931</text:p>
          </table:table-cell>
          <table:table-cell office:value-type="float" office:value="0.786016" calcext:value-type="float">
            <text:p>0.786016</text:p>
          </table:table-cell>
          <table:table-cell office:value-type="float" office:value="0.836214" calcext:value-type="float">
            <text:p>0.836214</text:p>
          </table:table-cell>
          <table:table-cell office:value-type="float" office:value="1.09884" calcext:value-type="float">
            <text:p>1.09884</text:p>
          </table:table-cell>
          <table:table-cell office:value-type="float" office:value="1.09688" calcext:value-type="float">
            <text:p>1.09688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0.882304" calcext:value-type="float">
            <text:p>0.882304</text:p>
          </table:table-cell>
          <table:table-cell office:value-type="float" office:value="0.901156" calcext:value-type="float">
            <text:p>0.901156</text:p>
          </table:table-cell>
          <table:table-cell office:value-type="float" office:value="0.859537" calcext:value-type="float">
            <text:p>0.859537</text:p>
          </table:table-cell>
          <table:table-cell office:value-type="float" office:value="1.04313" calcext:value-type="float">
            <text:p>1.04313</text:p>
          </table:table-cell>
          <table:table-cell office:value-type="float" office:value="1.01484" calcext:value-type="float">
            <text:p>1.01484</text:p>
          </table:table-cell>
          <table:table-cell office:value-type="float" office:value="0.98082" calcext:value-type="float">
            <text:p>0.98082</text:p>
          </table:table-cell>
          <table:table-cell office:value-type="float" office:value="0.86605" calcext:value-type="float">
            <text:p>0.86605</text:p>
          </table:table-cell>
          <table:table-cell office:value-type="float" office:value="0.928127" calcext:value-type="float">
            <text:p>0.928127</text:p>
          </table:table-cell>
          <table:table-cell office:value-type="float" office:value="0.853606" calcext:value-type="float">
            <text:p>0.853606</text:p>
          </table:table-cell>
          <table:table-cell office:value-type="float" office:value="0.989887" calcext:value-type="float">
            <text:p>0.989887</text:p>
          </table:table-cell>
          <table:table-cell office:value-type="float" office:value="1.12937" calcext:value-type="float">
            <text:p>1.12937</text:p>
          </table:table-cell>
          <table:table-cell office:value-type="float" office:value="0.71633" calcext:value-type="float">
            <text:p>0.71633</text:p>
          </table:table-cell>
          <table:table-cell office:value-type="float" office:value="0.812717" calcext:value-type="float">
            <text:p>0.812717</text:p>
          </table:table-cell>
          <table:table-cell office:value-type="float" office:value="1.04004" calcext:value-type="float">
            <text:p>1.04004</text:p>
          </table:table-cell>
          <table:table-cell office:value-type="float" office:value="0.880048" calcext:value-type="float">
            <text:p>0.880048</text:p>
          </table:table-cell>
          <table:table-cell office:value-type="float" office:value="0.933397" calcext:value-type="float">
            <text:p>0.933397</text:p>
          </table:table-cell>
          <table:table-cell office:value-type="float" office:value="0.764823" calcext:value-type="float">
            <text:p>0.764823</text:p>
          </table:table-cell>
          <table:table-cell office:value-type="float" office:value="0.90891" calcext:value-type="float">
            <text:p>0.90891</text:p>
          </table:table-cell>
          <table:table-cell office:value-type="float" office:value="1.15138" calcext:value-type="float">
            <text:p>1.15138</text:p>
          </table:table-cell>
          <table:table-cell office:value-type="float" office:value="0.773531" calcext:value-type="float">
            <text:p>0.773531</text:p>
          </table:table-cell>
          <table:table-cell office:value-type="float" office:value="1.00386" calcext:value-type="float">
            <text:p>1.00386</text:p>
          </table:table-cell>
          <table:table-cell office:value-type="float" office:value="0.747234" calcext:value-type="float">
            <text:p>0.747234</text:p>
          </table:table-cell>
          <table:table-cell office:value-type="float" office:value="0.729304" calcext:value-type="float">
            <text:p>0.729304</text:p>
          </table:table-cell>
          <table:table-cell office:value-type="float" office:value="0.676934" calcext:value-type="float">
            <text:p>0.676934</text:p>
          </table:table-cell>
          <table:table-cell office:value-type="float" office:value="0.352498" calcext:value-type="float">
            <text:p>0.352498</text:p>
          </table:table-cell>
          <table:table-cell office:value-type="float" office:value="0.36596" calcext:value-type="float">
            <text:p>0.36596</text:p>
          </table:table-cell>
        </table:table-row>
        <table:table-row table:style-name="ro1" table:number-rows-repeated="2">
          <table:table-cell table:number-columns-repeated="151"/>
        </table:table-row>
        <table:table-row table:style-name="ro1">
          <table:table-cell office:value-type="string" calcext:value-type="string">
            <text:p>RK</text:p>
          </table:table-cell>
          <table:table-cell table:formula="of:=MEDIAN([.B1:.EU1])" office:value-type="float" office:value="0.2171985" calcext:value-type="float">
            <text:p>0.2171985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KMP</text:p>
          </table:table-cell>
          <table:table-cell table:formula="of:=MEDIAN([.B2:.EU2])" office:value-type="float" office:value="0.252174" calcext:value-type="float">
            <text:p>0.252174</text:p>
          </table:table-cell>
          <table:table-cell table:number-columns-repeated="149"/>
        </table:table-row>
        <table:table-row table:style-name="ro1">
          <table:table-cell office:value-type="string" calcext:value-type="string">
            <text:p>STD</text:p>
          </table:table-cell>
          <table:table-cell table:formula="of:=MEDIAN([.B3:.EU3])" office:value-type="float" office:value="0.907597" calcext:value-type="float">
            <text:p>0.907597</text:p>
          </table:table-cell>
          <table:table-cell table:number-columns-repeated="1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23:29:28.045090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dc:date>2015-10-10T00:37:36.777637085</dc:date>
    <dc:creator>Luiz </dc:creator>
    <meta:editing-duration>PT1H2M24S</meta:editing-duration>
    <meta:editing-cycles>4</meta:editing-cycles>
    <meta:document-statistic meta:table-count="11" meta:cell-count="46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141cm" svg:height="17.167cm" xlink:href=".." xlink:type="simple" chart:class="chart:line" chart:style-name="ch1">
        <chart:legend chart:legend-position="end" svg:x="45.992cm" svg:y="7.73cm" style:legend-expansion="high" chart:style-name="ch2"/>
        <chart:plot-area chart:style-name="ch3" table:cell-range-address="goo.A1:goo.EU3" chart:data-source-has-labels="column" svg:x="0.982cm" svg:y="0.343cm" svg:width="44.028cm" svg:height="16.481cm">
          <chartooo:coordinate-region svg:x="1.734cm" svg:y="0.479cm" svg:width="43.276cm" svg:height="15.2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oo.B1:goo.EU1" chart:label-cell-address="goo.A1:goo.A1" chart:class="chart:line">
            <chart:data-point chart:repeated="150"/>
          </chart:series>
          <chart:series chart:style-name="ch7" chart:values-cell-range-address="goo.B2:goo.EU2" chart:label-cell-address="goo.A2:goo.A2" chart:class="chart:line">
            <chart:data-point chart:repeated="150"/>
          </chart:series>
          <chart:series chart:style-name="ch8" chart:values-cell-range-address="goo.B3:goo.EU3" chart:label-cell-address="goo.A3:goo.A3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Rabin-Karp</text:p>
                <draw:g>
                  <svg:desc>goo.A1:goo.A1</svg:desc>
                </draw:g>
              </table:table-cell>
              <table:table-cell office:value-type="float" office:value="0.177428">
                <text:p>0.177428</text:p>
                <draw:g>
                  <svg:desc>goo.B1:goo.EU1</svg:desc>
                </draw:g>
              </table:table-cell>
              <table:table-cell office:value-type="float" office:value="0.225782">
                <text:p>0.225782</text:p>
              </table:table-cell>
              <table:table-cell office:value-type="float" office:value="0.267386">
                <text:p>0.267386</text:p>
              </table:table-cell>
              <table:table-cell office:value-type="float" office:value="0.191092">
                <text:p>0.191092</text:p>
              </table:table-cell>
              <table:table-cell office:value-type="float" office:value="0.318959">
                <text:p>0.318959</text:p>
              </table:table-cell>
              <table:table-cell office:value-type="float" office:value="0.200354">
                <text:p>0.200354</text:p>
              </table:table-cell>
              <table:table-cell office:value-type="float" office:value="0.191185">
                <text:p>0.191185</text:p>
              </table:table-cell>
              <table:table-cell office:value-type="float" office:value="0.18672">
                <text:p>0.18672</text:p>
              </table:table-cell>
              <table:table-cell office:value-type="float" office:value="0.17408">
                <text:p>0.17408</text:p>
              </table:table-cell>
              <table:table-cell office:value-type="float" office:value="0.201597">
                <text:p>0.201597</text:p>
              </table:table-cell>
              <table:table-cell office:value-type="float" office:value="0.231358">
                <text:p>0.231358</text:p>
              </table:table-cell>
              <table:table-cell office:value-type="float" office:value="0.264439">
                <text:p>0.264439</text:p>
              </table:table-cell>
              <table:table-cell office:value-type="float" office:value="0.203342">
                <text:p>0.203342</text:p>
              </table:table-cell>
              <table:table-cell office:value-type="float" office:value="0.179691">
                <text:p>0.179691</text:p>
              </table:table-cell>
              <table:table-cell office:value-type="float" office:value="0.283061">
                <text:p>0.283061</text:p>
              </table:table-cell>
              <table:table-cell office:value-type="float" office:value="0.266014">
                <text:p>0.266014</text:p>
              </table:table-cell>
              <table:table-cell office:value-type="float" office:value="0.182218">
                <text:p>0.182218</text:p>
              </table:table-cell>
              <table:table-cell office:value-type="float" office:value="0.239909">
                <text:p>0.239909</text:p>
              </table:table-cell>
              <table:table-cell office:value-type="float" office:value="0.241651">
                <text:p>0.241651</text:p>
              </table:table-cell>
              <table:table-cell office:value-type="float" office:value="0.217678">
                <text:p>0.217678</text:p>
              </table:table-cell>
              <table:table-cell office:value-type="float" office:value="0.19863">
                <text:p>0.19863</text:p>
              </table:table-cell>
              <table:table-cell office:value-type="float" office:value="0.283316">
                <text:p>0.283316</text:p>
              </table:table-cell>
              <table:table-cell office:value-type="float" office:value="0.258309">
                <text:p>0.258309</text:p>
              </table:table-cell>
              <table:table-cell office:value-type="float" office:value="0.236115">
                <text:p>0.236115</text:p>
              </table:table-cell>
              <table:table-cell office:value-type="float" office:value="0.285087">
                <text:p>0.285087</text:p>
              </table:table-cell>
              <table:table-cell office:value-type="float" office:value="0.176475">
                <text:p>0.176475</text:p>
              </table:table-cell>
              <table:table-cell office:value-type="float" office:value="0.185245">
                <text:p>0.185245</text:p>
              </table:table-cell>
              <table:table-cell office:value-type="float" office:value="0.208099">
                <text:p>0.208099</text:p>
              </table:table-cell>
              <table:table-cell office:value-type="float" office:value="0.224561">
                <text:p>0.224561</text:p>
              </table:table-cell>
              <table:table-cell office:value-type="float" office:value="0.235312">
                <text:p>0.235312</text:p>
              </table:table-cell>
              <table:table-cell office:value-type="float" office:value="0.326581">
                <text:p>0.326581</text:p>
              </table:table-cell>
              <table:table-cell office:value-type="float" office:value="0.262352">
                <text:p>0.262352</text:p>
              </table:table-cell>
              <table:table-cell office:value-type="float" office:value="0.197589">
                <text:p>0.197589</text:p>
              </table:table-cell>
              <table:table-cell office:value-type="float" office:value="0.183454">
                <text:p>0.183454</text:p>
              </table:table-cell>
              <table:table-cell office:value-type="float" office:value="0.263155">
                <text:p>0.263155</text:p>
              </table:table-cell>
              <table:table-cell office:value-type="float" office:value="0.192186">
                <text:p>0.192186</text:p>
              </table:table-cell>
              <table:table-cell office:value-type="float" office:value="0.271841">
                <text:p>0.271841</text:p>
              </table:table-cell>
              <table:table-cell office:value-type="float" office:value="0.192092">
                <text:p>0.192092</text:p>
              </table:table-cell>
              <table:table-cell office:value-type="float" office:value="0.219893">
                <text:p>0.219893</text:p>
              </table:table-cell>
              <table:table-cell office:value-type="float" office:value="0.274695">
                <text:p>0.274695</text:p>
              </table:table-cell>
              <table:table-cell office:value-type="float" office:value="0.223493">
                <text:p>0.223493</text:p>
              </table:table-cell>
              <table:table-cell office:value-type="float" office:value="0.203403">
                <text:p>0.203403</text:p>
              </table:table-cell>
              <table:table-cell office:value-type="float" office:value="0.192323">
                <text:p>0.192323</text:p>
              </table:table-cell>
              <table:table-cell office:value-type="float" office:value="0.21157">
                <text:p>0.21157</text:p>
              </table:table-cell>
              <table:table-cell office:value-type="float" office:value="0.177793">
                <text:p>0.177793</text:p>
              </table:table-cell>
              <table:table-cell office:value-type="float" office:value="0.220596">
                <text:p>0.220596</text:p>
              </table:table-cell>
              <table:table-cell office:value-type="float" office:value="0.184592">
                <text:p>0.184592</text:p>
              </table:table-cell>
              <table:table-cell office:value-type="float" office:value="0.180305">
                <text:p>0.180305</text:p>
              </table:table-cell>
              <table:table-cell office:value-type="float" office:value="0.299475">
                <text:p>0.299475</text:p>
              </table:table-cell>
              <table:table-cell office:value-type="float" office:value="0.26414">
                <text:p>0.26414</text:p>
              </table:table-cell>
              <table:table-cell office:value-type="float" office:value="0.210935">
                <text:p>0.210935</text:p>
              </table:table-cell>
              <table:table-cell office:value-type="float" office:value="0.220534">
                <text:p>0.220534</text:p>
              </table:table-cell>
              <table:table-cell office:value-type="float" office:value="0.192549">
                <text:p>0.192549</text:p>
              </table:table-cell>
              <table:table-cell office:value-type="float" office:value="0.243613">
                <text:p>0.243613</text:p>
              </table:table-cell>
              <table:table-cell office:value-type="float" office:value="0.195741">
                <text:p>0.195741</text:p>
              </table:table-cell>
              <table:table-cell office:value-type="float" office:value="0.185941">
                <text:p>0.185941</text:p>
              </table:table-cell>
              <table:table-cell office:value-type="float" office:value="0.203713">
                <text:p>0.203713</text:p>
              </table:table-cell>
              <table:table-cell office:value-type="float" office:value="0.187983">
                <text:p>0.187983</text:p>
              </table:table-cell>
              <table:table-cell office:value-type="float" office:value="0.186351">
                <text:p>0.186351</text:p>
              </table:table-cell>
              <table:table-cell office:value-type="float" office:value="0.192508">
                <text:p>0.192508</text:p>
              </table:table-cell>
              <table:table-cell office:value-type="float" office:value="0.281895">
                <text:p>0.281895</text:p>
              </table:table-cell>
              <table:table-cell office:value-type="float" office:value="0.300211">
                <text:p>0.300211</text:p>
              </table:table-cell>
              <table:table-cell office:value-type="float" office:value="0.194413">
                <text:p>0.194413</text:p>
              </table:table-cell>
              <table:table-cell office:value-type="float" office:value="0.235504">
                <text:p>0.235504</text:p>
              </table:table-cell>
              <table:table-cell office:value-type="float" office:value="0.222706">
                <text:p>0.222706</text:p>
              </table:table-cell>
              <table:table-cell office:value-type="float" office:value="0.219508">
                <text:p>0.219508</text:p>
              </table:table-cell>
              <table:table-cell office:value-type="float" office:value="0.197242">
                <text:p>0.197242</text:p>
              </table:table-cell>
              <table:table-cell office:value-type="float" office:value="0.243577">
                <text:p>0.243577</text:p>
              </table:table-cell>
              <table:table-cell office:value-type="float" office:value="0.190737">
                <text:p>0.190737</text:p>
              </table:table-cell>
              <table:table-cell office:value-type="float" office:value="0.226744">
                <text:p>0.226744</text:p>
              </table:table-cell>
              <table:table-cell office:value-type="float" office:value="0.220647">
                <text:p>0.220647</text:p>
              </table:table-cell>
              <table:table-cell office:value-type="float" office:value="0.292317">
                <text:p>0.292317</text:p>
              </table:table-cell>
              <table:table-cell office:value-type="float" office:value="0.20154">
                <text:p>0.20154</text:p>
              </table:table-cell>
              <table:table-cell office:value-type="float" office:value="0.20317">
                <text:p>0.20317</text:p>
              </table:table-cell>
              <table:table-cell office:value-type="float" office:value="0.17823">
                <text:p>0.17823</text:p>
              </table:table-cell>
              <table:table-cell office:value-type="float" office:value="0.192049">
                <text:p>0.192049</text:p>
              </table:table-cell>
              <table:table-cell office:value-type="float" office:value="0.215141">
                <text:p>0.215141</text:p>
              </table:table-cell>
              <table:table-cell office:value-type="float" office:value="0.276797">
                <text:p>0.276797</text:p>
              </table:table-cell>
              <table:table-cell office:value-type="float" office:value="0.197911">
                <text:p>0.197911</text:p>
              </table:table-cell>
              <table:table-cell office:value-type="float" office:value="0.199382">
                <text:p>0.199382</text:p>
              </table:table-cell>
              <table:table-cell office:value-type="float" office:value="0.215933">
                <text:p>0.215933</text:p>
              </table:table-cell>
              <table:table-cell office:value-type="float" office:value="0.274849">
                <text:p>0.274849</text:p>
              </table:table-cell>
              <table:table-cell office:value-type="float" office:value="0.209492">
                <text:p>0.209492</text:p>
              </table:table-cell>
              <table:table-cell office:value-type="float" office:value="0.215895">
                <text:p>0.215895</text:p>
              </table:table-cell>
              <table:table-cell office:value-type="float" office:value="0.195003">
                <text:p>0.195003</text:p>
              </table:table-cell>
              <table:table-cell office:value-type="float" office:value="0.234591">
                <text:p>0.234591</text:p>
              </table:table-cell>
              <table:table-cell office:value-type="float" office:value="0.199068">
                <text:p>0.199068</text:p>
              </table:table-cell>
              <table:table-cell office:value-type="float" office:value="0.276031">
                <text:p>0.276031</text:p>
              </table:table-cell>
              <table:table-cell office:value-type="float" office:value="0.260121">
                <text:p>0.260121</text:p>
              </table:table-cell>
              <table:table-cell office:value-type="float" office:value="0.271133">
                <text:p>0.271133</text:p>
              </table:table-cell>
              <table:table-cell office:value-type="float" office:value="0.217574">
                <text:p>0.217574</text:p>
              </table:table-cell>
              <table:table-cell office:value-type="float" office:value="0.180784">
                <text:p>0.180784</text:p>
              </table:table-cell>
              <table:table-cell office:value-type="float" office:value="0.313734">
                <text:p>0.313734</text:p>
              </table:table-cell>
              <table:table-cell office:value-type="float" office:value="0.297678">
                <text:p>0.297678</text:p>
              </table:table-cell>
              <table:table-cell office:value-type="float" office:value="0.225016">
                <text:p>0.225016</text:p>
              </table:table-cell>
              <table:table-cell office:value-type="float" office:value="0.203557">
                <text:p>0.203557</text:p>
              </table:table-cell>
              <table:table-cell office:value-type="float" office:value="0.187177">
                <text:p>0.187177</text:p>
              </table:table-cell>
              <table:table-cell office:value-type="float" office:value="0.283095">
                <text:p>0.283095</text:p>
              </table:table-cell>
              <table:table-cell office:value-type="float" office:value="0.263609">
                <text:p>0.263609</text:p>
              </table:table-cell>
              <table:table-cell office:value-type="float" office:value="0.24533">
                <text:p>0.24533</text:p>
              </table:table-cell>
              <table:table-cell office:value-type="float" office:value="0.239057">
                <text:p>0.239057</text:p>
              </table:table-cell>
              <table:table-cell office:value-type="float" office:value="0.213292">
                <text:p>0.213292</text:p>
              </table:table-cell>
              <table:table-cell office:value-type="float" office:value="0.286087">
                <text:p>0.286087</text:p>
              </table:table-cell>
              <table:table-cell office:value-type="float" office:value="0.200498">
                <text:p>0.200498</text:p>
              </table:table-cell>
              <table:table-cell office:value-type="float" office:value="0.292662">
                <text:p>0.292662</text:p>
              </table:table-cell>
              <table:table-cell office:value-type="float" office:value="0.226613">
                <text:p>0.226613</text:p>
              </table:table-cell>
              <table:table-cell office:value-type="float" office:value="0.190099">
                <text:p>0.190099</text:p>
              </table:table-cell>
              <table:table-cell office:value-type="float" office:value="0.244071">
                <text:p>0.244071</text:p>
              </table:table-cell>
              <table:table-cell office:value-type="float" office:value="0.249255">
                <text:p>0.249255</text:p>
              </table:table-cell>
              <table:table-cell office:value-type="float" office:value="0.298335">
                <text:p>0.298335</text:p>
              </table:table-cell>
              <table:table-cell office:value-type="float" office:value="0.219387">
                <text:p>0.219387</text:p>
              </table:table-cell>
              <table:table-cell office:value-type="float" office:value="0.198405">
                <text:p>0.198405</text:p>
              </table:table-cell>
              <table:table-cell office:value-type="float" office:value="0.293748">
                <text:p>0.293748</text:p>
              </table:table-cell>
              <table:table-cell office:value-type="float" office:value="0.199552">
                <text:p>0.199552</text:p>
              </table:table-cell>
              <table:table-cell office:value-type="float" office:value="0.294564">
                <text:p>0.294564</text:p>
              </table:table-cell>
              <table:table-cell office:value-type="float" office:value="0.297086">
                <text:p>0.297086</text:p>
              </table:table-cell>
              <table:table-cell office:value-type="float" office:value="0.250342">
                <text:p>0.250342</text:p>
              </table:table-cell>
              <table:table-cell office:value-type="float" office:value="0.17667">
                <text:p>0.17667</text:p>
              </table:table-cell>
              <table:table-cell office:value-type="float" office:value="0.276205">
                <text:p>0.276205</text:p>
              </table:table-cell>
              <table:table-cell office:value-type="float" office:value="0.330574">
                <text:p>0.330574</text:p>
              </table:table-cell>
              <table:table-cell office:value-type="float" office:value="0.458434">
                <text:p>0.458434</text:p>
              </table:table-cell>
              <table:table-cell office:value-type="float" office:value="0.281202">
                <text:p>0.281202</text:p>
              </table:table-cell>
              <table:table-cell office:value-type="float" office:value="0.245302">
                <text:p>0.245302</text:p>
              </table:table-cell>
              <table:table-cell office:value-type="float" office:value="0.241485">
                <text:p>0.241485</text:p>
              </table:table-cell>
              <table:table-cell office:value-type="float" office:value="0.386539">
                <text:p>0.386539</text:p>
              </table:table-cell>
              <table:table-cell office:value-type="float" office:value="0.265646">
                <text:p>0.265646</text:p>
              </table:table-cell>
              <table:table-cell office:value-type="float" office:value="0.237721">
                <text:p>0.237721</text:p>
              </table:table-cell>
              <table:table-cell office:value-type="float" office:value="0.293273">
                <text:p>0.293273</text:p>
              </table:table-cell>
              <table:table-cell office:value-type="float" office:value="0.295804">
                <text:p>0.295804</text:p>
              </table:table-cell>
              <table:table-cell office:value-type="float" office:value="0.190595">
                <text:p>0.190595</text:p>
              </table:table-cell>
              <table:table-cell office:value-type="float" office:value="0.27511">
                <text:p>0.27511</text:p>
              </table:table-cell>
              <table:table-cell office:value-type="float" office:value="0.201539">
                <text:p>0.201539</text:p>
              </table:table-cell>
              <table:table-cell office:value-type="float" office:value="0.386208">
                <text:p>0.386208</text:p>
              </table:table-cell>
              <table:table-cell office:value-type="float" office:value="0.239007">
                <text:p>0.239007</text:p>
              </table:table-cell>
              <table:table-cell office:value-type="float" office:value="0.210625">
                <text:p>0.210625</text:p>
              </table:table-cell>
              <table:table-cell office:value-type="float" office:value="0.252735">
                <text:p>0.252735</text:p>
              </table:table-cell>
              <table:table-cell office:value-type="float" office:value="0.175569">
                <text:p>0.175569</text:p>
              </table:table-cell>
              <table:table-cell office:value-type="float" office:value="0.208019">
                <text:p>0.208019</text:p>
              </table:table-cell>
              <table:table-cell office:value-type="float" office:value="0.278702">
                <text:p>0.278702</text:p>
              </table:table-cell>
              <table:table-cell office:value-type="float" office:value="0.220168">
                <text:p>0.220168</text:p>
              </table:table-cell>
              <table:table-cell office:value-type="float" office:value="0.208126">
                <text:p>0.208126</text:p>
              </table:table-cell>
              <table:table-cell office:value-type="float" office:value="0.216532">
                <text:p>0.216532</text:p>
              </table:table-cell>
              <table:table-cell office:value-type="float" office:value="0.192241">
                <text:p>0.192241</text:p>
              </table:table-cell>
              <table:table-cell office:value-type="float" office:value="0.206092">
                <text:p>0.206092</text:p>
              </table:table-cell>
              <table:table-cell office:value-type="float" office:value="0.288717">
                <text:p>0.288717</text:p>
              </table:table-cell>
              <table:table-cell office:value-type="float" office:value="0.193729">
                <text:p>0.193729</text:p>
              </table:table-cell>
              <table:table-cell office:value-type="float" office:value="0.276758">
                <text:p>0.276758</text:p>
              </table:table-cell>
              <table:table-cell office:value-type="float" office:value="0.204292">
                <text:p>0.204292</text:p>
              </table:table-cell>
              <table:table-cell office:value-type="float" office:value="0.289245">
                <text:p>0.289245</text:p>
              </table:table-cell>
              <table:table-cell office:value-type="float" office:value="0.252001">
                <text:p>0.252001</text:p>
              </table:table-cell>
            </table:table-row>
            <table:table-row>
              <table:table-cell office:value-type="string">
                <text:p>KMP</text:p>
                <draw:g>
                  <svg:desc>goo.A2:goo.A2</svg:desc>
                </draw:g>
              </table:table-cell>
              <table:table-cell office:value-type="float" office:value="0.187902">
                <text:p>0.187902</text:p>
                <draw:g>
                  <svg:desc>goo.B2:goo.EU2</svg:desc>
                </draw:g>
              </table:table-cell>
              <table:table-cell office:value-type="float" office:value="0.278676">
                <text:p>0.278676</text:p>
              </table:table-cell>
              <table:table-cell office:value-type="float" office:value="0.175655">
                <text:p>0.175655</text:p>
              </table:table-cell>
              <table:table-cell office:value-type="float" office:value="0.204776">
                <text:p>0.204776</text:p>
              </table:table-cell>
              <table:table-cell office:value-type="float" office:value="0.315204">
                <text:p>0.315204</text:p>
              </table:table-cell>
              <table:table-cell office:value-type="float" office:value="0.232934">
                <text:p>0.232934</text:p>
              </table:table-cell>
              <table:table-cell office:value-type="float" office:value="0.25081">
                <text:p>0.25081</text:p>
              </table:table-cell>
              <table:table-cell office:value-type="float" office:value="0.218015">
                <text:p>0.218015</text:p>
              </table:table-cell>
              <table:table-cell office:value-type="float" office:value="0.241565">
                <text:p>0.241565</text:p>
              </table:table-cell>
              <table:table-cell office:value-type="float" office:value="0.226998">
                <text:p>0.226998</text:p>
              </table:table-cell>
              <table:table-cell office:value-type="float" office:value="0.193865">
                <text:p>0.193865</text:p>
              </table:table-cell>
              <table:table-cell office:value-type="float" office:value="0.236102">
                <text:p>0.236102</text:p>
              </table:table-cell>
              <table:table-cell office:value-type="float" office:value="0.294404">
                <text:p>0.294404</text:p>
              </table:table-cell>
              <table:table-cell office:value-type="float" office:value="0.205044">
                <text:p>0.205044</text:p>
              </table:table-cell>
              <table:table-cell office:value-type="float" office:value="0.183897">
                <text:p>0.183897</text:p>
              </table:table-cell>
              <table:table-cell office:value-type="float" office:value="0.204123">
                <text:p>0.204123</text:p>
              </table:table-cell>
              <table:table-cell office:value-type="float" office:value="0.198762">
                <text:p>0.198762</text:p>
              </table:table-cell>
              <table:table-cell office:value-type="float" office:value="0.301002">
                <text:p>0.301002</text:p>
              </table:table-cell>
              <table:table-cell office:value-type="float" office:value="0.294516">
                <text:p>0.294516</text:p>
              </table:table-cell>
              <table:table-cell office:value-type="float" office:value="0.248824">
                <text:p>0.248824</text:p>
              </table:table-cell>
              <table:table-cell office:value-type="float" office:value="0.240908">
                <text:p>0.240908</text:p>
              </table:table-cell>
              <table:table-cell office:value-type="float" office:value="0.291937">
                <text:p>0.291937</text:p>
              </table:table-cell>
              <table:table-cell office:value-type="float" office:value="0.191143">
                <text:p>0.191143</text:p>
              </table:table-cell>
              <table:table-cell office:value-type="float" office:value="0.206385">
                <text:p>0.206385</text:p>
              </table:table-cell>
              <table:table-cell office:value-type="float" office:value="0.21986">
                <text:p>0.21986</text:p>
              </table:table-cell>
              <table:table-cell office:value-type="float" office:value="0.198573">
                <text:p>0.198573</text:p>
              </table:table-cell>
              <table:table-cell office:value-type="float" office:value="0.474215">
                <text:p>0.474215</text:p>
              </table:table-cell>
              <table:table-cell office:value-type="float" office:value="0.203225">
                <text:p>0.203225</text:p>
              </table:table-cell>
              <table:table-cell office:value-type="float" office:value="0.311272">
                <text:p>0.311272</text:p>
              </table:table-cell>
              <table:table-cell office:value-type="float" office:value="0.247093">
                <text:p>0.247093</text:p>
              </table:table-cell>
              <table:table-cell office:value-type="float" office:value="0.280394">
                <text:p>0.280394</text:p>
              </table:table-cell>
              <table:table-cell office:value-type="float" office:value="0.213776">
                <text:p>0.213776</text:p>
              </table:table-cell>
              <table:table-cell office:value-type="float" office:value="0.246229">
                <text:p>0.246229</text:p>
              </table:table-cell>
              <table:table-cell office:value-type="float" office:value="0.199127">
                <text:p>0.199127</text:p>
              </table:table-cell>
              <table:table-cell office:value-type="float" office:value="0.285228">
                <text:p>0.285228</text:p>
              </table:table-cell>
              <table:table-cell office:value-type="float" office:value="0.25865">
                <text:p>0.25865</text:p>
              </table:table-cell>
              <table:table-cell office:value-type="float" office:value="0.281509">
                <text:p>0.281509</text:p>
              </table:table-cell>
              <table:table-cell office:value-type="float" office:value="0.219697">
                <text:p>0.219697</text:p>
              </table:table-cell>
              <table:table-cell office:value-type="float" office:value="0.258473">
                <text:p>0.258473</text:p>
              </table:table-cell>
              <table:table-cell office:value-type="float" office:value="0.239124">
                <text:p>0.239124</text:p>
              </table:table-cell>
              <table:table-cell office:value-type="float" office:value="0.243864">
                <text:p>0.243864</text:p>
              </table:table-cell>
              <table:table-cell office:value-type="float" office:value="0.232636">
                <text:p>0.232636</text:p>
              </table:table-cell>
              <table:table-cell office:value-type="float" office:value="0.343754">
                <text:p>0.343754</text:p>
              </table:table-cell>
              <table:table-cell office:value-type="float" office:value="0.196314">
                <text:p>0.196314</text:p>
              </table:table-cell>
              <table:table-cell office:value-type="float" office:value="0.278356">
                <text:p>0.278356</text:p>
              </table:table-cell>
              <table:table-cell office:value-type="float" office:value="0.306585">
                <text:p>0.306585</text:p>
              </table:table-cell>
              <table:table-cell office:value-type="float" office:value="0.207523">
                <text:p>0.207523</text:p>
              </table:table-cell>
              <table:table-cell office:value-type="float" office:value="0.283712">
                <text:p>0.283712</text:p>
              </table:table-cell>
              <table:table-cell office:value-type="float" office:value="0.210061">
                <text:p>0.210061</text:p>
              </table:table-cell>
              <table:table-cell office:value-type="float" office:value="0.220689">
                <text:p>0.220689</text:p>
              </table:table-cell>
              <table:table-cell office:value-type="float" office:value="0.210705">
                <text:p>0.210705</text:p>
              </table:table-cell>
              <table:table-cell office:value-type="float" office:value="0.361757">
                <text:p>0.361757</text:p>
              </table:table-cell>
              <table:table-cell office:value-type="float" office:value="0.214281">
                <text:p>0.214281</text:p>
              </table:table-cell>
              <table:table-cell office:value-type="float" office:value="0.256274">
                <text:p>0.256274</text:p>
              </table:table-cell>
              <table:table-cell office:value-type="float" office:value="0.251868">
                <text:p>0.251868</text:p>
              </table:table-cell>
              <table:table-cell office:value-type="float" office:value="0.269209">
                <text:p>0.269209</text:p>
              </table:table-cell>
              <table:table-cell office:value-type="float" office:value="0.205646">
                <text:p>0.205646</text:p>
              </table:table-cell>
              <table:table-cell office:value-type="float" office:value="0.211128">
                <text:p>0.211128</text:p>
              </table:table-cell>
              <table:table-cell office:value-type="float" office:value="0.198846">
                <text:p>0.198846</text:p>
              </table:table-cell>
              <table:table-cell office:value-type="float" office:value="0.202897">
                <text:p>0.202897</text:p>
              </table:table-cell>
              <table:table-cell office:value-type="float" office:value="0.20042">
                <text:p>0.20042</text:p>
              </table:table-cell>
              <table:table-cell office:value-type="float" office:value="0.202368">
                <text:p>0.202368</text:p>
              </table:table-cell>
              <table:table-cell office:value-type="float" office:value="0.305609">
                <text:p>0.305609</text:p>
              </table:table-cell>
              <table:table-cell office:value-type="float" office:value="0.255318">
                <text:p>0.255318</text:p>
              </table:table-cell>
              <table:table-cell office:value-type="float" office:value="0.421048">
                <text:p>0.421048</text:p>
              </table:table-cell>
              <table:table-cell office:value-type="float" office:value="0.309192">
                <text:p>0.309192</text:p>
              </table:table-cell>
              <table:table-cell office:value-type="float" office:value="0.41225">
                <text:p>0.41225</text:p>
              </table:table-cell>
              <table:table-cell office:value-type="float" office:value="0.259164">
                <text:p>0.259164</text:p>
              </table:table-cell>
              <table:table-cell office:value-type="float" office:value="0.227307">
                <text:p>0.227307</text:p>
              </table:table-cell>
              <table:table-cell office:value-type="float" office:value="0.205433">
                <text:p>0.205433</text:p>
              </table:table-cell>
              <table:table-cell office:value-type="float" office:value="0.323426">
                <text:p>0.323426</text:p>
              </table:table-cell>
              <table:table-cell office:value-type="float" office:value="0.230967">
                <text:p>0.230967</text:p>
              </table:table-cell>
              <table:table-cell office:value-type="float" office:value="0.200784">
                <text:p>0.200784</text:p>
              </table:table-cell>
              <table:table-cell office:value-type="float" office:value="0.363215">
                <text:p>0.363215</text:p>
              </table:table-cell>
              <table:table-cell office:value-type="float" office:value="0.349427">
                <text:p>0.349427</text:p>
              </table:table-cell>
              <table:table-cell office:value-type="float" office:value="0.215826">
                <text:p>0.215826</text:p>
              </table:table-cell>
              <table:table-cell office:value-type="float" office:value="0.341451">
                <text:p>0.341451</text:p>
              </table:table-cell>
              <table:table-cell office:value-type="float" office:value="0.208104">
                <text:p>0.208104</text:p>
              </table:table-cell>
              <table:table-cell office:value-type="float" office:value="0.205352">
                <text:p>0.205352</text:p>
              </table:table-cell>
              <table:table-cell office:value-type="float" office:value="0.339655">
                <text:p>0.339655</text:p>
              </table:table-cell>
              <table:table-cell office:value-type="float" office:value="0.349532">
                <text:p>0.349532</text:p>
              </table:table-cell>
              <table:table-cell office:value-type="float" office:value="0.266289">
                <text:p>0.266289</text:p>
              </table:table-cell>
              <table:table-cell office:value-type="float" office:value="0.203635">
                <text:p>0.203635</text:p>
              </table:table-cell>
              <table:table-cell office:value-type="float" office:value="0.348331">
                <text:p>0.348331</text:p>
              </table:table-cell>
              <table:table-cell office:value-type="float" office:value="0.217018">
                <text:p>0.217018</text:p>
              </table:table-cell>
              <table:table-cell office:value-type="float" office:value="0.20557">
                <text:p>0.20557</text:p>
              </table:table-cell>
              <table:table-cell office:value-type="float" office:value="0.218956">
                <text:p>0.218956</text:p>
              </table:table-cell>
              <table:table-cell office:value-type="float" office:value="0.320284">
                <text:p>0.320284</text:p>
              </table:table-cell>
              <table:table-cell office:value-type="float" office:value="0.20209">
                <text:p>0.20209</text:p>
              </table:table-cell>
              <table:table-cell office:value-type="float" office:value="0.231293">
                <text:p>0.231293</text:p>
              </table:table-cell>
              <table:table-cell office:value-type="float" office:value="0.279828">
                <text:p>0.279828</text:p>
              </table:table-cell>
              <table:table-cell office:value-type="float" office:value="0.218961">
                <text:p>0.218961</text:p>
              </table:table-cell>
              <table:table-cell office:value-type="float" office:value="0.201528">
                <text:p>0.201528</text:p>
              </table:table-cell>
              <table:table-cell office:value-type="float" office:value="0.202069">
                <text:p>0.202069</text:p>
              </table:table-cell>
              <table:table-cell office:value-type="float" office:value="0.36212">
                <text:p>0.36212</text:p>
              </table:table-cell>
              <table:table-cell office:value-type="float" office:value="0.236347">
                <text:p>0.236347</text:p>
              </table:table-cell>
              <table:table-cell office:value-type="float" office:value="0.297482">
                <text:p>0.297482</text:p>
              </table:table-cell>
              <table:table-cell office:value-type="float" office:value="0.246621">
                <text:p>0.246621</text:p>
              </table:table-cell>
              <table:table-cell office:value-type="float" office:value="0.206352">
                <text:p>0.206352</text:p>
              </table:table-cell>
              <table:table-cell office:value-type="float" office:value="0.208171">
                <text:p>0.208171</text:p>
              </table:table-cell>
              <table:table-cell office:value-type="float" office:value="0.226124">
                <text:p>0.226124</text:p>
              </table:table-cell>
              <table:table-cell office:value-type="float" office:value="0.307519">
                <text:p>0.307519</text:p>
              </table:table-cell>
              <table:table-cell office:value-type="float" office:value="0.193935">
                <text:p>0.193935</text:p>
              </table:table-cell>
              <table:table-cell office:value-type="float" office:value="0.364466">
                <text:p>0.364466</text:p>
              </table:table-cell>
              <table:table-cell office:value-type="float" office:value="0.30822">
                <text:p>0.30822</text:p>
              </table:table-cell>
              <table:table-cell office:value-type="float" office:value="0.246567">
                <text:p>0.246567</text:p>
              </table:table-cell>
              <table:table-cell office:value-type="float" office:value="0.207436">
                <text:p>0.207436</text:p>
              </table:table-cell>
              <table:table-cell office:value-type="float" office:value="0.206977">
                <text:p>0.206977</text:p>
              </table:table-cell>
              <table:table-cell office:value-type="float" office:value="0.251375">
                <text:p>0.251375</text:p>
              </table:table-cell>
              <table:table-cell office:value-type="float" office:value="0.207953">
                <text:p>0.207953</text:p>
              </table:table-cell>
              <table:table-cell office:value-type="float" office:value="0.213259">
                <text:p>0.213259</text:p>
              </table:table-cell>
              <table:table-cell office:value-type="float" office:value="0.208219">
                <text:p>0.208219</text:p>
              </table:table-cell>
              <table:table-cell office:value-type="float" office:value="0.405192">
                <text:p>0.405192</text:p>
              </table:table-cell>
              <table:table-cell office:value-type="float" office:value="0.203966">
                <text:p>0.203966</text:p>
              </table:table-cell>
              <table:table-cell office:value-type="float" office:value="0.230305">
                <text:p>0.230305</text:p>
              </table:table-cell>
              <table:table-cell office:value-type="float" office:value="0.227842">
                <text:p>0.227842</text:p>
              </table:table-cell>
              <table:table-cell office:value-type="float" office:value="0.274256">
                <text:p>0.274256</text:p>
              </table:table-cell>
              <table:table-cell office:value-type="float" office:value="0.196195">
                <text:p>0.196195</text:p>
              </table:table-cell>
              <table:table-cell office:value-type="float" office:value="0.258901">
                <text:p>0.258901</text:p>
              </table:table-cell>
              <table:table-cell office:value-type="float" office:value="0.224477">
                <text:p>0.224477</text:p>
              </table:table-cell>
              <table:table-cell office:value-type="float" office:value="0.243418">
                <text:p>0.243418</text:p>
              </table:table-cell>
              <table:table-cell office:value-type="float" office:value="0.202401">
                <text:p>0.202401</text:p>
              </table:table-cell>
              <table:table-cell office:value-type="float" office:value="0.340098">
                <text:p>0.340098</text:p>
              </table:table-cell>
              <table:table-cell office:value-type="float" office:value="0.225903">
                <text:p>0.225903</text:p>
              </table:table-cell>
              <table:table-cell office:value-type="float" office:value="0.250731">
                <text:p>0.250731</text:p>
              </table:table-cell>
              <table:table-cell office:value-type="float" office:value="0.204224">
                <text:p>0.204224</text:p>
              </table:table-cell>
              <table:table-cell office:value-type="float" office:value="0.314854">
                <text:p>0.314854</text:p>
              </table:table-cell>
              <table:table-cell office:value-type="float" office:value="0.248538">
                <text:p>0.248538</text:p>
              </table:table-cell>
              <table:table-cell office:value-type="float" office:value="0.223904">
                <text:p>0.223904</text:p>
              </table:table-cell>
              <table:table-cell office:value-type="float" office:value="0.322402">
                <text:p>0.322402</text:p>
              </table:table-cell>
              <table:table-cell office:value-type="float" office:value="0.248121">
                <text:p>0.248121</text:p>
              </table:table-cell>
              <table:table-cell office:value-type="float" office:value="0.212693">
                <text:p>0.212693</text:p>
              </table:table-cell>
              <table:table-cell office:value-type="float" office:value="0.252957">
                <text:p>0.252957</text:p>
              </table:table-cell>
              <table:table-cell office:value-type="float" office:value="0.235514">
                <text:p>0.235514</text:p>
              </table:table-cell>
              <table:table-cell office:value-type="float" office:value="0.19702">
                <text:p>0.19702</text:p>
              </table:table-cell>
              <table:table-cell office:value-type="float" office:value="0.395805">
                <text:p>0.395805</text:p>
              </table:table-cell>
              <table:table-cell office:value-type="float" office:value="0.227002">
                <text:p>0.227002</text:p>
              </table:table-cell>
              <table:table-cell office:value-type="float" office:value="0.273476">
                <text:p>0.273476</text:p>
              </table:table-cell>
              <table:table-cell office:value-type="float" office:value="0.200366">
                <text:p>0.200366</text:p>
              </table:table-cell>
              <table:table-cell office:value-type="float" office:value="0.323051">
                <text:p>0.323051</text:p>
              </table:table-cell>
              <table:table-cell office:value-type="float" office:value="0.200891">
                <text:p>0.200891</text:p>
              </table:table-cell>
              <table:table-cell office:value-type="float" office:value="0.208752">
                <text:p>0.208752</text:p>
              </table:table-cell>
              <table:table-cell office:value-type="float" office:value="0.23028">
                <text:p>0.23028</text:p>
              </table:table-cell>
              <table:table-cell office:value-type="float" office:value="0.219305">
                <text:p>0.219305</text:p>
              </table:table-cell>
              <table:table-cell office:value-type="float" office:value="0.279947">
                <text:p>0.279947</text:p>
              </table:table-cell>
              <table:table-cell office:value-type="float" office:value="0.205378">
                <text:p>0.205378</text:p>
              </table:table-cell>
              <table:table-cell office:value-type="float" office:value="0.352637">
                <text:p>0.352637</text:p>
              </table:table-cell>
              <table:table-cell office:value-type="float" office:value="0.205632">
                <text:p>0.205632</text:p>
              </table:table-cell>
              <table:table-cell office:value-type="float" office:value="0.110517">
                <text:p>0.110517</text:p>
              </table:table-cell>
              <table:table-cell office:value-type="float" office:value="0.116797">
                <text:p>0.116797</text:p>
              </table:table-cell>
            </table:table-row>
            <table:table-row>
              <table:table-cell office:value-type="string">
                <text:p>Original</text:p>
                <draw:g>
                  <svg:desc>goo.A3:goo.A3</svg:desc>
                </draw:g>
              </table:table-cell>
              <table:table-cell office:value-type="float" office:value="0.920608">
                <text:p>0.920608</text:p>
                <draw:g>
                  <svg:desc>goo.B3:goo.EU3</svg:desc>
                </draw:g>
              </table:table-cell>
              <table:table-cell office:value-type="float" office:value="1.05549">
                <text:p>1.05549</text:p>
              </table:table-cell>
              <table:table-cell office:value-type="float" office:value="0.708217">
                <text:p>0.708217</text:p>
              </table:table-cell>
              <table:table-cell office:value-type="float" office:value="0.855295">
                <text:p>0.855295</text:p>
              </table:table-cell>
              <table:table-cell office:value-type="float" office:value="0.718397">
                <text:p>0.718397</text:p>
              </table:table-cell>
              <table:table-cell office:value-type="float" office:value="0.720987">
                <text:p>0.720987</text:p>
              </table:table-cell>
              <table:table-cell office:value-type="float" office:value="0.874384">
                <text:p>0.874384</text:p>
              </table:table-cell>
              <table:table-cell office:value-type="float" office:value="0.682144">
                <text:p>0.682144</text:p>
              </table:table-cell>
              <table:table-cell office:value-type="float" office:value="0.712718">
                <text:p>0.712718</text:p>
              </table:table-cell>
              <table:table-cell office:value-type="float" office:value="0.928729">
                <text:p>0.928729</text:p>
              </table:table-cell>
              <table:table-cell office:value-type="float" office:value="0.847561">
                <text:p>0.847561</text:p>
              </table:table-cell>
              <table:table-cell office:value-type="float" office:value="1.03823">
                <text:p>1.03823</text:p>
              </table:table-cell>
              <table:table-cell office:value-type="float" office:value="0.785445">
                <text:p>0.785445</text:p>
              </table:table-cell>
              <table:table-cell office:value-type="float" office:value="0.940668">
                <text:p>0.940668</text:p>
              </table:table-cell>
              <table:table-cell office:value-type="float" office:value="0.69852">
                <text:p>0.69852</text:p>
              </table:table-cell>
              <table:table-cell office:value-type="float" office:value="0.958683">
                <text:p>0.958683</text:p>
              </table:table-cell>
              <table:table-cell office:value-type="float" office:value="0.830974">
                <text:p>0.830974</text:p>
              </table:table-cell>
              <table:table-cell office:value-type="float" office:value="0.681274">
                <text:p>0.681274</text:p>
              </table:table-cell>
              <table:table-cell office:value-type="float" office:value="0.789512">
                <text:p>0.789512</text:p>
              </table:table-cell>
              <table:table-cell office:value-type="float" office:value="0.750819">
                <text:p>0.750819</text:p>
              </table:table-cell>
              <table:table-cell office:value-type="float" office:value="0.914239">
                <text:p>0.914239</text:p>
              </table:table-cell>
              <table:table-cell office:value-type="float" office:value="0.778479">
                <text:p>0.778479</text:p>
              </table:table-cell>
              <table:table-cell office:value-type="float" office:value="0.746635">
                <text:p>0.746635</text:p>
              </table:table-cell>
              <table:table-cell office:value-type="float" office:value="0.697553">
                <text:p>0.697553</text:p>
              </table:table-cell>
              <table:table-cell office:value-type="float" office:value="0.941612">
                <text:p>0.941612</text:p>
              </table:table-cell>
              <table:table-cell office:value-type="float" office:value="0.772306">
                <text:p>0.772306</text:p>
              </table:table-cell>
              <table:table-cell office:value-type="float" office:value="0.935679">
                <text:p>0.935679</text:p>
              </table:table-cell>
              <table:table-cell office:value-type="float" office:value="0.804741">
                <text:p>0.804741</text:p>
              </table:table-cell>
              <table:table-cell office:value-type="float" office:value="0.922415">
                <text:p>0.922415</text:p>
              </table:table-cell>
              <table:table-cell office:value-type="float" office:value="0.821581">
                <text:p>0.821581</text:p>
              </table:table-cell>
              <table:table-cell office:value-type="float" office:value="0.803224">
                <text:p>0.803224</text:p>
              </table:table-cell>
              <table:table-cell office:value-type="float" office:value="0.708762">
                <text:p>0.708762</text:p>
              </table:table-cell>
              <table:table-cell office:value-type="float" office:value="0.80742">
                <text:p>0.80742</text:p>
              </table:table-cell>
              <table:table-cell office:value-type="float" office:value="0.740537">
                <text:p>0.740537</text:p>
              </table:table-cell>
              <table:table-cell office:value-type="float" office:value="0.801686">
                <text:p>0.801686</text:p>
              </table:table-cell>
              <table:table-cell office:value-type="float" office:value="0.935036">
                <text:p>0.935036</text:p>
              </table:table-cell>
              <table:table-cell office:value-type="float" office:value="0.787235">
                <text:p>0.787235</text:p>
              </table:table-cell>
              <table:table-cell office:value-type="float" office:value="0.708663">
                <text:p>0.708663</text:p>
              </table:table-cell>
              <table:table-cell office:value-type="float" office:value="0.764179">
                <text:p>0.764179</text:p>
              </table:table-cell>
              <table:table-cell office:value-type="float" office:value="0.99239">
                <text:p>0.99239</text:p>
              </table:table-cell>
              <table:table-cell office:value-type="float" office:value="0.875994">
                <text:p>0.875994</text:p>
              </table:table-cell>
              <table:table-cell office:value-type="float" office:value="0.752937">
                <text:p>0.752937</text:p>
              </table:table-cell>
              <table:table-cell office:value-type="float" office:value="0.830595">
                <text:p>0.830595</text:p>
              </table:table-cell>
              <table:table-cell office:value-type="float" office:value="0.897627">
                <text:p>0.897627</text:p>
              </table:table-cell>
              <table:table-cell office:value-type="float" office:value="0.689013">
                <text:p>0.689013</text:p>
              </table:table-cell>
              <table:table-cell office:value-type="float" office:value="0.833666">
                <text:p>0.833666</text:p>
              </table:table-cell>
              <table:table-cell office:value-type="float" office:value="0.702635">
                <text:p>0.702635</text:p>
              </table:table-cell>
              <table:table-cell office:value-type="float" office:value="0.801641">
                <text:p>0.801641</text:p>
              </table:table-cell>
              <table:table-cell office:value-type="float" office:value="0.919749">
                <text:p>0.919749</text:p>
              </table:table-cell>
              <table:table-cell office:value-type="float" office:value="0.827059">
                <text:p>0.827059</text:p>
              </table:table-cell>
              <table:table-cell office:value-type="float" office:value="0.728091">
                <text:p>0.728091</text:p>
              </table:table-cell>
              <table:table-cell office:value-type="float" office:value="0.921468">
                <text:p>0.921468</text:p>
              </table:table-cell>
              <table:table-cell office:value-type="float" office:value="0.856557">
                <text:p>0.856557</text:p>
              </table:table-cell>
              <table:table-cell office:value-type="float" office:value="0.876511">
                <text:p>0.876511</text:p>
              </table:table-cell>
              <table:table-cell office:value-type="float" office:value="0.902764">
                <text:p>0.902764</text:p>
              </table:table-cell>
              <table:table-cell office:value-type="float" office:value="0.887699">
                <text:p>0.887699</text:p>
              </table:table-cell>
              <table:table-cell office:value-type="float" office:value="0.728472">
                <text:p>0.728472</text:p>
              </table:table-cell>
              <table:table-cell office:value-type="float" office:value="1.03812">
                <text:p>1.03812</text:p>
              </table:table-cell>
              <table:table-cell office:value-type="float" office:value="0.821193">
                <text:p>0.821193</text:p>
              </table:table-cell>
              <table:table-cell office:value-type="float" office:value="0.932657">
                <text:p>0.932657</text:p>
              </table:table-cell>
              <table:table-cell office:value-type="float" office:value="0.873469">
                <text:p>0.873469</text:p>
              </table:table-cell>
              <table:table-cell office:value-type="float" office:value="0.961873">
                <text:p>0.961873</text:p>
              </table:table-cell>
              <table:table-cell office:value-type="float" office:value="0.738467">
                <text:p>0.738467</text:p>
              </table:table-cell>
              <table:table-cell office:value-type="float" office:value="0.873625">
                <text:p>0.873625</text:p>
              </table:table-cell>
              <table:table-cell office:value-type="float" office:value="0.745267">
                <text:p>0.745267</text:p>
              </table:table-cell>
              <table:table-cell office:value-type="float" office:value="0.755578">
                <text:p>0.755578</text:p>
              </table:table-cell>
              <table:table-cell office:value-type="float" office:value="0.814916">
                <text:p>0.814916</text:p>
              </table:table-cell>
              <table:table-cell office:value-type="float" office:value="0.81017">
                <text:p>0.81017</text:p>
              </table:table-cell>
              <table:table-cell office:value-type="float" office:value="0.966242">
                <text:p>0.966242</text:p>
              </table:table-cell>
              <table:table-cell office:value-type="float" office:value="0.736783">
                <text:p>0.736783</text:p>
              </table:table-cell>
              <table:table-cell office:value-type="float" office:value="0.977286">
                <text:p>0.977286</text:p>
              </table:table-cell>
              <table:table-cell office:value-type="float" office:value="0.858956">
                <text:p>0.858956</text:p>
              </table:table-cell>
              <table:table-cell office:value-type="float" office:value="0.821429">
                <text:p>0.821429</text:p>
              </table:table-cell>
              <table:table-cell office:value-type="float" office:value="0.725396">
                <text:p>0.725396</text:p>
              </table:table-cell>
              <table:table-cell office:value-type="float" office:value="0.913406">
                <text:p>0.913406</text:p>
              </table:table-cell>
              <table:table-cell office:value-type="float" office:value="0.721627">
                <text:p>0.721627</text:p>
              </table:table-cell>
              <table:table-cell office:value-type="float" office:value="0.807957">
                <text:p>0.807957</text:p>
              </table:table-cell>
              <table:table-cell office:value-type="float" office:value="0.662013">
                <text:p>0.662013</text:p>
              </table:table-cell>
              <table:table-cell office:value-type="float" office:value="0.835747">
                <text:p>0.835747</text:p>
              </table:table-cell>
              <table:table-cell office:value-type="float" office:value="0.926127">
                <text:p>0.926127</text:p>
              </table:table-cell>
              <table:table-cell office:value-type="float" office:value="0.85659">
                <text:p>0.85659</text:p>
              </table:table-cell>
              <table:table-cell office:value-type="float" office:value="0.847398">
                <text:p>0.847398</text:p>
              </table:table-cell>
              <table:table-cell office:value-type="float" office:value="0.851573">
                <text:p>0.851573</text:p>
              </table:table-cell>
              <table:table-cell office:value-type="float" office:value="0.802007">
                <text:p>0.802007</text:p>
              </table:table-cell>
              <table:table-cell office:value-type="float" office:value="0.702831">
                <text:p>0.702831</text:p>
              </table:table-cell>
              <table:table-cell office:value-type="float" office:value="0.677551">
                <text:p>0.677551</text:p>
              </table:table-cell>
              <table:table-cell office:value-type="float" office:value="0.895157">
                <text:p>0.895157</text:p>
              </table:table-cell>
              <table:table-cell office:value-type="float" office:value="0.691553">
                <text:p>0.691553</text:p>
              </table:table-cell>
              <table:table-cell office:value-type="float" office:value="0.870098">
                <text:p>0.870098</text:p>
              </table:table-cell>
              <table:table-cell office:value-type="float" office:value="0.861046">
                <text:p>0.861046</text:p>
              </table:table-cell>
              <table:table-cell office:value-type="float" office:value="0.866594">
                <text:p>0.866594</text:p>
              </table:table-cell>
              <table:table-cell office:value-type="float" office:value="0.924766">
                <text:p>0.924766</text:p>
              </table:table-cell>
              <table:table-cell office:value-type="float" office:value="0.924882">
                <text:p>0.924882</text:p>
              </table:table-cell>
              <table:table-cell office:value-type="float" office:value="0.686805">
                <text:p>0.686805</text:p>
              </table:table-cell>
              <table:table-cell office:value-type="float" office:value="0.868104">
                <text:p>0.868104</text:p>
              </table:table-cell>
              <table:table-cell office:value-type="float" office:value="0.939113">
                <text:p>0.939113</text:p>
              </table:table-cell>
              <table:table-cell office:value-type="float" office:value="0.757641">
                <text:p>0.757641</text:p>
              </table:table-cell>
              <table:table-cell office:value-type="float" office:value="0.766152">
                <text:p>0.766152</text:p>
              </table:table-cell>
              <table:table-cell office:value-type="float" office:value="1.02821">
                <text:p>1.02821</text:p>
              </table:table-cell>
              <table:table-cell office:value-type="float" office:value="0.74718">
                <text:p>0.74718</text:p>
              </table:table-cell>
              <table:table-cell office:value-type="float" office:value="0.877699">
                <text:p>0.877699</text:p>
              </table:table-cell>
              <table:table-cell office:value-type="float" office:value="0.811443">
                <text:p>0.811443</text:p>
              </table:table-cell>
              <table:table-cell office:value-type="float" office:value="1.08496">
                <text:p>1.08496</text:p>
              </table:table-cell>
              <table:table-cell office:value-type="float" office:value="0.925498">
                <text:p>0.925498</text:p>
              </table:table-cell>
              <table:table-cell office:value-type="float" office:value="0.872621">
                <text:p>0.872621</text:p>
              </table:table-cell>
              <table:table-cell office:value-type="float" office:value="0.743429">
                <text:p>0.743429</text:p>
              </table:table-cell>
              <table:table-cell office:value-type="float" office:value="0.853356">
                <text:p>0.853356</text:p>
              </table:table-cell>
              <table:table-cell office:value-type="float" office:value="0.722979">
                <text:p>0.722979</text:p>
              </table:table-cell>
              <table:table-cell office:value-type="float" office:value="0.794979">
                <text:p>0.794979</text:p>
              </table:table-cell>
              <table:table-cell office:value-type="float" office:value="1.03789">
                <text:p>1.03789</text:p>
              </table:table-cell>
              <table:table-cell office:value-type="float" office:value="0.718717">
                <text:p>0.718717</text:p>
              </table:table-cell>
              <table:table-cell office:value-type="float" office:value="1.019">
                <text:p>1.019</text:p>
              </table:table-cell>
              <table:table-cell office:value-type="float" office:value="0.83256">
                <text:p>0.83256</text:p>
              </table:table-cell>
              <table:table-cell office:value-type="float" office:value="0.938792">
                <text:p>0.938792</text:p>
              </table:table-cell>
              <table:table-cell office:value-type="float" office:value="0.82556">
                <text:p>0.82556</text:p>
              </table:table-cell>
              <table:table-cell office:value-type="float" office:value="0.774868">
                <text:p>0.774868</text:p>
              </table:table-cell>
              <table:table-cell office:value-type="float" office:value="1.08607">
                <text:p>1.08607</text:p>
              </table:table-cell>
              <table:table-cell office:value-type="float" office:value="0.732548">
                <text:p>0.732548</text:p>
              </table:table-cell>
              <table:table-cell office:value-type="float" office:value="1.03249">
                <text:p>1.03249</text:p>
              </table:table-cell>
              <table:table-cell office:value-type="float" office:value="1.03547">
                <text:p>1.03547</text:p>
              </table:table-cell>
              <table:table-cell office:value-type="float" office:value="1.01606">
                <text:p>1.01606</text:p>
              </table:table-cell>
              <table:table-cell office:value-type="float" office:value="0.730423">
                <text:p>0.730423</text:p>
              </table:table-cell>
              <table:table-cell office:value-type="float" office:value="0.799744">
                <text:p>0.799744</text:p>
              </table:table-cell>
              <table:table-cell office:value-type="float" office:value="0.718622">
                <text:p>0.718622</text:p>
              </table:table-cell>
              <table:table-cell office:value-type="float" office:value="0.875664">
                <text:p>0.875664</text:p>
              </table:table-cell>
              <table:table-cell office:value-type="float" office:value="0.882838">
                <text:p>0.882838</text:p>
              </table:table-cell>
              <table:table-cell office:value-type="float" office:value="0.91251">
                <text:p>0.91251</text:p>
              </table:table-cell>
              <table:table-cell office:value-type="float" office:value="1.0554">
                <text:p>1.0554</text:p>
              </table:table-cell>
              <table:table-cell office:value-type="float" office:value="0.871011">
                <text:p>0.871011</text:p>
              </table:table-cell>
              <table:table-cell office:value-type="float" office:value="0.925018">
                <text:p>0.925018</text:p>
              </table:table-cell>
              <table:table-cell office:value-type="float" office:value="0.899495">
                <text:p>0.899495</text:p>
              </table:table-cell>
              <table:table-cell office:value-type="float" office:value="0.827108">
                <text:p>0.827108</text:p>
              </table:table-cell>
              <table:table-cell office:value-type="float" office:value="1.1561">
                <text:p>1.1561</text:p>
              </table:table-cell>
              <table:table-cell office:value-type="float" office:value="0.708928">
                <text:p>0.708928</text:p>
              </table:table-cell>
              <table:table-cell office:value-type="float" office:value="0.817362">
                <text:p>0.817362</text:p>
              </table:table-cell>
              <table:table-cell office:value-type="float" office:value="0.721603">
                <text:p>0.721603</text:p>
              </table:table-cell>
              <table:table-cell office:value-type="float" office:value="0.882656">
                <text:p>0.882656</text:p>
              </table:table-cell>
              <table:table-cell office:value-type="float" office:value="1.02088">
                <text:p>1.02088</text:p>
              </table:table-cell>
              <table:table-cell office:value-type="float" office:value="1.03321">
                <text:p>1.03321</text:p>
              </table:table-cell>
              <table:table-cell office:value-type="float" office:value="1.01877">
                <text:p>1.01877</text:p>
              </table:table-cell>
              <table:table-cell office:value-type="float" office:value="0.84254">
                <text:p>0.84254</text:p>
              </table:table-cell>
              <table:table-cell office:value-type="float" office:value="0.943679">
                <text:p>0.943679</text:p>
              </table:table-cell>
              <table:table-cell office:value-type="float" office:value="0.812977">
                <text:p>0.812977</text:p>
              </table:table-cell>
              <table:table-cell office:value-type="float" office:value="0.676474">
                <text:p>0.676474</text:p>
              </table:table-cell>
              <table:table-cell office:value-type="float" office:value="1.15883">
                <text:p>1.15883</text:p>
              </table:table-cell>
              <table:table-cell office:value-type="float" office:value="0.703541">
                <text:p>0.703541</text:p>
              </table:table-cell>
              <table:table-cell office:value-type="float" office:value="0.887976">
                <text:p>0.887976</text:p>
              </table:table-cell>
              <table:table-cell office:value-type="float" office:value="0.900881">
                <text:p>0.900881</text:p>
              </table:table-cell>
              <table:table-cell office:value-type="float" office:value="0.598839">
                <text:p>0.598839</text:p>
              </table:table-cell>
              <table:table-cell office:value-type="float" office:value="0.398919">
                <text:p>0.398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9.141cm" svg:height="17.167cm" xlink:href=".." xlink:type="simple" chart:class="chart:line" chart:style-name="ch1">
        <chart:legend chart:legend-position="end" svg:x="45.992cm" svg:y="7.73cm" style:legend-expansion="high" chart:style-name="ch2"/>
        <chart:plot-area chart:style-name="ch3" table:cell-range-address="qtdeclarative.A1:qtdeclarative.EU3" chart:data-source-has-labels="column" svg:x="0.982cm" svg:y="0.343cm" svg:width="44.028cm" svg:height="16.481cm">
          <chartooo:coordinate-region svg:x="1.734cm" svg:y="0.479cm" svg:width="43.276cm" svg:height="15.2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tdeclarative.B1:qtdeclarative.EU1" chart:label-cell-address="qtdeclarative.A1:qtdeclarative.A1" chart:class="chart:line">
            <chart:data-point chart:repeated="150"/>
          </chart:series>
          <chart:series chart:style-name="ch7" chart:values-cell-range-address="qtdeclarative.B2:qtdeclarative.EU2" chart:label-cell-address="qtdeclarative.A2:qtdeclarative.A2" chart:class="chart:line">
            <chart:data-point chart:repeated="150"/>
          </chart:series>
          <chart:series chart:style-name="ch8" chart:values-cell-range-address="qtdeclarative.B3:qtdeclarative.EU3" chart:label-cell-address="qtdeclarative.A3:qtdeclarative.A3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Rabin-Karp</text:p>
                <draw:g>
                  <svg:desc>qtdeclarative.A1:qtdeclarative.A1</svg:desc>
                </draw:g>
              </table:table-cell>
              <table:table-cell office:value-type="float" office:value="0.198957">
                <text:p>0.198957</text:p>
                <draw:g>
                  <svg:desc>qtdeclarative.B1:qtdeclarative.EU1</svg:desc>
                </draw:g>
              </table:table-cell>
              <table:table-cell office:value-type="float" office:value="0.185354">
                <text:p>0.185354</text:p>
              </table:table-cell>
              <table:table-cell office:value-type="float" office:value="0.188507">
                <text:p>0.188507</text:p>
              </table:table-cell>
              <table:table-cell office:value-type="float" office:value="0.200281">
                <text:p>0.200281</text:p>
              </table:table-cell>
              <table:table-cell office:value-type="float" office:value="0.274068">
                <text:p>0.274068</text:p>
              </table:table-cell>
              <table:table-cell office:value-type="float" office:value="0.204735">
                <text:p>0.204735</text:p>
              </table:table-cell>
              <table:table-cell office:value-type="float" office:value="0.300392">
                <text:p>0.300392</text:p>
              </table:table-cell>
              <table:table-cell office:value-type="float" office:value="0.222765">
                <text:p>0.222765</text:p>
              </table:table-cell>
              <table:table-cell office:value-type="float" office:value="0.261343">
                <text:p>0.261343</text:p>
              </table:table-cell>
              <table:table-cell office:value-type="float" office:value="0.234775">
                <text:p>0.234775</text:p>
              </table:table-cell>
              <table:table-cell office:value-type="float" office:value="0.242283">
                <text:p>0.242283</text:p>
              </table:table-cell>
              <table:table-cell office:value-type="float" office:value="0.258483">
                <text:p>0.258483</text:p>
              </table:table-cell>
              <table:table-cell office:value-type="float" office:value="0.190895">
                <text:p>0.190895</text:p>
              </table:table-cell>
              <table:table-cell office:value-type="float" office:value="0.196061">
                <text:p>0.196061</text:p>
              </table:table-cell>
              <table:table-cell office:value-type="float" office:value="0.208256">
                <text:p>0.208256</text:p>
              </table:table-cell>
              <table:table-cell office:value-type="float" office:value="0.29256">
                <text:p>0.29256</text:p>
              </table:table-cell>
              <table:table-cell office:value-type="float" office:value="0.206137">
                <text:p>0.206137</text:p>
              </table:table-cell>
              <table:table-cell office:value-type="float" office:value="0.183311">
                <text:p>0.183311</text:p>
              </table:table-cell>
              <table:table-cell office:value-type="float" office:value="0.29061">
                <text:p>0.29061</text:p>
              </table:table-cell>
              <table:table-cell office:value-type="float" office:value="0.193683">
                <text:p>0.193683</text:p>
              </table:table-cell>
              <table:table-cell office:value-type="float" office:value="0.189835">
                <text:p>0.189835</text:p>
              </table:table-cell>
              <table:table-cell office:value-type="float" office:value="0.272009">
                <text:p>0.272009</text:p>
              </table:table-cell>
              <table:table-cell office:value-type="float" office:value="0.269996">
                <text:p>0.269996</text:p>
              </table:table-cell>
              <table:table-cell office:value-type="float" office:value="0.224695">
                <text:p>0.224695</text:p>
              </table:table-cell>
              <table:table-cell office:value-type="float" office:value="0.28772">
                <text:p>0.28772</text:p>
              </table:table-cell>
              <table:table-cell office:value-type="float" office:value="0.256655">
                <text:p>0.256655</text:p>
              </table:table-cell>
              <table:table-cell office:value-type="float" office:value="0.325978">
                <text:p>0.325978</text:p>
              </table:table-cell>
              <table:table-cell office:value-type="float" office:value="0.1983">
                <text:p>0.1983</text:p>
              </table:table-cell>
              <table:table-cell office:value-type="float" office:value="0.18748">
                <text:p>0.18748</text:p>
              </table:table-cell>
              <table:table-cell office:value-type="float" office:value="0.19151">
                <text:p>0.19151</text:p>
              </table:table-cell>
              <table:table-cell office:value-type="float" office:value="0.300382">
                <text:p>0.300382</text:p>
              </table:table-cell>
              <table:table-cell office:value-type="float" office:value="0.285192">
                <text:p>0.285192</text:p>
              </table:table-cell>
              <table:table-cell office:value-type="float" office:value="0.191443">
                <text:p>0.191443</text:p>
              </table:table-cell>
              <table:table-cell office:value-type="float" office:value="0.243415">
                <text:p>0.243415</text:p>
              </table:table-cell>
              <table:table-cell office:value-type="float" office:value="0.190311">
                <text:p>0.190311</text:p>
              </table:table-cell>
              <table:table-cell office:value-type="float" office:value="0.280153">
                <text:p>0.280153</text:p>
              </table:table-cell>
              <table:table-cell office:value-type="float" office:value="0.284695">
                <text:p>0.284695</text:p>
              </table:table-cell>
              <table:table-cell office:value-type="float" office:value="0.195444">
                <text:p>0.195444</text:p>
              </table:table-cell>
              <table:table-cell office:value-type="float" office:value="0.210938">
                <text:p>0.210938</text:p>
              </table:table-cell>
              <table:table-cell office:value-type="float" office:value="0.255358">
                <text:p>0.255358</text:p>
              </table:table-cell>
              <table:table-cell office:value-type="float" office:value="0.391699">
                <text:p>0.391699</text:p>
              </table:table-cell>
              <table:table-cell office:value-type="float" office:value="0.198732">
                <text:p>0.198732</text:p>
              </table:table-cell>
              <table:table-cell office:value-type="float" office:value="0.209675">
                <text:p>0.209675</text:p>
              </table:table-cell>
              <table:table-cell office:value-type="float" office:value="0.210842">
                <text:p>0.210842</text:p>
              </table:table-cell>
              <table:table-cell office:value-type="float" office:value="0.261785">
                <text:p>0.261785</text:p>
              </table:table-cell>
              <table:table-cell office:value-type="float" office:value="0.238285">
                <text:p>0.238285</text:p>
              </table:table-cell>
              <table:table-cell office:value-type="float" office:value="0.199216">
                <text:p>0.199216</text:p>
              </table:table-cell>
              <table:table-cell office:value-type="float" office:value="0.222184">
                <text:p>0.222184</text:p>
              </table:table-cell>
              <table:table-cell office:value-type="float" office:value="0.195292">
                <text:p>0.195292</text:p>
              </table:table-cell>
              <table:table-cell office:value-type="float" office:value="0.305604">
                <text:p>0.305604</text:p>
              </table:table-cell>
              <table:table-cell office:value-type="float" office:value="0.203404">
                <text:p>0.203404</text:p>
              </table:table-cell>
              <table:table-cell office:value-type="float" office:value="0.202334">
                <text:p>0.202334</text:p>
              </table:table-cell>
              <table:table-cell office:value-type="float" office:value="0.191974">
                <text:p>0.191974</text:p>
              </table:table-cell>
              <table:table-cell office:value-type="float" office:value="0.286462">
                <text:p>0.286462</text:p>
              </table:table-cell>
              <table:table-cell office:value-type="float" office:value="0.187779">
                <text:p>0.187779</text:p>
              </table:table-cell>
              <table:table-cell office:value-type="float" office:value="0.195414">
                <text:p>0.195414</text:p>
              </table:table-cell>
              <table:table-cell office:value-type="float" office:value="0.188076">
                <text:p>0.188076</text:p>
              </table:table-cell>
              <table:table-cell office:value-type="float" office:value="0.26468">
                <text:p>0.26468</text:p>
              </table:table-cell>
              <table:table-cell office:value-type="float" office:value="0.447663">
                <text:p>0.447663</text:p>
              </table:table-cell>
              <table:table-cell office:value-type="float" office:value="0.255102">
                <text:p>0.255102</text:p>
              </table:table-cell>
              <table:table-cell office:value-type="float" office:value="0.191391">
                <text:p>0.191391</text:p>
              </table:table-cell>
              <table:table-cell office:value-type="float" office:value="0.234414">
                <text:p>0.234414</text:p>
              </table:table-cell>
              <table:table-cell office:value-type="float" office:value="0.191824">
                <text:p>0.191824</text:p>
              </table:table-cell>
              <table:table-cell office:value-type="float" office:value="0.216297">
                <text:p>0.216297</text:p>
              </table:table-cell>
              <table:table-cell office:value-type="float" office:value="0.325254">
                <text:p>0.325254</text:p>
              </table:table-cell>
              <table:table-cell office:value-type="float" office:value="0.307673">
                <text:p>0.307673</text:p>
              </table:table-cell>
              <table:table-cell office:value-type="float" office:value="0.366658">
                <text:p>0.366658</text:p>
              </table:table-cell>
              <table:table-cell office:value-type="float" office:value="0.302223">
                <text:p>0.302223</text:p>
              </table:table-cell>
              <table:table-cell office:value-type="float" office:value="0.187655">
                <text:p>0.187655</text:p>
              </table:table-cell>
              <table:table-cell office:value-type="float" office:value="0.22842">
                <text:p>0.22842</text:p>
              </table:table-cell>
              <table:table-cell office:value-type="float" office:value="0.461713">
                <text:p>0.461713</text:p>
              </table:table-cell>
              <table:table-cell office:value-type="float" office:value="0.180423">
                <text:p>0.180423</text:p>
              </table:table-cell>
              <table:table-cell office:value-type="float" office:value="0.334215">
                <text:p>0.334215</text:p>
              </table:table-cell>
              <table:table-cell office:value-type="float" office:value="0.176442">
                <text:p>0.176442</text:p>
              </table:table-cell>
              <table:table-cell office:value-type="float" office:value="0.364532">
                <text:p>0.364532</text:p>
              </table:table-cell>
              <table:table-cell office:value-type="float" office:value="0.232671">
                <text:p>0.232671</text:p>
              </table:table-cell>
              <table:table-cell office:value-type="float" office:value="0.216686">
                <text:p>0.216686</text:p>
              </table:table-cell>
              <table:table-cell office:value-type="float" office:value="0.187963">
                <text:p>0.187963</text:p>
              </table:table-cell>
              <table:table-cell office:value-type="float" office:value="0.253271">
                <text:p>0.253271</text:p>
              </table:table-cell>
              <table:table-cell office:value-type="float" office:value="0.220026">
                <text:p>0.220026</text:p>
              </table:table-cell>
              <table:table-cell office:value-type="float" office:value="0.196726">
                <text:p>0.196726</text:p>
              </table:table-cell>
              <table:table-cell office:value-type="float" office:value="0.213751">
                <text:p>0.213751</text:p>
              </table:table-cell>
              <table:table-cell office:value-type="float" office:value="0.213378">
                <text:p>0.213378</text:p>
              </table:table-cell>
              <table:table-cell office:value-type="float" office:value="0.175993">
                <text:p>0.175993</text:p>
              </table:table-cell>
              <table:table-cell office:value-type="float" office:value="0.221126">
                <text:p>0.221126</text:p>
              </table:table-cell>
              <table:table-cell office:value-type="float" office:value="0.19558">
                <text:p>0.19558</text:p>
              </table:table-cell>
              <table:table-cell office:value-type="float" office:value="0.264918">
                <text:p>0.264918</text:p>
              </table:table-cell>
              <table:table-cell office:value-type="float" office:value="0.335552">
                <text:p>0.335552</text:p>
              </table:table-cell>
              <table:table-cell office:value-type="float" office:value="0.204686">
                <text:p>0.204686</text:p>
              </table:table-cell>
              <table:table-cell office:value-type="float" office:value="0.258022">
                <text:p>0.258022</text:p>
              </table:table-cell>
              <table:table-cell office:value-type="float" office:value="0.302534">
                <text:p>0.302534</text:p>
              </table:table-cell>
              <table:table-cell office:value-type="float" office:value="0.189881">
                <text:p>0.189881</text:p>
              </table:table-cell>
              <table:table-cell office:value-type="float" office:value="0.206582">
                <text:p>0.206582</text:p>
              </table:table-cell>
              <table:table-cell office:value-type="float" office:value="0.242236">
                <text:p>0.242236</text:p>
              </table:table-cell>
              <table:table-cell office:value-type="float" office:value="0.273631">
                <text:p>0.273631</text:p>
              </table:table-cell>
              <table:table-cell office:value-type="float" office:value="0.202686">
                <text:p>0.202686</text:p>
              </table:table-cell>
              <table:table-cell office:value-type="float" office:value="0.213744">
                <text:p>0.213744</text:p>
              </table:table-cell>
              <table:table-cell office:value-type="float" office:value="0.209546">
                <text:p>0.209546</text:p>
              </table:table-cell>
              <table:table-cell office:value-type="float" office:value="0.195677">
                <text:p>0.195677</text:p>
              </table:table-cell>
              <table:table-cell office:value-type="float" office:value="0.195475">
                <text:p>0.195475</text:p>
              </table:table-cell>
              <table:table-cell office:value-type="float" office:value="0.192275">
                <text:p>0.192275</text:p>
              </table:table-cell>
              <table:table-cell office:value-type="float" office:value="0.268205">
                <text:p>0.268205</text:p>
              </table:table-cell>
              <table:table-cell office:value-type="float" office:value="0.193634">
                <text:p>0.193634</text:p>
              </table:table-cell>
              <table:table-cell office:value-type="float" office:value="0.332096">
                <text:p>0.332096</text:p>
              </table:table-cell>
              <table:table-cell office:value-type="float" office:value="0.184215">
                <text:p>0.184215</text:p>
              </table:table-cell>
              <table:table-cell office:value-type="float" office:value="0.210125">
                <text:p>0.210125</text:p>
              </table:table-cell>
              <table:table-cell office:value-type="float" office:value="0.196565">
                <text:p>0.196565</text:p>
              </table:table-cell>
              <table:table-cell office:value-type="float" office:value="0.255898">
                <text:p>0.255898</text:p>
              </table:table-cell>
              <table:table-cell office:value-type="float" office:value="0.183143">
                <text:p>0.183143</text:p>
              </table:table-cell>
              <table:table-cell office:value-type="float" office:value="0.314629">
                <text:p>0.314629</text:p>
              </table:table-cell>
              <table:table-cell office:value-type="float" office:value="0.237153">
                <text:p>0.237153</text:p>
              </table:table-cell>
              <table:table-cell office:value-type="float" office:value="0.204635">
                <text:p>0.204635</text:p>
              </table:table-cell>
              <table:table-cell office:value-type="float" office:value="0.270085">
                <text:p>0.270085</text:p>
              </table:table-cell>
              <table:table-cell office:value-type="float" office:value="0.197193">
                <text:p>0.197193</text:p>
              </table:table-cell>
              <table:table-cell office:value-type="float" office:value="0.191902">
                <text:p>0.191902</text:p>
              </table:table-cell>
              <table:table-cell office:value-type="float" office:value="0.202395">
                <text:p>0.202395</text:p>
              </table:table-cell>
              <table:table-cell office:value-type="float" office:value="0.189059">
                <text:p>0.189059</text:p>
              </table:table-cell>
              <table:table-cell office:value-type="float" office:value="0.241551">
                <text:p>0.241551</text:p>
              </table:table-cell>
              <table:table-cell office:value-type="float" office:value="0.184545">
                <text:p>0.184545</text:p>
              </table:table-cell>
              <table:table-cell office:value-type="float" office:value="0.19369">
                <text:p>0.19369</text:p>
              </table:table-cell>
              <table:table-cell office:value-type="float" office:value="0.219805">
                <text:p>0.219805</text:p>
              </table:table-cell>
              <table:table-cell office:value-type="float" office:value="0.303243">
                <text:p>0.303243</text:p>
              </table:table-cell>
              <table:table-cell office:value-type="float" office:value="0.246592">
                <text:p>0.246592</text:p>
              </table:table-cell>
              <table:table-cell office:value-type="float" office:value="0.340075">
                <text:p>0.340075</text:p>
              </table:table-cell>
              <table:table-cell office:value-type="float" office:value="0.467">
                <text:p>0.467</text:p>
              </table:table-cell>
              <table:table-cell office:value-type="float" office:value="0.348916">
                <text:p>0.348916</text:p>
              </table:table-cell>
              <table:table-cell office:value-type="float" office:value="0.219687">
                <text:p>0.219687</text:p>
              </table:table-cell>
              <table:table-cell office:value-type="float" office:value="0.375746">
                <text:p>0.375746</text:p>
              </table:table-cell>
              <table:table-cell office:value-type="float" office:value="0.399388">
                <text:p>0.399388</text:p>
              </table:table-cell>
              <table:table-cell office:value-type="float" office:value="0.297104">
                <text:p>0.297104</text:p>
              </table:table-cell>
              <table:table-cell office:value-type="float" office:value="0.190269">
                <text:p>0.190269</text:p>
              </table:table-cell>
              <table:table-cell office:value-type="float" office:value="0.247249">
                <text:p>0.247249</text:p>
              </table:table-cell>
              <table:table-cell office:value-type="float" office:value="0.271712">
                <text:p>0.271712</text:p>
              </table:table-cell>
              <table:table-cell office:value-type="float" office:value="0.368246">
                <text:p>0.368246</text:p>
              </table:table-cell>
              <table:table-cell office:value-type="float" office:value="0.208316">
                <text:p>0.208316</text:p>
              </table:table-cell>
              <table:table-cell office:value-type="float" office:value="0.201944">
                <text:p>0.201944</text:p>
              </table:table-cell>
              <table:table-cell office:value-type="float" office:value="0.193781">
                <text:p>0.193781</text:p>
              </table:table-cell>
              <table:table-cell office:value-type="float" office:value="0.248972">
                <text:p>0.248972</text:p>
              </table:table-cell>
              <table:table-cell office:value-type="float" office:value="0.257755">
                <text:p>0.257755</text:p>
              </table:table-cell>
              <table:table-cell office:value-type="float" office:value="0.197138">
                <text:p>0.197138</text:p>
              </table:table-cell>
              <table:table-cell office:value-type="float" office:value="0.354642">
                <text:p>0.354642</text:p>
              </table:table-cell>
              <table:table-cell office:value-type="float" office:value="0.197757">
                <text:p>0.197757</text:p>
              </table:table-cell>
              <table:table-cell office:value-type="float" office:value="0.366943">
                <text:p>0.366943</text:p>
              </table:table-cell>
              <table:table-cell office:value-type="float" office:value="0.241491">
                <text:p>0.241491</text:p>
              </table:table-cell>
              <table:table-cell office:value-type="float" office:value="0.205942">
                <text:p>0.205942</text:p>
              </table:table-cell>
              <table:table-cell office:value-type="float" office:value="0.193103">
                <text:p>0.193103</text:p>
              </table:table-cell>
              <table:table-cell office:value-type="float" office:value="0.22035">
                <text:p>0.22035</text:p>
              </table:table-cell>
              <table:table-cell office:value-type="float" office:value="0.258183">
                <text:p>0.258183</text:p>
              </table:table-cell>
              <table:table-cell office:value-type="float" office:value="0.208073">
                <text:p>0.208073</text:p>
              </table:table-cell>
              <table:table-cell office:value-type="float" office:value="0.106197">
                <text:p>0.106197</text:p>
              </table:table-cell>
            </table:table-row>
            <table:table-row>
              <table:table-cell office:value-type="string">
                <text:p>KMP</text:p>
                <draw:g>
                  <svg:desc>qtdeclarative.A2:qtdeclarative.A2</svg:desc>
                </draw:g>
              </table:table-cell>
              <table:table-cell office:value-type="float" office:value="0.277778">
                <text:p>0.277778</text:p>
                <draw:g>
                  <svg:desc>qtdeclarative.B2:qtdeclarative.EU2</svg:desc>
                </draw:g>
              </table:table-cell>
              <table:table-cell office:value-type="float" office:value="0.271208">
                <text:p>0.271208</text:p>
              </table:table-cell>
              <table:table-cell office:value-type="float" office:value="0.210589">
                <text:p>0.210589</text:p>
              </table:table-cell>
              <table:table-cell office:value-type="float" office:value="0.355319">
                <text:p>0.355319</text:p>
              </table:table-cell>
              <table:table-cell office:value-type="float" office:value="0.283701">
                <text:p>0.283701</text:p>
              </table:table-cell>
              <table:table-cell office:value-type="float" office:value="0.224345">
                <text:p>0.224345</text:p>
              </table:table-cell>
              <table:table-cell office:value-type="float" office:value="0.203134">
                <text:p>0.203134</text:p>
              </table:table-cell>
              <table:table-cell office:value-type="float" office:value="0.227596">
                <text:p>0.227596</text:p>
              </table:table-cell>
              <table:table-cell office:value-type="float" office:value="0.337704">
                <text:p>0.337704</text:p>
              </table:table-cell>
              <table:table-cell office:value-type="float" office:value="0.25461">
                <text:p>0.25461</text:p>
              </table:table-cell>
              <table:table-cell office:value-type="float" office:value="0.248944">
                <text:p>0.248944</text:p>
              </table:table-cell>
              <table:table-cell office:value-type="float" office:value="0.208514">
                <text:p>0.208514</text:p>
              </table:table-cell>
              <table:table-cell office:value-type="float" office:value="0.324086">
                <text:p>0.324086</text:p>
              </table:table-cell>
              <table:table-cell office:value-type="float" office:value="0.197951">
                <text:p>0.197951</text:p>
              </table:table-cell>
              <table:table-cell office:value-type="float" office:value="0.380469">
                <text:p>0.380469</text:p>
              </table:table-cell>
              <table:table-cell office:value-type="float" office:value="0.222341">
                <text:p>0.222341</text:p>
              </table:table-cell>
              <table:table-cell office:value-type="float" office:value="0.39672">
                <text:p>0.39672</text:p>
              </table:table-cell>
              <table:table-cell office:value-type="float" office:value="0.200472">
                <text:p>0.200472</text:p>
              </table:table-cell>
              <table:table-cell office:value-type="float" office:value="0.217305">
                <text:p>0.217305</text:p>
              </table:table-cell>
              <table:table-cell office:value-type="float" office:value="0.33617">
                <text:p>0.33617</text:p>
              </table:table-cell>
              <table:table-cell office:value-type="float" office:value="0.390751">
                <text:p>0.390751</text:p>
              </table:table-cell>
              <table:table-cell office:value-type="float" office:value="0.305783">
                <text:p>0.305783</text:p>
              </table:table-cell>
              <table:table-cell office:value-type="float" office:value="0.224122">
                <text:p>0.224122</text:p>
              </table:table-cell>
              <table:table-cell office:value-type="float" office:value="0.287803">
                <text:p>0.287803</text:p>
              </table:table-cell>
              <table:table-cell office:value-type="float" office:value="0.20876">
                <text:p>0.20876</text:p>
              </table:table-cell>
              <table:table-cell office:value-type="float" office:value="0.308709">
                <text:p>0.308709</text:p>
              </table:table-cell>
              <table:table-cell office:value-type="float" office:value="0.25611">
                <text:p>0.25611</text:p>
              </table:table-cell>
              <table:table-cell office:value-type="float" office:value="0.212715">
                <text:p>0.212715</text:p>
              </table:table-cell>
              <table:table-cell office:value-type="float" office:value="0.206465">
                <text:p>0.206465</text:p>
              </table:table-cell>
              <table:table-cell office:value-type="float" office:value="0.188656">
                <text:p>0.188656</text:p>
              </table:table-cell>
              <table:table-cell office:value-type="float" office:value="0.205775">
                <text:p>0.205775</text:p>
              </table:table-cell>
              <table:table-cell office:value-type="float" office:value="0.274933">
                <text:p>0.274933</text:p>
              </table:table-cell>
              <table:table-cell office:value-type="float" office:value="0.268512">
                <text:p>0.268512</text:p>
              </table:table-cell>
              <table:table-cell office:value-type="float" office:value="0.325764">
                <text:p>0.325764</text:p>
              </table:table-cell>
              <table:table-cell office:value-type="float" office:value="0.318521">
                <text:p>0.318521</text:p>
              </table:table-cell>
              <table:table-cell office:value-type="float" office:value="0.428935">
                <text:p>0.428935</text:p>
              </table:table-cell>
              <table:table-cell office:value-type="float" office:value="0.198235">
                <text:p>0.198235</text:p>
              </table:table-cell>
              <table:table-cell office:value-type="float" office:value="0.327618">
                <text:p>0.327618</text:p>
              </table:table-cell>
              <table:table-cell office:value-type="float" office:value="0.240012">
                <text:p>0.240012</text:p>
              </table:table-cell>
              <table:table-cell office:value-type="float" office:value="0.24127">
                <text:p>0.24127</text:p>
              </table:table-cell>
              <table:table-cell office:value-type="float" office:value="0.289249">
                <text:p>0.289249</text:p>
              </table:table-cell>
              <table:table-cell office:value-type="float" office:value="0.217588">
                <text:p>0.217588</text:p>
              </table:table-cell>
              <table:table-cell office:value-type="float" office:value="0.284969">
                <text:p>0.284969</text:p>
              </table:table-cell>
              <table:table-cell office:value-type="float" office:value="0.247457">
                <text:p>0.247457</text:p>
              </table:table-cell>
              <table:table-cell office:value-type="float" office:value="0.312256">
                <text:p>0.312256</text:p>
              </table:table-cell>
              <table:table-cell office:value-type="float" office:value="0.197865">
                <text:p>0.197865</text:p>
              </table:table-cell>
              <table:table-cell office:value-type="float" office:value="0.41802">
                <text:p>0.41802</text:p>
              </table:table-cell>
              <table:table-cell office:value-type="float" office:value="0.301911">
                <text:p>0.301911</text:p>
              </table:table-cell>
              <table:table-cell office:value-type="float" office:value="0.210668">
                <text:p>0.210668</text:p>
              </table:table-cell>
              <table:table-cell office:value-type="float" office:value="0.220933">
                <text:p>0.220933</text:p>
              </table:table-cell>
              <table:table-cell office:value-type="float" office:value="0.222242">
                <text:p>0.222242</text:p>
              </table:table-cell>
              <table:table-cell office:value-type="float" office:value="0.350313">
                <text:p>0.350313</text:p>
              </table:table-cell>
              <table:table-cell office:value-type="float" office:value="0.264194">
                <text:p>0.264194</text:p>
              </table:table-cell>
              <table:table-cell office:value-type="float" office:value="0.250005">
                <text:p>0.250005</text:p>
              </table:table-cell>
              <table:table-cell office:value-type="float" office:value="0.329668">
                <text:p>0.329668</text:p>
              </table:table-cell>
              <table:table-cell office:value-type="float" office:value="0.20686">
                <text:p>0.20686</text:p>
              </table:table-cell>
              <table:table-cell office:value-type="float" office:value="0.200962">
                <text:p>0.200962</text:p>
              </table:table-cell>
              <table:table-cell office:value-type="float" office:value="0.193082">
                <text:p>0.193082</text:p>
              </table:table-cell>
              <table:table-cell office:value-type="float" office:value="0.220614">
                <text:p>0.220614</text:p>
              </table:table-cell>
              <table:table-cell office:value-type="float" office:value="0.248652">
                <text:p>0.248652</text:p>
              </table:table-cell>
              <table:table-cell office:value-type="float" office:value="0.237501">
                <text:p>0.237501</text:p>
              </table:table-cell>
              <table:table-cell office:value-type="float" office:value="0.204704">
                <text:p>0.204704</text:p>
              </table:table-cell>
              <table:table-cell office:value-type="float" office:value="0.208993">
                <text:p>0.208993</text:p>
              </table:table-cell>
              <table:table-cell office:value-type="float" office:value="0.20396">
                <text:p>0.20396</text:p>
              </table:table-cell>
              <table:table-cell office:value-type="float" office:value="0.321346">
                <text:p>0.321346</text:p>
              </table:table-cell>
              <table:table-cell office:value-type="float" office:value="0.362501">
                <text:p>0.362501</text:p>
              </table:table-cell>
              <table:table-cell office:value-type="float" office:value="0.363006">
                <text:p>0.363006</text:p>
              </table:table-cell>
              <table:table-cell office:value-type="float" office:value="0.339487">
                <text:p>0.339487</text:p>
              </table:table-cell>
              <table:table-cell office:value-type="float" office:value="0.275357">
                <text:p>0.275357</text:p>
              </table:table-cell>
              <table:table-cell office:value-type="float" office:value="0.326028">
                <text:p>0.326028</text:p>
              </table:table-cell>
              <table:table-cell office:value-type="float" office:value="0.224303">
                <text:p>0.224303</text:p>
              </table:table-cell>
              <table:table-cell office:value-type="float" office:value="0.202516">
                <text:p>0.202516</text:p>
              </table:table-cell>
              <table:table-cell office:value-type="float" office:value="0.310023">
                <text:p>0.310023</text:p>
              </table:table-cell>
              <table:table-cell office:value-type="float" office:value="0.245296">
                <text:p>0.245296</text:p>
              </table:table-cell>
              <table:table-cell office:value-type="float" office:value="0.236189">
                <text:p>0.236189</text:p>
              </table:table-cell>
              <table:table-cell office:value-type="float" office:value="0.201895">
                <text:p>0.201895</text:p>
              </table:table-cell>
              <table:table-cell office:value-type="float" office:value="0.239589">
                <text:p>0.239589</text:p>
              </table:table-cell>
              <table:table-cell office:value-type="float" office:value="0.241891">
                <text:p>0.241891</text:p>
              </table:table-cell>
              <table:table-cell office:value-type="float" office:value="0.355077">
                <text:p>0.355077</text:p>
              </table:table-cell>
              <table:table-cell office:value-type="float" office:value="0.211635">
                <text:p>0.211635</text:p>
              </table:table-cell>
              <table:table-cell office:value-type="float" office:value="0.226139">
                <text:p>0.226139</text:p>
              </table:table-cell>
              <table:table-cell office:value-type="float" office:value="0.317302">
                <text:p>0.317302</text:p>
              </table:table-cell>
              <table:table-cell office:value-type="float" office:value="0.231333">
                <text:p>0.231333</text:p>
              </table:table-cell>
              <table:table-cell office:value-type="float" office:value="0.249125">
                <text:p>0.249125</text:p>
              </table:table-cell>
              <table:table-cell office:value-type="float" office:value="0.232231">
                <text:p>0.232231</text:p>
              </table:table-cell>
              <table:table-cell office:value-type="float" office:value="0.222456">
                <text:p>0.222456</text:p>
              </table:table-cell>
              <table:table-cell office:value-type="float" office:value="0.218626">
                <text:p>0.218626</text:p>
              </table:table-cell>
              <table:table-cell office:value-type="float" office:value="0.301684">
                <text:p>0.301684</text:p>
              </table:table-cell>
              <table:table-cell office:value-type="float" office:value="0.223552">
                <text:p>0.223552</text:p>
              </table:table-cell>
              <table:table-cell office:value-type="float" office:value="0.252298">
                <text:p>0.252298</text:p>
              </table:table-cell>
              <table:table-cell office:value-type="float" office:value="0.283536">
                <text:p>0.283536</text:p>
              </table:table-cell>
              <table:table-cell office:value-type="float" office:value="0.206164">
                <text:p>0.206164</text:p>
              </table:table-cell>
              <table:table-cell office:value-type="float" office:value="0.282836">
                <text:p>0.282836</text:p>
              </table:table-cell>
              <table:table-cell office:value-type="float" office:value="0.339581">
                <text:p>0.339581</text:p>
              </table:table-cell>
              <table:table-cell office:value-type="float" office:value="0.28058">
                <text:p>0.28058</text:p>
              </table:table-cell>
              <table:table-cell office:value-type="float" office:value="0.312858">
                <text:p>0.312858</text:p>
              </table:table-cell>
              <table:table-cell office:value-type="float" office:value="0.223639">
                <text:p>0.223639</text:p>
              </table:table-cell>
              <table:table-cell office:value-type="float" office:value="0.233265">
                <text:p>0.233265</text:p>
              </table:table-cell>
              <table:table-cell office:value-type="float" office:value="0.329349">
                <text:p>0.329349</text:p>
              </table:table-cell>
              <table:table-cell office:value-type="float" office:value="0.28631">
                <text:p>0.28631</text:p>
              </table:table-cell>
              <table:table-cell office:value-type="float" office:value="0.307565">
                <text:p>0.307565</text:p>
              </table:table-cell>
              <table:table-cell office:value-type="float" office:value="0.279323">
                <text:p>0.279323</text:p>
              </table:table-cell>
              <table:table-cell office:value-type="float" office:value="0.204142">
                <text:p>0.204142</text:p>
              </table:table-cell>
              <table:table-cell office:value-type="float" office:value="0.301891">
                <text:p>0.301891</text:p>
              </table:table-cell>
              <table:table-cell office:value-type="float" office:value="0.223965">
                <text:p>0.223965</text:p>
              </table:table-cell>
              <table:table-cell office:value-type="float" office:value="0.277045">
                <text:p>0.277045</text:p>
              </table:table-cell>
              <table:table-cell office:value-type="float" office:value="0.218103">
                <text:p>0.218103</text:p>
              </table:table-cell>
              <table:table-cell office:value-type="float" office:value="0.255507">
                <text:p>0.255507</text:p>
              </table:table-cell>
              <table:table-cell office:value-type="float" office:value="0.239525">
                <text:p>0.239525</text:p>
              </table:table-cell>
              <table:table-cell office:value-type="float" office:value="0.190032">
                <text:p>0.190032</text:p>
              </table:table-cell>
              <table:table-cell office:value-type="float" office:value="0.267164">
                <text:p>0.267164</text:p>
              </table:table-cell>
              <table:table-cell office:value-type="float" office:value="0.194295">
                <text:p>0.194295</text:p>
              </table:table-cell>
              <table:table-cell office:value-type="float" office:value="0.198519">
                <text:p>0.198519</text:p>
              </table:table-cell>
              <table:table-cell office:value-type="float" office:value="0.21448">
                <text:p>0.21448</text:p>
              </table:table-cell>
              <table:table-cell office:value-type="float" office:value="0.204272">
                <text:p>0.204272</text:p>
              </table:table-cell>
              <table:table-cell office:value-type="float" office:value="0.233074">
                <text:p>0.233074</text:p>
              </table:table-cell>
              <table:table-cell office:value-type="float" office:value="0.215617">
                <text:p>0.215617</text:p>
              </table:table-cell>
              <table:table-cell office:value-type="float" office:value="0.339771">
                <text:p>0.339771</text:p>
              </table:table-cell>
              <table:table-cell office:value-type="float" office:value="0.233575">
                <text:p>0.233575</text:p>
              </table:table-cell>
              <table:table-cell office:value-type="float" office:value="0.267728">
                <text:p>0.267728</text:p>
              </table:table-cell>
              <table:table-cell office:value-type="float" office:value="0.353298">
                <text:p>0.353298</text:p>
              </table:table-cell>
              <table:table-cell office:value-type="float" office:value="0.228042">
                <text:p>0.228042</text:p>
              </table:table-cell>
              <table:table-cell office:value-type="float" office:value="0.241882">
                <text:p>0.241882</text:p>
              </table:table-cell>
              <table:table-cell office:value-type="float" office:value="0.213385">
                <text:p>0.213385</text:p>
              </table:table-cell>
              <table:table-cell office:value-type="float" office:value="0.206568">
                <text:p>0.206568</text:p>
              </table:table-cell>
              <table:table-cell office:value-type="float" office:value="0.199065">
                <text:p>0.199065</text:p>
              </table:table-cell>
              <table:table-cell office:value-type="float" office:value="0.237876">
                <text:p>0.237876</text:p>
              </table:table-cell>
              <table:table-cell office:value-type="float" office:value="0.195202">
                <text:p>0.195202</text:p>
              </table:table-cell>
              <table:table-cell office:value-type="float" office:value="0.203695">
                <text:p>0.203695</text:p>
              </table:table-cell>
              <table:table-cell office:value-type="float" office:value="0.227715">
                <text:p>0.227715</text:p>
              </table:table-cell>
              <table:table-cell office:value-type="float" office:value="0.202405">
                <text:p>0.202405</text:p>
              </table:table-cell>
              <table:table-cell office:value-type="float" office:value="0.240197">
                <text:p>0.240197</text:p>
              </table:table-cell>
              <table:table-cell office:value-type="float" office:value="0.335396">
                <text:p>0.335396</text:p>
              </table:table-cell>
              <table:table-cell office:value-type="float" office:value="0.206505">
                <text:p>0.206505</text:p>
              </table:table-cell>
              <table:table-cell office:value-type="float" office:value="0.286403">
                <text:p>0.286403</text:p>
              </table:table-cell>
              <table:table-cell office:value-type="float" office:value="0.231748">
                <text:p>0.231748</text:p>
              </table:table-cell>
              <table:table-cell office:value-type="float" office:value="0.211743">
                <text:p>0.211743</text:p>
              </table:table-cell>
              <table:table-cell office:value-type="float" office:value="0.206525">
                <text:p>0.206525</text:p>
              </table:table-cell>
              <table:table-cell office:value-type="float" office:value="0.218563">
                <text:p>0.218563</text:p>
              </table:table-cell>
              <table:table-cell office:value-type="float" office:value="0.202448">
                <text:p>0.202448</text:p>
              </table:table-cell>
              <table:table-cell office:value-type="float" office:value="0.287589">
                <text:p>0.287589</text:p>
              </table:table-cell>
              <table:table-cell office:value-type="float" office:value="0.204485">
                <text:p>0.204485</text:p>
              </table:table-cell>
              <table:table-cell office:value-type="float" office:value="0.207767">
                <text:p>0.207767</text:p>
              </table:table-cell>
              <table:table-cell office:value-type="float" office:value="0.296366">
                <text:p>0.296366</text:p>
              </table:table-cell>
              <table:table-cell office:value-type="float" office:value="0.208672">
                <text:p>0.208672</text:p>
              </table:table-cell>
              <table:table-cell office:value-type="float" office:value="0.199209">
                <text:p>0.199209</text:p>
              </table:table-cell>
              <table:table-cell office:value-type="float" office:value="0.285292">
                <text:p>0.285292</text:p>
              </table:table-cell>
              <table:table-cell office:value-type="float" office:value="0.190736">
                <text:p>0.190736</text:p>
              </table:table-cell>
              <table:table-cell office:value-type="float" office:value="0.112572">
                <text:p>0.112572</text:p>
              </table:table-cell>
              <table:table-cell office:value-type="float" office:value="0.105826">
                <text:p>0.105826</text:p>
              </table:table-cell>
            </table:table-row>
            <table:table-row>
              <table:table-cell office:value-type="string">
                <text:p>Original</text:p>
                <draw:g>
                  <svg:desc>qtdeclarative.A3:qtdeclarative.A3</svg:desc>
                </draw:g>
              </table:table-cell>
              <table:table-cell office:value-type="float" office:value="0.575274">
                <text:p>0.575274</text:p>
                <draw:g>
                  <svg:desc>qtdeclarative.B3:qtdeclarative.EU3</svg:desc>
                </draw:g>
              </table:table-cell>
              <table:table-cell office:value-type="float" office:value="0.583884">
                <text:p>0.583884</text:p>
              </table:table-cell>
              <table:table-cell office:value-type="float" office:value="0.553152">
                <text:p>0.553152</text:p>
              </table:table-cell>
              <table:table-cell office:value-type="float" office:value="0.611096">
                <text:p>0.611096</text:p>
              </table:table-cell>
              <table:table-cell office:value-type="float" office:value="0.683547">
                <text:p>0.683547</text:p>
              </table:table-cell>
              <table:table-cell office:value-type="float" office:value="0.833328">
                <text:p>0.833328</text:p>
              </table:table-cell>
              <table:table-cell office:value-type="float" office:value="0.536114">
                <text:p>0.536114</text:p>
              </table:table-cell>
              <table:table-cell office:value-type="float" office:value="0.818934">
                <text:p>0.818934</text:p>
              </table:table-cell>
              <table:table-cell office:value-type="float" office:value="0.746494">
                <text:p>0.746494</text:p>
              </table:table-cell>
              <table:table-cell office:value-type="float" office:value="0.65461">
                <text:p>0.65461</text:p>
              </table:table-cell>
              <table:table-cell office:value-type="float" office:value="0.681261">
                <text:p>0.681261</text:p>
              </table:table-cell>
              <table:table-cell office:value-type="float" office:value="0.677132">
                <text:p>0.677132</text:p>
              </table:table-cell>
              <table:table-cell office:value-type="float" office:value="0.748897">
                <text:p>0.748897</text:p>
              </table:table-cell>
              <table:table-cell office:value-type="float" office:value="0.770964">
                <text:p>0.770964</text:p>
              </table:table-cell>
              <table:table-cell office:value-type="float" office:value="0.559444">
                <text:p>0.559444</text:p>
              </table:table-cell>
              <table:table-cell office:value-type="float" office:value="0.688004">
                <text:p>0.688004</text:p>
              </table:table-cell>
              <table:table-cell office:value-type="float" office:value="0.968447">
                <text:p>0.968447</text:p>
              </table:table-cell>
              <table:table-cell office:value-type="float" office:value="0.771289">
                <text:p>0.771289</text:p>
              </table:table-cell>
              <table:table-cell office:value-type="float" office:value="0.666022">
                <text:p>0.666022</text:p>
              </table:table-cell>
              <table:table-cell office:value-type="float" office:value="0.798471">
                <text:p>0.798471</text:p>
              </table:table-cell>
              <table:table-cell office:value-type="float" office:value="0.570064">
                <text:p>0.570064</text:p>
              </table:table-cell>
              <table:table-cell office:value-type="float" office:value="0.510053">
                <text:p>0.510053</text:p>
              </table:table-cell>
              <table:table-cell office:value-type="float" office:value="0.511566">
                <text:p>0.511566</text:p>
              </table:table-cell>
              <table:table-cell office:value-type="float" office:value="0.569774">
                <text:p>0.569774</text:p>
              </table:table-cell>
              <table:table-cell office:value-type="float" office:value="0.543324">
                <text:p>0.543324</text:p>
              </table:table-cell>
              <table:table-cell office:value-type="float" office:value="0.636328">
                <text:p>0.636328</text:p>
              </table:table-cell>
              <table:table-cell office:value-type="float" office:value="0.676692">
                <text:p>0.676692</text:p>
              </table:table-cell>
              <table:table-cell office:value-type="float" office:value="0.536792">
                <text:p>0.536792</text:p>
              </table:table-cell>
              <table:table-cell office:value-type="float" office:value="0.749114">
                <text:p>0.749114</text:p>
              </table:table-cell>
              <table:table-cell office:value-type="float" office:value="0.739348">
                <text:p>0.739348</text:p>
              </table:table-cell>
              <table:table-cell office:value-type="float" office:value="0.991328">
                <text:p>0.991328</text:p>
              </table:table-cell>
              <table:table-cell office:value-type="float" office:value="0.561704">
                <text:p>0.561704</text:p>
              </table:table-cell>
              <table:table-cell office:value-type="float" office:value="0.663511">
                <text:p>0.663511</text:p>
              </table:table-cell>
              <table:table-cell office:value-type="float" office:value="0.685889">
                <text:p>0.685889</text:p>
              </table:table-cell>
              <table:table-cell office:value-type="float" office:value="0.705438">
                <text:p>0.705438</text:p>
              </table:table-cell>
              <table:table-cell office:value-type="float" office:value="0.864324">
                <text:p>0.864324</text:p>
              </table:table-cell>
              <table:table-cell office:value-type="float" office:value="0.622086">
                <text:p>0.622086</text:p>
              </table:table-cell>
              <table:table-cell office:value-type="float" office:value="0.779601">
                <text:p>0.779601</text:p>
              </table:table-cell>
              <table:table-cell office:value-type="float" office:value="0.642552">
                <text:p>0.642552</text:p>
              </table:table-cell>
              <table:table-cell office:value-type="float" office:value="0.597629">
                <text:p>0.597629</text:p>
              </table:table-cell>
              <table:table-cell office:value-type="float" office:value="0.527484">
                <text:p>0.527484</text:p>
              </table:table-cell>
              <table:table-cell office:value-type="float" office:value="0.693618">
                <text:p>0.693618</text:p>
              </table:table-cell>
              <table:table-cell office:value-type="float" office:value="0.564485">
                <text:p>0.564485</text:p>
              </table:table-cell>
              <table:table-cell office:value-type="float" office:value="0.565902">
                <text:p>0.565902</text:p>
              </table:table-cell>
              <table:table-cell office:value-type="float" office:value="0.574003">
                <text:p>0.574003</text:p>
              </table:table-cell>
              <table:table-cell office:value-type="float" office:value="0.665338">
                <text:p>0.665338</text:p>
              </table:table-cell>
              <table:table-cell office:value-type="float" office:value="0.66051">
                <text:p>0.66051</text:p>
              </table:table-cell>
              <table:table-cell office:value-type="float" office:value="0.700947">
                <text:p>0.700947</text:p>
              </table:table-cell>
              <table:table-cell office:value-type="float" office:value="0.5732">
                <text:p>0.5732</text:p>
              </table:table-cell>
              <table:table-cell office:value-type="float" office:value="0.536208">
                <text:p>0.536208</text:p>
              </table:table-cell>
              <table:table-cell office:value-type="float" office:value="0.637016">
                <text:p>0.637016</text:p>
              </table:table-cell>
              <table:table-cell office:value-type="float" office:value="0.589923">
                <text:p>0.589923</text:p>
              </table:table-cell>
              <table:table-cell office:value-type="float" office:value="0.544757">
                <text:p>0.544757</text:p>
              </table:table-cell>
              <table:table-cell office:value-type="float" office:value="0.911487">
                <text:p>0.911487</text:p>
              </table:table-cell>
              <table:table-cell office:value-type="float" office:value="0.606724">
                <text:p>0.606724</text:p>
              </table:table-cell>
              <table:table-cell office:value-type="float" office:value="0.544961">
                <text:p>0.544961</text:p>
              </table:table-cell>
              <table:table-cell office:value-type="float" office:value="0.573076">
                <text:p>0.573076</text:p>
              </table:table-cell>
              <table:table-cell office:value-type="float" office:value="0.595817">
                <text:p>0.595817</text:p>
              </table:table-cell>
              <table:table-cell office:value-type="float" office:value="0.621785">
                <text:p>0.621785</text:p>
              </table:table-cell>
              <table:table-cell office:value-type="float" office:value="0.779202">
                <text:p>0.779202</text:p>
              </table:table-cell>
              <table:table-cell office:value-type="float" office:value="0.639154">
                <text:p>0.639154</text:p>
              </table:table-cell>
              <table:table-cell office:value-type="float" office:value="0.633063">
                <text:p>0.633063</text:p>
              </table:table-cell>
              <table:table-cell office:value-type="float" office:value="0.593318">
                <text:p>0.593318</text:p>
              </table:table-cell>
              <table:table-cell office:value-type="float" office:value="0.55473">
                <text:p>0.55473</text:p>
              </table:table-cell>
              <table:table-cell office:value-type="float" office:value="0.843105">
                <text:p>0.843105</text:p>
              </table:table-cell>
              <table:table-cell office:value-type="float" office:value="0.799009">
                <text:p>0.799009</text:p>
              </table:table-cell>
              <table:table-cell office:value-type="float" office:value="0.557347">
                <text:p>0.557347</text:p>
              </table:table-cell>
              <table:table-cell office:value-type="float" office:value="0.650706">
                <text:p>0.650706</text:p>
              </table:table-cell>
              <table:table-cell office:value-type="float" office:value="0.531935">
                <text:p>0.531935</text:p>
              </table:table-cell>
              <table:table-cell office:value-type="float" office:value="0.564512">
                <text:p>0.564512</text:p>
              </table:table-cell>
              <table:table-cell office:value-type="float" office:value="0.620682">
                <text:p>0.620682</text:p>
              </table:table-cell>
              <table:table-cell office:value-type="float" office:value="0.634199">
                <text:p>0.634199</text:p>
              </table:table-cell>
              <table:table-cell office:value-type="float" office:value="0.536042">
                <text:p>0.536042</text:p>
              </table:table-cell>
              <table:table-cell office:value-type="float" office:value="0.674731">
                <text:p>0.674731</text:p>
              </table:table-cell>
              <table:table-cell office:value-type="float" office:value="0.638742">
                <text:p>0.638742</text:p>
              </table:table-cell>
              <table:table-cell office:value-type="float" office:value="0.569063">
                <text:p>0.569063</text:p>
              </table:table-cell>
              <table:table-cell office:value-type="float" office:value="0.707137">
                <text:p>0.707137</text:p>
              </table:table-cell>
              <table:table-cell office:value-type="float" office:value="0.732682">
                <text:p>0.732682</text:p>
              </table:table-cell>
              <table:table-cell office:value-type="float" office:value="0.804315">
                <text:p>0.804315</text:p>
              </table:table-cell>
              <table:table-cell office:value-type="float" office:value="0.884195">
                <text:p>0.884195</text:p>
              </table:table-cell>
              <table:table-cell office:value-type="float" office:value="0.67216">
                <text:p>0.67216</text:p>
              </table:table-cell>
              <table:table-cell office:value-type="float" office:value="0.521282">
                <text:p>0.521282</text:p>
              </table:table-cell>
              <table:table-cell office:value-type="float" office:value="0.688362">
                <text:p>0.688362</text:p>
              </table:table-cell>
              <table:table-cell office:value-type="float" office:value="0.822129">
                <text:p>0.822129</text:p>
              </table:table-cell>
              <table:table-cell office:value-type="float" office:value="0.530522">
                <text:p>0.530522</text:p>
              </table:table-cell>
              <table:table-cell office:value-type="float" office:value="0.791766">
                <text:p>0.791766</text:p>
              </table:table-cell>
              <table:table-cell office:value-type="float" office:value="0.833978">
                <text:p>0.833978</text:p>
              </table:table-cell>
              <table:table-cell office:value-type="float" office:value="0.727884">
                <text:p>0.727884</text:p>
              </table:table-cell>
              <table:table-cell office:value-type="float" office:value="0.808784">
                <text:p>0.808784</text:p>
              </table:table-cell>
              <table:table-cell office:value-type="float" office:value="0.573512">
                <text:p>0.573512</text:p>
              </table:table-cell>
              <table:table-cell office:value-type="float" office:value="0.739555">
                <text:p>0.739555</text:p>
              </table:table-cell>
              <table:table-cell office:value-type="float" office:value="0.748213">
                <text:p>0.748213</text:p>
              </table:table-cell>
              <table:table-cell office:value-type="float" office:value="0.569491">
                <text:p>0.569491</text:p>
              </table:table-cell>
              <table:table-cell office:value-type="float" office:value="0.572868">
                <text:p>0.572868</text:p>
              </table:table-cell>
              <table:table-cell office:value-type="float" office:value="0.539768">
                <text:p>0.539768</text:p>
              </table:table-cell>
              <table:table-cell office:value-type="float" office:value="0.872866">
                <text:p>0.872866</text:p>
              </table:table-cell>
              <table:table-cell office:value-type="float" office:value="0.678322">
                <text:p>0.678322</text:p>
              </table:table-cell>
              <table:table-cell office:value-type="float" office:value="0.555093">
                <text:p>0.555093</text:p>
              </table:table-cell>
              <table:table-cell office:value-type="float" office:value="0.579601">
                <text:p>0.579601</text:p>
              </table:table-cell>
              <table:table-cell office:value-type="float" office:value="0.634953">
                <text:p>0.634953</text:p>
              </table:table-cell>
              <table:table-cell office:value-type="float" office:value="0.947254">
                <text:p>0.947254</text:p>
              </table:table-cell>
              <table:table-cell office:value-type="float" office:value="0.623947">
                <text:p>0.623947</text:p>
              </table:table-cell>
              <table:table-cell office:value-type="float" office:value="0.691928">
                <text:p>0.691928</text:p>
              </table:table-cell>
              <table:table-cell office:value-type="float" office:value="0.516989">
                <text:p>0.516989</text:p>
              </table:table-cell>
              <table:table-cell office:value-type="float" office:value="0.583622">
                <text:p>0.583622</text:p>
              </table:table-cell>
              <table:table-cell office:value-type="float" office:value="0.574381">
                <text:p>0.574381</text:p>
              </table:table-cell>
              <table:table-cell office:value-type="float" office:value="0.582884">
                <text:p>0.582884</text:p>
              </table:table-cell>
              <table:table-cell office:value-type="float" office:value="0.578883">
                <text:p>0.578883</text:p>
              </table:table-cell>
              <table:table-cell office:value-type="float" office:value="0.780105">
                <text:p>0.780105</text:p>
              </table:table-cell>
              <table:table-cell office:value-type="float" office:value="0.753861">
                <text:p>0.753861</text:p>
              </table:table-cell>
              <table:table-cell office:value-type="float" office:value="0.574218">
                <text:p>0.574218</text:p>
              </table:table-cell>
              <table:table-cell office:value-type="float" office:value="0.993644">
                <text:p>0.993644</text:p>
              </table:table-cell>
              <table:table-cell office:value-type="float" office:value="0.660899">
                <text:p>0.660899</text:p>
              </table:table-cell>
              <table:table-cell office:value-type="float" office:value="0.529154">
                <text:p>0.529154</text:p>
              </table:table-cell>
              <table:table-cell office:value-type="float" office:value="0.709859">
                <text:p>0.709859</text:p>
              </table:table-cell>
              <table:table-cell office:value-type="float" office:value="0.635729">
                <text:p>0.635729</text:p>
              </table:table-cell>
              <table:table-cell office:value-type="float" office:value="0.735">
                <text:p>0.735</text:p>
              </table:table-cell>
              <table:table-cell office:value-type="float" office:value="0.793928">
                <text:p>0.793928</text:p>
              </table:table-cell>
              <table:table-cell office:value-type="float" office:value="0.520639">
                <text:p>0.520639</text:p>
              </table:table-cell>
              <table:table-cell office:value-type="float" office:value="0.532431">
                <text:p>0.532431</text:p>
              </table:table-cell>
              <table:table-cell office:value-type="float" office:value="0.844031">
                <text:p>0.844031</text:p>
              </table:table-cell>
              <table:table-cell office:value-type="float" office:value="0.522491">
                <text:p>0.522491</text:p>
              </table:table-cell>
              <table:table-cell office:value-type="float" office:value="0.521598">
                <text:p>0.521598</text:p>
              </table:table-cell>
              <table:table-cell office:value-type="float" office:value="0.653009">
                <text:p>0.653009</text:p>
              </table:table-cell>
              <table:table-cell office:value-type="float" office:value="0.545204">
                <text:p>0.545204</text:p>
              </table:table-cell>
              <table:table-cell office:value-type="float" office:value="0.570285">
                <text:p>0.570285</text:p>
              </table:table-cell>
              <table:table-cell office:value-type="float" office:value="0.531565">
                <text:p>0.531565</text:p>
              </table:table-cell>
              <table:table-cell office:value-type="float" office:value="0.688389">
                <text:p>0.688389</text:p>
              </table:table-cell>
              <table:table-cell office:value-type="float" office:value="0.820343">
                <text:p>0.820343</text:p>
              </table:table-cell>
              <table:table-cell office:value-type="float" office:value="0.690387">
                <text:p>0.690387</text:p>
              </table:table-cell>
              <table:table-cell office:value-type="float" office:value="0.763622">
                <text:p>0.763622</text:p>
              </table:table-cell>
              <table:table-cell office:value-type="float" office:value="0.560366">
                <text:p>0.560366</text:p>
              </table:table-cell>
              <table:table-cell office:value-type="float" office:value="0.652801">
                <text:p>0.652801</text:p>
              </table:table-cell>
              <table:table-cell office:value-type="float" office:value="0.647269">
                <text:p>0.647269</text:p>
              </table:table-cell>
              <table:table-cell office:value-type="float" office:value="0.614787">
                <text:p>0.614787</text:p>
              </table:table-cell>
              <table:table-cell office:value-type="float" office:value="0.685044">
                <text:p>0.685044</text:p>
              </table:table-cell>
              <table:table-cell office:value-type="float" office:value="0.784748">
                <text:p>0.784748</text:p>
              </table:table-cell>
              <table:table-cell office:value-type="float" office:value="0.638789">
                <text:p>0.638789</text:p>
              </table:table-cell>
              <table:table-cell office:value-type="float" office:value="0.74012">
                <text:p>0.74012</text:p>
              </table:table-cell>
              <table:table-cell office:value-type="float" office:value="0.579568">
                <text:p>0.579568</text:p>
              </table:table-cell>
              <table:table-cell office:value-type="float" office:value="0.72801">
                <text:p>0.72801</text:p>
              </table:table-cell>
              <table:table-cell office:value-type="float" office:value="0.632154">
                <text:p>0.632154</text:p>
              </table:table-cell>
              <table:table-cell office:value-type="float" office:value="0.542832">
                <text:p>0.542832</text:p>
              </table:table-cell>
              <table:table-cell office:value-type="float" office:value="0.6094">
                <text:p>0.6094</text:p>
              </table:table-cell>
              <table:table-cell office:value-type="float" office:value="0.586522">
                <text:p>0.586522</text:p>
              </table:table-cell>
              <table:table-cell office:value-type="float" office:value="0.559621">
                <text:p>0.559621</text:p>
              </table:table-cell>
              <table:table-cell office:value-type="float" office:value="0.679186">
                <text:p>0.679186</text:p>
              </table:table-cell>
              <table:table-cell office:value-type="float" office:value="0.780521">
                <text:p>0.780521</text:p>
              </table:table-cell>
              <table:table-cell office:value-type="float" office:value="0.55048">
                <text:p>0.55048</text:p>
              </table:table-cell>
              <table:table-cell office:value-type="float" office:value="0.550435">
                <text:p>0.550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50%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2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6pt" style:font-size-asian="16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6pt" style:font-size-asian="16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6pt" style:font-size-asian="16pt" style:font-size-complex="10pt"/>
    </style:style>
    <style:style style:name="ch10" style:family="chart" style:data-style-name="N0">
      <style:chart-properties chart:link-data-style-to-source="true"/>
      <style:graphic-properties draw:fill-color="#ccffff" draw:fill-gradient-name="Linear_20_yellow_2f_brown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0066cc" draw:fill-gradient-name="Gradient_20_4" draw:fill-image-name="Marbl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51cm" draw:fill-color="#dd4814" draw:fill-hatch-name="Black_20_-45_20_Degrees" draw:fill-image-name="Sky"/>
      <style:text-properties fo:font-size="10pt" style:font-size-asian="10pt" style:font-size-complex="10pt"/>
    </style:style>
    <style:style style:name="ch13" style:family="chart">
      <style:graphic-properties draw:stroke="solid" svg:stroke-color="#e6e6e6" draw:fill="none" draw:fill-color="#e6e6e6" draw:opacity="5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593cm" svg:height="19.921cm" xlink:href=".." xlink:type="simple" chart:class="chart:bar" chart:style-name="ch1">
        <chart:legend chart:legend-position="end" svg:x="31.773cm" svg:y="8.731cm" style:legend-expansion="high" chart:style-name="ch2"/>
        <chart:plot-area chart:style-name="ch3" table:cell-range-address="Resultados.A1:Resultados.D11" chart:data-source-has-labels="both" svg:x="1.786cm" svg:y="0.398cm" svg:width="29.276cm" svg:height="18.0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2.928cm" svg:y="0.398cm" svg:width="28.01cm" svg:height="15.138cm"/>
          <dr3d:light dr3d:diffuse-color="#808080" dr3d:direction="(0 0 1)" dr3d:enabled="false" dr3d:specular="true"/>
          <dr3d:light dr3d:diffuse-color="#808080" dr3d:direction="(-0.273582796764752 0.121869343405147 0.954096597023789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5.363cm" svg:y="18.876cm" chart:style-name="ch5">
              <text:p>Pacote [nome]</text:p>
            </chart:title>
            <chart:categories table:cell-range-address="Resultados.A2:Resultados.A11"/>
          </chart:axis>
          <chart:axis chart:dimension="y" chart:name="primary-y" chart:style-name="ch6">
            <chart:title svg:x="0.451cm" svg:y="10.247cm" chart:style-name="ch7">
              <text:p>Tempo [s]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Resultados.B2:Resultados.B11" chart:label-cell-address="Resultados.B1:Resultados.B1" chart:class="chart:bar">
            <chart:data-point chart:repeated="10"/>
          </chart:series>
          <chart:series chart:style-name="ch11" chart:values-cell-range-address="Resultados.C2:Resultados.C11" chart:label-cell-address="Resultados.C1:Resultados.C1" chart:class="chart:bar">
            <chart:data-point chart:repeated="10"/>
          </chart:series>
          <chart:series chart:style-name="ch12" chart:values-cell-range-address="Resultados.D2:Resultados.D11" chart:label-cell-address="Resultados.D1:Resultados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bin-Karp</text:p>
                <draw:g>
                  <svg:desc>Resultados.B1:Resultados.B1</svg:desc>
                </draw:g>
              </table:table-cell>
              <table:table-cell office:value-type="string">
                <text:p>KMP</text:p>
                <draw:g>
                  <svg:desc>Resultados.C1:Resultados.C1</svg:desc>
                </draw:g>
              </table:table-cell>
              <table:table-cell office:value-type="string">
                <text:p>Original</text:p>
                <draw:g>
                  <svg:desc>Resultados.D1:Resultad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Resultados.A2:Resultados.A11</svg:desc>
                </draw:g>
              </table:table-cell>
              <table:table-cell office:value-type="float" office:value="0.2070775">
                <text:p>0.2070775</text:p>
                <draw:g>
                  <svg:desc>Resultados.B2:Resultados.B11</svg:desc>
                </draw:g>
              </table:table-cell>
              <table:table-cell office:value-type="float" office:value="0.240544">
                <text:p>0.240544</text:p>
                <draw:g>
                  <svg:desc>Resultados.C2:Resultados.C11</svg:desc>
                </draw:g>
              </table:table-cell>
              <table:table-cell office:value-type="float" office:value="0.7537365">
                <text:p>0.7537365</text:p>
                <draw:g>
                  <svg:desc>Resultados.D2:Resultados.D11</svg:desc>
                </draw:g>
              </table:table-cell>
            </table:table-row>
            <table:table-row>
              <table:table-cell office:value-type="string">
                <text:p>Firefoxy</text:p>
              </table:table-cell>
              <table:table-cell office:value-type="float" office:value="0.2067595">
                <text:p>0.2067595</text:p>
              </table:table-cell>
              <table:table-cell office:value-type="float" office:value="0.236772">
                <text:p>0.236772</text:p>
              </table:table-cell>
              <table:table-cell office:value-type="float" office:value="0.739582">
                <text:p>0.739582</text:p>
              </table:table-cell>
            </table:table-row>
            <table:table-row>
              <table:table-cell office:value-type="string">
                <text:p>Goo</text:p>
              </table:table-cell>
              <table:table-cell office:value-type="float" office:value="0.2206215">
                <text:p>0.2206215</text:p>
              </table:table-cell>
              <table:table-cell office:value-type="float" office:value="0.23113">
                <text:p>0.23113</text:p>
              </table:table-cell>
              <table:table-cell office:value-type="float" office:value="0.8347065">
                <text:p>0.8347065</text:p>
              </table:table-cell>
            </table:table-row>
            <table:table-row>
              <table:table-cell office:value-type="string">
                <text:p>Gyt</text:p>
              </table:table-cell>
              <table:table-cell office:value-type="float" office:value="0.227029">
                <text:p>0.227029</text:p>
              </table:table-cell>
              <table:table-cell office:value-type="float" office:value="0.2392655">
                <text:p>0.2392655</text:p>
              </table:table-cell>
              <table:table-cell office:value-type="float" office:value="0.78278">
                <text:p>0.78278</text:p>
              </table:table-cell>
            </table:table-row>
            <table:table-row>
              <table:table-cell office:value-type="string">
                <text:p>Texlive</text:p>
              </table:table-cell>
              <table:table-cell office:value-type="float" office:value="0.2171985">
                <text:p>0.2171985</text:p>
              </table:table-cell>
              <table:table-cell office:value-type="float" office:value="0.252174">
                <text:p>0.252174</text:p>
              </table:table-cell>
              <table:table-cell office:value-type="float" office:value="0.907597">
                <text:p>0.907597</text:p>
              </table:table-cell>
            </table:table-row>
            <table:table-row>
              <table:table-cell office:value-type="string">
                <text:p>Latexy</text:p>
              </table:table-cell>
              <table:table-cell office:value-type="float" office:value="0.226729">
                <text:p>0.226729</text:p>
              </table:table-cell>
              <table:table-cell office:value-type="float" office:value="0.233123">
                <text:p>0.233123</text:p>
              </table:table-cell>
              <table:table-cell office:value-type="float" office:value="0.818161">
                <text:p>0.818161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.217071">
                <text:p>0.217071</text:p>
              </table:table-cell>
              <table:table-cell office:value-type="float" office:value="0.2482605">
                <text:p>0.2482605</text:p>
              </table:table-cell>
              <table:table-cell office:value-type="float" office:value="0.8191675">
                <text:p>0.8191675</text:p>
              </table:table-cell>
            </table:table-row>
            <table:table-row>
              <table:table-cell office:value-type="string">
                <text:p>Libreoice</text:p>
              </table:table-cell>
              <table:table-cell office:value-type="float" office:value="0.228097">
                <text:p>0.228097</text:p>
              </table:table-cell>
              <table:table-cell office:value-type="float" office:value="0.235621">
                <text:p>0.235621</text:p>
              </table:table-cell>
              <table:table-cell office:value-type="float" office:value="0.8009845">
                <text:p>0.8009845</text:p>
              </table:table-cell>
            </table:table-row>
            <table:table-row>
              <table:table-cell office:value-type="string">
                <text:p>Qtdeclarative</text:p>
              </table:table-cell>
              <table:table-cell office:value-type="float" office:value="0.219746">
                <text:p>0.219746</text:p>
              </table:table-cell>
              <table:table-cell office:value-type="float" office:value="0.2376885">
                <text:p>0.2376885</text:p>
              </table:table-cell>
              <table:table-cell office:value-type="float" office:value="0.637879">
                <text:p>0.637879</text:p>
              </table:table-cell>
            </table:table-row>
            <table:table-row>
              <table:table-cell office:value-type="string">
                <text:p>Qwerty</text:p>
              </table:table-cell>
              <table:table-cell office:value-type="float" office:value="0.233038">
                <text:p>0.233038</text:p>
              </table:table-cell>
              <table:table-cell office:value-type="float" office:value="0.2442625">
                <text:p>0.2442625</text:p>
              </table:table-cell>
              <table:table-cell office:value-type="float" office:value="0.68587">
                <text:p>0.685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